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o1" style:family="table-column">
      <style:table-column-properties fo:break-before="auto" style:column-width="1.71097222222222cm"/>
    </style:style>
    <style:style style:name="co2" style:family="table-column">
      <style:table-column-properties fo:break-before="auto" style:column-width="2.68111111111111cm"/>
    </style:style>
    <style:style style:name="co3" style:family="table-column">
      <style:table-column-properties fo:break-before="auto" style:column-width="2.82222222222222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keting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mpaign ID</text:p>
          </table:table-cell>
          <table:table-cell office:value-type="string" table:style-name="ce2">
            <text:p>Product Nam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Ad Spend (INR)</text:p>
          </table:table-cell>
          <table:table-cell office:value-type="string" table:style-name="ce2">
            <text:p>Impressions</text:p>
          </table:table-cell>
          <table:table-cell office:value-type="string" table:style-name="ce2">
            <text:p>Clicks</text:p>
          </table:table-cell>
          <table:table-cell office:value-type="string" table:style-name="ce2">
            <text:p>Conversions</text:p>
          </table:table-cell>
          <table:table-cell office:value-type="string" table:style-name="ce2">
            <text:p>Revenue (INR)</text:p>
          </table:table-cell>
          <table:table-cell office:value-type="string" table:style-name="ce2">
            <text:p>ROI</text:p>
          </table:table-cell>
          <table:table-cell office:value-type="string" table:style-name="ce2">
            <text:p>Campaign Date</text:p>
          </table:table-cell>
          <table:table-cell office:value-type="string" table:style-name="ce2">
            <text:p>Marketing Channe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1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3844.96" table:style-name="ce2">
            <text:p>3844.96</text:p>
          </table:table-cell>
          <table:table-cell office:value-type="float" office:value="265053" table:style-name="ce2">
            <text:p>265053</text:p>
          </table:table-cell>
          <table:table-cell office:value-type="float" office:value="3952" table:style-name="ce2">
            <text:p>3952</text:p>
          </table:table-cell>
          <table:table-cell office:value-type="float" office:value="636" table:style-name="ce2">
            <text:p>636</text:p>
          </table:table-cell>
          <table:table-cell office:value-type="float" office:value="283705.03999999998" table:style-name="ce2">
            <text:p>283705.04</text:p>
          </table:table-cell>
          <table:table-cell office:value-type="float" office:value="72.790000000000006" table:style-name="ce2">
            <text:p>72.79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2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1890.3" table:style-name="ce2">
            <text:p>1890.3</text:p>
          </table:table-cell>
          <table:table-cell office:value-type="float" office:value="466411" table:style-name="ce2">
            <text:p>466411</text:p>
          </table:table-cell>
          <table:table-cell office:value-type="float" office:value="41016" table:style-name="ce2">
            <text:p>41016</text:p>
          </table:table-cell>
          <table:table-cell office:value-type="float" office:value="2957" table:style-name="ce2">
            <text:p>2957</text:p>
          </table:table-cell>
          <table:table-cell office:value-type="float" office:value="939130.89" table:style-name="ce2">
            <text:p>939130.89</text:p>
          </table:table-cell>
          <table:table-cell office:value-type="float" office:value="495.82" table:style-name="ce2">
            <text:p>495.82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3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358.76" table:style-name="ce2">
            <text:p>1358.76</text:p>
          </table:table-cell>
          <table:table-cell office:value-type="float" office:value="21229" table:style-name="ce2">
            <text:p>21229</text:p>
          </table:table-cell>
          <table:table-cell office:value-type="float" office:value="825" table:style-name="ce2">
            <text:p>825</text:p>
          </table:table-cell>
          <table:table-cell office:value-type="float" office:value="81" table:style-name="ce2">
            <text:p>81</text:p>
          </table:table-cell>
          <table:table-cell office:value-type="float" office:value="19489.79" table:style-name="ce2">
            <text:p>19489.79</text:p>
          </table:table-cell>
          <table:table-cell office:value-type="float" office:value="13.34" table:style-name="ce2">
            <text:p>13.34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4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565.75" table:style-name="ce2">
            <text:p>4565.75</text:p>
          </table:table-cell>
          <table:table-cell office:value-type="float" office:value="311612" table:style-name="ce2">
            <text:p>311612</text:p>
          </table:table-cell>
          <table:table-cell office:value-type="float" office:value="19953" table:style-name="ce2">
            <text:p>19953</text:p>
          </table:table-cell>
          <table:table-cell office:value-type="float" office:value="1306" table:style-name="ce2">
            <text:p>1306</text:p>
          </table:table-cell>
          <table:table-cell office:value-type="float" office:value="590161.55000000005" table:style-name="ce2">
            <text:p>590161.55</text:p>
          </table:table-cell>
          <table:table-cell office:value-type="float" office:value="128.26" table:style-name="ce2">
            <text:p>128.26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5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07.38" table:style-name="ce2">
            <text:p>207.38</text:p>
          </table:table-cell>
          <table:table-cell office:value-type="float" office:value="337554" table:style-name="ce2">
            <text:p>337554</text:p>
          </table:table-cell>
          <table:table-cell office:value-type="float" office:value="15889" table:style-name="ce2">
            <text:p>15889</text:p>
          </table:table-cell>
          <table:table-cell office:value-type="float" office:value="2110" table:style-name="ce2">
            <text:p>2110</text:p>
          </table:table-cell>
          <table:table-cell office:value-type="float" office:value="726598" table:style-name="ce2">
            <text:p>726598</text:p>
          </table:table-cell>
          <table:table-cell office:value-type="float" office:value="3502.7" table:style-name="ce2">
            <text:p>3502.7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6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683.18" table:style-name="ce2">
            <text:p>683.18</text:p>
          </table:table-cell>
          <table:table-cell office:value-type="float" office:value="11742" table:style-name="ce2">
            <text:p>11742</text:p>
          </table:table-cell>
          <table:table-cell office:value-type="float" office:value="418" table:style-name="ce2">
            <text:p>418</text:p>
          </table:table-cell>
          <table:table-cell office:value-type="float" office:value="52" table:style-name="ce2">
            <text:p>52</text:p>
          </table:table-cell>
          <table:table-cell office:value-type="float" office:value="14964.29" table:style-name="ce2">
            <text:p>14964.29</text:p>
          </table:table-cell>
          <table:table-cell office:value-type="float" office:value="20.9" table:style-name="ce2">
            <text:p>20.9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988.39" table:style-name="ce2">
            <text:p>2988.39</text:p>
          </table:table-cell>
          <table:table-cell office:value-type="float" office:value="146995" table:style-name="ce2">
            <text:p>146995</text:p>
          </table:table-cell>
          <table:table-cell office:value-type="float" office:value="13728" table:style-name="ce2">
            <text:p>13728</text:p>
          </table:table-cell>
          <table:table-cell office:value-type="float" office:value="2705" table:style-name="ce2">
            <text:p>2705</text:p>
          </table:table-cell>
          <table:table-cell office:value-type="float" office:value="650612.47999999998" table:style-name="ce2">
            <text:p>650612.48</text:p>
          </table:table-cell>
          <table:table-cell office:value-type="float" office:value="216.71" table:style-name="ce2">
            <text:p>216.71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8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806.72" table:style-name="ce2">
            <text:p>1806.72</text:p>
          </table:table-cell>
          <table:table-cell office:value-type="float" office:value="481141" table:style-name="ce2">
            <text:p>481141</text:p>
          </table:table-cell>
          <table:table-cell office:value-type="float" office:value="20040" table:style-name="ce2">
            <text:p>20040</text:p>
          </table:table-cell>
          <table:table-cell office:value-type="float" office:value="2836" table:style-name="ce2">
            <text:p>2836</text:p>
          </table:table-cell>
          <table:table-cell office:value-type="float" office:value="528106.42000000004" table:style-name="ce2">
            <text:p>528106.42</text:p>
          </table:table-cell>
          <table:table-cell office:value-type="float" office:value="291.3" table:style-name="ce2">
            <text:p>291.3</text:p>
          </table:table-cell>
          <table:table-cell office:value-type="date" office:date-value="2024-11-23T00:00:00" table:style-name="ce3">
            <text:p>23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09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1638.25" table:style-name="ce2">
            <text:p>1638.25</text:p>
          </table:table-cell>
          <table:table-cell office:value-type="float" office:value="478563" table:style-name="ce2">
            <text:p>478563</text:p>
          </table:table-cell>
          <table:table-cell office:value-type="float" office:value="16899" table:style-name="ce2">
            <text:p>16899</text:p>
          </table:table-cell>
          <table:table-cell office:value-type="float" office:value="1680" table:style-name="ce2">
            <text:p>1680</text:p>
          </table:table-cell>
          <table:table-cell office:value-type="float" office:value="698446.86" table:style-name="ce2">
            <text:p>698446.86</text:p>
          </table:table-cell>
          <table:table-cell office:value-type="float" office:value="425.34" table:style-name="ce2">
            <text:p>425.34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0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569.9699999999998" table:style-name="ce2">
            <text:p>2569.97</text:p>
          </table:table-cell>
          <table:table-cell office:value-type="float" office:value="372607" table:style-name="ce2">
            <text:p>372607</text:p>
          </table:table-cell>
          <table:table-cell office:value-type="float" office:value="18103" table:style-name="ce2">
            <text:p>18103</text:p>
          </table:table-cell>
          <table:table-cell office:value-type="float" office:value="2384" table:style-name="ce2">
            <text:p>2384</text:p>
          </table:table-cell>
          <table:table-cell office:value-type="float" office:value="380760.92" table:style-name="ce2">
            <text:p>380760.92</text:p>
          </table:table-cell>
          <table:table-cell office:value-type="float" office:value="147.16" table:style-name="ce2">
            <text:p>147.16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1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53.48" table:style-name="ce2">
            <text:p>53.48</text:p>
          </table:table-cell>
          <table:table-cell office:value-type="float" office:value="206230" table:style-name="ce2">
            <text:p>206230</text:p>
          </table:table-cell>
          <table:table-cell office:value-type="float" office:value="161" table:style-name="ce2">
            <text:p>161</text:p>
          </table:table-cell>
          <table:table-cell office:value-type="float" office:value="6" table:style-name="ce2">
            <text:p>6</text:p>
          </table:table-cell>
          <table:table-cell office:value-type="float" office:value="537.20000000000005" table:style-name="ce2">
            <text:p>537.2</text:p>
          </table:table-cell>
          <table:table-cell office:value-type="float" office:value="9.0399999999999991" table:style-name="ce2">
            <text:p>9.04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2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56.06" table:style-name="ce2">
            <text:p>56.06</text:p>
          </table:table-cell>
          <table:table-cell office:value-type="float" office:value="174725" table:style-name="ce2">
            <text:p>174725</text:p>
          </table:table-cell>
          <table:table-cell office:value-type="float" office:value="12301" table:style-name="ce2">
            <text:p>12301</text:p>
          </table:table-cell>
          <table:table-cell office:value-type="float" office:value="2029" table:style-name="ce2">
            <text:p>2029</text:p>
          </table:table-cell>
          <table:table-cell office:value-type="float" office:value="841840.45" table:style-name="ce2">
            <text:p>841840.45</text:p>
          </table:table-cell>
          <table:table-cell office:value-type="float" office:value="15015.78" table:style-name="ce2">
            <text:p>15015.78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3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942.27" table:style-name="ce2">
            <text:p>2942.27</text:p>
          </table:table-cell>
          <table:table-cell office:value-type="float" office:value="498899" table:style-name="ce2">
            <text:p>498899</text:p>
          </table:table-cell>
          <table:table-cell office:value-type="float" office:value="3756" table:style-name="ce2">
            <text:p>3756</text:p>
          </table:table-cell>
          <table:table-cell office:value-type="float" office:value="528" table:style-name="ce2">
            <text:p>528</text:p>
          </table:table-cell>
          <table:table-cell office:value-type="float" office:value="154233.82" table:style-name="ce2">
            <text:p>154233.82</text:p>
          </table:table-cell>
          <table:table-cell office:value-type="float" office:value="51.42" table:style-name="ce2">
            <text:p>51.42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4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286.8900000000001" table:style-name="ce2">
            <text:p>1286.89</text:p>
          </table:table-cell>
          <table:table-cell office:value-type="float" office:value="391081" table:style-name="ce2">
            <text:p>391081</text:p>
          </table:table-cell>
          <table:table-cell office:value-type="float" office:value="1041" table:style-name="ce2">
            <text:p>1041</text:p>
          </table:table-cell>
          <table:table-cell office:value-type="float" office:value="107" table:style-name="ce2">
            <text:p>107</text:p>
          </table:table-cell>
          <table:table-cell office:value-type="float" office:value="32338.33" table:style-name="ce2">
            <text:p>32338.33</text:p>
          </table:table-cell>
          <table:table-cell office:value-type="float" office:value="24.13" table:style-name="ce2">
            <text:p>24.13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5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792.42" table:style-name="ce2">
            <text:p>1792.42</text:p>
          </table:table-cell>
          <table:table-cell office:value-type="float" office:value="417754" table:style-name="ce2">
            <text:p>417754</text:p>
          </table:table-cell>
          <table:table-cell office:value-type="float" office:value="27767" table:style-name="ce2">
            <text:p>27767</text:p>
          </table:table-cell>
          <table:table-cell office:value-type="float" office:value="2023" table:style-name="ce2">
            <text:p>2023</text:p>
          </table:table-cell>
          <table:table-cell office:value-type="float" office:value="952826.92" table:style-name="ce2">
            <text:p>952826.92</text:p>
          </table:table-cell>
          <table:table-cell office:value-type="float" office:value="530.59" table:style-name="ce2">
            <text:p>530.59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6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571.37" table:style-name="ce2">
            <text:p>2571.37</text:p>
          </table:table-cell>
          <table:table-cell office:value-type="float" office:value="172242" table:style-name="ce2">
            <text:p>172242</text:p>
          </table:table-cell>
          <table:table-cell office:value-type="float" office:value="14419" table:style-name="ce2">
            <text:p>14419</text:p>
          </table:table-cell>
          <table:table-cell office:value-type="float" office:value="2214" table:style-name="ce2">
            <text:p>2214</text:p>
          </table:table-cell>
          <table:table-cell office:value-type="float" office:value="451252.2" table:style-name="ce2">
            <text:p>451252.2</text:p>
          </table:table-cell>
          <table:table-cell office:value-type="float" office:value="174.49" table:style-name="ce2">
            <text:p>174.49</text:p>
          </table:table-cell>
          <table:table-cell office:value-type="date" office:date-value="2024-11-21T00:00:00" table:style-name="ce3">
            <text:p>21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7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432.65" table:style-name="ce2">
            <text:p>1432.65</text:p>
          </table:table-cell>
          <table:table-cell office:value-type="float" office:value="231561" table:style-name="ce2">
            <text:p>231561</text:p>
          </table:table-cell>
          <table:table-cell office:value-type="float" office:value="7280" table:style-name="ce2">
            <text:p>7280</text:p>
          </table:table-cell>
          <table:table-cell office:value-type="float" office:value="754" table:style-name="ce2">
            <text:p>754</text:p>
          </table:table-cell>
          <table:table-cell office:value-type="float" office:value="132047.4" table:style-name="ce2">
            <text:p>132047.4</text:p>
          </table:table-cell>
          <table:table-cell office:value-type="float" office:value="91.17" table:style-name="ce2">
            <text:p>91.17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8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092.43" table:style-name="ce2">
            <text:p>3092.43</text:p>
          </table:table-cell>
          <table:table-cell office:value-type="float" office:value="424138" table:style-name="ce2">
            <text:p>424138</text:p>
          </table:table-cell>
          <table:table-cell office:value-type="float" office:value="10120" table:style-name="ce2">
            <text:p>10120</text:p>
          </table:table-cell>
          <table:table-cell office:value-type="float" office:value="1350" table:style-name="ce2">
            <text:p>1350</text:p>
          </table:table-cell>
          <table:table-cell office:value-type="float" office:value="165203.1" table:style-name="ce2">
            <text:p>165203.1</text:p>
          </table:table-cell>
          <table:table-cell office:value-type="float" office:value="52.42" table:style-name="ce2">
            <text:p>52.42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19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843.32" table:style-name="ce2">
            <text:p>2843.32</text:p>
          </table:table-cell>
          <table:table-cell office:value-type="float" office:value="486993" table:style-name="ce2">
            <text:p>486993</text:p>
          </table:table-cell>
          <table:table-cell office:value-type="float" office:value="32490" table:style-name="ce2">
            <text:p>32490</text:p>
          </table:table-cell>
          <table:table-cell office:value-type="float" office:value="438" table:style-name="ce2">
            <text:p>438</text:p>
          </table:table-cell>
          <table:table-cell office:value-type="float" office:value="213272.59" table:style-name="ce2">
            <text:p>213272.59</text:p>
          </table:table-cell>
          <table:table-cell office:value-type="float" office:value="74.010000000000005" table:style-name="ce2">
            <text:p>74.01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0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4905.3999999999996" table:style-name="ce2">
            <text:p>4905.4</text:p>
          </table:table-cell>
          <table:table-cell office:value-type="float" office:value="306005" table:style-name="ce2">
            <text:p>306005</text:p>
          </table:table-cell>
          <table:table-cell office:value-type="float" office:value="7665" table:style-name="ce2">
            <text:p>7665</text:p>
          </table:table-cell>
          <table:table-cell office:value-type="float" office:value="675" table:style-name="ce2">
            <text:p>675</text:p>
          </table:table-cell>
          <table:table-cell office:value-type="float" office:value="245579.36" table:style-name="ce2">
            <text:p>245579.36</text:p>
          </table:table-cell>
          <table:table-cell office:value-type="float" office:value="49.06" table:style-name="ce2">
            <text:p>49.06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1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3161.76" table:style-name="ce2">
            <text:p>3161.76</text:p>
          </table:table-cell>
          <table:table-cell office:value-type="float" office:value="194685" table:style-name="ce2">
            <text:p>194685</text:p>
          </table:table-cell>
          <table:table-cell office:value-type="float" office:value="15742" table:style-name="ce2">
            <text:p>15742</text:p>
          </table:table-cell>
          <table:table-cell office:value-type="float" office:value="1809" table:style-name="ce2">
            <text:p>1809</text:p>
          </table:table-cell>
          <table:table-cell office:value-type="float" office:value="412895.14" table:style-name="ce2">
            <text:p>412895.14</text:p>
          </table:table-cell>
          <table:table-cell office:value-type="float" office:value="129.59" table:style-name="ce2">
            <text:p>129.59</text:p>
          </table:table-cell>
          <table:table-cell office:value-type="date" office:date-value="2024-12-18T00:00:00" table:style-name="ce3">
            <text:p>18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2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69.99" table:style-name="ce2">
            <text:p>169.99</text:p>
          </table:table-cell>
          <table:table-cell office:value-type="float" office:value="213808" table:style-name="ce2">
            <text:p>213808</text:p>
          </table:table-cell>
          <table:table-cell office:value-type="float" office:value="12074" table:style-name="ce2">
            <text:p>12074</text:p>
          </table:table-cell>
          <table:table-cell office:value-type="float" office:value="1235" table:style-name="ce2">
            <text:p>1235</text:p>
          </table:table-cell>
          <table:table-cell office:value-type="float" office:value="373130.71" table:style-name="ce2">
            <text:p>373130.71</text:p>
          </table:table-cell>
          <table:table-cell office:value-type="float" office:value="2194.02" table:style-name="ce2">
            <text:p>2194.02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3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3954.74" table:style-name="ce2">
            <text:p>3954.74</text:p>
          </table:table-cell>
          <table:table-cell office:value-type="float" office:value="440661" table:style-name="ce2">
            <text:p>440661</text:p>
          </table:table-cell>
          <table:table-cell office:value-type="float" office:value="4496" table:style-name="ce2">
            <text:p>4496</text:p>
          </table:table-cell>
          <table:table-cell office:value-type="float" office:value="295" table:style-name="ce2">
            <text:p>295</text:p>
          </table:table-cell>
          <table:table-cell office:value-type="float" office:value="38878.089999999997" table:style-name="ce2">
            <text:p>38878.09</text:p>
          </table:table-cell>
          <table:table-cell office:value-type="float" office:value="8.83" table:style-name="ce2">
            <text:p>8.83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4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673.74" table:style-name="ce2">
            <text:p>673.74</text:p>
          </table:table-cell>
          <table:table-cell office:value-type="float" office:value="307586" table:style-name="ce2">
            <text:p>307586</text:p>
          </table:table-cell>
          <table:table-cell office:value-type="float" office:value="25179" table:style-name="ce2">
            <text:p>25179</text:p>
          </table:table-cell>
          <table:table-cell office:value-type="float" office:value="3683" table:style-name="ce2">
            <text:p>3683</text:p>
          </table:table-cell>
          <table:table-cell office:value-type="float" office:value="1177248.3899999999" table:style-name="ce2">
            <text:p>1177248.39</text:p>
          </table:table-cell>
          <table:table-cell office:value-type="float" office:value="1746.33" table:style-name="ce2">
            <text:p>1746.33</text:p>
          </table:table-cell>
          <table:table-cell office:value-type="date" office:date-value="2024-12-22T00:00:00" table:style-name="ce3">
            <text:p>22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5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153.22999999999999" table:style-name="ce2">
            <text:p>153.23</text:p>
          </table:table-cell>
          <table:table-cell office:value-type="float" office:value="105222" table:style-name="ce2">
            <text:p>105222</text:p>
          </table:table-cell>
          <table:table-cell office:value-type="float" office:value="945" table:style-name="ce2">
            <text:p>945</text:p>
          </table:table-cell>
          <table:table-cell office:value-type="float" office:value="55" table:style-name="ce2">
            <text:p>55</text:p>
          </table:table-cell>
          <table:table-cell office:value-type="float" office:value="24211.85" table:style-name="ce2">
            <text:p>24211.85</text:p>
          </table:table-cell>
          <table:table-cell office:value-type="float" office:value="157.01" table:style-name="ce2">
            <text:p>157.01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6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1687.97" table:style-name="ce2">
            <text:p>1687.97</text:p>
          </table:table-cell>
          <table:table-cell office:value-type="float" office:value="217838" table:style-name="ce2">
            <text:p>217838</text:p>
          </table:table-cell>
          <table:table-cell office:value-type="float" office:value="16383" table:style-name="ce2">
            <text:p>16383</text:p>
          </table:table-cell>
          <table:table-cell office:value-type="float" office:value="813" table:style-name="ce2">
            <text:p>813</text:p>
          </table:table-cell>
          <table:table-cell office:value-type="float" office:value="233340.47" table:style-name="ce2">
            <text:p>233340.47</text:p>
          </table:table-cell>
          <table:table-cell office:value-type="float" office:value="137.24" table:style-name="ce2">
            <text:p>137.24</text:p>
          </table:table-cell>
          <table:table-cell office:value-type="date" office:date-value="2024-12-08T00:00:00" table:style-name="ce3">
            <text:p>8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7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4671.3" table:style-name="ce2">
            <text:p>4671.3</text:p>
          </table:table-cell>
          <table:table-cell office:value-type="float" office:value="14095" table:style-name="ce2">
            <text:p>14095</text:p>
          </table:table-cell>
          <table:table-cell office:value-type="float" office:value="723" table:style-name="ce2">
            <text:p>723</text:p>
          </table:table-cell>
          <table:table-cell office:value-type="float" office:value="106" table:style-name="ce2">
            <text:p>106</text:p>
          </table:table-cell>
          <table:table-cell office:value-type="float" office:value="37941.519999999997" table:style-name="ce2">
            <text:p>37941.52</text:p>
          </table:table-cell>
          <table:table-cell office:value-type="float" office:value="7.12" table:style-name="ce2">
            <text:p>7.12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8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1956.94" table:style-name="ce2">
            <text:p>1956.94</text:p>
          </table:table-cell>
          <table:table-cell office:value-type="float" office:value="274989" table:style-name="ce2">
            <text:p>274989</text:p>
          </table:table-cell>
          <table:table-cell office:value-type="float" office:value="15070" table:style-name="ce2">
            <text:p>15070</text:p>
          </table:table-cell>
          <table:table-cell office:value-type="float" office:value="1399" table:style-name="ce2">
            <text:p>1399</text:p>
          </table:table-cell>
          <table:table-cell office:value-type="float" office:value="361125.21" table:style-name="ce2">
            <text:p>361125.21</text:p>
          </table:table-cell>
          <table:table-cell office:value-type="float" office:value="183.54" table:style-name="ce2">
            <text:p>183.54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29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3719.33" table:style-name="ce2">
            <text:p>3719.33</text:p>
          </table:table-cell>
          <table:table-cell office:value-type="float" office:value="344568" table:style-name="ce2">
            <text:p>344568</text:p>
          </table:table-cell>
          <table:table-cell office:value-type="float" office:value="29968" table:style-name="ce2">
            <text:p>29968</text:p>
          </table:table-cell>
          <table:table-cell office:value-type="float" office:value="5567" table:style-name="ce2">
            <text:p>5567</text:p>
          </table:table-cell>
          <table:table-cell office:value-type="float" office:value="2063585.76" table:style-name="ce2">
            <text:p>2063585.76</text:p>
          </table:table-cell>
          <table:table-cell office:value-type="float" office:value="553.83000000000004" table:style-name="ce2">
            <text:p>553.83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0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3015.71" table:style-name="ce2">
            <text:p>3015.71</text:p>
          </table:table-cell>
          <table:table-cell office:value-type="float" office:value="266505" table:style-name="ce2">
            <text:p>266505</text:p>
          </table:table-cell>
          <table:table-cell office:value-type="float" office:value="20842" table:style-name="ce2">
            <text:p>20842</text:p>
          </table:table-cell>
          <table:table-cell office:value-type="float" office:value="1432" table:style-name="ce2">
            <text:p>1432</text:p>
          </table:table-cell>
          <table:table-cell office:value-type="float" office:value="510022.36" table:style-name="ce2">
            <text:p>510022.36</text:p>
          </table:table-cell>
          <table:table-cell office:value-type="float" office:value="168.12" table:style-name="ce2">
            <text:p>168.12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1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4552" table:style-name="ce2">
            <text:p>4552</text:p>
          </table:table-cell>
          <table:table-cell office:value-type="float" office:value="50215" table:style-name="ce2">
            <text:p>50215</text:p>
          </table:table-cell>
          <table:table-cell office:value-type="float" office:value="425" table:style-name="ce2">
            <text:p>425</text:p>
          </table:table-cell>
          <table:table-cell office:value-type="float" office:value="79" table:style-name="ce2">
            <text:p>79</text:p>
          </table:table-cell>
          <table:table-cell office:value-type="float" office:value="19443.37" table:style-name="ce2">
            <text:p>19443.37</text:p>
          </table:table-cell>
          <table:table-cell office:value-type="float" office:value="3.27" table:style-name="ce2">
            <text:p>3.27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2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57.82" table:style-name="ce2">
            <text:p>257.82</text:p>
          </table:table-cell>
          <table:table-cell office:value-type="float" office:value="137461" table:style-name="ce2">
            <text:p>137461</text:p>
          </table:table-cell>
          <table:table-cell office:value-type="float" office:value="9294" table:style-name="ce2">
            <text:p>9294</text:p>
          </table:table-cell>
          <table:table-cell office:value-type="float" office:value="11" table:style-name="ce2">
            <text:p>11</text:p>
          </table:table-cell>
          <table:table-cell office:value-type="float" office:value="2498.88" table:style-name="ce2">
            <text:p>2498.88</text:p>
          </table:table-cell>
          <table:table-cell office:value-type="float" office:value="8.69" table:style-name="ce2">
            <text:p>8.69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3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654.28" table:style-name="ce2">
            <text:p>1654.28</text:p>
          </table:table-cell>
          <table:table-cell office:value-type="float" office:value="92529" table:style-name="ce2">
            <text:p>92529</text:p>
          </table:table-cell>
          <table:table-cell office:value-type="float" office:value="1409" table:style-name="ce2">
            <text:p>1409</text:p>
          </table:table-cell>
          <table:table-cell office:value-type="float" office:value="191" table:style-name="ce2">
            <text:p>191</text:p>
          </table:table-cell>
          <table:table-cell office:value-type="float" office:value="29359.5" table:style-name="ce2">
            <text:p>29359.5</text:p>
          </table:table-cell>
          <table:table-cell office:value-type="float" office:value="16.75" table:style-name="ce2">
            <text:p>16.75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4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526.7700000000004" table:style-name="ce2">
            <text:p>4526.77</text:p>
          </table:table-cell>
          <table:table-cell office:value-type="float" office:value="335495" table:style-name="ce2">
            <text:p>335495</text:p>
          </table:table-cell>
          <table:table-cell office:value-type="float" office:value="29115" table:style-name="ce2">
            <text:p>29115</text:p>
          </table:table-cell>
          <table:table-cell office:value-type="float" office:value="4073" table:style-name="ce2">
            <text:p>4073</text:p>
          </table:table-cell>
          <table:table-cell office:value-type="float" office:value="1336886.06" table:style-name="ce2">
            <text:p>1336886.06</text:p>
          </table:table-cell>
          <table:table-cell office:value-type="float" office:value="294.33" table:style-name="ce2">
            <text:p>294.33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5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26.17" table:style-name="ce2">
            <text:p>226.17</text:p>
          </table:table-cell>
          <table:table-cell office:value-type="float" office:value="393844" table:style-name="ce2">
            <text:p>393844</text:p>
          </table:table-cell>
          <table:table-cell office:value-type="float" office:value="37730" table:style-name="ce2">
            <text:p>37730</text:p>
          </table:table-cell>
          <table:table-cell office:value-type="float" office:value="2486" table:style-name="ce2">
            <text:p>2486</text:p>
          </table:table-cell>
          <table:table-cell office:value-type="float" office:value="932621.2" table:style-name="ce2">
            <text:p>932621.2</text:p>
          </table:table-cell>
          <table:table-cell office:value-type="float" office:value="4122.54" table:style-name="ce2">
            <text:p>4122.54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6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146.23" table:style-name="ce2">
            <text:p>2146.23</text:p>
          </table:table-cell>
          <table:table-cell office:value-type="float" office:value="41623" table:style-name="ce2">
            <text:p>41623</text:p>
          </table:table-cell>
          <table:table-cell office:value-type="float" office:value="2472" table:style-name="ce2">
            <text:p>2472</text:p>
          </table:table-cell>
          <table:table-cell office:value-type="float" office:value="156" table:style-name="ce2">
            <text:p>156</text:p>
          </table:table-cell>
          <table:table-cell office:value-type="float" office:value="20633.66" table:style-name="ce2">
            <text:p>20633.66</text:p>
          </table:table-cell>
          <table:table-cell office:value-type="float" office:value="8.61" table:style-name="ce2">
            <text:p>8.61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7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197.45" table:style-name="ce2">
            <text:p>3197.45</text:p>
          </table:table-cell>
          <table:table-cell office:value-type="float" office:value="485645" table:style-name="ce2">
            <text:p>485645</text:p>
          </table:table-cell>
          <table:table-cell office:value-type="float" office:value="9668" table:style-name="ce2">
            <text:p>9668</text:p>
          </table:table-cell>
          <table:table-cell office:value-type="float" office:value="828" table:style-name="ce2">
            <text:p>828</text:p>
          </table:table-cell>
          <table:table-cell office:value-type="float" office:value="319586.89" table:style-name="ce2">
            <text:p>319586.89</text:p>
          </table:table-cell>
          <table:table-cell office:value-type="float" office:value="98.95" table:style-name="ce2">
            <text:p>98.95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8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1967.32" table:style-name="ce2">
            <text:p>1967.32</text:p>
          </table:table-cell>
          <table:table-cell office:value-type="float" office:value="442718" table:style-name="ce2">
            <text:p>442718</text:p>
          </table:table-cell>
          <table:table-cell office:value-type="float" office:value="8750" table:style-name="ce2">
            <text:p>8750</text:p>
          </table:table-cell>
          <table:table-cell office:value-type="float" office:value="1542" table:style-name="ce2">
            <text:p>1542</text:p>
          </table:table-cell>
          <table:table-cell office:value-type="float" office:value="202255.5" table:style-name="ce2">
            <text:p>202255.5</text:p>
          </table:table-cell>
          <table:table-cell office:value-type="float" office:value="101.81" table:style-name="ce2">
            <text:p>101.81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39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1777.66" table:style-name="ce2">
            <text:p>1777.66</text:p>
          </table:table-cell>
          <table:table-cell office:value-type="float" office:value="190106" table:style-name="ce2">
            <text:p>190106</text:p>
          </table:table-cell>
          <table:table-cell office:value-type="float" office:value="10437" table:style-name="ce2">
            <text:p>10437</text:p>
          </table:table-cell>
          <table:table-cell office:value-type="float" office:value="842" table:style-name="ce2">
            <text:p>842</text:p>
          </table:table-cell>
          <table:table-cell office:value-type="float" office:value="264490.21000000002" table:style-name="ce2">
            <text:p>264490.21</text:p>
          </table:table-cell>
          <table:table-cell office:value-type="float" office:value="147.79" table:style-name="ce2">
            <text:p>147.79</text:p>
          </table:table-cell>
          <table:table-cell office:value-type="date" office:date-value="2025-01-18T00:00:00" table:style-name="ce3">
            <text:p>1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0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982.58" table:style-name="ce2">
            <text:p>982.58</text:p>
          </table:table-cell>
          <table:table-cell office:value-type="float" office:value="51689" table:style-name="ce2">
            <text:p>51689</text:p>
          </table:table-cell>
          <table:table-cell office:value-type="float" office:value="1187" table:style-name="ce2">
            <text:p>1187</text:p>
          </table:table-cell>
          <table:table-cell office:value-type="float" office:value="146" table:style-name="ce2">
            <text:p>146</text:p>
          </table:table-cell>
          <table:table-cell office:value-type="float" office:value="68540.929999999993" table:style-name="ce2">
            <text:p>68540.93</text:p>
          </table:table-cell>
          <table:table-cell office:value-type="float" office:value="68.760000000000005" table:style-name="ce2">
            <text:p>68.76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1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900.41" table:style-name="ce2">
            <text:p>2900.41</text:p>
          </table:table-cell>
          <table:table-cell office:value-type="float" office:value="435390" table:style-name="ce2">
            <text:p>435390</text:p>
          </table:table-cell>
          <table:table-cell office:value-type="float" office:value="37926" table:style-name="ce2">
            <text:p>37926</text:p>
          </table:table-cell>
          <table:table-cell office:value-type="float" office:value="257" table:style-name="ce2">
            <text:p>257</text:p>
          </table:table-cell>
          <table:table-cell office:value-type="float" office:value="39652.74" table:style-name="ce2">
            <text:p>39652.74</text:p>
          </table:table-cell>
          <table:table-cell office:value-type="float" office:value="12.67" table:style-name="ce2">
            <text:p>12.67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2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4758.45" table:style-name="ce2">
            <text:p>4758.45</text:p>
          </table:table-cell>
          <table:table-cell office:value-type="float" office:value="159649" table:style-name="ce2">
            <text:p>159649</text:p>
          </table:table-cell>
          <table:table-cell office:value-type="float" office:value="8405" table:style-name="ce2">
            <text:p>8405</text:p>
          </table:table-cell>
          <table:table-cell office:value-type="float" office:value="674" table:style-name="ce2">
            <text:p>674</text:p>
          </table:table-cell>
          <table:table-cell office:value-type="float" office:value="177728.9" table:style-name="ce2">
            <text:p>177728.9</text:p>
          </table:table-cell>
          <table:table-cell office:value-type="float" office:value="36.35" table:style-name="ce2">
            <text:p>36.35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3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378.38" table:style-name="ce2">
            <text:p>4378.38</text:p>
          </table:table-cell>
          <table:table-cell office:value-type="float" office:value="386085" table:style-name="ce2">
            <text:p>386085</text:p>
          </table:table-cell>
          <table:table-cell office:value-type="float" office:value="3050" table:style-name="ce2">
            <text:p>3050</text:p>
          </table:table-cell>
          <table:table-cell office:value-type="float" office:value="161" table:style-name="ce2">
            <text:p>161</text:p>
          </table:table-cell>
          <table:table-cell office:value-type="float" office:value="63488.04" table:style-name="ce2">
            <text:p>63488.04</text:p>
          </table:table-cell>
          <table:table-cell office:value-type="float" office:value="13.5" table:style-name="ce2">
            <text:p>13.5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4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065.68" table:style-name="ce2">
            <text:p>1065.68</text:p>
          </table:table-cell>
          <table:table-cell office:value-type="float" office:value="92855" table:style-name="ce2">
            <text:p>92855</text:p>
          </table:table-cell>
          <table:table-cell office:value-type="float" office:value="8411" table:style-name="ce2">
            <text:p>8411</text:p>
          </table:table-cell>
          <table:table-cell office:value-type="float" office:value="281" table:style-name="ce2">
            <text:p>281</text:p>
          </table:table-cell>
          <table:table-cell office:value-type="float" office:value="50876.47" table:style-name="ce2">
            <text:p>50876.47</text:p>
          </table:table-cell>
          <table:table-cell office:value-type="float" office:value="46.74" table:style-name="ce2">
            <text:p>46.74</text:p>
          </table:table-cell>
          <table:table-cell office:value-type="date" office:date-value="2024-11-28T00:00:00" table:style-name="ce3">
            <text:p>28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5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633.71" table:style-name="ce2">
            <text:p>2633.71</text:p>
          </table:table-cell>
          <table:table-cell office:value-type="float" office:value="23062" table:style-name="ce2">
            <text:p>23062</text:p>
          </table:table-cell>
          <table:table-cell office:value-type="float" office:value="277" table:style-name="ce2">
            <text:p>277</text:p>
          </table:table-cell>
          <table:table-cell office:value-type="float" office:value="54" table:style-name="ce2">
            <text:p>54</text:p>
          </table:table-cell>
          <table:table-cell office:value-type="float" office:value="13883.32" table:style-name="ce2">
            <text:p>13883.32</text:p>
          </table:table-cell>
          <table:table-cell office:value-type="float" office:value="4.2699999999999996" table:style-name="ce2">
            <text:p>4.27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6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1405.09" table:style-name="ce2">
            <text:p>1405.09</text:p>
          </table:table-cell>
          <table:table-cell office:value-type="float" office:value="265712" table:style-name="ce2">
            <text:p>265712</text:p>
          </table:table-cell>
          <table:table-cell office:value-type="float" office:value="12185" table:style-name="ce2">
            <text:p>12185</text:p>
          </table:table-cell>
          <table:table-cell office:value-type="float" office:value="1546" table:style-name="ce2">
            <text:p>1546</text:p>
          </table:table-cell>
          <table:table-cell office:value-type="float" office:value="80018.880000000005" table:style-name="ce2">
            <text:p>80018.88</text:p>
          </table:table-cell>
          <table:table-cell office:value-type="float" office:value="55.95" table:style-name="ce2">
            <text:p>55.95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7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163.8499999999999" table:style-name="ce2">
            <text:p>1163.85</text:p>
          </table:table-cell>
          <table:table-cell office:value-type="float" office:value="299044" table:style-name="ce2">
            <text:p>299044</text:p>
          </table:table-cell>
          <table:table-cell office:value-type="float" office:value="23402" table:style-name="ce2">
            <text:p>23402</text:p>
          </table:table-cell>
          <table:table-cell office:value-type="float" office:value="812" table:style-name="ce2">
            <text:p>812</text:p>
          </table:table-cell>
          <table:table-cell office:value-type="float" office:value="245684.51" table:style-name="ce2">
            <text:p>245684.51</text:p>
          </table:table-cell>
          <table:table-cell office:value-type="float" office:value="210.1" table:style-name="ce2">
            <text:p>210.1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8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262.24" table:style-name="ce2">
            <text:p>1262.24</text:p>
          </table:table-cell>
          <table:table-cell office:value-type="float" office:value="147689" table:style-name="ce2">
            <text:p>147689</text:p>
          </table:table-cell>
          <table:table-cell office:value-type="float" office:value="9458" table:style-name="ce2">
            <text:p>9458</text:p>
          </table:table-cell>
          <table:table-cell office:value-type="float" office:value="402" table:style-name="ce2">
            <text:p>402</text:p>
          </table:table-cell>
          <table:table-cell office:value-type="float" office:value="95838.67" table:style-name="ce2">
            <text:p>95838.67</text:p>
          </table:table-cell>
          <table:table-cell office:value-type="float" office:value="74.930000000000007" table:style-name="ce2">
            <text:p>74.93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49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4576.49" table:style-name="ce2">
            <text:p>4576.49</text:p>
          </table:table-cell>
          <table:table-cell office:value-type="float" office:value="74152" table:style-name="ce2">
            <text:p>74152</text:p>
          </table:table-cell>
          <table:table-cell office:value-type="float" office:value="2226" table:style-name="ce2">
            <text:p>2226</text:p>
          </table:table-cell>
          <table:table-cell office:value-type="float" office:value="282" table:style-name="ce2">
            <text:p>282</text:p>
          </table:table-cell>
          <table:table-cell office:value-type="float" office:value="87440.56" table:style-name="ce2">
            <text:p>87440.56</text:p>
          </table:table-cell>
          <table:table-cell office:value-type="float" office:value="18.11" table:style-name="ce2">
            <text:p>18.11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0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697.88" table:style-name="ce2">
            <text:p>697.88</text:p>
          </table:table-cell>
          <table:table-cell office:value-type="float" office:value="174280" table:style-name="ce2">
            <text:p>174280</text:p>
          </table:table-cell>
          <table:table-cell office:value-type="float" office:value="14021" table:style-name="ce2">
            <text:p>14021</text:p>
          </table:table-cell>
          <table:table-cell office:value-type="float" office:value="2610" table:style-name="ce2">
            <text:p>2610</text:p>
          </table:table-cell>
          <table:table-cell office:value-type="float" office:value="1265412.08" table:style-name="ce2">
            <text:p>1265412.08</text:p>
          </table:table-cell>
          <table:table-cell office:value-type="float" office:value="1812.22" table:style-name="ce2">
            <text:p>1812.22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1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297.6" table:style-name="ce2">
            <text:p>3297.6</text:p>
          </table:table-cell>
          <table:table-cell office:value-type="float" office:value="112090" table:style-name="ce2">
            <text:p>112090</text:p>
          </table:table-cell>
          <table:table-cell office:value-type="float" office:value="3533" table:style-name="ce2">
            <text:p>3533</text:p>
          </table:table-cell>
          <table:table-cell office:value-type="float" office:value="262" table:style-name="ce2">
            <text:p>262</text:p>
          </table:table-cell>
          <table:table-cell office:value-type="float" office:value="22342.71" table:style-name="ce2">
            <text:p>22342.71</text:p>
          </table:table-cell>
          <table:table-cell office:value-type="float" office:value="5.78" table:style-name="ce2">
            <text:p>5.78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2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942.48" table:style-name="ce2">
            <text:p>1942.48</text:p>
          </table:table-cell>
          <table:table-cell office:value-type="float" office:value="70023" table:style-name="ce2">
            <text:p>70023</text:p>
          </table:table-cell>
          <table:table-cell office:value-type="float" office:value="3990" table:style-name="ce2">
            <text:p>3990</text:p>
          </table:table-cell>
          <table:table-cell office:value-type="float" office:value="213" table:style-name="ce2">
            <text:p>213</text:p>
          </table:table-cell>
          <table:table-cell office:value-type="float" office:value="23038.52" table:style-name="ce2">
            <text:p>23038.52</text:p>
          </table:table-cell>
          <table:table-cell office:value-type="float" office:value="10.86" table:style-name="ce2">
            <text:p>10.86</text:p>
          </table:table-cell>
          <table:table-cell office:value-type="date" office:date-value="2025-01-29T00:00:00" table:style-name="ce3">
            <text:p>29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3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3463.98" table:style-name="ce2">
            <text:p>3463.98</text:p>
          </table:table-cell>
          <table:table-cell office:value-type="float" office:value="402604" table:style-name="ce2">
            <text:p>402604</text:p>
          </table:table-cell>
          <table:table-cell office:value-type="float" office:value="32026" table:style-name="ce2">
            <text:p>32026</text:p>
          </table:table-cell>
          <table:table-cell office:value-type="float" office:value="3190" table:style-name="ce2">
            <text:p>3190</text:p>
          </table:table-cell>
          <table:table-cell office:value-type="float" office:value="1517870.99" table:style-name="ce2">
            <text:p>1517870.99</text:p>
          </table:table-cell>
          <table:table-cell office:value-type="float" office:value="437.19" table:style-name="ce2">
            <text:p>437.19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4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4185.75" table:style-name="ce2">
            <text:p>4185.75</text:p>
          </table:table-cell>
          <table:table-cell office:value-type="float" office:value="105449" table:style-name="ce2">
            <text:p>105449</text:p>
          </table:table-cell>
          <table:table-cell office:value-type="float" office:value="364" table:style-name="ce2">
            <text:p>364</text:p>
          </table:table-cell>
          <table:table-cell office:value-type="float" office:value="6" table:style-name="ce2">
            <text:p>6</text:p>
          </table:table-cell>
          <table:table-cell office:value-type="float" office:value="2150.3000000000002" table:style-name="ce2">
            <text:p>2150.3</text:p>
          </table:table-cell>
          <table:table-cell office:value-type="float" office:value="-0.49" table:style-name="ce2">
            <text:p>-0.49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5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76.52" table:style-name="ce2">
            <text:p>376.52</text:p>
          </table:table-cell>
          <table:table-cell office:value-type="float" office:value="162536" table:style-name="ce2">
            <text:p>162536</text:p>
          </table:table-cell>
          <table:table-cell office:value-type="float" office:value="15963" table:style-name="ce2">
            <text:p>15963</text:p>
          </table:table-cell>
          <table:table-cell office:value-type="float" office:value="2281" table:style-name="ce2">
            <text:p>2281</text:p>
          </table:table-cell>
          <table:table-cell office:value-type="float" office:value="304700.01" table:style-name="ce2">
            <text:p>304700.01</text:p>
          </table:table-cell>
          <table:table-cell office:value-type="float" office:value="808.25" table:style-name="ce2">
            <text:p>808.25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6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527.64" table:style-name="ce2">
            <text:p>527.64</text:p>
          </table:table-cell>
          <table:table-cell office:value-type="float" office:value="269839" table:style-name="ce2">
            <text:p>269839</text:p>
          </table:table-cell>
          <table:table-cell office:value-type="float" office:value="5853" table:style-name="ce2">
            <text:p>5853</text:p>
          </table:table-cell>
          <table:table-cell office:value-type="float" office:value="59" table:style-name="ce2">
            <text:p>59</text:p>
          </table:table-cell>
          <table:table-cell office:value-type="float" office:value="11652.82" table:style-name="ce2">
            <text:p>11652.82</text:p>
          </table:table-cell>
          <table:table-cell office:value-type="float" office:value="21.08" table:style-name="ce2">
            <text:p>21.08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7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670.3900000000003" table:style-name="ce2">
            <text:p>4670.39</text:p>
          </table:table-cell>
          <table:table-cell office:value-type="float" office:value="482233" table:style-name="ce2">
            <text:p>482233</text:p>
          </table:table-cell>
          <table:table-cell office:value-type="float" office:value="40550" table:style-name="ce2">
            <text:p>40550</text:p>
          </table:table-cell>
          <table:table-cell office:value-type="float" office:value="6533" table:style-name="ce2">
            <text:p>6533</text:p>
          </table:table-cell>
          <table:table-cell office:value-type="float" office:value="1853021.51" table:style-name="ce2">
            <text:p>1853021.51</text:p>
          </table:table-cell>
          <table:table-cell office:value-type="float" office:value="395.76" table:style-name="ce2">
            <text:p>395.76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8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672.4799999999996" table:style-name="ce2">
            <text:p>4672.48</text:p>
          </table:table-cell>
          <table:table-cell office:value-type="float" office:value="185271" table:style-name="ce2">
            <text:p>185271</text:p>
          </table:table-cell>
          <table:table-cell office:value-type="float" office:value="10163" table:style-name="ce2">
            <text:p>10163</text:p>
          </table:table-cell>
          <table:table-cell office:value-type="float" office:value="1479" table:style-name="ce2">
            <text:p>1479</text:p>
          </table:table-cell>
          <table:table-cell office:value-type="float" office:value="300585.71999999997" table:style-name="ce2">
            <text:p>300585.72</text:p>
          </table:table-cell>
          <table:table-cell office:value-type="float" office:value="63.33" table:style-name="ce2">
            <text:p>63.33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59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4150.6899999999996" table:style-name="ce2">
            <text:p>4150.69</text:p>
          </table:table-cell>
          <table:table-cell office:value-type="float" office:value="373700" table:style-name="ce2">
            <text:p>373700</text:p>
          </table:table-cell>
          <table:table-cell office:value-type="float" office:value="20789" table:style-name="ce2">
            <text:p>20789</text:p>
          </table:table-cell>
          <table:table-cell office:value-type="float" office:value="3139" table:style-name="ce2">
            <text:p>3139</text:p>
          </table:table-cell>
          <table:table-cell office:value-type="float" office:value="946761.61" table:style-name="ce2">
            <text:p>946761.61</text:p>
          </table:table-cell>
          <table:table-cell office:value-type="float" office:value="227.1" table:style-name="ce2">
            <text:p>227.1</text:p>
          </table:table-cell>
          <table:table-cell office:value-type="date" office:date-value="2024-12-22T00:00:00" table:style-name="ce3">
            <text:p>22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0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992.4" table:style-name="ce2">
            <text:p>992.4</text:p>
          </table:table-cell>
          <table:table-cell office:value-type="float" office:value="395968" table:style-name="ce2">
            <text:p>395968</text:p>
          </table:table-cell>
          <table:table-cell office:value-type="float" office:value="37706" table:style-name="ce2">
            <text:p>37706</text:p>
          </table:table-cell>
          <table:table-cell office:value-type="float" office:value="6539" table:style-name="ce2">
            <text:p>6539</text:p>
          </table:table-cell>
          <table:table-cell office:value-type="float" office:value="2616044.4500000002" table:style-name="ce2">
            <text:p>2616044.45</text:p>
          </table:table-cell>
          <table:table-cell office:value-type="float" office:value="2635.08" table:style-name="ce2">
            <text:p>2635.08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1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4310.49" table:style-name="ce2">
            <text:p>4310.49</text:p>
          </table:table-cell>
          <table:table-cell office:value-type="float" office:value="442481" table:style-name="ce2">
            <text:p>442481</text:p>
          </table:table-cell>
          <table:table-cell office:value-type="float" office:value="23984" table:style-name="ce2">
            <text:p>23984</text:p>
          </table:table-cell>
          <table:table-cell office:value-type="float" office:value="4738" table:style-name="ce2">
            <text:p>4738</text:p>
          </table:table-cell>
          <table:table-cell office:value-type="float" office:value="766837.94" table:style-name="ce2">
            <text:p>766837.94</text:p>
          </table:table-cell>
          <table:table-cell office:value-type="float" office:value="176.9" table:style-name="ce2">
            <text:p>176.9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2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674.51" table:style-name="ce2">
            <text:p>4674.51</text:p>
          </table:table-cell>
          <table:table-cell office:value-type="float" office:value="7585" table:style-name="ce2">
            <text:p>7585</text:p>
          </table:table-cell>
          <table:table-cell office:value-type="float" office:value="387" table:style-name="ce2">
            <text:p>387</text:p>
          </table:table-cell>
          <table:table-cell office:value-type="float" office:value="47" table:style-name="ce2">
            <text:p>47</text:p>
          </table:table-cell>
          <table:table-cell office:value-type="float" office:value="7872.57" table:style-name="ce2">
            <text:p>7872.57</text:p>
          </table:table-cell>
          <table:table-cell office:value-type="float" office:value="0.68" table:style-name="ce2">
            <text:p>0.68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3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04.8" table:style-name="ce2">
            <text:p>204.8</text:p>
          </table:table-cell>
          <table:table-cell office:value-type="float" office:value="392517" table:style-name="ce2">
            <text:p>392517</text:p>
          </table:table-cell>
          <table:table-cell office:value-type="float" office:value="33885" table:style-name="ce2">
            <text:p>33885</text:p>
          </table:table-cell>
          <table:table-cell office:value-type="float" office:value="5240" table:style-name="ce2">
            <text:p>5240</text:p>
          </table:table-cell>
          <table:table-cell office:value-type="float" office:value="1351494.23" table:style-name="ce2">
            <text:p>1351494.23</text:p>
          </table:table-cell>
          <table:table-cell office:value-type="float" office:value="6598.09" table:style-name="ce2">
            <text:p>6598.09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4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349.56" table:style-name="ce2">
            <text:p>2349.56</text:p>
          </table:table-cell>
          <table:table-cell office:value-type="float" office:value="195999" table:style-name="ce2">
            <text:p>195999</text:p>
          </table:table-cell>
          <table:table-cell office:value-type="float" office:value="4217" table:style-name="ce2">
            <text:p>4217</text:p>
          </table:table-cell>
          <table:table-cell office:value-type="float" office:value="546" table:style-name="ce2">
            <text:p>546</text:p>
          </table:table-cell>
          <table:table-cell office:value-type="float" office:value="239134.14" table:style-name="ce2">
            <text:p>239134.14</text:p>
          </table:table-cell>
          <table:table-cell office:value-type="float" office:value="100.78" table:style-name="ce2">
            <text:p>100.78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5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2437.27" table:style-name="ce2">
            <text:p>2437.27</text:p>
          </table:table-cell>
          <table:table-cell office:value-type="float" office:value="258381" table:style-name="ce2">
            <text:p>258381</text:p>
          </table:table-cell>
          <table:table-cell office:value-type="float" office:value="21037" table:style-name="ce2">
            <text:p>21037</text:p>
          </table:table-cell>
          <table:table-cell office:value-type="float" office:value="1533" table:style-name="ce2">
            <text:p>1533</text:p>
          </table:table-cell>
          <table:table-cell office:value-type="float" office:value="625663.06000000006" table:style-name="ce2">
            <text:p>625663.06</text:p>
          </table:table-cell>
          <table:table-cell office:value-type="float" office:value="255.71" table:style-name="ce2">
            <text:p>255.71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6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124.01" table:style-name="ce2">
            <text:p>1124.01</text:p>
          </table:table-cell>
          <table:table-cell office:value-type="float" office:value="499887" table:style-name="ce2">
            <text:p>499887</text:p>
          </table:table-cell>
          <table:table-cell office:value-type="float" office:value="49918" table:style-name="ce2">
            <text:p>49918</text:p>
          </table:table-cell>
          <table:table-cell office:value-type="float" office:value="8919" table:style-name="ce2">
            <text:p>8919</text:p>
          </table:table-cell>
          <table:table-cell office:value-type="float" office:value="3203250.86" table:style-name="ce2">
            <text:p>3203250.86</text:p>
          </table:table-cell>
          <table:table-cell office:value-type="float" office:value="2848.84" table:style-name="ce2">
            <text:p>2848.84</text:p>
          </table:table-cell>
          <table:table-cell office:value-type="date" office:date-value="2024-12-27T00:00:00" table:style-name="ce3">
            <text:p>27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7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436.6099999999997" table:style-name="ce2">
            <text:p>4436.61</text:p>
          </table:table-cell>
          <table:table-cell office:value-type="float" office:value="351597" table:style-name="ce2">
            <text:p>351597</text:p>
          </table:table-cell>
          <table:table-cell office:value-type="float" office:value="27366" table:style-name="ce2">
            <text:p>27366</text:p>
          </table:table-cell>
          <table:table-cell office:value-type="float" office:value="266" table:style-name="ce2">
            <text:p>266</text:p>
          </table:table-cell>
          <table:table-cell office:value-type="float" office:value="16698.060000000001" table:style-name="ce2">
            <text:p>16698.06</text:p>
          </table:table-cell>
          <table:table-cell office:value-type="float" office:value="2.76" table:style-name="ce2">
            <text:p>2.76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8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830.77" table:style-name="ce2">
            <text:p>830.77</text:p>
          </table:table-cell>
          <table:table-cell office:value-type="float" office:value="426152" table:style-name="ce2">
            <text:p>426152</text:p>
          </table:table-cell>
          <table:table-cell office:value-type="float" office:value="25899" table:style-name="ce2">
            <text:p>25899</text:p>
          </table:table-cell>
          <table:table-cell office:value-type="float" office:value="1202" table:style-name="ce2">
            <text:p>1202</text:p>
          </table:table-cell>
          <table:table-cell office:value-type="float" office:value="578598.5" table:style-name="ce2">
            <text:p>578598.5</text:p>
          </table:table-cell>
          <table:table-cell office:value-type="float" office:value="695.46" table:style-name="ce2">
            <text:p>695.46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69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818.23" table:style-name="ce2">
            <text:p>818.23</text:p>
          </table:table-cell>
          <table:table-cell office:value-type="float" office:value="147676" table:style-name="ce2">
            <text:p>147676</text:p>
          </table:table-cell>
          <table:table-cell office:value-type="float" office:value="8094" table:style-name="ce2">
            <text:p>8094</text:p>
          </table:table-cell>
          <table:table-cell office:value-type="float" office:value="843" table:style-name="ce2">
            <text:p>843</text:p>
          </table:table-cell>
          <table:table-cell office:value-type="float" office:value="157498.59" table:style-name="ce2">
            <text:p>157498.59</text:p>
          </table:table-cell>
          <table:table-cell office:value-type="float" office:value="191.49" table:style-name="ce2">
            <text:p>191.49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0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57.24" table:style-name="ce2">
            <text:p>257.24</text:p>
          </table:table-cell>
          <table:table-cell office:value-type="float" office:value="340153" table:style-name="ce2">
            <text:p>340153</text:p>
          </table:table-cell>
          <table:table-cell office:value-type="float" office:value="13536" table:style-name="ce2">
            <text:p>13536</text:p>
          </table:table-cell>
          <table:table-cell office:value-type="float" office:value="1311" table:style-name="ce2">
            <text:p>1311</text:p>
          </table:table-cell>
          <table:table-cell office:value-type="float" office:value="249020.12" table:style-name="ce2">
            <text:p>249020.12</text:p>
          </table:table-cell>
          <table:table-cell office:value-type="float" office:value="967.05" table:style-name="ce2">
            <text:p>967.05</text:p>
          </table:table-cell>
          <table:table-cell office:value-type="date" office:date-value="2025-02-05T00:00:00" table:style-name="ce3">
            <text:p>5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1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1124.95" table:style-name="ce2">
            <text:p>1124.95</text:p>
          </table:table-cell>
          <table:table-cell office:value-type="float" office:value="119315" table:style-name="ce2">
            <text:p>119315</text:p>
          </table:table-cell>
          <table:table-cell office:value-type="float" office:value="11433" table:style-name="ce2">
            <text:p>11433</text:p>
          </table:table-cell>
          <table:table-cell office:value-type="float" office:value="1102" table:style-name="ce2">
            <text:p>1102</text:p>
          </table:table-cell>
          <table:table-cell office:value-type="float" office:value="383628.66" table:style-name="ce2">
            <text:p>383628.66</text:p>
          </table:table-cell>
          <table:table-cell office:value-type="float" office:value="340.02" table:style-name="ce2">
            <text:p>340.02</text:p>
          </table:table-cell>
          <table:table-cell office:value-type="date" office:date-value="2025-02-05T00:00:00" table:style-name="ce3">
            <text:p>5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2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73.09" table:style-name="ce2">
            <text:p>473.09</text:p>
          </table:table-cell>
          <table:table-cell office:value-type="float" office:value="421430" table:style-name="ce2">
            <text:p>421430</text:p>
          </table:table-cell>
          <table:table-cell office:value-type="float" office:value="24235" table:style-name="ce2">
            <text:p>24235</text:p>
          </table:table-cell>
          <table:table-cell office:value-type="float" office:value="1450" table:style-name="ce2">
            <text:p>1450</text:p>
          </table:table-cell>
          <table:table-cell office:value-type="float" office:value="156364.14000000001" table:style-name="ce2">
            <text:p>156364.14</text:p>
          </table:table-cell>
          <table:table-cell office:value-type="float" office:value="329.52" table:style-name="ce2">
            <text:p>329.52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3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176.33" table:style-name="ce2">
            <text:p>176.33</text:p>
          </table:table-cell>
          <table:table-cell office:value-type="float" office:value="169875" table:style-name="ce2">
            <text:p>169875</text:p>
          </table:table-cell>
          <table:table-cell office:value-type="float" office:value="2776" table:style-name="ce2">
            <text:p>2776</text:p>
          </table:table-cell>
          <table:table-cell office:value-type="float" office:value="460" table:style-name="ce2">
            <text:p>460</text:p>
          </table:table-cell>
          <table:table-cell office:value-type="float" office:value="74856.87" table:style-name="ce2">
            <text:p>74856.87</text:p>
          </table:table-cell>
          <table:table-cell office:value-type="float" office:value="423.53" table:style-name="ce2">
            <text:p>423.53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4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125.2" table:style-name="ce2">
            <text:p>3125.2</text:p>
          </table:table-cell>
          <table:table-cell office:value-type="float" office:value="28079" table:style-name="ce2">
            <text:p>28079</text:p>
          </table:table-cell>
          <table:table-cell office:value-type="float" office:value="1889" table:style-name="ce2">
            <text:p>1889</text:p>
          </table:table-cell>
          <table:table-cell office:value-type="float" office:value="232" table:style-name="ce2">
            <text:p>232</text:p>
          </table:table-cell>
          <table:table-cell office:value-type="float" office:value="83976.37" table:style-name="ce2">
            <text:p>83976.37</text:p>
          </table:table-cell>
          <table:table-cell office:value-type="float" office:value="25.87" table:style-name="ce2">
            <text:p>25.87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5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785.42" table:style-name="ce2">
            <text:p>1785.42</text:p>
          </table:table-cell>
          <table:table-cell office:value-type="float" office:value="269250" table:style-name="ce2">
            <text:p>269250</text:p>
          </table:table-cell>
          <table:table-cell office:value-type="float" office:value="25328" table:style-name="ce2">
            <text:p>25328</text:p>
          </table:table-cell>
          <table:table-cell office:value-type="float" office:value="4731" table:style-name="ce2">
            <text:p>4731</text:p>
          </table:table-cell>
          <table:table-cell office:value-type="float" office:value="2354903.16" table:style-name="ce2">
            <text:p>2354903.16</text:p>
          </table:table-cell>
          <table:table-cell office:value-type="float" office:value="1317.96" table:style-name="ce2">
            <text:p>1317.96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6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2358.75" table:style-name="ce2">
            <text:p>2358.75</text:p>
          </table:table-cell>
          <table:table-cell office:value-type="float" office:value="118066" table:style-name="ce2">
            <text:p>118066</text:p>
          </table:table-cell>
          <table:table-cell office:value-type="float" office:value="2007" table:style-name="ce2">
            <text:p>2007</text:p>
          </table:table-cell>
          <table:table-cell office:value-type="float" office:value="343" table:style-name="ce2">
            <text:p>343</text:p>
          </table:table-cell>
          <table:table-cell office:value-type="float" office:value="73505.570000000007" table:style-name="ce2">
            <text:p>73505.57</text:p>
          </table:table-cell>
          <table:table-cell office:value-type="float" office:value="30.16" table:style-name="ce2">
            <text:p>30.16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7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4855.99" table:style-name="ce2">
            <text:p>4855.99</text:p>
          </table:table-cell>
          <table:table-cell office:value-type="float" office:value="4656" table:style-name="ce2">
            <text:p>4656</text:p>
          </table:table-cell>
          <table:table-cell office:value-type="float" office:value="256" table:style-name="ce2">
            <text:p>256</text:p>
          </table:table-cell>
          <table:table-cell office:value-type="float" office:value="5" table:style-name="ce2">
            <text:p>5</text:p>
          </table:table-cell>
          <table:table-cell office:value-type="float" office:value="2097.9" table:style-name="ce2">
            <text:p>2097.9</text:p>
          </table:table-cell>
          <table:table-cell office:value-type="float" office:value="-0.56999999999999995" table:style-name="ce2">
            <text:p>-0.57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8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1380.24" table:style-name="ce2">
            <text:p>1380.24</text:p>
          </table:table-cell>
          <table:table-cell office:value-type="float" office:value="155616" table:style-name="ce2">
            <text:p>155616</text:p>
          </table:table-cell>
          <table:table-cell office:value-type="float" office:value="3492" table:style-name="ce2">
            <text:p>3492</text:p>
          </table:table-cell>
          <table:table-cell office:value-type="float" office:value="198" table:style-name="ce2">
            <text:p>198</text:p>
          </table:table-cell>
          <table:table-cell office:value-type="float" office:value="63229.919999999998" table:style-name="ce2">
            <text:p>63229.92</text:p>
          </table:table-cell>
          <table:table-cell office:value-type="float" office:value="44.81" table:style-name="ce2">
            <text:p>44.81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79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168.82" table:style-name="ce2">
            <text:p>1168.82</text:p>
          </table:table-cell>
          <table:table-cell office:value-type="float" office:value="375483" table:style-name="ce2">
            <text:p>375483</text:p>
          </table:table-cell>
          <table:table-cell office:value-type="float" office:value="28051" table:style-name="ce2">
            <text:p>28051</text:p>
          </table:table-cell>
          <table:table-cell office:value-type="float" office:value="3749" table:style-name="ce2">
            <text:p>3749</text:p>
          </table:table-cell>
          <table:table-cell office:value-type="float" office:value="1344527.6" table:style-name="ce2">
            <text:p>1344527.6</text:p>
          </table:table-cell>
          <table:table-cell office:value-type="float" office:value="1149.33" table:style-name="ce2">
            <text:p>1149.33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0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4084.06" table:style-name="ce2">
            <text:p>4084.06</text:p>
          </table:table-cell>
          <table:table-cell office:value-type="float" office:value="78810" table:style-name="ce2">
            <text:p>78810</text:p>
          </table:table-cell>
          <table:table-cell office:value-type="float" office:value="401" table:style-name="ce2">
            <text:p>401</text:p>
          </table:table-cell>
          <table:table-cell office:value-type="float" office:value="9" table:style-name="ce2">
            <text:p>9</text:p>
          </table:table-cell>
          <table:table-cell office:value-type="float" office:value="937.29" table:style-name="ce2">
            <text:p>937.29</text:p>
          </table:table-cell>
          <table:table-cell office:value-type="float" office:value="-0.77" table:style-name="ce2">
            <text:p>-0.77</text:p>
          </table:table-cell>
          <table:table-cell office:value-type="date" office:date-value="2025-01-28T00:00:00" table:style-name="ce3">
            <text:p>28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1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299.95" table:style-name="ce2">
            <text:p>1299.95</text:p>
          </table:table-cell>
          <table:table-cell office:value-type="float" office:value="317994" table:style-name="ce2">
            <text:p>317994</text:p>
          </table:table-cell>
          <table:table-cell office:value-type="float" office:value="24953" table:style-name="ce2">
            <text:p>24953</text:p>
          </table:table-cell>
          <table:table-cell office:value-type="float" office:value="3111" table:style-name="ce2">
            <text:p>3111</text:p>
          </table:table-cell>
          <table:table-cell office:value-type="float" office:value="1201953.76" table:style-name="ce2">
            <text:p>1201953.76</text:p>
          </table:table-cell>
          <table:table-cell office:value-type="float" office:value="923.62" table:style-name="ce2">
            <text:p>923.62</text:p>
          </table:table-cell>
          <table:table-cell office:value-type="date" office:date-value="2024-12-24T00:00:00" table:style-name="ce3">
            <text:p>2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2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3228.89" table:style-name="ce2">
            <text:p>3228.89</text:p>
          </table:table-cell>
          <table:table-cell office:value-type="float" office:value="276263" table:style-name="ce2">
            <text:p>276263</text:p>
          </table:table-cell>
          <table:table-cell office:value-type="float" office:value="24366" table:style-name="ce2">
            <text:p>24366</text:p>
          </table:table-cell>
          <table:table-cell office:value-type="float" office:value="1444" table:style-name="ce2">
            <text:p>1444</text:p>
          </table:table-cell>
          <table:table-cell office:value-type="float" office:value="295378.90999999997" table:style-name="ce2">
            <text:p>295378.91</text:p>
          </table:table-cell>
          <table:table-cell office:value-type="float" office:value="90.48" table:style-name="ce2">
            <text:p>90.48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3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780.51" table:style-name="ce2">
            <text:p>4780.51</text:p>
          </table:table-cell>
          <table:table-cell office:value-type="float" office:value="58280" table:style-name="ce2">
            <text:p>58280</text:p>
          </table:table-cell>
          <table:table-cell office:value-type="float" office:value="1938" table:style-name="ce2">
            <text:p>1938</text:p>
          </table:table-cell>
          <table:table-cell office:value-type="float" office:value="126" table:style-name="ce2">
            <text:p>126</text:p>
          </table:table-cell>
          <table:table-cell office:value-type="float" office:value="54073.69" table:style-name="ce2">
            <text:p>54073.69</text:p>
          </table:table-cell>
          <table:table-cell office:value-type="float" office:value="10.31" table:style-name="ce2">
            <text:p>10.31</text:p>
          </table:table-cell>
          <table:table-cell office:value-type="date" office:date-value="2024-12-18T00:00:00" table:style-name="ce3">
            <text:p>18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4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515.20000000000005" table:style-name="ce2">
            <text:p>515.2</text:p>
          </table:table-cell>
          <table:table-cell office:value-type="float" office:value="367966" table:style-name="ce2">
            <text:p>367966</text:p>
          </table:table-cell>
          <table:table-cell office:value-type="float" office:value="13010" table:style-name="ce2">
            <text:p>13010</text:p>
          </table:table-cell>
          <table:table-cell office:value-type="float" office:value="1363" table:style-name="ce2">
            <text:p>1363</text:p>
          </table:table-cell>
          <table:table-cell office:value-type="float" office:value="499025.37" table:style-name="ce2">
            <text:p>499025.37</text:p>
          </table:table-cell>
          <table:table-cell office:value-type="float" office:value="967.61" table:style-name="ce2">
            <text:p>967.61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5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79.35" table:style-name="ce2">
            <text:p>179.35</text:p>
          </table:table-cell>
          <table:table-cell office:value-type="float" office:value="78143" table:style-name="ce2">
            <text:p>78143</text:p>
          </table:table-cell>
          <table:table-cell office:value-type="float" office:value="6828" table:style-name="ce2">
            <text:p>6828</text:p>
          </table:table-cell>
          <table:table-cell office:value-type="float" office:value="660" table:style-name="ce2">
            <text:p>660</text:p>
          </table:table-cell>
          <table:table-cell office:value-type="float" office:value="286217.73" table:style-name="ce2">
            <text:p>286217.73</text:p>
          </table:table-cell>
          <table:table-cell office:value-type="float" office:value="1594.86" table:style-name="ce2">
            <text:p>1594.86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6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4241.82" table:style-name="ce2">
            <text:p>4241.82</text:p>
          </table:table-cell>
          <table:table-cell office:value-type="float" office:value="99450" table:style-name="ce2">
            <text:p>99450</text:p>
          </table:table-cell>
          <table:table-cell office:value-type="float" office:value="9821" table:style-name="ce2">
            <text:p>9821</text:p>
          </table:table-cell>
          <table:table-cell office:value-type="float" office:value="87" table:style-name="ce2">
            <text:p>87</text:p>
          </table:table-cell>
          <table:table-cell office:value-type="float" office:value="18036.669999999998" table:style-name="ce2">
            <text:p>18036.67</text:p>
          </table:table-cell>
          <table:table-cell office:value-type="float" office:value="3.25" table:style-name="ce2">
            <text:p>3.25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456.46" table:style-name="ce2">
            <text:p>1456.46</text:p>
          </table:table-cell>
          <table:table-cell office:value-type="float" office:value="452311" table:style-name="ce2">
            <text:p>452311</text:p>
          </table:table-cell>
          <table:table-cell office:value-type="float" office:value="36211" table:style-name="ce2">
            <text:p>36211</text:p>
          </table:table-cell>
          <table:table-cell office:value-type="float" office:value="1807" table:style-name="ce2">
            <text:p>1807</text:p>
          </table:table-cell>
          <table:table-cell office:value-type="float" office:value="419831.69" table:style-name="ce2">
            <text:p>419831.69</text:p>
          </table:table-cell>
          <table:table-cell office:value-type="float" office:value="287.25" table:style-name="ce2">
            <text:p>287.25</text:p>
          </table:table-cell>
          <table:table-cell office:value-type="date" office:date-value="2024-12-18T00:00:00" table:style-name="ce3">
            <text:p>18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8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082.04" table:style-name="ce2">
            <text:p>4082.04</text:p>
          </table:table-cell>
          <table:table-cell office:value-type="float" office:value="92702" table:style-name="ce2">
            <text:p>92702</text:p>
          </table:table-cell>
          <table:table-cell office:value-type="float" office:value="5633" table:style-name="ce2">
            <text:p>5633</text:p>
          </table:table-cell>
          <table:table-cell office:value-type="float" office:value="272" table:style-name="ce2">
            <text:p>272</text:p>
          </table:table-cell>
          <table:table-cell office:value-type="float" office:value="61285.55" table:style-name="ce2">
            <text:p>61285.55</text:p>
          </table:table-cell>
          <table:table-cell office:value-type="float" office:value="14.01" table:style-name="ce2">
            <text:p>14.01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89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99.37" table:style-name="ce2">
            <text:p>199.37</text:p>
          </table:table-cell>
          <table:table-cell office:value-type="float" office:value="484083" table:style-name="ce2">
            <text:p>484083</text:p>
          </table:table-cell>
          <table:table-cell office:value-type="float" office:value="3427" table:style-name="ce2">
            <text:p>3427</text:p>
          </table:table-cell>
          <table:table-cell office:value-type="float" office:value="145" table:style-name="ce2">
            <text:p>145</text:p>
          </table:table-cell>
          <table:table-cell office:value-type="float" office:value="44338.58" table:style-name="ce2">
            <text:p>44338.58</text:p>
          </table:table-cell>
          <table:table-cell office:value-type="float" office:value="221.39" table:style-name="ce2">
            <text:p>221.39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0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914.11" table:style-name="ce2">
            <text:p>914.11</text:p>
          </table:table-cell>
          <table:table-cell office:value-type="float" office:value="228673" table:style-name="ce2">
            <text:p>228673</text:p>
          </table:table-cell>
          <table:table-cell office:value-type="float" office:value="19274" table:style-name="ce2">
            <text:p>19274</text:p>
          </table:table-cell>
          <table:table-cell office:value-type="float" office:value="1200" table:style-name="ce2">
            <text:p>1200</text:p>
          </table:table-cell>
          <table:table-cell office:value-type="float" office:value="451621.77" table:style-name="ce2">
            <text:p>451621.77</text:p>
          </table:table-cell>
          <table:table-cell office:value-type="float" office:value="493.06" table:style-name="ce2">
            <text:p>493.06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1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1417.02" table:style-name="ce2">
            <text:p>1417.02</text:p>
          </table:table-cell>
          <table:table-cell office:value-type="float" office:value="466550" table:style-name="ce2">
            <text:p>466550</text:p>
          </table:table-cell>
          <table:table-cell office:value-type="float" office:value="8744" table:style-name="ce2">
            <text:p>8744</text:p>
          </table:table-cell>
          <table:table-cell office:value-type="float" office:value="327" table:style-name="ce2">
            <text:p>327</text:p>
          </table:table-cell>
          <table:table-cell office:value-type="float" office:value="47245.67" table:style-name="ce2">
            <text:p>47245.67</text:p>
          </table:table-cell>
          <table:table-cell office:value-type="float" office:value="32.340000000000003" table:style-name="ce2">
            <text:p>32.34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2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4438.91" table:style-name="ce2">
            <text:p>4438.91</text:p>
          </table:table-cell>
          <table:table-cell office:value-type="float" office:value="464660" table:style-name="ce2">
            <text:p>464660</text:p>
          </table:table-cell>
          <table:table-cell office:value-type="float" office:value="26716" table:style-name="ce2">
            <text:p>26716</text:p>
          </table:table-cell>
          <table:table-cell office:value-type="float" office:value="2655" table:style-name="ce2">
            <text:p>2655</text:p>
          </table:table-cell>
          <table:table-cell office:value-type="float" office:value="972501.34" table:style-name="ce2">
            <text:p>972501.34</text:p>
          </table:table-cell>
          <table:table-cell office:value-type="float" office:value="218.09" table:style-name="ce2">
            <text:p>218.09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3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4959.97" table:style-name="ce2">
            <text:p>4959.97</text:p>
          </table:table-cell>
          <table:table-cell office:value-type="float" office:value="122163" table:style-name="ce2">
            <text:p>122163</text:p>
          </table:table-cell>
          <table:table-cell office:value-type="float" office:value="4111" table:style-name="ce2">
            <text:p>4111</text:p>
          </table:table-cell>
          <table:table-cell office:value-type="float" office:value="181" table:style-name="ce2">
            <text:p>181</text:p>
          </table:table-cell>
          <table:table-cell office:value-type="float" office:value="69721.929999999993" table:style-name="ce2">
            <text:p>69721.93</text:p>
          </table:table-cell>
          <table:table-cell office:value-type="float" office:value="13.06" table:style-name="ce2">
            <text:p>13.06</text:p>
          </table:table-cell>
          <table:table-cell office:value-type="date" office:date-value="2025-02-05T00:00:00" table:style-name="ce3">
            <text:p>5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4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699.2" table:style-name="ce2">
            <text:p>4699.2</text:p>
          </table:table-cell>
          <table:table-cell office:value-type="float" office:value="92456" table:style-name="ce2">
            <text:p>92456</text:p>
          </table:table-cell>
          <table:table-cell office:value-type="float" office:value="6347" table:style-name="ce2">
            <text:p>6347</text:p>
          </table:table-cell>
          <table:table-cell office:value-type="float" office:value="1056" table:style-name="ce2">
            <text:p>1056</text:p>
          </table:table-cell>
          <table:table-cell office:value-type="float" office:value="488593.97" table:style-name="ce2">
            <text:p>488593.97</text:p>
          </table:table-cell>
          <table:table-cell office:value-type="float" office:value="102.97" table:style-name="ce2">
            <text:p>102.97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5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121.69" table:style-name="ce2">
            <text:p>1121.69</text:p>
          </table:table-cell>
          <table:table-cell office:value-type="float" office:value="479547" table:style-name="ce2">
            <text:p>479547</text:p>
          </table:table-cell>
          <table:table-cell office:value-type="float" office:value="19114" table:style-name="ce2">
            <text:p>19114</text:p>
          </table:table-cell>
          <table:table-cell office:value-type="float" office:value="2907" table:style-name="ce2">
            <text:p>2907</text:p>
          </table:table-cell>
          <table:table-cell office:value-type="float" office:value="355046.99" table:style-name="ce2">
            <text:p>355046.99</text:p>
          </table:table-cell>
          <table:table-cell office:value-type="float" office:value="315.52999999999997" table:style-name="ce2">
            <text:p>315.53</text:p>
          </table:table-cell>
          <table:table-cell office:value-type="date" office:date-value="2024-11-24T00:00:00" table:style-name="ce3">
            <text:p>24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6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331.2600000000002" table:style-name="ce2">
            <text:p>2331.26</text:p>
          </table:table-cell>
          <table:table-cell office:value-type="float" office:value="170831" table:style-name="ce2">
            <text:p>170831</text:p>
          </table:table-cell>
          <table:table-cell office:value-type="float" office:value="5216" table:style-name="ce2">
            <text:p>5216</text:p>
          </table:table-cell>
          <table:table-cell office:value-type="float" office:value="924" table:style-name="ce2">
            <text:p>924</text:p>
          </table:table-cell>
          <table:table-cell office:value-type="float" office:value="131290.75" table:style-name="ce2">
            <text:p>131290.75</text:p>
          </table:table-cell>
          <table:table-cell office:value-type="float" office:value="55.32" table:style-name="ce2">
            <text:p>55.32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7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307.08" table:style-name="ce2">
            <text:p>1307.08</text:p>
          </table:table-cell>
          <table:table-cell office:value-type="float" office:value="385870" table:style-name="ce2">
            <text:p>385870</text:p>
          </table:table-cell>
          <table:table-cell office:value-type="float" office:value="2062" table:style-name="ce2">
            <text:p>2062</text:p>
          </table:table-cell>
          <table:table-cell office:value-type="float" office:value="56" table:style-name="ce2">
            <text:p>56</text:p>
          </table:table-cell>
          <table:table-cell office:value-type="float" office:value="20211.919999999998" table:style-name="ce2">
            <text:p>20211.92</text:p>
          </table:table-cell>
          <table:table-cell office:value-type="float" office:value="14.46" table:style-name="ce2">
            <text:p>14.46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8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801.24" table:style-name="ce2">
            <text:p>801.24</text:p>
          </table:table-cell>
          <table:table-cell office:value-type="float" office:value="285317" table:style-name="ce2">
            <text:p>285317</text:p>
          </table:table-cell>
          <table:table-cell office:value-type="float" office:value="23564" table:style-name="ce2">
            <text:p>23564</text:p>
          </table:table-cell>
          <table:table-cell office:value-type="float" office:value="957" table:style-name="ce2">
            <text:p>957</text:p>
          </table:table-cell>
          <table:table-cell office:value-type="float" office:value="121214.86" table:style-name="ce2">
            <text:p>121214.86</text:p>
          </table:table-cell>
          <table:table-cell office:value-type="float" office:value="150.28" table:style-name="ce2">
            <text:p>150.28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099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541.08000000000004" table:style-name="ce2">
            <text:p>541.08</text:p>
          </table:table-cell>
          <table:table-cell office:value-type="float" office:value="131434" table:style-name="ce2">
            <text:p>131434</text:p>
          </table:table-cell>
          <table:table-cell office:value-type="float" office:value="4145" table:style-name="ce2">
            <text:p>4145</text:p>
          </table:table-cell>
          <table:table-cell office:value-type="float" office:value="762" table:style-name="ce2">
            <text:p>762</text:p>
          </table:table-cell>
          <table:table-cell office:value-type="float" office:value="290813.28000000003" table:style-name="ce2">
            <text:p>290813.28</text:p>
          </table:table-cell>
          <table:table-cell office:value-type="float" office:value="536.47" table:style-name="ce2">
            <text:p>536.47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0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967.68" table:style-name="ce2">
            <text:p>3967.68</text:p>
          </table:table-cell>
          <table:table-cell office:value-type="float" office:value="135472" table:style-name="ce2">
            <text:p>135472</text:p>
          </table:table-cell>
          <table:table-cell office:value-type="float" office:value="6562" table:style-name="ce2">
            <text:p>6562</text:p>
          </table:table-cell>
          <table:table-cell office:value-type="float" office:value="802" table:style-name="ce2">
            <text:p>802</text:p>
          </table:table-cell>
          <table:table-cell office:value-type="float" office:value="272058.8" table:style-name="ce2">
            <text:p>272058.8</text:p>
          </table:table-cell>
          <table:table-cell office:value-type="float" office:value="67.569999999999993" table:style-name="ce2">
            <text:p>67.57</text:p>
          </table:table-cell>
          <table:table-cell office:value-type="date" office:date-value="2024-12-27T00:00:00" table:style-name="ce3">
            <text:p>27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1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2634.3" table:style-name="ce2">
            <text:p>2634.3</text:p>
          </table:table-cell>
          <table:table-cell office:value-type="float" office:value="435522" table:style-name="ce2">
            <text:p>435522</text:p>
          </table:table-cell>
          <table:table-cell office:value-type="float" office:value="1611" table:style-name="ce2">
            <text:p>1611</text:p>
          </table:table-cell>
          <table:table-cell office:value-type="float" office:value="23" table:style-name="ce2">
            <text:p>23</text:p>
          </table:table-cell>
          <table:table-cell office:value-type="float" office:value="9328.14" table:style-name="ce2">
            <text:p>9328.14</text:p>
          </table:table-cell>
          <table:table-cell office:value-type="float" office:value="2.54" table:style-name="ce2">
            <text:p>2.54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2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278.08" table:style-name="ce2">
            <text:p>1278.08</text:p>
          </table:table-cell>
          <table:table-cell office:value-type="float" office:value="232563" table:style-name="ce2">
            <text:p>232563</text:p>
          </table:table-cell>
          <table:table-cell office:value-type="float" office:value="11826" table:style-name="ce2">
            <text:p>11826</text:p>
          </table:table-cell>
          <table:table-cell office:value-type="float" office:value="489" table:style-name="ce2">
            <text:p>489</text:p>
          </table:table-cell>
          <table:table-cell office:value-type="float" office:value="110015.54" table:style-name="ce2">
            <text:p>110015.54</text:p>
          </table:table-cell>
          <table:table-cell office:value-type="float" office:value="85.08" table:style-name="ce2">
            <text:p>85.08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3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167.5700000000002" table:style-name="ce2">
            <text:p>2167.57</text:p>
          </table:table-cell>
          <table:table-cell office:value-type="float" office:value="471430" table:style-name="ce2">
            <text:p>471430</text:p>
          </table:table-cell>
          <table:table-cell office:value-type="float" office:value="34402" table:style-name="ce2">
            <text:p>34402</text:p>
          </table:table-cell>
          <table:table-cell office:value-type="float" office:value="2302" table:style-name="ce2">
            <text:p>2302</text:p>
          </table:table-cell>
          <table:table-cell office:value-type="float" office:value="222574.84" table:style-name="ce2">
            <text:p>222574.84</text:p>
          </table:table-cell>
          <table:table-cell office:value-type="float" office:value="101.68" table:style-name="ce2">
            <text:p>101.68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4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045.9000000000001" table:style-name="ce2">
            <text:p>1045.9</text:p>
          </table:table-cell>
          <table:table-cell office:value-type="float" office:value="226263" table:style-name="ce2">
            <text:p>226263</text:p>
          </table:table-cell>
          <table:table-cell office:value-type="float" office:value="12148" table:style-name="ce2">
            <text:p>12148</text:p>
          </table:table-cell>
          <table:table-cell office:value-type="float" office:value="1834" table:style-name="ce2">
            <text:p>1834</text:p>
          </table:table-cell>
          <table:table-cell office:value-type="float" office:value="716535.3" table:style-name="ce2">
            <text:p>716535.3</text:p>
          </table:table-cell>
          <table:table-cell office:value-type="float" office:value="684.09" table:style-name="ce2">
            <text:p>684.09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5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1363.31" table:style-name="ce2">
            <text:p>1363.31</text:p>
          </table:table-cell>
          <table:table-cell office:value-type="float" office:value="453751" table:style-name="ce2">
            <text:p>453751</text:p>
          </table:table-cell>
          <table:table-cell office:value-type="float" office:value="1676" table:style-name="ce2">
            <text:p>1676</text:p>
          </table:table-cell>
          <table:table-cell office:value-type="float" office:value="152" table:style-name="ce2">
            <text:p>152</text:p>
          </table:table-cell>
          <table:table-cell office:value-type="float" office:value="46991.18" table:style-name="ce2">
            <text:p>46991.18</text:p>
          </table:table-cell>
          <table:table-cell office:value-type="float" office:value="33.47" table:style-name="ce2">
            <text:p>33.47</text:p>
          </table:table-cell>
          <table:table-cell office:value-type="date" office:date-value="2025-01-28T00:00:00" table:style-name="ce3">
            <text:p>28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6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656.61" table:style-name="ce2">
            <text:p>656.61</text:p>
          </table:table-cell>
          <table:table-cell office:value-type="float" office:value="223913" table:style-name="ce2">
            <text:p>223913</text:p>
          </table:table-cell>
          <table:table-cell office:value-type="float" office:value="3637" table:style-name="ce2">
            <text:p>3637</text:p>
          </table:table-cell>
          <table:table-cell office:value-type="float" office:value="38" table:style-name="ce2">
            <text:p>38</text:p>
          </table:table-cell>
          <table:table-cell office:value-type="float" office:value="12120.25" table:style-name="ce2">
            <text:p>12120.25</text:p>
          </table:table-cell>
          <table:table-cell office:value-type="float" office:value="17.46" table:style-name="ce2">
            <text:p>17.46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7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227.27" table:style-name="ce2">
            <text:p>1227.27</text:p>
          </table:table-cell>
          <table:table-cell office:value-type="float" office:value="482019" table:style-name="ce2">
            <text:p>482019</text:p>
          </table:table-cell>
          <table:table-cell office:value-type="float" office:value="43124" table:style-name="ce2">
            <text:p>43124</text:p>
          </table:table-cell>
          <table:table-cell office:value-type="float" office:value="3967" table:style-name="ce2">
            <text:p>3967</text:p>
          </table:table-cell>
          <table:table-cell office:value-type="float" office:value="853274.82" table:style-name="ce2">
            <text:p>853274.82</text:p>
          </table:table-cell>
          <table:table-cell office:value-type="float" office:value="694.26" table:style-name="ce2">
            <text:p>694.26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8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3605.5" table:style-name="ce2">
            <text:p>3605.5</text:p>
          </table:table-cell>
          <table:table-cell office:value-type="float" office:value="426754" table:style-name="ce2">
            <text:p>426754</text:p>
          </table:table-cell>
          <table:table-cell office:value-type="float" office:value="166" table:style-name="ce2">
            <text:p>166</text:p>
          </table:table-cell>
          <table:table-cell office:value-type="float" office:value="6" table:style-name="ce2">
            <text:p>6</text:p>
          </table:table-cell>
          <table:table-cell office:value-type="float" office:value="2275.1" table:style-name="ce2">
            <text:p>2275.1</text:p>
          </table:table-cell>
          <table:table-cell office:value-type="float" office:value="-0.37" table:style-name="ce2">
            <text:p>-0.37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09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812.67" table:style-name="ce2">
            <text:p>2812.67</text:p>
          </table:table-cell>
          <table:table-cell office:value-type="float" office:value="287691" table:style-name="ce2">
            <text:p>287691</text:p>
          </table:table-cell>
          <table:table-cell office:value-type="float" office:value="22442" table:style-name="ce2">
            <text:p>22442</text:p>
          </table:table-cell>
          <table:table-cell office:value-type="float" office:value="2562" table:style-name="ce2">
            <text:p>2562</text:p>
          </table:table-cell>
          <table:table-cell office:value-type="float" office:value="181044.16" table:style-name="ce2">
            <text:p>181044.16</text:p>
          </table:table-cell>
          <table:table-cell office:value-type="float" office:value="63.37" table:style-name="ce2">
            <text:p>63.37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0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1151.01" table:style-name="ce2">
            <text:p>1151.01</text:p>
          </table:table-cell>
          <table:table-cell office:value-type="float" office:value="178030" table:style-name="ce2">
            <text:p>178030</text:p>
          </table:table-cell>
          <table:table-cell office:value-type="float" office:value="3927" table:style-name="ce2">
            <text:p>3927</text:p>
          </table:table-cell>
          <table:table-cell office:value-type="float" office:value="140" table:style-name="ce2">
            <text:p>140</text:p>
          </table:table-cell>
          <table:table-cell office:value-type="float" office:value="66121.850000000006" table:style-name="ce2">
            <text:p>66121.85</text:p>
          </table:table-cell>
          <table:table-cell office:value-type="float" office:value="56.45" table:style-name="ce2">
            <text:p>56.45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1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3470.97" table:style-name="ce2">
            <text:p>3470.97</text:p>
          </table:table-cell>
          <table:table-cell office:value-type="float" office:value="115626" table:style-name="ce2">
            <text:p>115626</text:p>
          </table:table-cell>
          <table:table-cell office:value-type="float" office:value="4920" table:style-name="ce2">
            <text:p>4920</text:p>
          </table:table-cell>
          <table:table-cell office:value-type="float" office:value="938" table:style-name="ce2">
            <text:p>938</text:p>
          </table:table-cell>
          <table:table-cell office:value-type="float" office:value="313963.36" table:style-name="ce2">
            <text:p>313963.36</text:p>
          </table:table-cell>
          <table:table-cell office:value-type="float" office:value="89.45" table:style-name="ce2">
            <text:p>89.45</text:p>
          </table:table-cell>
          <table:table-cell office:value-type="date" office:date-value="2024-12-28T00:00:00" table:style-name="ce3">
            <text:p>28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2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512.71" table:style-name="ce2">
            <text:p>512.71</text:p>
          </table:table-cell>
          <table:table-cell office:value-type="float" office:value="193196" table:style-name="ce2">
            <text:p>193196</text:p>
          </table:table-cell>
          <table:table-cell office:value-type="float" office:value="13927" table:style-name="ce2">
            <text:p>13927</text:p>
          </table:table-cell>
          <table:table-cell office:value-type="float" office:value="862" table:style-name="ce2">
            <text:p>862</text:p>
          </table:table-cell>
          <table:table-cell office:value-type="float" office:value="401593.99" table:style-name="ce2">
            <text:p>401593.99</text:p>
          </table:table-cell>
          <table:table-cell office:value-type="float" office:value="782.28" table:style-name="ce2">
            <text:p>782.28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3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883.83" table:style-name="ce2">
            <text:p>883.83</text:p>
          </table:table-cell>
          <table:table-cell office:value-type="float" office:value="348604" table:style-name="ce2">
            <text:p>348604</text:p>
          </table:table-cell>
          <table:table-cell office:value-type="float" office:value="32326" table:style-name="ce2">
            <text:p>32326</text:p>
          </table:table-cell>
          <table:table-cell office:value-type="float" office:value="2186" table:style-name="ce2">
            <text:p>2186</text:p>
          </table:table-cell>
          <table:table-cell office:value-type="float" office:value="958395.35" table:style-name="ce2">
            <text:p>958395.35</text:p>
          </table:table-cell>
          <table:table-cell office:value-type="float" office:value="1083.3699999999999" table:style-name="ce2">
            <text:p>1083.37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4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260.95" table:style-name="ce2">
            <text:p>1260.95</text:p>
          </table:table-cell>
          <table:table-cell office:value-type="float" office:value="288811" table:style-name="ce2">
            <text:p>288811</text:p>
          </table:table-cell>
          <table:table-cell office:value-type="float" office:value="17446" table:style-name="ce2">
            <text:p>17446</text:p>
          </table:table-cell>
          <table:table-cell office:value-type="float" office:value="3385" table:style-name="ce2">
            <text:p>3385</text:p>
          </table:table-cell>
          <table:table-cell office:value-type="float" office:value="816968.73" table:style-name="ce2">
            <text:p>816968.73</text:p>
          </table:table-cell>
          <table:table-cell office:value-type="float" office:value="646.9" table:style-name="ce2">
            <text:p>646.9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5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08.58" table:style-name="ce2">
            <text:p>208.58</text:p>
          </table:table-cell>
          <table:table-cell office:value-type="float" office:value="155137" table:style-name="ce2">
            <text:p>155137</text:p>
          </table:table-cell>
          <table:table-cell office:value-type="float" office:value="6125" table:style-name="ce2">
            <text:p>6125</text:p>
          </table:table-cell>
          <table:table-cell office:value-type="float" office:value="365" table:style-name="ce2">
            <text:p>365</text:p>
          </table:table-cell>
          <table:table-cell office:value-type="float" office:value="156699.81" table:style-name="ce2">
            <text:p>156699.81</text:p>
          </table:table-cell>
          <table:table-cell office:value-type="float" office:value="750.27" table:style-name="ce2">
            <text:p>750.27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6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264.02999999999997" table:style-name="ce2">
            <text:p>264.03</text:p>
          </table:table-cell>
          <table:table-cell office:value-type="float" office:value="13539" table:style-name="ce2">
            <text:p>13539</text:p>
          </table:table-cell>
          <table:table-cell office:value-type="float" office:value="1233" table:style-name="ce2">
            <text:p>1233</text:p>
          </table:table-cell>
          <table:table-cell office:value-type="float" office:value="52" table:style-name="ce2">
            <text:p>52</text:p>
          </table:table-cell>
          <table:table-cell office:value-type="float" office:value="5815.15" table:style-name="ce2">
            <text:p>5815.15</text:p>
          </table:table-cell>
          <table:table-cell office:value-type="float" office:value="21.02" table:style-name="ce2">
            <text:p>21.02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7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640.48" table:style-name="ce2">
            <text:p>640.48</text:p>
          </table:table-cell>
          <table:table-cell office:value-type="float" office:value="429370" table:style-name="ce2">
            <text:p>429370</text:p>
          </table:table-cell>
          <table:table-cell office:value-type="float" office:value="3646" table:style-name="ce2">
            <text:p>3646</text:p>
          </table:table-cell>
          <table:table-cell office:value-type="float" office:value="377" table:style-name="ce2">
            <text:p>377</text:p>
          </table:table-cell>
          <table:table-cell office:value-type="float" office:value="146161.07999999999" table:style-name="ce2">
            <text:p>146161.08</text:p>
          </table:table-cell>
          <table:table-cell office:value-type="float" office:value="227.21" table:style-name="ce2">
            <text:p>227.21</text:p>
          </table:table-cell>
          <table:table-cell office:value-type="date" office:date-value="2025-01-01T00:00:00" table:style-name="ce3">
            <text:p>1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8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817.21" table:style-name="ce2">
            <text:p>4817.21</text:p>
          </table:table-cell>
          <table:table-cell office:value-type="float" office:value="65175" table:style-name="ce2">
            <text:p>65175</text:p>
          </table:table-cell>
          <table:table-cell office:value-type="float" office:value="1898" table:style-name="ce2">
            <text:p>1898</text:p>
          </table:table-cell>
          <table:table-cell office:value-type="float" office:value="159" table:style-name="ce2">
            <text:p>159</text:p>
          </table:table-cell>
          <table:table-cell office:value-type="float" office:value="77067.199999999997" table:style-name="ce2">
            <text:p>77067.2</text:p>
          </table:table-cell>
          <table:table-cell office:value-type="float" office:value="15" table:style-name="ce2">
            <text:p>15</text:p>
          </table:table-cell>
          <table:table-cell office:value-type="date" office:date-value="2024-12-08T00:00:00" table:style-name="ce3">
            <text:p>8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19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1787" table:style-name="ce2">
            <text:p>1787</text:p>
          </table:table-cell>
          <table:table-cell office:value-type="float" office:value="133671" table:style-name="ce2">
            <text:p>133671</text:p>
          </table:table-cell>
          <table:table-cell office:value-type="float" office:value="13172" table:style-name="ce2">
            <text:p>13172</text:p>
          </table:table-cell>
          <table:table-cell office:value-type="float" office:value="499" table:style-name="ce2">
            <text:p>499</text:p>
          </table:table-cell>
          <table:table-cell office:value-type="float" office:value="198366.46" table:style-name="ce2">
            <text:p>198366.46</text:p>
          </table:table-cell>
          <table:table-cell office:value-type="float" office:value="110.01" table:style-name="ce2">
            <text:p>110.01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0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3931.22" table:style-name="ce2">
            <text:p>3931.22</text:p>
          </table:table-cell>
          <table:table-cell office:value-type="float" office:value="479155" table:style-name="ce2">
            <text:p>479155</text:p>
          </table:table-cell>
          <table:table-cell office:value-type="float" office:value="2198" table:style-name="ce2">
            <text:p>2198</text:p>
          </table:table-cell>
          <table:table-cell office:value-type="float" office:value="254" table:style-name="ce2">
            <text:p>254</text:p>
          </table:table-cell>
          <table:table-cell office:value-type="float" office:value="21831.8" table:style-name="ce2">
            <text:p>21831.8</text:p>
          </table:table-cell>
          <table:table-cell office:value-type="float" office:value="4.55" table:style-name="ce2">
            <text:p>4.55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1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3558.16" table:style-name="ce2">
            <text:p>3558.16</text:p>
          </table:table-cell>
          <table:table-cell office:value-type="float" office:value="105503" table:style-name="ce2">
            <text:p>105503</text:p>
          </table:table-cell>
          <table:table-cell office:value-type="float" office:value="10025" table:style-name="ce2">
            <text:p>10025</text:p>
          </table:table-cell>
          <table:table-cell office:value-type="float" office:value="684" table:style-name="ce2">
            <text:p>684</text:p>
          </table:table-cell>
          <table:table-cell office:value-type="float" office:value="174549.81" table:style-name="ce2">
            <text:p>174549.81</text:p>
          </table:table-cell>
          <table:table-cell office:value-type="float" office:value="48.06" table:style-name="ce2">
            <text:p>48.06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2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282.98" table:style-name="ce2">
            <text:p>1282.98</text:p>
          </table:table-cell>
          <table:table-cell office:value-type="float" office:value="4031" table:style-name="ce2">
            <text:p>4031</text:p>
          </table:table-cell>
          <table:table-cell office:value-type="float" office:value="36" table:style-name="ce2">
            <text:p>36</text:p>
          </table:table-cell>
          <table:table-cell office:value-type="float" office:value="3" table:style-name="ce2">
            <text:p>3</text:p>
          </table:table-cell>
          <table:table-cell office:value-type="float" office:value="1368.61" table:style-name="ce2">
            <text:p>1368.61</text:p>
          </table:table-cell>
          <table:table-cell office:value-type="float" office:value="7.0000000000000007E-2" table:style-name="ce2">
            <text:p>0.07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3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915.15" table:style-name="ce2">
            <text:p>2915.15</text:p>
          </table:table-cell>
          <table:table-cell office:value-type="float" office:value="91368" table:style-name="ce2">
            <text:p>91368</text:p>
          </table:table-cell>
          <table:table-cell office:value-type="float" office:value="3703" table:style-name="ce2">
            <text:p>3703</text:p>
          </table:table-cell>
          <table:table-cell office:value-type="float" office:value="561" table:style-name="ce2">
            <text:p>561</text:p>
          </table:table-cell>
          <table:table-cell office:value-type="float" office:value="199735.74" table:style-name="ce2">
            <text:p>199735.74</text:p>
          </table:table-cell>
          <table:table-cell office:value-type="float" office:value="67.52" table:style-name="ce2">
            <text:p>67.52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4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1868.16" table:style-name="ce2">
            <text:p>1868.16</text:p>
          </table:table-cell>
          <table:table-cell office:value-type="float" office:value="28903" table:style-name="ce2">
            <text:p>28903</text:p>
          </table:table-cell>
          <table:table-cell office:value-type="float" office:value="1738" table:style-name="ce2">
            <text:p>1738</text:p>
          </table:table-cell>
          <table:table-cell office:value-type="float" office:value="265" table:style-name="ce2">
            <text:p>265</text:p>
          </table:table-cell>
          <table:table-cell office:value-type="float" office:value="125262.33" table:style-name="ce2">
            <text:p>125262.33</text:p>
          </table:table-cell>
          <table:table-cell office:value-type="float" office:value="66.05" table:style-name="ce2">
            <text:p>66.05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5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563.44000000000005" table:style-name="ce2">
            <text:p>563.44</text:p>
          </table:table-cell>
          <table:table-cell office:value-type="float" office:value="210984" table:style-name="ce2">
            <text:p>210984</text:p>
          </table:table-cell>
          <table:table-cell office:value-type="float" office:value="15663" table:style-name="ce2">
            <text:p>15663</text:p>
          </table:table-cell>
          <table:table-cell office:value-type="float" office:value="1542" table:style-name="ce2">
            <text:p>1542</text:p>
          </table:table-cell>
          <table:table-cell office:value-type="float" office:value="621413.96" table:style-name="ce2">
            <text:p>621413.96</text:p>
          </table:table-cell>
          <table:table-cell office:value-type="float" office:value="1101.8900000000001" table:style-name="ce2">
            <text:p>1101.89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6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4851.5" table:style-name="ce2">
            <text:p>4851.5</text:p>
          </table:table-cell>
          <table:table-cell office:value-type="float" office:value="84869" table:style-name="ce2">
            <text:p>84869</text:p>
          </table:table-cell>
          <table:table-cell office:value-type="float" office:value="7887" table:style-name="ce2">
            <text:p>7887</text:p>
          </table:table-cell>
          <table:table-cell office:value-type="float" office:value="669" table:style-name="ce2">
            <text:p>669</text:p>
          </table:table-cell>
          <table:table-cell office:value-type="float" office:value="147323.69" table:style-name="ce2">
            <text:p>147323.69</text:p>
          </table:table-cell>
          <table:table-cell office:value-type="float" office:value="29.37" table:style-name="ce2">
            <text:p>29.37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7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903.31" table:style-name="ce2">
            <text:p>2903.31</text:p>
          </table:table-cell>
          <table:table-cell office:value-type="float" office:value="453509" table:style-name="ce2">
            <text:p>453509</text:p>
          </table:table-cell>
          <table:table-cell office:value-type="float" office:value="19391" table:style-name="ce2">
            <text:p>19391</text:p>
          </table:table-cell>
          <table:table-cell office:value-type="float" office:value="1675" table:style-name="ce2">
            <text:p>1675</text:p>
          </table:table-cell>
          <table:table-cell office:value-type="float" office:value="758046.3" table:style-name="ce2">
            <text:p>758046.3</text:p>
          </table:table-cell>
          <table:table-cell office:value-type="float" office:value="260.10000000000002" table:style-name="ce2">
            <text:p>260.1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8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783.68" table:style-name="ce2">
            <text:p>3783.68</text:p>
          </table:table-cell>
          <table:table-cell office:value-type="float" office:value="173163" table:style-name="ce2">
            <text:p>173163</text:p>
          </table:table-cell>
          <table:table-cell office:value-type="float" office:value="6562" table:style-name="ce2">
            <text:p>6562</text:p>
          </table:table-cell>
          <table:table-cell office:value-type="float" office:value="551" table:style-name="ce2">
            <text:p>551</text:p>
          </table:table-cell>
          <table:table-cell office:value-type="float" office:value="253916.97" table:style-name="ce2">
            <text:p>253916.97</text:p>
          </table:table-cell>
          <table:table-cell office:value-type="float" office:value="66.11" table:style-name="ce2">
            <text:p>66.11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29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447.4699999999998" table:style-name="ce2">
            <text:p>2447.47</text:p>
          </table:table-cell>
          <table:table-cell office:value-type="float" office:value="491313" table:style-name="ce2">
            <text:p>491313</text:p>
          </table:table-cell>
          <table:table-cell office:value-type="float" office:value="5492" table:style-name="ce2">
            <text:p>5492</text:p>
          </table:table-cell>
          <table:table-cell office:value-type="float" office:value="563" table:style-name="ce2">
            <text:p>563</text:p>
          </table:table-cell>
          <table:table-cell office:value-type="float" office:value="56191.17" table:style-name="ce2">
            <text:p>56191.17</text:p>
          </table:table-cell>
          <table:table-cell office:value-type="float" office:value="21.96" table:style-name="ce2">
            <text:p>21.96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0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019.6" table:style-name="ce2">
            <text:p>1019.6</text:p>
          </table:table-cell>
          <table:table-cell office:value-type="float" office:value="41976" table:style-name="ce2">
            <text:p>41976</text:p>
          </table:table-cell>
          <table:table-cell office:value-type="float" office:value="2694" table:style-name="ce2">
            <text:p>2694</text:p>
          </table:table-cell>
          <table:table-cell office:value-type="float" office:value="338" table:style-name="ce2">
            <text:p>338</text:p>
          </table:table-cell>
          <table:table-cell office:value-type="float" office:value="64976.58" table:style-name="ce2">
            <text:p>64976.58</text:p>
          </table:table-cell>
          <table:table-cell office:value-type="float" office:value="62.73" table:style-name="ce2">
            <text:p>62.73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1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4252.6400000000003" table:style-name="ce2">
            <text:p>4252.64</text:p>
          </table:table-cell>
          <table:table-cell office:value-type="float" office:value="473183" table:style-name="ce2">
            <text:p>473183</text:p>
          </table:table-cell>
          <table:table-cell office:value-type="float" office:value="17779" table:style-name="ce2">
            <text:p>17779</text:p>
          </table:table-cell>
          <table:table-cell office:value-type="float" office:value="2016" table:style-name="ce2">
            <text:p>2016</text:p>
          </table:table-cell>
          <table:table-cell office:value-type="float" office:value="588709.92000000004" table:style-name="ce2">
            <text:p>588709.92</text:p>
          </table:table-cell>
          <table:table-cell office:value-type="float" office:value="137.43" table:style-name="ce2">
            <text:p>137.43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2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3414.74" table:style-name="ce2">
            <text:p>3414.74</text:p>
          </table:table-cell>
          <table:table-cell office:value-type="float" office:value="81903" table:style-name="ce2">
            <text:p>81903</text:p>
          </table:table-cell>
          <table:table-cell office:value-type="float" office:value="7785" table:style-name="ce2">
            <text:p>7785</text:p>
          </table:table-cell>
          <table:table-cell office:value-type="float" office:value="1194" table:style-name="ce2">
            <text:p>1194</text:p>
          </table:table-cell>
          <table:table-cell office:value-type="float" office:value="189792.16" table:style-name="ce2">
            <text:p>189792.16</text:p>
          </table:table-cell>
          <table:table-cell office:value-type="float" office:value="54.58" table:style-name="ce2">
            <text:p>54.58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3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1986.98" table:style-name="ce2">
            <text:p>1986.98</text:p>
          </table:table-cell>
          <table:table-cell office:value-type="float" office:value="103496" table:style-name="ce2">
            <text:p>103496</text:p>
          </table:table-cell>
          <table:table-cell office:value-type="float" office:value="2306" table:style-name="ce2">
            <text:p>2306</text:p>
          </table:table-cell>
          <table:table-cell office:value-type="float" office:value="376" table:style-name="ce2">
            <text:p>376</text:p>
          </table:table-cell>
          <table:table-cell office:value-type="float" office:value="130616.25" table:style-name="ce2">
            <text:p>130616.25</text:p>
          </table:table-cell>
          <table:table-cell office:value-type="float" office:value="64.739999999999995" table:style-name="ce2">
            <text:p>64.74</text:p>
          </table:table-cell>
          <table:table-cell office:value-type="date" office:date-value="2024-11-28T00:00:00" table:style-name="ce3">
            <text:p>28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4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303.3200000000002" table:style-name="ce2">
            <text:p>2303.32</text:p>
          </table:table-cell>
          <table:table-cell office:value-type="float" office:value="11540" table:style-name="ce2">
            <text:p>11540</text:p>
          </table:table-cell>
          <table:table-cell office:value-type="float" office:value="827" table:style-name="ce2">
            <text:p>827</text:p>
          </table:table-cell>
          <table:table-cell office:value-type="float" office:value="26" table:style-name="ce2">
            <text:p>26</text:p>
          </table:table-cell>
          <table:table-cell office:value-type="float" office:value="10072.67" table:style-name="ce2">
            <text:p>10072.67</text:p>
          </table:table-cell>
          <table:table-cell office:value-type="float" office:value="3.37" table:style-name="ce2">
            <text:p>3.37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5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241.13" table:style-name="ce2">
            <text:p>241.13</text:p>
          </table:table-cell>
          <table:table-cell office:value-type="float" office:value="325189" table:style-name="ce2">
            <text:p>325189</text:p>
          </table:table-cell>
          <table:table-cell office:value-type="float" office:value="21684" table:style-name="ce2">
            <text:p>21684</text:p>
          </table:table-cell>
          <table:table-cell office:value-type="float" office:value="256" table:style-name="ce2">
            <text:p>256</text:p>
          </table:table-cell>
          <table:table-cell office:value-type="float" office:value="49356.91" table:style-name="ce2">
            <text:p>49356.91</text:p>
          </table:table-cell>
          <table:table-cell office:value-type="float" office:value="203.69" table:style-name="ce2">
            <text:p>203.69</text:p>
          </table:table-cell>
          <table:table-cell office:value-type="date" office:date-value="2024-12-19T00:00:00" table:style-name="ce3">
            <text:p>19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6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378.01" table:style-name="ce2">
            <text:p>1378.01</text:p>
          </table:table-cell>
          <table:table-cell office:value-type="float" office:value="30469" table:style-name="ce2">
            <text:p>30469</text:p>
          </table:table-cell>
          <table:table-cell office:value-type="float" office:value="431" table:style-name="ce2">
            <text:p>431</text:p>
          </table:table-cell>
          <table:table-cell office:value-type="float" office:value="30" table:style-name="ce2">
            <text:p>30</text:p>
          </table:table-cell>
          <table:table-cell office:value-type="float" office:value="10633.46" table:style-name="ce2">
            <text:p>10633.46</text:p>
          </table:table-cell>
          <table:table-cell office:value-type="float" office:value="6.72" table:style-name="ce2">
            <text:p>6.72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7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532.04" table:style-name="ce2">
            <text:p>3532.04</text:p>
          </table:table-cell>
          <table:table-cell office:value-type="float" office:value="129631" table:style-name="ce2">
            <text:p>129631</text:p>
          </table:table-cell>
          <table:table-cell office:value-type="float" office:value="903" table:style-name="ce2">
            <text:p>903</text:p>
          </table:table-cell>
          <table:table-cell office:value-type="float" office:value="135" table:style-name="ce2">
            <text:p>135</text:p>
          </table:table-cell>
          <table:table-cell office:value-type="float" office:value="50043.34" table:style-name="ce2">
            <text:p>50043.34</text:p>
          </table:table-cell>
          <table:table-cell office:value-type="float" office:value="13.17" table:style-name="ce2">
            <text:p>13.17</text:p>
          </table:table-cell>
          <table:table-cell office:value-type="date" office:date-value="2025-01-12T00:00:00" table:style-name="ce3">
            <text:p>12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8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223.06" table:style-name="ce2">
            <text:p>2223.06</text:p>
          </table:table-cell>
          <table:table-cell office:value-type="float" office:value="191207" table:style-name="ce2">
            <text:p>191207</text:p>
          </table:table-cell>
          <table:table-cell office:value-type="float" office:value="2573" table:style-name="ce2">
            <text:p>2573</text:p>
          </table:table-cell>
          <table:table-cell office:value-type="float" office:value="445" table:style-name="ce2">
            <text:p>445</text:p>
          </table:table-cell>
          <table:table-cell office:value-type="float" office:value="44615.28" table:style-name="ce2">
            <text:p>44615.28</text:p>
          </table:table-cell>
          <table:table-cell office:value-type="float" office:value="19.07" table:style-name="ce2">
            <text:p>19.07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39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2124.4299999999998" table:style-name="ce2">
            <text:p>2124.43</text:p>
          </table:table-cell>
          <table:table-cell office:value-type="float" office:value="275431" table:style-name="ce2">
            <text:p>275431</text:p>
          </table:table-cell>
          <table:table-cell office:value-type="float" office:value="302" table:style-name="ce2">
            <text:p>302</text:p>
          </table:table-cell>
          <table:table-cell office:value-type="float" office:value="32" table:style-name="ce2">
            <text:p>32</text:p>
          </table:table-cell>
          <table:table-cell office:value-type="float" office:value="3222.55" table:style-name="ce2">
            <text:p>3222.55</text:p>
          </table:table-cell>
          <table:table-cell office:value-type="float" office:value="0.52" table:style-name="ce2">
            <text:p>0.52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0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1419.94" table:style-name="ce2">
            <text:p>1419.94</text:p>
          </table:table-cell>
          <table:table-cell office:value-type="float" office:value="200791" table:style-name="ce2">
            <text:p>200791</text:p>
          </table:table-cell>
          <table:table-cell office:value-type="float" office:value="11288" table:style-name="ce2">
            <text:p>11288</text:p>
          </table:table-cell>
          <table:table-cell office:value-type="float" office:value="708" table:style-name="ce2">
            <text:p>708</text:p>
          </table:table-cell>
          <table:table-cell office:value-type="float" office:value="249604.22" table:style-name="ce2">
            <text:p>249604.22</text:p>
          </table:table-cell>
          <table:table-cell office:value-type="float" office:value="174.79" table:style-name="ce2">
            <text:p>174.79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1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034.03" table:style-name="ce2">
            <text:p>4034.03</text:p>
          </table:table-cell>
          <table:table-cell office:value-type="float" office:value="417384" table:style-name="ce2">
            <text:p>417384</text:p>
          </table:table-cell>
          <table:table-cell office:value-type="float" office:value="6364" table:style-name="ce2">
            <text:p>6364</text:p>
          </table:table-cell>
          <table:table-cell office:value-type="float" office:value="864" table:style-name="ce2">
            <text:p>864</text:p>
          </table:table-cell>
          <table:table-cell office:value-type="float" office:value="257660" table:style-name="ce2">
            <text:p>257660</text:p>
          </table:table-cell>
          <table:table-cell office:value-type="float" office:value="62.87" table:style-name="ce2">
            <text:p>62.87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2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474.59" table:style-name="ce2">
            <text:p>3474.59</text:p>
          </table:table-cell>
          <table:table-cell office:value-type="float" office:value="134058" table:style-name="ce2">
            <text:p>134058</text:p>
          </table:table-cell>
          <table:table-cell office:value-type="float" office:value="11394" table:style-name="ce2">
            <text:p>11394</text:p>
          </table:table-cell>
          <table:table-cell office:value-type="float" office:value="502" table:style-name="ce2">
            <text:p>502</text:p>
          </table:table-cell>
          <table:table-cell office:value-type="float" office:value="50138.22" table:style-name="ce2">
            <text:p>50138.22</text:p>
          </table:table-cell>
          <table:table-cell office:value-type="float" office:value="13.43" table:style-name="ce2">
            <text:p>13.43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3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931.24" table:style-name="ce2">
            <text:p>3931.24</text:p>
          </table:table-cell>
          <table:table-cell office:value-type="float" office:value="311049" table:style-name="ce2">
            <text:p>311049</text:p>
          </table:table-cell>
          <table:table-cell office:value-type="float" office:value="22509" table:style-name="ce2">
            <text:p>22509</text:p>
          </table:table-cell>
          <table:table-cell office:value-type="float" office:value="3628" table:style-name="ce2">
            <text:p>3628</text:p>
          </table:table-cell>
          <table:table-cell office:value-type="float" office:value="1202063.95" table:style-name="ce2">
            <text:p>1202063.95</text:p>
          </table:table-cell>
          <table:table-cell office:value-type="float" office:value="304.77" table:style-name="ce2">
            <text:p>304.77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4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4475.6400000000003" table:style-name="ce2">
            <text:p>4475.64</text:p>
          </table:table-cell>
          <table:table-cell office:value-type="float" office:value="242113" table:style-name="ce2">
            <text:p>242113</text:p>
          </table:table-cell>
          <table:table-cell office:value-type="float" office:value="20685" table:style-name="ce2">
            <text:p>20685</text:p>
          </table:table-cell>
          <table:table-cell office:value-type="float" office:value="1579" table:style-name="ce2">
            <text:p>1579</text:p>
          </table:table-cell>
          <table:table-cell office:value-type="float" office:value="157981" table:style-name="ce2">
            <text:p>157981</text:p>
          </table:table-cell>
          <table:table-cell office:value-type="float" office:value="34.299999999999997" table:style-name="ce2">
            <text:p>34.3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5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756.35" table:style-name="ce2">
            <text:p>1756.35</text:p>
          </table:table-cell>
          <table:table-cell office:value-type="float" office:value="198842" table:style-name="ce2">
            <text:p>198842</text:p>
          </table:table-cell>
          <table:table-cell office:value-type="float" office:value="6844" table:style-name="ce2">
            <text:p>6844</text:p>
          </table:table-cell>
          <table:table-cell office:value-type="float" office:value="115" table:style-name="ce2">
            <text:p>115</text:p>
          </table:table-cell>
          <table:table-cell office:value-type="float" office:value="27791.59" table:style-name="ce2">
            <text:p>27791.59</text:p>
          </table:table-cell>
          <table:table-cell office:value-type="float" office:value="14.82" table:style-name="ce2">
            <text:p>14.82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6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414.13" table:style-name="ce2">
            <text:p>1414.13</text:p>
          </table:table-cell>
          <table:table-cell office:value-type="float" office:value="226593" table:style-name="ce2">
            <text:p>226593</text:p>
          </table:table-cell>
          <table:table-cell office:value-type="float" office:value="916" table:style-name="ce2">
            <text:p>916</text:p>
          </table:table-cell>
          <table:table-cell office:value-type="float" office:value="83" table:style-name="ce2">
            <text:p>83</text:p>
          </table:table-cell>
          <table:table-cell office:value-type="float" office:value="38338.910000000003" table:style-name="ce2">
            <text:p>38338.91</text:p>
          </table:table-cell>
          <table:table-cell office:value-type="float" office:value="26.11" table:style-name="ce2">
            <text:p>26.11</text:p>
          </table:table-cell>
          <table:table-cell office:value-type="date" office:date-value="2025-01-11T00:00:00" table:style-name="ce3">
            <text:p>11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7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343.47" table:style-name="ce2">
            <text:p>1343.47</text:p>
          </table:table-cell>
          <table:table-cell office:value-type="float" office:value="246836" table:style-name="ce2">
            <text:p>246836</text:p>
          </table:table-cell>
          <table:table-cell office:value-type="float" office:value="21082" table:style-name="ce2">
            <text:p>21082</text:p>
          </table:table-cell>
          <table:table-cell office:value-type="float" office:value="3062" table:style-name="ce2">
            <text:p>3062</text:p>
          </table:table-cell>
          <table:table-cell office:value-type="float" office:value="984853.66" table:style-name="ce2">
            <text:p>984853.66</text:p>
          </table:table-cell>
          <table:table-cell office:value-type="float" office:value="732.07" table:style-name="ce2">
            <text:p>732.07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8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152.98" table:style-name="ce2">
            <text:p>1152.98</text:p>
          </table:table-cell>
          <table:table-cell office:value-type="float" office:value="47824" table:style-name="ce2">
            <text:p>47824</text:p>
          </table:table-cell>
          <table:table-cell office:value-type="float" office:value="3482" table:style-name="ce2">
            <text:p>3482</text:p>
          </table:table-cell>
          <table:table-cell office:value-type="float" office:value="421" table:style-name="ce2">
            <text:p>421</text:p>
          </table:table-cell>
          <table:table-cell office:value-type="float" office:value="144147.32999999999" table:style-name="ce2">
            <text:p>144147.33</text:p>
          </table:table-cell>
          <table:table-cell office:value-type="float" office:value="124.02" table:style-name="ce2">
            <text:p>124.02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49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004.7" table:style-name="ce2">
            <text:p>3004.7</text:p>
          </table:table-cell>
          <table:table-cell office:value-type="float" office:value="352286" table:style-name="ce2">
            <text:p>352286</text:p>
          </table:table-cell>
          <table:table-cell office:value-type="float" office:value="17103" table:style-name="ce2">
            <text:p>17103</text:p>
          </table:table-cell>
          <table:table-cell office:value-type="float" office:value="125" table:style-name="ce2">
            <text:p>125</text:p>
          </table:table-cell>
          <table:table-cell office:value-type="float" office:value="49934.03" table:style-name="ce2">
            <text:p>49934.03</text:p>
          </table:table-cell>
          <table:table-cell office:value-type="float" office:value="15.62" table:style-name="ce2">
            <text:p>15.62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0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3425.59" table:style-name="ce2">
            <text:p>3425.59</text:p>
          </table:table-cell>
          <table:table-cell office:value-type="float" office:value="18290" table:style-name="ce2">
            <text:p>18290</text:p>
          </table:table-cell>
          <table:table-cell office:value-type="float" office:value="1235" table:style-name="ce2">
            <text:p>1235</text:p>
          </table:table-cell>
          <table:table-cell office:value-type="float" office:value="40" table:style-name="ce2">
            <text:p>40</text:p>
          </table:table-cell>
          <table:table-cell office:value-type="float" office:value="9018.42" table:style-name="ce2">
            <text:p>9018.42</text:p>
          </table:table-cell>
          <table:table-cell office:value-type="float" office:value="1.63" table:style-name="ce2">
            <text:p>1.63</text:p>
          </table:table-cell>
          <table:table-cell office:value-type="date" office:date-value="2024-11-24T00:00:00" table:style-name="ce3">
            <text:p>24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1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075.74" table:style-name="ce2">
            <text:p>3075.74</text:p>
          </table:table-cell>
          <table:table-cell office:value-type="float" office:value="102800" table:style-name="ce2">
            <text:p>102800</text:p>
          </table:table-cell>
          <table:table-cell office:value-type="float" office:value="5309" table:style-name="ce2">
            <text:p>5309</text:p>
          </table:table-cell>
          <table:table-cell office:value-type="float" office:value="413" table:style-name="ce2">
            <text:p>413</text:p>
          </table:table-cell>
          <table:table-cell office:value-type="float" office:value="106182.98" table:style-name="ce2">
            <text:p>106182.98</text:p>
          </table:table-cell>
          <table:table-cell office:value-type="float" office:value="33.520000000000003" table:style-name="ce2">
            <text:p>33.52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2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187.3900000000003" table:style-name="ce2">
            <text:p>4187.39</text:p>
          </table:table-cell>
          <table:table-cell office:value-type="float" office:value="443125" table:style-name="ce2">
            <text:p>443125</text:p>
          </table:table-cell>
          <table:table-cell office:value-type="float" office:value="42729" table:style-name="ce2">
            <text:p>42729</text:p>
          </table:table-cell>
          <table:table-cell office:value-type="float" office:value="6987" table:style-name="ce2">
            <text:p>6987</text:p>
          </table:table-cell>
          <table:table-cell office:value-type="float" office:value="2653158.4900000002" table:style-name="ce2">
            <text:p>2653158.49</text:p>
          </table:table-cell>
          <table:table-cell office:value-type="float" office:value="632.61" table:style-name="ce2">
            <text:p>632.61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3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765.9399999999996" table:style-name="ce2">
            <text:p>4765.94</text:p>
          </table:table-cell>
          <table:table-cell office:value-type="float" office:value="18112" table:style-name="ce2">
            <text:p>18112</text:p>
          </table:table-cell>
          <table:table-cell office:value-type="float" office:value="514" table:style-name="ce2">
            <text:p>514</text:p>
          </table:table-cell>
          <table:table-cell office:value-type="float" office:value="94" table:style-name="ce2">
            <text:p>94</text:p>
          </table:table-cell>
          <table:table-cell office:value-type="float" office:value="42149.3" table:style-name="ce2">
            <text:p>42149.3</text:p>
          </table:table-cell>
          <table:table-cell office:value-type="float" office:value="7.84" table:style-name="ce2">
            <text:p>7.84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4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4811.54" table:style-name="ce2">
            <text:p>4811.54</text:p>
          </table:table-cell>
          <table:table-cell office:value-type="float" office:value="437054" table:style-name="ce2">
            <text:p>437054</text:p>
          </table:table-cell>
          <table:table-cell office:value-type="float" office:value="36250" table:style-name="ce2">
            <text:p>36250</text:p>
          </table:table-cell>
          <table:table-cell office:value-type="float" office:value="5161" table:style-name="ce2">
            <text:p>5161</text:p>
          </table:table-cell>
          <table:table-cell office:value-type="float" office:value="2498685.2000000002" table:style-name="ce2">
            <text:p>2498685.2</text:p>
          </table:table-cell>
          <table:table-cell office:value-type="float" office:value="518.30999999999995" table:style-name="ce2">
            <text:p>518.31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5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706.54" table:style-name="ce2">
            <text:p>2706.54</text:p>
          </table:table-cell>
          <table:table-cell office:value-type="float" office:value="213489" table:style-name="ce2">
            <text:p>213489</text:p>
          </table:table-cell>
          <table:table-cell office:value-type="float" office:value="614" table:style-name="ce2">
            <text:p>614</text:p>
          </table:table-cell>
          <table:table-cell office:value-type="float" office:value="66" table:style-name="ce2">
            <text:p>66</text:p>
          </table:table-cell>
          <table:table-cell office:value-type="float" office:value="5568.84" table:style-name="ce2">
            <text:p>5568.84</text:p>
          </table:table-cell>
          <table:table-cell office:value-type="float" office:value="1.06" table:style-name="ce2">
            <text:p>1.06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6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625.41" table:style-name="ce2">
            <text:p>1625.41</text:p>
          </table:table-cell>
          <table:table-cell office:value-type="float" office:value="431471" table:style-name="ce2">
            <text:p>431471</text:p>
          </table:table-cell>
          <table:table-cell office:value-type="float" office:value="37398" table:style-name="ce2">
            <text:p>37398</text:p>
          </table:table-cell>
          <table:table-cell office:value-type="float" office:value="2895" table:style-name="ce2">
            <text:p>2895</text:p>
          </table:table-cell>
          <table:table-cell office:value-type="float" office:value="550752.12" table:style-name="ce2">
            <text:p>550752.12</text:p>
          </table:table-cell>
          <table:table-cell office:value-type="float" office:value="337.84" table:style-name="ce2">
            <text:p>337.84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7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529.98" table:style-name="ce2">
            <text:p>2529.98</text:p>
          </table:table-cell>
          <table:table-cell office:value-type="float" office:value="345362" table:style-name="ce2">
            <text:p>345362</text:p>
          </table:table-cell>
          <table:table-cell office:value-type="float" office:value="21875" table:style-name="ce2">
            <text:p>21875</text:p>
          </table:table-cell>
          <table:table-cell office:value-type="float" office:value="3615" table:style-name="ce2">
            <text:p>3615</text:p>
          </table:table-cell>
          <table:table-cell office:value-type="float" office:value="1038380.42" table:style-name="ce2">
            <text:p>1038380.42</text:p>
          </table:table-cell>
          <table:table-cell office:value-type="float" office:value="409.43" table:style-name="ce2">
            <text:p>409.43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8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967.23" table:style-name="ce2">
            <text:p>967.23</text:p>
          </table:table-cell>
          <table:table-cell office:value-type="float" office:value="326200" table:style-name="ce2">
            <text:p>326200</text:p>
          </table:table-cell>
          <table:table-cell office:value-type="float" office:value="27757" table:style-name="ce2">
            <text:p>27757</text:p>
          </table:table-cell>
          <table:table-cell office:value-type="float" office:value="5052" table:style-name="ce2">
            <text:p>5052</text:p>
          </table:table-cell>
          <table:table-cell office:value-type="float" office:value="696830.71" table:style-name="ce2">
            <text:p>696830.71</text:p>
          </table:table-cell>
          <table:table-cell office:value-type="float" office:value="719.44" table:style-name="ce2">
            <text:p>719.44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59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766.95" table:style-name="ce2">
            <text:p>766.95</text:p>
          </table:table-cell>
          <table:table-cell office:value-type="float" office:value="6044" table:style-name="ce2">
            <text:p>6044</text:p>
          </table:table-cell>
          <table:table-cell office:value-type="float" office:value="192" table:style-name="ce2">
            <text:p>192</text:p>
          </table:table-cell>
          <table:table-cell office:value-type="float" office:value="30" table:style-name="ce2">
            <text:p>30</text:p>
          </table:table-cell>
          <table:table-cell office:value-type="float" office:value="11650.05" table:style-name="ce2">
            <text:p>11650.05</text:p>
          </table:table-cell>
          <table:table-cell office:value-type="float" office:value="14.19" table:style-name="ce2">
            <text:p>14.19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0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1649.51" table:style-name="ce2">
            <text:p>1649.51</text:p>
          </table:table-cell>
          <table:table-cell office:value-type="float" office:value="412778" table:style-name="ce2">
            <text:p>412778</text:p>
          </table:table-cell>
          <table:table-cell office:value-type="float" office:value="12954" table:style-name="ce2">
            <text:p>12954</text:p>
          </table:table-cell>
          <table:table-cell office:value-type="float" office:value="866" table:style-name="ce2">
            <text:p>866</text:p>
          </table:table-cell>
          <table:table-cell office:value-type="float" office:value="342409.26" table:style-name="ce2">
            <text:p>342409.26</text:p>
          </table:table-cell>
          <table:table-cell office:value-type="float" office:value="206.58" table:style-name="ce2">
            <text:p>206.58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1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3825.01" table:style-name="ce2">
            <text:p>3825.01</text:p>
          </table:table-cell>
          <table:table-cell office:value-type="float" office:value="53538" table:style-name="ce2">
            <text:p>53538</text:p>
          </table:table-cell>
          <table:table-cell office:value-type="float" office:value="449" table:style-name="ce2">
            <text:p>449</text:p>
          </table:table-cell>
          <table:table-cell office:value-type="float" office:value="26" table:style-name="ce2">
            <text:p>26</text:p>
          </table:table-cell>
          <table:table-cell office:value-type="float" office:value="8334.18" table:style-name="ce2">
            <text:p>8334.18</text:p>
          </table:table-cell>
          <table:table-cell office:value-type="float" office:value="1.18" table:style-name="ce2">
            <text:p>1.18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2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975.13" table:style-name="ce2">
            <text:p>2975.13</text:p>
          </table:table-cell>
          <table:table-cell office:value-type="float" office:value="129463" table:style-name="ce2">
            <text:p>129463</text:p>
          </table:table-cell>
          <table:table-cell office:value-type="float" office:value="3721" table:style-name="ce2">
            <text:p>3721</text:p>
          </table:table-cell>
          <table:table-cell office:value-type="float" office:value="155" table:style-name="ce2">
            <text:p>155</text:p>
          </table:table-cell>
          <table:table-cell office:value-type="float" office:value="15177.1" table:style-name="ce2">
            <text:p>15177.1</text:p>
          </table:table-cell>
          <table:table-cell office:value-type="float" office:value="4.0999999999999996" table:style-name="ce2">
            <text:p>4.1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3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676.17" table:style-name="ce2">
            <text:p>676.17</text:p>
          </table:table-cell>
          <table:table-cell office:value-type="float" office:value="145651" table:style-name="ce2">
            <text:p>145651</text:p>
          </table:table-cell>
          <table:table-cell office:value-type="float" office:value="2817" table:style-name="ce2">
            <text:p>2817</text:p>
          </table:table-cell>
          <table:table-cell office:value-type="float" office:value="490" table:style-name="ce2">
            <text:p>490</text:p>
          </table:table-cell>
          <table:table-cell office:value-type="float" office:value="153362.82999999999" table:style-name="ce2">
            <text:p>153362.83</text:p>
          </table:table-cell>
          <table:table-cell office:value-type="float" office:value="225.81" table:style-name="ce2">
            <text:p>225.81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4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314.05" table:style-name="ce2">
            <text:p>4314.05</text:p>
          </table:table-cell>
          <table:table-cell office:value-type="float" office:value="151376" table:style-name="ce2">
            <text:p>151376</text:p>
          </table:table-cell>
          <table:table-cell office:value-type="float" office:value="14064" table:style-name="ce2">
            <text:p>14064</text:p>
          </table:table-cell>
          <table:table-cell office:value-type="float" office:value="1659" table:style-name="ce2">
            <text:p>1659</text:p>
          </table:table-cell>
          <table:table-cell office:value-type="float" office:value="816310.29" table:style-name="ce2">
            <text:p>816310.29</text:p>
          </table:table-cell>
          <table:table-cell office:value-type="float" office:value="188.22" table:style-name="ce2">
            <text:p>188.22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5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3318.14" table:style-name="ce2">
            <text:p>3318.14</text:p>
          </table:table-cell>
          <table:table-cell office:value-type="float" office:value="106777" table:style-name="ce2">
            <text:p>106777</text:p>
          </table:table-cell>
          <table:table-cell office:value-type="float" office:value="2569" table:style-name="ce2">
            <text:p>2569</text:p>
          </table:table-cell>
          <table:table-cell office:value-type="float" office:value="311" table:style-name="ce2">
            <text:p>311</text:p>
          </table:table-cell>
          <table:table-cell office:value-type="float" office:value="61129.37" table:style-name="ce2">
            <text:p>61129.37</text:p>
          </table:table-cell>
          <table:table-cell office:value-type="float" office:value="17.420000000000002" table:style-name="ce2">
            <text:p>17.42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6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003.27" table:style-name="ce2">
            <text:p>1003.27</text:p>
          </table:table-cell>
          <table:table-cell office:value-type="float" office:value="277975" table:style-name="ce2">
            <text:p>277975</text:p>
          </table:table-cell>
          <table:table-cell office:value-type="float" office:value="21067" table:style-name="ce2">
            <text:p>21067</text:p>
          </table:table-cell>
          <table:table-cell office:value-type="float" office:value="754" table:style-name="ce2">
            <text:p>754</text:p>
          </table:table-cell>
          <table:table-cell office:value-type="float" office:value="96644.44" table:style-name="ce2">
            <text:p>96644.44</text:p>
          </table:table-cell>
          <table:table-cell office:value-type="float" office:value="95.33" table:style-name="ce2">
            <text:p>95.33</text:p>
          </table:table-cell>
          <table:table-cell office:value-type="date" office:date-value="2024-12-27T00:00:00" table:style-name="ce3">
            <text:p>27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43.77" table:style-name="ce2">
            <text:p>343.77</text:p>
          </table:table-cell>
          <table:table-cell office:value-type="float" office:value="308544" table:style-name="ce2">
            <text:p>308544</text:p>
          </table:table-cell>
          <table:table-cell office:value-type="float" office:value="8711" table:style-name="ce2">
            <text:p>8711</text:p>
          </table:table-cell>
          <table:table-cell office:value-type="float" office:value="609" table:style-name="ce2">
            <text:p>609</text:p>
          </table:table-cell>
          <table:table-cell office:value-type="float" office:value="209629.46" table:style-name="ce2">
            <text:p>209629.46</text:p>
          </table:table-cell>
          <table:table-cell office:value-type="float" office:value="608.79999999999995" table:style-name="ce2">
            <text:p>608.8</text:p>
          </table:table-cell>
          <table:table-cell office:value-type="date" office:date-value="2025-01-01T00:00:00" table:style-name="ce3">
            <text:p>1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8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4058.16" table:style-name="ce2">
            <text:p>4058.16</text:p>
          </table:table-cell>
          <table:table-cell office:value-type="float" office:value="235825" table:style-name="ce2">
            <text:p>235825</text:p>
          </table:table-cell>
          <table:table-cell office:value-type="float" office:value="2805" table:style-name="ce2">
            <text:p>2805</text:p>
          </table:table-cell>
          <table:table-cell office:value-type="float" office:value="225" table:style-name="ce2">
            <text:p>225</text:p>
          </table:table-cell>
          <table:table-cell office:value-type="float" office:value="16892.52" table:style-name="ce2">
            <text:p>16892.52</text:p>
          </table:table-cell>
          <table:table-cell office:value-type="float" office:value="3.16" table:style-name="ce2">
            <text:p>3.16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69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3058.13" table:style-name="ce2">
            <text:p>3058.13</text:p>
          </table:table-cell>
          <table:table-cell office:value-type="float" office:value="293880" table:style-name="ce2">
            <text:p>293880</text:p>
          </table:table-cell>
          <table:table-cell office:value-type="float" office:value="21205" table:style-name="ce2">
            <text:p>21205</text:p>
          </table:table-cell>
          <table:table-cell office:value-type="float" office:value="3029" table:style-name="ce2">
            <text:p>3029</text:p>
          </table:table-cell>
          <table:table-cell office:value-type="float" office:value="522399.21" table:style-name="ce2">
            <text:p>522399.21</text:p>
          </table:table-cell>
          <table:table-cell office:value-type="float" office:value="169.82" table:style-name="ce2">
            <text:p>169.82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0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925.28" table:style-name="ce2">
            <text:p>2925.28</text:p>
          </table:table-cell>
          <table:table-cell office:value-type="float" office:value="237684" table:style-name="ce2">
            <text:p>237684</text:p>
          </table:table-cell>
          <table:table-cell office:value-type="float" office:value="3505" table:style-name="ce2">
            <text:p>3505</text:p>
          </table:table-cell>
          <table:table-cell office:value-type="float" office:value="185" table:style-name="ce2">
            <text:p>185</text:p>
          </table:table-cell>
          <table:table-cell office:value-type="float" office:value="29086.880000000001" table:style-name="ce2">
            <text:p>29086.88</text:p>
          </table:table-cell>
          <table:table-cell office:value-type="float" office:value="8.94" table:style-name="ce2">
            <text:p>8.94</text:p>
          </table:table-cell>
          <table:table-cell office:value-type="date" office:date-value="2024-12-24T00:00:00" table:style-name="ce3">
            <text:p>24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1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829.86" table:style-name="ce2">
            <text:p>1829.86</text:p>
          </table:table-cell>
          <table:table-cell office:value-type="float" office:value="54892" table:style-name="ce2">
            <text:p>54892</text:p>
          </table:table-cell>
          <table:table-cell office:value-type="float" office:value="735" table:style-name="ce2">
            <text:p>735</text:p>
          </table:table-cell>
          <table:table-cell office:value-type="float" office:value="124" table:style-name="ce2">
            <text:p>124</text:p>
          </table:table-cell>
          <table:table-cell office:value-type="float" office:value="24532.080000000002" table:style-name="ce2">
            <text:p>24532.08</text:p>
          </table:table-cell>
          <table:table-cell office:value-type="float" office:value="12.41" table:style-name="ce2">
            <text:p>12.41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2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4333.62" table:style-name="ce2">
            <text:p>4333.62</text:p>
          </table:table-cell>
          <table:table-cell office:value-type="float" office:value="196799" table:style-name="ce2">
            <text:p>196799</text:p>
          </table:table-cell>
          <table:table-cell office:value-type="float" office:value="12319" table:style-name="ce2">
            <text:p>12319</text:p>
          </table:table-cell>
          <table:table-cell office:value-type="float" office:value="1879" table:style-name="ce2">
            <text:p>1879</text:p>
          </table:table-cell>
          <table:table-cell office:value-type="float" office:value="680773.33" table:style-name="ce2">
            <text:p>680773.33</text:p>
          </table:table-cell>
          <table:table-cell office:value-type="float" office:value="156.09" table:style-name="ce2">
            <text:p>156.09</text:p>
          </table:table-cell>
          <table:table-cell office:value-type="date" office:date-value="2024-12-24T00:00:00" table:style-name="ce3">
            <text:p>24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3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1679.77" table:style-name="ce2">
            <text:p>1679.77</text:p>
          </table:table-cell>
          <table:table-cell office:value-type="float" office:value="11034" table:style-name="ce2">
            <text:p>11034</text:p>
          </table:table-cell>
          <table:table-cell office:value-type="float" office:value="618" table:style-name="ce2">
            <text:p>618</text:p>
          </table:table-cell>
          <table:table-cell office:value-type="float" office:value="95" table:style-name="ce2">
            <text:p>95</text:p>
          </table:table-cell>
          <table:table-cell office:value-type="float" office:value="30050.32" table:style-name="ce2">
            <text:p>30050.32</text:p>
          </table:table-cell>
          <table:table-cell office:value-type="float" office:value="16.89" table:style-name="ce2">
            <text:p>16.89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4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150.99" table:style-name="ce2">
            <text:p>4150.99</text:p>
          </table:table-cell>
          <table:table-cell office:value-type="float" office:value="66819" table:style-name="ce2">
            <text:p>66819</text:p>
          </table:table-cell>
          <table:table-cell office:value-type="float" office:value="6268" table:style-name="ce2">
            <text:p>6268</text:p>
          </table:table-cell>
          <table:table-cell office:value-type="float" office:value="1181" table:style-name="ce2">
            <text:p>1181</text:p>
          </table:table-cell>
          <table:table-cell office:value-type="float" office:value="515400.89" table:style-name="ce2">
            <text:p>515400.89</text:p>
          </table:table-cell>
          <table:table-cell office:value-type="float" office:value="123.16" table:style-name="ce2">
            <text:p>123.16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5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1815.67" table:style-name="ce2">
            <text:p>1815.67</text:p>
          </table:table-cell>
          <table:table-cell office:value-type="float" office:value="199672" table:style-name="ce2">
            <text:p>199672</text:p>
          </table:table-cell>
          <table:table-cell office:value-type="float" office:value="3084" table:style-name="ce2">
            <text:p>3084</text:p>
          </table:table-cell>
          <table:table-cell office:value-type="float" office:value="322" table:style-name="ce2">
            <text:p>322</text:p>
          </table:table-cell>
          <table:table-cell office:value-type="float" office:value="127732.65" table:style-name="ce2">
            <text:p>127732.65</text:p>
          </table:table-cell>
          <table:table-cell office:value-type="float" office:value="69.349999999999994" table:style-name="ce2">
            <text:p>69.35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6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503.3100000000004" table:style-name="ce2">
            <text:p>4503.31</text:p>
          </table:table-cell>
          <table:table-cell office:value-type="float" office:value="465495" table:style-name="ce2">
            <text:p>465495</text:p>
          </table:table-cell>
          <table:table-cell office:value-type="float" office:value="16685" table:style-name="ce2">
            <text:p>16685</text:p>
          </table:table-cell>
          <table:table-cell office:value-type="float" office:value="259" table:style-name="ce2">
            <text:p>259</text:p>
          </table:table-cell>
          <table:table-cell office:value-type="float" office:value="45461.31" table:style-name="ce2">
            <text:p>45461.31</text:p>
          </table:table-cell>
          <table:table-cell office:value-type="float" office:value="9.1" table:style-name="ce2">
            <text:p>9.1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7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3024.29" table:style-name="ce2">
            <text:p>3024.29</text:p>
          </table:table-cell>
          <table:table-cell office:value-type="float" office:value="236927" table:style-name="ce2">
            <text:p>236927</text:p>
          </table:table-cell>
          <table:table-cell office:value-type="float" office:value="16290" table:style-name="ce2">
            <text:p>16290</text:p>
          </table:table-cell>
          <table:table-cell office:value-type="float" office:value="712" table:style-name="ce2">
            <text:p>712</text:p>
          </table:table-cell>
          <table:table-cell office:value-type="float" office:value="324566.65000000002" table:style-name="ce2">
            <text:p>324566.65</text:p>
          </table:table-cell>
          <table:table-cell office:value-type="float" office:value="106.32" table:style-name="ce2">
            <text:p>106.32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8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883.12" table:style-name="ce2">
            <text:p>3883.12</text:p>
          </table:table-cell>
          <table:table-cell office:value-type="float" office:value="271611" table:style-name="ce2">
            <text:p>271611</text:p>
          </table:table-cell>
          <table:table-cell office:value-type="float" office:value="20832" table:style-name="ce2">
            <text:p>20832</text:p>
          </table:table-cell>
          <table:table-cell office:value-type="float" office:value="3514" table:style-name="ce2">
            <text:p>3514</text:p>
          </table:table-cell>
          <table:table-cell office:value-type="float" office:value="1479386.1" table:style-name="ce2">
            <text:p>1479386.1</text:p>
          </table:table-cell>
          <table:table-cell office:value-type="float" office:value="379.98" table:style-name="ce2">
            <text:p>379.98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79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403.91" table:style-name="ce2">
            <text:p>4403.91</text:p>
          </table:table-cell>
          <table:table-cell office:value-type="float" office:value="352872" table:style-name="ce2">
            <text:p>352872</text:p>
          </table:table-cell>
          <table:table-cell office:value-type="float" office:value="32405" table:style-name="ce2">
            <text:p>32405</text:p>
          </table:table-cell>
          <table:table-cell office:value-type="float" office:value="3543" table:style-name="ce2">
            <text:p>3543</text:p>
          </table:table-cell>
          <table:table-cell office:value-type="float" office:value="1159617.47" table:style-name="ce2">
            <text:p>1159617.47</text:p>
          </table:table-cell>
          <table:table-cell office:value-type="float" office:value="262.32" table:style-name="ce2">
            <text:p>262.32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0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765.11" table:style-name="ce2">
            <text:p>765.11</text:p>
          </table:table-cell>
          <table:table-cell office:value-type="float" office:value="14136" table:style-name="ce2">
            <text:p>14136</text:p>
          </table:table-cell>
          <table:table-cell office:value-type="float" office:value="1057" table:style-name="ce2">
            <text:p>1057</text:p>
          </table:table-cell>
          <table:table-cell office:value-type="float" office:value="42" table:style-name="ce2">
            <text:p>42</text:p>
          </table:table-cell>
          <table:table-cell office:value-type="float" office:value="19131.16" table:style-name="ce2">
            <text:p>19131.16</text:p>
          </table:table-cell>
          <table:table-cell office:value-type="float" office:value="24" table:style-name="ce2">
            <text:p>24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1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3866.47" table:style-name="ce2">
            <text:p>3866.47</text:p>
          </table:table-cell>
          <table:table-cell office:value-type="float" office:value="196176" table:style-name="ce2">
            <text:p>196176</text:p>
          </table:table-cell>
          <table:table-cell office:value-type="float" office:value="9106" table:style-name="ce2">
            <text:p>9106</text:p>
          </table:table-cell>
          <table:table-cell office:value-type="float" office:value="1352" table:style-name="ce2">
            <text:p>1352</text:p>
          </table:table-cell>
          <table:table-cell office:value-type="float" office:value="167084.69" table:style-name="ce2">
            <text:p>167084.69</text:p>
          </table:table-cell>
          <table:table-cell office:value-type="float" office:value="42.21" table:style-name="ce2">
            <text:p>42.21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2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637.99" table:style-name="ce2">
            <text:p>4637.99</text:p>
          </table:table-cell>
          <table:table-cell office:value-type="float" office:value="347604" table:style-name="ce2">
            <text:p>347604</text:p>
          </table:table-cell>
          <table:table-cell office:value-type="float" office:value="10615" table:style-name="ce2">
            <text:p>10615</text:p>
          </table:table-cell>
          <table:table-cell office:value-type="float" office:value="1961" table:style-name="ce2">
            <text:p>1961</text:p>
          </table:table-cell>
          <table:table-cell office:value-type="float" office:value="299790.06" table:style-name="ce2">
            <text:p>299790.06</text:p>
          </table:table-cell>
          <table:table-cell office:value-type="float" office:value="63.64" table:style-name="ce2">
            <text:p>63.64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3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3720.3" table:style-name="ce2">
            <text:p>3720.3</text:p>
          </table:table-cell>
          <table:table-cell office:value-type="float" office:value="253854" table:style-name="ce2">
            <text:p>253854</text:p>
          </table:table-cell>
          <table:table-cell office:value-type="float" office:value="18808" table:style-name="ce2">
            <text:p>18808</text:p>
          </table:table-cell>
          <table:table-cell office:value-type="float" office:value="1024" table:style-name="ce2">
            <text:p>1024</text:p>
          </table:table-cell>
          <table:table-cell office:value-type="float" office:value="479141.16" table:style-name="ce2">
            <text:p>479141.16</text:p>
          </table:table-cell>
          <table:table-cell office:value-type="float" office:value="127.79" table:style-name="ce2">
            <text:p>127.79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4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796.8" table:style-name="ce2">
            <text:p>3796.8</text:p>
          </table:table-cell>
          <table:table-cell office:value-type="float" office:value="127021" table:style-name="ce2">
            <text:p>127021</text:p>
          </table:table-cell>
          <table:table-cell office:value-type="float" office:value="5523" table:style-name="ce2">
            <text:p>5523</text:p>
          </table:table-cell>
          <table:table-cell office:value-type="float" office:value="371" table:style-name="ce2">
            <text:p>371</text:p>
          </table:table-cell>
          <table:table-cell office:value-type="float" office:value="68445.27" table:style-name="ce2">
            <text:p>68445.27</text:p>
          </table:table-cell>
          <table:table-cell office:value-type="float" office:value="17.03" table:style-name="ce2">
            <text:p>17.03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5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970.18" table:style-name="ce2">
            <text:p>2970.18</text:p>
          </table:table-cell>
          <table:table-cell office:value-type="float" office:value="143272" table:style-name="ce2">
            <text:p>143272</text:p>
          </table:table-cell>
          <table:table-cell office:value-type="float" office:value="106" table:style-name="ce2">
            <text:p>106</text:p>
          </table:table-cell>
          <table:table-cell office:value-type="float" office:value="14" table:style-name="ce2">
            <text:p>14</text:p>
          </table:table-cell>
          <table:table-cell office:value-type="float" office:value="1665.94" table:style-name="ce2">
            <text:p>1665.94</text:p>
          </table:table-cell>
          <table:table-cell office:value-type="float" office:value="-0.44" table:style-name="ce2">
            <text:p>-0.44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6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687.16" table:style-name="ce2">
            <text:p>1687.16</text:p>
          </table:table-cell>
          <table:table-cell office:value-type="float" office:value="110667" table:style-name="ce2">
            <text:p>110667</text:p>
          </table:table-cell>
          <table:table-cell office:value-type="float" office:value="8698" table:style-name="ce2">
            <text:p>8698</text:p>
          </table:table-cell>
          <table:table-cell office:value-type="float" office:value="124" table:style-name="ce2">
            <text:p>124</text:p>
          </table:table-cell>
          <table:table-cell office:value-type="float" office:value="56550.74" table:style-name="ce2">
            <text:p>56550.74</text:p>
          </table:table-cell>
          <table:table-cell office:value-type="float" office:value="32.520000000000003" table:style-name="ce2">
            <text:p>32.52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517.16999999999996" table:style-name="ce2">
            <text:p>517.17</text:p>
          </table:table-cell>
          <table:table-cell office:value-type="float" office:value="84577" table:style-name="ce2">
            <text:p>84577</text:p>
          </table:table-cell>
          <table:table-cell office:value-type="float" office:value="8340" table:style-name="ce2">
            <text:p>8340</text:p>
          </table:table-cell>
          <table:table-cell office:value-type="float" office:value="453" table:style-name="ce2">
            <text:p>453</text:p>
          </table:table-cell>
          <table:table-cell office:value-type="float" office:value="25277.88" table:style-name="ce2">
            <text:p>25277.88</text:p>
          </table:table-cell>
          <table:table-cell office:value-type="float" office:value="47.88" table:style-name="ce2">
            <text:p>47.88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8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658.05" table:style-name="ce2">
            <text:p>4658.05</text:p>
          </table:table-cell>
          <table:table-cell office:value-type="float" office:value="254023" table:style-name="ce2">
            <text:p>254023</text:p>
          </table:table-cell>
          <table:table-cell office:value-type="float" office:value="7852" table:style-name="ce2">
            <text:p>7852</text:p>
          </table:table-cell>
          <table:table-cell office:value-type="float" office:value="1516" table:style-name="ce2">
            <text:p>1516</text:p>
          </table:table-cell>
          <table:table-cell office:value-type="float" office:value="666964.07999999996" table:style-name="ce2">
            <text:p>666964.08</text:p>
          </table:table-cell>
          <table:table-cell office:value-type="float" office:value="142.19" table:style-name="ce2">
            <text:p>142.19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89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3106.17" table:style-name="ce2">
            <text:p>3106.17</text:p>
          </table:table-cell>
          <table:table-cell office:value-type="float" office:value="318084" table:style-name="ce2">
            <text:p>318084</text:p>
          </table:table-cell>
          <table:table-cell office:value-type="float" office:value="1674" table:style-name="ce2">
            <text:p>1674</text:p>
          </table:table-cell>
          <table:table-cell office:value-type="float" office:value="245" table:style-name="ce2">
            <text:p>245</text:p>
          </table:table-cell>
          <table:table-cell office:value-type="float" office:value="89720.39" table:style-name="ce2">
            <text:p>89720.39</text:p>
          </table:table-cell>
          <table:table-cell office:value-type="float" office:value="27.88" table:style-name="ce2">
            <text:p>27.88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0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240.77" table:style-name="ce2">
            <text:p>3240.77</text:p>
          </table:table-cell>
          <table:table-cell office:value-type="float" office:value="147792" table:style-name="ce2">
            <text:p>147792</text:p>
          </table:table-cell>
          <table:table-cell office:value-type="float" office:value="12640" table:style-name="ce2">
            <text:p>12640</text:p>
          </table:table-cell>
          <table:table-cell office:value-type="float" office:value="37" table:style-name="ce2">
            <text:p>37</text:p>
          </table:table-cell>
          <table:table-cell office:value-type="float" office:value="4401.1899999999996" table:style-name="ce2">
            <text:p>4401.19</text:p>
          </table:table-cell>
          <table:table-cell office:value-type="float" office:value="0.36" table:style-name="ce2">
            <text:p>0.36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1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3677.66" table:style-name="ce2">
            <text:p>3677.66</text:p>
          </table:table-cell>
          <table:table-cell office:value-type="float" office:value="216240" table:style-name="ce2">
            <text:p>216240</text:p>
          </table:table-cell>
          <table:table-cell office:value-type="float" office:value="14984" table:style-name="ce2">
            <text:p>14984</text:p>
          </table:table-cell>
          <table:table-cell office:value-type="float" office:value="404" table:style-name="ce2">
            <text:p>404</text:p>
          </table:table-cell>
          <table:table-cell office:value-type="float" office:value="66069.929999999993" table:style-name="ce2">
            <text:p>66069.93</text:p>
          </table:table-cell>
          <table:table-cell office:value-type="float" office:value="16.97" table:style-name="ce2">
            <text:p>16.97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2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93.91" table:style-name="ce2">
            <text:p>193.91</text:p>
          </table:table-cell>
          <table:table-cell office:value-type="float" office:value="305399" table:style-name="ce2">
            <text:p>305399</text:p>
          </table:table-cell>
          <table:table-cell office:value-type="float" office:value="22339" table:style-name="ce2">
            <text:p>22339</text:p>
          </table:table-cell>
          <table:table-cell office:value-type="float" office:value="306" table:style-name="ce2">
            <text:p>306</text:p>
          </table:table-cell>
          <table:table-cell office:value-type="float" office:value="32020.28" table:style-name="ce2">
            <text:p>32020.28</text:p>
          </table:table-cell>
          <table:table-cell office:value-type="float" office:value="164.13" table:style-name="ce2">
            <text:p>164.13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3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853.59" table:style-name="ce2">
            <text:p>853.59</text:p>
          </table:table-cell>
          <table:table-cell office:value-type="float" office:value="272325" table:style-name="ce2">
            <text:p>272325</text:p>
          </table:table-cell>
          <table:table-cell office:value-type="float" office:value="22361" table:style-name="ce2">
            <text:p>22361</text:p>
          </table:table-cell>
          <table:table-cell office:value-type="float" office:value="1458" table:style-name="ce2">
            <text:p>1458</text:p>
          </table:table-cell>
          <table:table-cell office:value-type="float" office:value="626340.67000000004" table:style-name="ce2">
            <text:p>626340.67</text:p>
          </table:table-cell>
          <table:table-cell office:value-type="float" office:value="732.77" table:style-name="ce2">
            <text:p>732.77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4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67.59" table:style-name="ce2">
            <text:p>167.59</text:p>
          </table:table-cell>
          <table:table-cell office:value-type="float" office:value="52317" table:style-name="ce2">
            <text:p>52317</text:p>
          </table:table-cell>
          <table:table-cell office:value-type="float" office:value="2716" table:style-name="ce2">
            <text:p>2716</text:p>
          </table:table-cell>
          <table:table-cell office:value-type="float" office:value="357" table:style-name="ce2">
            <text:p>357</text:p>
          </table:table-cell>
          <table:table-cell office:value-type="float" office:value="165992.64000000001" table:style-name="ce2">
            <text:p>165992.64</text:p>
          </table:table-cell>
          <table:table-cell office:value-type="float" office:value="989.47" table:style-name="ce2">
            <text:p>989.47</text:p>
          </table:table-cell>
          <table:table-cell office:value-type="date" office:date-value="2025-01-28T00:00:00" table:style-name="ce3">
            <text:p>2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5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584.88" table:style-name="ce2">
            <text:p>584.88</text:p>
          </table:table-cell>
          <table:table-cell office:value-type="float" office:value="448100" table:style-name="ce2">
            <text:p>448100</text:p>
          </table:table-cell>
          <table:table-cell office:value-type="float" office:value="8180" table:style-name="ce2">
            <text:p>8180</text:p>
          </table:table-cell>
          <table:table-cell office:value-type="float" office:value="1078" table:style-name="ce2">
            <text:p>1078</text:p>
          </table:table-cell>
          <table:table-cell office:value-type="float" office:value="405123.33" table:style-name="ce2">
            <text:p>405123.33</text:p>
          </table:table-cell>
          <table:table-cell office:value-type="float" office:value="691.66" table:style-name="ce2">
            <text:p>691.66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6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4790.16" table:style-name="ce2">
            <text:p>4790.16</text:p>
          </table:table-cell>
          <table:table-cell office:value-type="float" office:value="368430" table:style-name="ce2">
            <text:p>368430</text:p>
          </table:table-cell>
          <table:table-cell office:value-type="float" office:value="10801" table:style-name="ce2">
            <text:p>10801</text:p>
          </table:table-cell>
          <table:table-cell office:value-type="float" office:value="1022" table:style-name="ce2">
            <text:p>1022</text:p>
          </table:table-cell>
          <table:table-cell office:value-type="float" office:value="183830.1" table:style-name="ce2">
            <text:p>183830.1</text:p>
          </table:table-cell>
          <table:table-cell office:value-type="float" office:value="37.380000000000003" table:style-name="ce2">
            <text:p>37.38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7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877.75" table:style-name="ce2">
            <text:p>2877.75</text:p>
          </table:table-cell>
          <table:table-cell office:value-type="float" office:value="458406" table:style-name="ce2">
            <text:p>458406</text:p>
          </table:table-cell>
          <table:table-cell office:value-type="float" office:value="39529" table:style-name="ce2">
            <text:p>39529</text:p>
          </table:table-cell>
          <table:table-cell office:value-type="float" office:value="1252" table:style-name="ce2">
            <text:p>1252</text:p>
          </table:table-cell>
          <table:table-cell office:value-type="float" office:value="181094.65" table:style-name="ce2">
            <text:p>181094.65</text:p>
          </table:table-cell>
          <table:table-cell office:value-type="float" office:value="61.93" table:style-name="ce2">
            <text:p>61.93</text:p>
          </table:table-cell>
          <table:table-cell office:value-type="date" office:date-value="2024-11-28T00:00:00" table:style-name="ce3">
            <text:p>28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8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085.4000000000001" table:style-name="ce2">
            <text:p>1085.4</text:p>
          </table:table-cell>
          <table:table-cell office:value-type="float" office:value="175814" table:style-name="ce2">
            <text:p>175814</text:p>
          </table:table-cell>
          <table:table-cell office:value-type="float" office:value="9894" table:style-name="ce2">
            <text:p>9894</text:p>
          </table:table-cell>
          <table:table-cell office:value-type="float" office:value="386" table:style-name="ce2">
            <text:p>386</text:p>
          </table:table-cell>
          <table:table-cell office:value-type="float" office:value="146494.25" table:style-name="ce2">
            <text:p>146494.25</text:p>
          </table:table-cell>
          <table:table-cell office:value-type="float" office:value="133.97" table:style-name="ce2">
            <text:p>133.97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199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056.33" table:style-name="ce2">
            <text:p>4056.33</text:p>
          </table:table-cell>
          <table:table-cell office:value-type="float" office:value="168167" table:style-name="ce2">
            <text:p>168167</text:p>
          </table:table-cell>
          <table:table-cell office:value-type="float" office:value="8173" table:style-name="ce2">
            <text:p>8173</text:p>
          </table:table-cell>
          <table:table-cell office:value-type="float" office:value="1510" table:style-name="ce2">
            <text:p>1510</text:p>
          </table:table-cell>
          <table:table-cell office:value-type="float" office:value="572113.47" table:style-name="ce2">
            <text:p>572113.47</text:p>
          </table:table-cell>
          <table:table-cell office:value-type="float" office:value="140.04" table:style-name="ce2">
            <text:p>140.04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52.36" table:style-name="ce2">
            <text:p>352.36</text:p>
          </table:table-cell>
          <table:table-cell office:value-type="float" office:value="51787" table:style-name="ce2">
            <text:p>51787</text:p>
          </table:table-cell>
          <table:table-cell office:value-type="float" office:value="4256" table:style-name="ce2">
            <text:p>4256</text:p>
          </table:table-cell>
          <table:table-cell office:value-type="float" office:value="741" table:style-name="ce2">
            <text:p>741</text:p>
          </table:table-cell>
          <table:table-cell office:value-type="float" office:value="182632.72" table:style-name="ce2">
            <text:p>182632.72</text:p>
          </table:table-cell>
          <table:table-cell office:value-type="float" office:value="517.30999999999995" table:style-name="ce2">
            <text:p>517.31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1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3269.76" table:style-name="ce2">
            <text:p>3269.76</text:p>
          </table:table-cell>
          <table:table-cell office:value-type="float" office:value="89492" table:style-name="ce2">
            <text:p>89492</text:p>
          </table:table-cell>
          <table:table-cell office:value-type="float" office:value="6425" table:style-name="ce2">
            <text:p>6425</text:p>
          </table:table-cell>
          <table:table-cell office:value-type="float" office:value="890" table:style-name="ce2">
            <text:p>890</text:p>
          </table:table-cell>
          <table:table-cell office:value-type="float" office:value="431522.36" table:style-name="ce2">
            <text:p>431522.36</text:p>
          </table:table-cell>
          <table:table-cell office:value-type="float" office:value="130.97" table:style-name="ce2">
            <text:p>130.97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2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984.2" table:style-name="ce2">
            <text:p>1984.2</text:p>
          </table:table-cell>
          <table:table-cell office:value-type="float" office:value="3626" table:style-name="ce2">
            <text:p>3626</text:p>
          </table:table-cell>
          <table:table-cell office:value-type="float" office:value="268" table:style-name="ce2">
            <text:p>268</text:p>
          </table:table-cell>
          <table:table-cell office:value-type="float" office:value="14" table:style-name="ce2">
            <text:p>14</text:p>
          </table:table-cell>
          <table:table-cell office:value-type="float" office:value="3432.92" table:style-name="ce2">
            <text:p>3432.92</text:p>
          </table:table-cell>
          <table:table-cell office:value-type="float" office:value="0.73" table:style-name="ce2">
            <text:p>0.73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3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313.98" table:style-name="ce2">
            <text:p>3313.98</text:p>
          </table:table-cell>
          <table:table-cell office:value-type="float" office:value="412379" table:style-name="ce2">
            <text:p>412379</text:p>
          </table:table-cell>
          <table:table-cell office:value-type="float" office:value="7747" table:style-name="ce2">
            <text:p>7747</text:p>
          </table:table-cell>
          <table:table-cell office:value-type="float" office:value="1319" table:style-name="ce2">
            <text:p>1319</text:p>
          </table:table-cell>
          <table:table-cell office:value-type="float" office:value="604485.98" table:style-name="ce2">
            <text:p>604485.98</text:p>
          </table:table-cell>
          <table:table-cell office:value-type="float" office:value="181.4" table:style-name="ce2">
            <text:p>181.4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4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207.16" table:style-name="ce2">
            <text:p>207.16</text:p>
          </table:table-cell>
          <table:table-cell office:value-type="float" office:value="425039" table:style-name="ce2">
            <text:p>425039</text:p>
          </table:table-cell>
          <table:table-cell office:value-type="float" office:value="6769" table:style-name="ce2">
            <text:p>6769</text:p>
          </table:table-cell>
          <table:table-cell office:value-type="float" office:value="898" table:style-name="ce2">
            <text:p>898</text:p>
          </table:table-cell>
          <table:table-cell office:value-type="float" office:value="152038.9" table:style-name="ce2">
            <text:p>152038.9</text:p>
          </table:table-cell>
          <table:table-cell office:value-type="float" office:value="732.92" table:style-name="ce2">
            <text:p>732.92</text:p>
          </table:table-cell>
          <table:table-cell office:value-type="date" office:date-value="2024-11-24T00:00:00" table:style-name="ce3">
            <text:p>24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5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1594.23" table:style-name="ce2">
            <text:p>1594.23</text:p>
          </table:table-cell>
          <table:table-cell office:value-type="float" office:value="270576" table:style-name="ce2">
            <text:p>270576</text:p>
          </table:table-cell>
          <table:table-cell office:value-type="float" office:value="14731" table:style-name="ce2">
            <text:p>14731</text:p>
          </table:table-cell>
          <table:table-cell office:value-type="float" office:value="678" table:style-name="ce2">
            <text:p>678</text:p>
          </table:table-cell>
          <table:table-cell office:value-type="float" office:value="317619.93" table:style-name="ce2">
            <text:p>317619.93</text:p>
          </table:table-cell>
          <table:table-cell office:value-type="float" office:value="198.23" table:style-name="ce2">
            <text:p>198.23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6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47.62" table:style-name="ce2">
            <text:p>347.62</text:p>
          </table:table-cell>
          <table:table-cell office:value-type="float" office:value="65114" table:style-name="ce2">
            <text:p>65114</text:p>
          </table:table-cell>
          <table:table-cell office:value-type="float" office:value="4074" table:style-name="ce2">
            <text:p>4074</text:p>
          </table:table-cell>
          <table:table-cell office:value-type="float" office:value="772" table:style-name="ce2">
            <text:p>772</text:p>
          </table:table-cell>
          <table:table-cell office:value-type="float" office:value="182618.52" table:style-name="ce2">
            <text:p>182618.52</text:p>
          </table:table-cell>
          <table:table-cell office:value-type="float" office:value="524.34" table:style-name="ce2">
            <text:p>524.34</text:p>
          </table:table-cell>
          <table:table-cell office:value-type="date" office:date-value="2025-01-18T00:00:00" table:style-name="ce3">
            <text:p>18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7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247.6500000000001" table:style-name="ce2">
            <text:p>1247.65</text:p>
          </table:table-cell>
          <table:table-cell office:value-type="float" office:value="346083" table:style-name="ce2">
            <text:p>346083</text:p>
          </table:table-cell>
          <table:table-cell office:value-type="float" office:value="11655" table:style-name="ce2">
            <text:p>11655</text:p>
          </table:table-cell>
          <table:table-cell office:value-type="float" office:value="1161" table:style-name="ce2">
            <text:p>1161</text:p>
          </table:table-cell>
          <table:table-cell office:value-type="float" office:value="578066.91" table:style-name="ce2">
            <text:p>578066.91</text:p>
          </table:table-cell>
          <table:table-cell office:value-type="float" office:value="462.32" table:style-name="ce2">
            <text:p>462.32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8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1674.88" table:style-name="ce2">
            <text:p>1674.88</text:p>
          </table:table-cell>
          <table:table-cell office:value-type="float" office:value="196468" table:style-name="ce2">
            <text:p>196468</text:p>
          </table:table-cell>
          <table:table-cell office:value-type="float" office:value="5280" table:style-name="ce2">
            <text:p>5280</text:p>
          </table:table-cell>
          <table:table-cell office:value-type="float" office:value="590" table:style-name="ce2">
            <text:p>590</text:p>
          </table:table-cell>
          <table:table-cell office:value-type="float" office:value="43931.25" table:style-name="ce2">
            <text:p>43931.25</text:p>
          </table:table-cell>
          <table:table-cell office:value-type="float" office:value="25.23" table:style-name="ce2">
            <text:p>25.23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09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826.95" table:style-name="ce2">
            <text:p>826.95</text:p>
          </table:table-cell>
          <table:table-cell office:value-type="float" office:value="313147" table:style-name="ce2">
            <text:p>313147</text:p>
          </table:table-cell>
          <table:table-cell office:value-type="float" office:value="24402" table:style-name="ce2">
            <text:p>24402</text:p>
          </table:table-cell>
          <table:table-cell office:value-type="float" office:value="162" table:style-name="ce2">
            <text:p>162</text:p>
          </table:table-cell>
          <table:table-cell office:value-type="float" office:value="19348.189999999999" table:style-name="ce2">
            <text:p>19348.19</text:p>
          </table:table-cell>
          <table:table-cell office:value-type="float" office:value="22.4" table:style-name="ce2">
            <text:p>22.4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0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4111.4799999999996" table:style-name="ce2">
            <text:p>4111.48</text:p>
          </table:table-cell>
          <table:table-cell office:value-type="float" office:value="280258" table:style-name="ce2">
            <text:p>280258</text:p>
          </table:table-cell>
          <table:table-cell office:value-type="float" office:value="11392" table:style-name="ce2">
            <text:p>11392</text:p>
          </table:table-cell>
          <table:table-cell office:value-type="float" office:value="68" table:style-name="ce2">
            <text:p>68</text:p>
          </table:table-cell>
          <table:table-cell office:value-type="float" office:value="9402.61" table:style-name="ce2">
            <text:p>9402.61</text:p>
          </table:table-cell>
          <table:table-cell office:value-type="float" office:value="1.29" table:style-name="ce2">
            <text:p>1.29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1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852.97" table:style-name="ce2">
            <text:p>852.97</text:p>
          </table:table-cell>
          <table:table-cell office:value-type="float" office:value="475415" table:style-name="ce2">
            <text:p>475415</text:p>
          </table:table-cell>
          <table:table-cell office:value-type="float" office:value="3862" table:style-name="ce2">
            <text:p>3862</text:p>
          </table:table-cell>
          <table:table-cell office:value-type="float" office:value="50" table:style-name="ce2">
            <text:p>50</text:p>
          </table:table-cell>
          <table:table-cell office:value-type="float" office:value="15305.07" table:style-name="ce2">
            <text:p>15305.07</text:p>
          </table:table-cell>
          <table:table-cell office:value-type="float" office:value="16.940000000000001" table:style-name="ce2">
            <text:p>16.94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2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4645.21" table:style-name="ce2">
            <text:p>4645.21</text:p>
          </table:table-cell>
          <table:table-cell office:value-type="float" office:value="294351" table:style-name="ce2">
            <text:p>294351</text:p>
          </table:table-cell>
          <table:table-cell office:value-type="float" office:value="26258" table:style-name="ce2">
            <text:p>26258</text:p>
          </table:table-cell>
          <table:table-cell office:value-type="float" office:value="5132" table:style-name="ce2">
            <text:p>5132</text:p>
          </table:table-cell>
          <table:table-cell office:value-type="float" office:value="1514462.25" table:style-name="ce2">
            <text:p>1514462.25</text:p>
          </table:table-cell>
          <table:table-cell office:value-type="float" office:value="325.02999999999997" table:style-name="ce2">
            <text:p>325.03</text:p>
          </table:table-cell>
          <table:table-cell office:value-type="date" office:date-value="2024-11-24T00:00:00" table:style-name="ce3">
            <text:p>24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3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764.99" table:style-name="ce2">
            <text:p>4764.99</text:p>
          </table:table-cell>
          <table:table-cell office:value-type="float" office:value="128294" table:style-name="ce2">
            <text:p>128294</text:p>
          </table:table-cell>
          <table:table-cell office:value-type="float" office:value="157" table:style-name="ce2">
            <text:p>157</text:p>
          </table:table-cell>
          <table:table-cell office:value-type="float" office:value="24" table:style-name="ce2">
            <text:p>24</text:p>
          </table:table-cell>
          <table:table-cell office:value-type="float" office:value="2640.91" table:style-name="ce2">
            <text:p>2640.91</text:p>
          </table:table-cell>
          <table:table-cell office:value-type="float" office:value="-0.45" table:style-name="ce2">
            <text:p>-0.45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4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208.4100000000001" table:style-name="ce2">
            <text:p>1208.41</text:p>
          </table:table-cell>
          <table:table-cell office:value-type="float" office:value="231799" table:style-name="ce2">
            <text:p>231799</text:p>
          </table:table-cell>
          <table:table-cell office:value-type="float" office:value="1605" table:style-name="ce2">
            <text:p>1605</text:p>
          </table:table-cell>
          <table:table-cell office:value-type="float" office:value="130" table:style-name="ce2">
            <text:p>130</text:p>
          </table:table-cell>
          <table:table-cell office:value-type="float" office:value="63918.87" table:style-name="ce2">
            <text:p>63918.87</text:p>
          </table:table-cell>
          <table:table-cell office:value-type="float" office:value="51.9" table:style-name="ce2">
            <text:p>51.9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5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3246.41" table:style-name="ce2">
            <text:p>3246.41</text:p>
          </table:table-cell>
          <table:table-cell office:value-type="float" office:value="407865" table:style-name="ce2">
            <text:p>407865</text:p>
          </table:table-cell>
          <table:table-cell office:value-type="float" office:value="5703" table:style-name="ce2">
            <text:p>5703</text:p>
          </table:table-cell>
          <table:table-cell office:value-type="float" office:value="667" table:style-name="ce2">
            <text:p>667</text:p>
          </table:table-cell>
          <table:table-cell office:value-type="float" office:value="96275.12" table:style-name="ce2">
            <text:p>96275.12</text:p>
          </table:table-cell>
          <table:table-cell office:value-type="float" office:value="28.66" table:style-name="ce2">
            <text:p>28.66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6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151.23" table:style-name="ce2">
            <text:p>1151.23</text:p>
          </table:table-cell>
          <table:table-cell office:value-type="float" office:value="274479" table:style-name="ce2">
            <text:p>274479</text:p>
          </table:table-cell>
          <table:table-cell office:value-type="float" office:value="4185" table:style-name="ce2">
            <text:p>4185</text:p>
          </table:table-cell>
          <table:table-cell office:value-type="float" office:value="1" table:style-name="ce2">
            <text:p>1</text:p>
          </table:table-cell>
          <table:table-cell office:value-type="float" office:value="127.11" table:style-name="ce2">
            <text:p>127.11</text:p>
          </table:table-cell>
          <table:table-cell office:value-type="float" office:value="-0.89" table:style-name="ce2">
            <text:p>-0.89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7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509.4" table:style-name="ce2">
            <text:p>509.4</text:p>
          </table:table-cell>
          <table:table-cell office:value-type="float" office:value="267064" table:style-name="ce2">
            <text:p>267064</text:p>
          </table:table-cell>
          <table:table-cell office:value-type="float" office:value="21850" table:style-name="ce2">
            <text:p>21850</text:p>
          </table:table-cell>
          <table:table-cell office:value-type="float" office:value="1648" table:style-name="ce2">
            <text:p>1648</text:p>
          </table:table-cell>
          <table:table-cell office:value-type="float" office:value="561800.61" table:style-name="ce2">
            <text:p>561800.61</text:p>
          </table:table-cell>
          <table:table-cell office:value-type="float" office:value="1101.8699999999999" table:style-name="ce2">
            <text:p>1101.87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8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2393.21" table:style-name="ce2">
            <text:p>2393.21</text:p>
          </table:table-cell>
          <table:table-cell office:value-type="float" office:value="192945" table:style-name="ce2">
            <text:p>192945</text:p>
          </table:table-cell>
          <table:table-cell office:value-type="float" office:value="7953" table:style-name="ce2">
            <text:p>7953</text:p>
          </table:table-cell>
          <table:table-cell office:value-type="float" office:value="204" table:style-name="ce2">
            <text:p>204</text:p>
          </table:table-cell>
          <table:table-cell office:value-type="float" office:value="81089.7" table:style-name="ce2">
            <text:p>81089.7</text:p>
          </table:table-cell>
          <table:table-cell office:value-type="float" office:value="32.880000000000003" table:style-name="ce2">
            <text:p>32.88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19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542.3900000000003" table:style-name="ce2">
            <text:p>4542.39</text:p>
          </table:table-cell>
          <table:table-cell office:value-type="float" office:value="398288" table:style-name="ce2">
            <text:p>398288</text:p>
          </table:table-cell>
          <table:table-cell office:value-type="float" office:value="9404" table:style-name="ce2">
            <text:p>9404</text:p>
          </table:table-cell>
          <table:table-cell office:value-type="float" office:value="59" table:style-name="ce2">
            <text:p>59</text:p>
          </table:table-cell>
          <table:table-cell office:value-type="float" office:value="22017.34" table:style-name="ce2">
            <text:p>22017.34</text:p>
          </table:table-cell>
          <table:table-cell office:value-type="float" office:value="3.85" table:style-name="ce2">
            <text:p>3.85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0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195.51" table:style-name="ce2">
            <text:p>1195.51</text:p>
          </table:table-cell>
          <table:table-cell office:value-type="float" office:value="481395" table:style-name="ce2">
            <text:p>481395</text:p>
          </table:table-cell>
          <table:table-cell office:value-type="float" office:value="45560" table:style-name="ce2">
            <text:p>45560</text:p>
          </table:table-cell>
          <table:table-cell office:value-type="float" office:value="7748" table:style-name="ce2">
            <text:p>7748</text:p>
          </table:table-cell>
          <table:table-cell office:value-type="float" office:value="1533735.79" table:style-name="ce2">
            <text:p>1533735.79</text:p>
          </table:table-cell>
          <table:table-cell office:value-type="float" office:value="1281.9100000000001" table:style-name="ce2">
            <text:p>1281.91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1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793.51" table:style-name="ce2">
            <text:p>2793.51</text:p>
          </table:table-cell>
          <table:table-cell office:value-type="float" office:value="421199" table:style-name="ce2">
            <text:p>421199</text:p>
          </table:table-cell>
          <table:table-cell office:value-type="float" office:value="20728" table:style-name="ce2">
            <text:p>20728</text:p>
          </table:table-cell>
          <table:table-cell office:value-type="float" office:value="215" table:style-name="ce2">
            <text:p>215</text:p>
          </table:table-cell>
          <table:table-cell office:value-type="float" office:value="42266" table:style-name="ce2">
            <text:p>42266</text:p>
          </table:table-cell>
          <table:table-cell office:value-type="float" office:value="14.13" table:style-name="ce2">
            <text:p>14.13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2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3474.83" table:style-name="ce2">
            <text:p>3474.83</text:p>
          </table:table-cell>
          <table:table-cell office:value-type="float" office:value="420890" table:style-name="ce2">
            <text:p>420890</text:p>
          </table:table-cell>
          <table:table-cell office:value-type="float" office:value="31292" table:style-name="ce2">
            <text:p>31292</text:p>
          </table:table-cell>
          <table:table-cell office:value-type="float" office:value="5647" table:style-name="ce2">
            <text:p>5647</text:p>
          </table:table-cell>
          <table:table-cell office:value-type="float" office:value="1962593.75" table:style-name="ce2">
            <text:p>1962593.75</text:p>
          </table:table-cell>
          <table:table-cell office:value-type="float" office:value="563.79999999999995" table:style-name="ce2">
            <text:p>563.8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3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473.75" table:style-name="ce2">
            <text:p>2473.75</text:p>
          </table:table-cell>
          <table:table-cell office:value-type="float" office:value="61801" table:style-name="ce2">
            <text:p>61801</text:p>
          </table:table-cell>
          <table:table-cell office:value-type="float" office:value="2229" table:style-name="ce2">
            <text:p>2229</text:p>
          </table:table-cell>
          <table:table-cell office:value-type="float" office:value="273" table:style-name="ce2">
            <text:p>273</text:p>
          </table:table-cell>
          <table:table-cell office:value-type="float" office:value="100681.06" table:style-name="ce2">
            <text:p>100681.06</text:p>
          </table:table-cell>
          <table:table-cell office:value-type="float" office:value="39.700000000000003" table:style-name="ce2">
            <text:p>39.7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4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573.98" table:style-name="ce2">
            <text:p>573.98</text:p>
          </table:table-cell>
          <table:table-cell office:value-type="float" office:value="386515" table:style-name="ce2">
            <text:p>386515</text:p>
          </table:table-cell>
          <table:table-cell office:value-type="float" office:value="7282" table:style-name="ce2">
            <text:p>7282</text:p>
          </table:table-cell>
          <table:table-cell office:value-type="float" office:value="1431" table:style-name="ce2">
            <text:p>1431</text:p>
          </table:table-cell>
          <table:table-cell office:value-type="float" office:value="612705.67000000004" table:style-name="ce2">
            <text:p>612705.67</text:p>
          </table:table-cell>
          <table:table-cell office:value-type="float" office:value="1066.47" table:style-name="ce2">
            <text:p>1066.47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583.66" table:style-name="ce2">
            <text:p>583.66</text:p>
          </table:table-cell>
          <table:table-cell office:value-type="float" office:value="464556" table:style-name="ce2">
            <text:p>464556</text:p>
          </table:table-cell>
          <table:table-cell office:value-type="float" office:value="30960" table:style-name="ce2">
            <text:p>30960</text:p>
          </table:table-cell>
          <table:table-cell office:value-type="float" office:value="951" table:style-name="ce2">
            <text:p>951</text:p>
          </table:table-cell>
          <table:table-cell office:value-type="float" office:value="294037.56" table:style-name="ce2">
            <text:p>294037.56</text:p>
          </table:table-cell>
          <table:table-cell office:value-type="float" office:value="502.78" table:style-name="ce2">
            <text:p>502.78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6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183.89" table:style-name="ce2">
            <text:p>2183.89</text:p>
          </table:table-cell>
          <table:table-cell office:value-type="float" office:value="18040" table:style-name="ce2">
            <text:p>18040</text:p>
          </table:table-cell>
          <table:table-cell office:value-type="float" office:value="1662" table:style-name="ce2">
            <text:p>1662</text:p>
          </table:table-cell>
          <table:table-cell office:value-type="float" office:value="326" table:style-name="ce2">
            <text:p>326</text:p>
          </table:table-cell>
          <table:table-cell office:value-type="float" office:value="150692.82999999999" table:style-name="ce2">
            <text:p>150692.83</text:p>
          </table:table-cell>
          <table:table-cell office:value-type="float" office:value="68" table:style-name="ce2">
            <text:p>68</text:p>
          </table:table-cell>
          <table:table-cell office:value-type="date" office:date-value="2024-12-24T00:00:00" table:style-name="ce3">
            <text:p>24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7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1463.59" table:style-name="ce2">
            <text:p>1463.59</text:p>
          </table:table-cell>
          <table:table-cell office:value-type="float" office:value="76683" table:style-name="ce2">
            <text:p>76683</text:p>
          </table:table-cell>
          <table:table-cell office:value-type="float" office:value="7274" table:style-name="ce2">
            <text:p>7274</text:p>
          </table:table-cell>
          <table:table-cell office:value-type="float" office:value="201" table:style-name="ce2">
            <text:p>201</text:p>
          </table:table-cell>
          <table:table-cell office:value-type="float" office:value="49958.37" table:style-name="ce2">
            <text:p>49958.37</text:p>
          </table:table-cell>
          <table:table-cell office:value-type="float" office:value="33.130000000000003" table:style-name="ce2">
            <text:p>33.13</text:p>
          </table:table-cell>
          <table:table-cell office:value-type="date" office:date-value="2024-12-26T00:00:00" table:style-name="ce3">
            <text:p>26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8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334.7199999999998" table:style-name="ce2">
            <text:p>2334.72</text:p>
          </table:table-cell>
          <table:table-cell office:value-type="float" office:value="26411" table:style-name="ce2">
            <text:p>26411</text:p>
          </table:table-cell>
          <table:table-cell office:value-type="float" office:value="1343" table:style-name="ce2">
            <text:p>1343</text:p>
          </table:table-cell>
          <table:table-cell office:value-type="float" office:value="234" table:style-name="ce2">
            <text:p>234</text:p>
          </table:table-cell>
          <table:table-cell office:value-type="float" office:value="78188.160000000003" table:style-name="ce2">
            <text:p>78188.16</text:p>
          </table:table-cell>
          <table:table-cell office:value-type="float" office:value="32.49" table:style-name="ce2">
            <text:p>32.49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29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911.68" table:style-name="ce2">
            <text:p>911.68</text:p>
          </table:table-cell>
          <table:table-cell office:value-type="float" office:value="386204" table:style-name="ce2">
            <text:p>386204</text:p>
          </table:table-cell>
          <table:table-cell office:value-type="float" office:value="31316" table:style-name="ce2">
            <text:p>31316</text:p>
          </table:table-cell>
          <table:table-cell office:value-type="float" office:value="2755" table:style-name="ce2">
            <text:p>2755</text:p>
          </table:table-cell>
          <table:table-cell office:value-type="float" office:value="1068191.1200000001" table:style-name="ce2">
            <text:p>1068191.12</text:p>
          </table:table-cell>
          <table:table-cell office:value-type="float" office:value="1170.67" table:style-name="ce2">
            <text:p>1170.67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0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576.39" table:style-name="ce2">
            <text:p>576.39</text:p>
          </table:table-cell>
          <table:table-cell office:value-type="float" office:value="418363" table:style-name="ce2">
            <text:p>418363</text:p>
          </table:table-cell>
          <table:table-cell office:value-type="float" office:value="1494" table:style-name="ce2">
            <text:p>1494</text:p>
          </table:table-cell>
          <table:table-cell office:value-type="float" office:value="30" table:style-name="ce2">
            <text:p>30</text:p>
          </table:table-cell>
          <table:table-cell office:value-type="float" office:value="4710.87" table:style-name="ce2">
            <text:p>4710.87</text:p>
          </table:table-cell>
          <table:table-cell office:value-type="float" office:value="7.17" table:style-name="ce2">
            <text:p>7.17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1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748.08" table:style-name="ce2">
            <text:p>748.08</text:p>
          </table:table-cell>
          <table:table-cell office:value-type="float" office:value="394760" table:style-name="ce2">
            <text:p>394760</text:p>
          </table:table-cell>
          <table:table-cell office:value-type="float" office:value="35641" table:style-name="ce2">
            <text:p>35641</text:p>
          </table:table-cell>
          <table:table-cell office:value-type="float" office:value="4166" table:style-name="ce2">
            <text:p>4166</text:p>
          </table:table-cell>
          <table:table-cell office:value-type="float" office:value="500849.26" table:style-name="ce2">
            <text:p>500849.26</text:p>
          </table:table-cell>
          <table:table-cell office:value-type="float" office:value="668.51" table:style-name="ce2">
            <text:p>668.51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2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319.5" table:style-name="ce2">
            <text:p>2319.5</text:p>
          </table:table-cell>
          <table:table-cell office:value-type="float" office:value="366996" table:style-name="ce2">
            <text:p>366996</text:p>
          </table:table-cell>
          <table:table-cell office:value-type="float" office:value="30621" table:style-name="ce2">
            <text:p>30621</text:p>
          </table:table-cell>
          <table:table-cell office:value-type="float" office:value="3135" table:style-name="ce2">
            <text:p>3135</text:p>
          </table:table-cell>
          <table:table-cell office:value-type="float" office:value="361855.05" table:style-name="ce2">
            <text:p>361855.05</text:p>
          </table:table-cell>
          <table:table-cell office:value-type="float" office:value="155.01" table:style-name="ce2">
            <text:p>155.01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3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2521.9" table:style-name="ce2">
            <text:p>2521.9</text:p>
          </table:table-cell>
          <table:table-cell office:value-type="float" office:value="118582" table:style-name="ce2">
            <text:p>118582</text:p>
          </table:table-cell>
          <table:table-cell office:value-type="float" office:value="9244" table:style-name="ce2">
            <text:p>9244</text:p>
          </table:table-cell>
          <table:table-cell office:value-type="float" office:value="1500" table:style-name="ce2">
            <text:p>1500</text:p>
          </table:table-cell>
          <table:table-cell office:value-type="float" office:value="114150.27" table:style-name="ce2">
            <text:p>114150.27</text:p>
          </table:table-cell>
          <table:table-cell office:value-type="float" office:value="44.26" table:style-name="ce2">
            <text:p>44.26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4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3723.67" table:style-name="ce2">
            <text:p>3723.67</text:p>
          </table:table-cell>
          <table:table-cell office:value-type="float" office:value="77030" table:style-name="ce2">
            <text:p>77030</text:p>
          </table:table-cell>
          <table:table-cell office:value-type="float" office:value="5230" table:style-name="ce2">
            <text:p>5230</text:p>
          </table:table-cell>
          <table:table-cell office:value-type="float" office:value="663" table:style-name="ce2">
            <text:p>663</text:p>
          </table:table-cell>
          <table:table-cell office:value-type="float" office:value="116034.06" table:style-name="ce2">
            <text:p>116034.06</text:p>
          </table:table-cell>
          <table:table-cell office:value-type="float" office:value="30.16" table:style-name="ce2">
            <text:p>30.16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5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4631.22" table:style-name="ce2">
            <text:p>4631.22</text:p>
          </table:table-cell>
          <table:table-cell office:value-type="float" office:value="35017" table:style-name="ce2">
            <text:p>35017</text:p>
          </table:table-cell>
          <table:table-cell office:value-type="float" office:value="836" table:style-name="ce2">
            <text:p>836</text:p>
          </table:table-cell>
          <table:table-cell office:value-type="float" office:value="28" table:style-name="ce2">
            <text:p>28</text:p>
          </table:table-cell>
          <table:table-cell office:value-type="float" office:value="5055.7700000000004" table:style-name="ce2">
            <text:p>5055.77</text:p>
          </table:table-cell>
          <table:table-cell office:value-type="float" office:value="0.09" table:style-name="ce2">
            <text:p>0.09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6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1785.77" table:style-name="ce2">
            <text:p>1785.77</text:p>
          </table:table-cell>
          <table:table-cell office:value-type="float" office:value="106936" table:style-name="ce2">
            <text:p>106936</text:p>
          </table:table-cell>
          <table:table-cell office:value-type="float" office:value="8857" table:style-name="ce2">
            <text:p>8857</text:p>
          </table:table-cell>
          <table:table-cell office:value-type="float" office:value="1620" table:style-name="ce2">
            <text:p>1620</text:p>
          </table:table-cell>
          <table:table-cell office:value-type="float" office:value="572242.22" table:style-name="ce2">
            <text:p>572242.22</text:p>
          </table:table-cell>
          <table:table-cell office:value-type="float" office:value="319.45" table:style-name="ce2">
            <text:p>319.45</text:p>
          </table:table-cell>
          <table:table-cell office:value-type="date" office:date-value="2024-12-19T00:00:00" table:style-name="ce3">
            <text:p>19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7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082.07" table:style-name="ce2">
            <text:p>3082.07</text:p>
          </table:table-cell>
          <table:table-cell office:value-type="float" office:value="26884" table:style-name="ce2">
            <text:p>26884</text:p>
          </table:table-cell>
          <table:table-cell office:value-type="float" office:value="2468" table:style-name="ce2">
            <text:p>2468</text:p>
          </table:table-cell>
          <table:table-cell office:value-type="float" office:value="163" table:style-name="ce2">
            <text:p>163</text:p>
          </table:table-cell>
          <table:table-cell office:value-type="float" office:value="64073.71" table:style-name="ce2">
            <text:p>64073.71</text:p>
          </table:table-cell>
          <table:table-cell office:value-type="float" office:value="19.79" table:style-name="ce2">
            <text:p>19.79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8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263.97" table:style-name="ce2">
            <text:p>1263.97</text:p>
          </table:table-cell>
          <table:table-cell office:value-type="float" office:value="445213" table:style-name="ce2">
            <text:p>445213</text:p>
          </table:table-cell>
          <table:table-cell office:value-type="float" office:value="16413" table:style-name="ce2">
            <text:p>16413</text:p>
          </table:table-cell>
          <table:table-cell office:value-type="float" office:value="1959" table:style-name="ce2">
            <text:p>1959</text:p>
          </table:table-cell>
          <table:table-cell office:value-type="float" office:value="326979.65000000002" table:style-name="ce2">
            <text:p>326979.65</text:p>
          </table:table-cell>
          <table:table-cell office:value-type="float" office:value="257.69" table:style-name="ce2">
            <text:p>257.69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39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527.69" table:style-name="ce2">
            <text:p>2527.69</text:p>
          </table:table-cell>
          <table:table-cell office:value-type="float" office:value="493902" table:style-name="ce2">
            <text:p>493902</text:p>
          </table:table-cell>
          <table:table-cell office:value-type="float" office:value="39393" table:style-name="ce2">
            <text:p>39393</text:p>
          </table:table-cell>
          <table:table-cell office:value-type="float" office:value="4510" table:style-name="ce2">
            <text:p>4510</text:p>
          </table:table-cell>
          <table:table-cell office:value-type="float" office:value="1310331.72" table:style-name="ce2">
            <text:p>1310331.72</text:p>
          </table:table-cell>
          <table:table-cell office:value-type="float" office:value="517.39" table:style-name="ce2">
            <text:p>517.39</text:p>
          </table:table-cell>
          <table:table-cell office:value-type="date" office:date-value="2024-11-21T00:00:00" table:style-name="ce3">
            <text:p>21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0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594.94" table:style-name="ce2">
            <text:p>2594.94</text:p>
          </table:table-cell>
          <table:table-cell office:value-type="float" office:value="34605" table:style-name="ce2">
            <text:p>34605</text:p>
          </table:table-cell>
          <table:table-cell office:value-type="float" office:value="926" table:style-name="ce2">
            <text:p>926</text:p>
          </table:table-cell>
          <table:table-cell office:value-type="float" office:value="160" table:style-name="ce2">
            <text:p>160</text:p>
          </table:table-cell>
          <table:table-cell office:value-type="float" office:value="52219.07" table:style-name="ce2">
            <text:p>52219.07</text:p>
          </table:table-cell>
          <table:table-cell office:value-type="float" office:value="19.12" table:style-name="ce2">
            <text:p>19.12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1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395.05" table:style-name="ce2">
            <text:p>4395.05</text:p>
          </table:table-cell>
          <table:table-cell office:value-type="float" office:value="67855" table:style-name="ce2">
            <text:p>67855</text:p>
          </table:table-cell>
          <table:table-cell office:value-type="float" office:value="2216" table:style-name="ce2">
            <text:p>2216</text:p>
          </table:table-cell>
          <table:table-cell office:value-type="float" office:value="70" table:style-name="ce2">
            <text:p>70</text:p>
          </table:table-cell>
          <table:table-cell office:value-type="float" office:value="20625.18" table:style-name="ce2">
            <text:p>20625.18</text:p>
          </table:table-cell>
          <table:table-cell office:value-type="float" office:value="3.69" table:style-name="ce2">
            <text:p>3.69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2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759.08" table:style-name="ce2">
            <text:p>759.08</text:p>
          </table:table-cell>
          <table:table-cell office:value-type="float" office:value="65798" table:style-name="ce2">
            <text:p>65798</text:p>
          </table:table-cell>
          <table:table-cell office:value-type="float" office:value="1172" table:style-name="ce2">
            <text:p>1172</text:p>
          </table:table-cell>
          <table:table-cell office:value-type="float" office:value="190" table:style-name="ce2">
            <text:p>190</text:p>
          </table:table-cell>
          <table:table-cell office:value-type="float" office:value="22722.34" table:style-name="ce2">
            <text:p>22722.34</text:p>
          </table:table-cell>
          <table:table-cell office:value-type="float" office:value="28.93" table:style-name="ce2">
            <text:p>28.93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3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2693.89" table:style-name="ce2">
            <text:p>2693.89</text:p>
          </table:table-cell>
          <table:table-cell office:value-type="float" office:value="145649" table:style-name="ce2">
            <text:p>145649</text:p>
          </table:table-cell>
          <table:table-cell office:value-type="float" office:value="996" table:style-name="ce2">
            <text:p>996</text:p>
          </table:table-cell>
          <table:table-cell office:value-type="float" office:value="17" table:style-name="ce2">
            <text:p>17</text:p>
          </table:table-cell>
          <table:table-cell office:value-type="float" office:value="1343.04" table:style-name="ce2">
            <text:p>1343.04</text:p>
          </table:table-cell>
          <table:table-cell office:value-type="float" office:value="-0.5" table:style-name="ce2">
            <text:p>-0.5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4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535.87" table:style-name="ce2">
            <text:p>2535.87</text:p>
          </table:table-cell>
          <table:table-cell office:value-type="float" office:value="94211" table:style-name="ce2">
            <text:p>94211</text:p>
          </table:table-cell>
          <table:table-cell office:value-type="float" office:value="3148" table:style-name="ce2">
            <text:p>3148</text:p>
          </table:table-cell>
          <table:table-cell office:value-type="float" office:value="586" table:style-name="ce2">
            <text:p>586</text:p>
          </table:table-cell>
          <table:table-cell office:value-type="float" office:value="73481.73" table:style-name="ce2">
            <text:p>73481.73</text:p>
          </table:table-cell>
          <table:table-cell office:value-type="float" office:value="27.98" table:style-name="ce2">
            <text:p>27.98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5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355.3000000000002" table:style-name="ce2">
            <text:p>2355.3</text:p>
          </table:table-cell>
          <table:table-cell office:value-type="float" office:value="197563" table:style-name="ce2">
            <text:p>197563</text:p>
          </table:table-cell>
          <table:table-cell office:value-type="float" office:value="5346" table:style-name="ce2">
            <text:p>5346</text:p>
          </table:table-cell>
          <table:table-cell office:value-type="float" office:value="33" table:style-name="ce2">
            <text:p>33</text:p>
          </table:table-cell>
          <table:table-cell office:value-type="float" office:value="10850.8" table:style-name="ce2">
            <text:p>10850.8</text:p>
          </table:table-cell>
          <table:table-cell office:value-type="float" office:value="3.61" table:style-name="ce2">
            <text:p>3.61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6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698.09" table:style-name="ce2">
            <text:p>3698.09</text:p>
          </table:table-cell>
          <table:table-cell office:value-type="float" office:value="439430" table:style-name="ce2">
            <text:p>439430</text:p>
          </table:table-cell>
          <table:table-cell office:value-type="float" office:value="39797" table:style-name="ce2">
            <text:p>39797</text:p>
          </table:table-cell>
          <table:table-cell office:value-type="float" office:value="6233" table:style-name="ce2">
            <text:p>6233</text:p>
          </table:table-cell>
          <table:table-cell office:value-type="float" office:value="1842875.81" table:style-name="ce2">
            <text:p>1842875.81</text:p>
          </table:table-cell>
          <table:table-cell office:value-type="float" office:value="497.33" table:style-name="ce2">
            <text:p>497.33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7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2791.45" table:style-name="ce2">
            <text:p>2791.45</text:p>
          </table:table-cell>
          <table:table-cell office:value-type="float" office:value="154094" table:style-name="ce2">
            <text:p>154094</text:p>
          </table:table-cell>
          <table:table-cell office:value-type="float" office:value="9692" table:style-name="ce2">
            <text:p>9692</text:p>
          </table:table-cell>
          <table:table-cell office:value-type="float" office:value="1867" table:style-name="ce2">
            <text:p>1867</text:p>
          </table:table-cell>
          <table:table-cell office:value-type="float" office:value="451630.03" table:style-name="ce2">
            <text:p>451630.03</text:p>
          </table:table-cell>
          <table:table-cell office:value-type="float" office:value="160.79" table:style-name="ce2">
            <text:p>160.79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8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889.35" table:style-name="ce2">
            <text:p>3889.35</text:p>
          </table:table-cell>
          <table:table-cell office:value-type="float" office:value="103159" table:style-name="ce2">
            <text:p>103159</text:p>
          </table:table-cell>
          <table:table-cell office:value-type="float" office:value="1269" table:style-name="ce2">
            <text:p>1269</text:p>
          </table:table-cell>
          <table:table-cell office:value-type="float" office:value="222" table:style-name="ce2">
            <text:p>222</text:p>
          </table:table-cell>
          <table:table-cell office:value-type="float" office:value="51683.91" table:style-name="ce2">
            <text:p>51683.91</text:p>
          </table:table-cell>
          <table:table-cell office:value-type="float" office:value="12.29" table:style-name="ce2">
            <text:p>12.29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49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804.59" table:style-name="ce2">
            <text:p>804.59</text:p>
          </table:table-cell>
          <table:table-cell office:value-type="float" office:value="437854" table:style-name="ce2">
            <text:p>437854</text:p>
          </table:table-cell>
          <table:table-cell office:value-type="float" office:value="9558" table:style-name="ce2">
            <text:p>9558</text:p>
          </table:table-cell>
          <table:table-cell office:value-type="float" office:value="64" table:style-name="ce2">
            <text:p>64</text:p>
          </table:table-cell>
          <table:table-cell office:value-type="float" office:value="17783.240000000002" table:style-name="ce2">
            <text:p>17783.24</text:p>
          </table:table-cell>
          <table:table-cell office:value-type="float" office:value="21.1" table:style-name="ce2">
            <text:p>21.1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0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366.98" table:style-name="ce2">
            <text:p>2366.98</text:p>
          </table:table-cell>
          <table:table-cell office:value-type="float" office:value="81197" table:style-name="ce2">
            <text:p>81197</text:p>
          </table:table-cell>
          <table:table-cell office:value-type="float" office:value="7258" table:style-name="ce2">
            <text:p>7258</text:p>
          </table:table-cell>
          <table:table-cell office:value-type="float" office:value="146" table:style-name="ce2">
            <text:p>146</text:p>
          </table:table-cell>
          <table:table-cell office:value-type="float" office:value="39978.1" table:style-name="ce2">
            <text:p>39978.1</text:p>
          </table:table-cell>
          <table:table-cell office:value-type="float" office:value="15.89" table:style-name="ce2">
            <text:p>15.89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1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557.08" table:style-name="ce2">
            <text:p>1557.08</text:p>
          </table:table-cell>
          <table:table-cell office:value-type="float" office:value="182018" table:style-name="ce2">
            <text:p>182018</text:p>
          </table:table-cell>
          <table:table-cell office:value-type="float" office:value="6063" table:style-name="ce2">
            <text:p>6063</text:p>
          </table:table-cell>
          <table:table-cell office:value-type="float" office:value="1023" table:style-name="ce2">
            <text:p>1023</text:p>
          </table:table-cell>
          <table:table-cell office:value-type="float" office:value="108043.6" table:style-name="ce2">
            <text:p>108043.6</text:p>
          </table:table-cell>
          <table:table-cell office:value-type="float" office:value="68.39" table:style-name="ce2">
            <text:p>68.39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2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2727.76" table:style-name="ce2">
            <text:p>2727.76</text:p>
          </table:table-cell>
          <table:table-cell office:value-type="float" office:value="191526" table:style-name="ce2">
            <text:p>191526</text:p>
          </table:table-cell>
          <table:table-cell office:value-type="float" office:value="7296" table:style-name="ce2">
            <text:p>7296</text:p>
          </table:table-cell>
          <table:table-cell office:value-type="float" office:value="116" table:style-name="ce2">
            <text:p>116</text:p>
          </table:table-cell>
          <table:table-cell office:value-type="float" office:value="9698.66" table:style-name="ce2">
            <text:p>9698.66</text:p>
          </table:table-cell>
          <table:table-cell office:value-type="float" office:value="2.56" table:style-name="ce2">
            <text:p>2.56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3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1783.7" table:style-name="ce2">
            <text:p>1783.7</text:p>
          </table:table-cell>
          <table:table-cell office:value-type="float" office:value="287444" table:style-name="ce2">
            <text:p>287444</text:p>
          </table:table-cell>
          <table:table-cell office:value-type="float" office:value="27679" table:style-name="ce2">
            <text:p>27679</text:p>
          </table:table-cell>
          <table:table-cell office:value-type="float" office:value="1828" table:style-name="ce2">
            <text:p>1828</text:p>
          </table:table-cell>
          <table:table-cell office:value-type="float" office:value="602053.69999999995" table:style-name="ce2">
            <text:p>602053.7</text:p>
          </table:table-cell>
          <table:table-cell office:value-type="float" office:value="336.53" table:style-name="ce2">
            <text:p>336.53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4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2471.23" table:style-name="ce2">
            <text:p>2471.23</text:p>
          </table:table-cell>
          <table:table-cell office:value-type="float" office:value="149220" table:style-name="ce2">
            <text:p>149220</text:p>
          </table:table-cell>
          <table:table-cell office:value-type="float" office:value="14634" table:style-name="ce2">
            <text:p>14634</text:p>
          </table:table-cell>
          <table:table-cell office:value-type="float" office:value="201" table:style-name="ce2">
            <text:p>201</text:p>
          </table:table-cell>
          <table:table-cell office:value-type="float" office:value="94425.74" table:style-name="ce2">
            <text:p>94425.74</text:p>
          </table:table-cell>
          <table:table-cell office:value-type="float" office:value="37.21" table:style-name="ce2">
            <text:p>37.21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228.7700000000004" table:style-name="ce2">
            <text:p>4228.77</text:p>
          </table:table-cell>
          <table:table-cell office:value-type="float" office:value="396188" table:style-name="ce2">
            <text:p>396188</text:p>
          </table:table-cell>
          <table:table-cell office:value-type="float" office:value="28159" table:style-name="ce2">
            <text:p>28159</text:p>
          </table:table-cell>
          <table:table-cell office:value-type="float" office:value="3754" table:style-name="ce2">
            <text:p>3754</text:p>
          </table:table-cell>
          <table:table-cell office:value-type="float" office:value="1350108.25" table:style-name="ce2">
            <text:p>1350108.25</text:p>
          </table:table-cell>
          <table:table-cell office:value-type="float" office:value="318.27" table:style-name="ce2">
            <text:p>318.27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6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453.1" table:style-name="ce2">
            <text:p>2453.1</text:p>
          </table:table-cell>
          <table:table-cell office:value-type="float" office:value="141537" table:style-name="ce2">
            <text:p>141537</text:p>
          </table:table-cell>
          <table:table-cell office:value-type="float" office:value="3646" table:style-name="ce2">
            <text:p>3646</text:p>
          </table:table-cell>
          <table:table-cell office:value-type="float" office:value="192" table:style-name="ce2">
            <text:p>192</text:p>
          </table:table-cell>
          <table:table-cell office:value-type="float" office:value="24196.55" table:style-name="ce2">
            <text:p>24196.55</text:p>
          </table:table-cell>
          <table:table-cell office:value-type="float" office:value="8.86" table:style-name="ce2">
            <text:p>8.86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7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873.51" table:style-name="ce2">
            <text:p>2873.51</text:p>
          </table:table-cell>
          <table:table-cell office:value-type="float" office:value="147792" table:style-name="ce2">
            <text:p>147792</text:p>
          </table:table-cell>
          <table:table-cell office:value-type="float" office:value="2954" table:style-name="ce2">
            <text:p>2954</text:p>
          </table:table-cell>
          <table:table-cell office:value-type="float" office:value="570" table:style-name="ce2">
            <text:p>570</text:p>
          </table:table-cell>
          <table:table-cell office:value-type="float" office:value="196390.05" table:style-name="ce2">
            <text:p>196390.05</text:p>
          </table:table-cell>
          <table:table-cell office:value-type="float" office:value="67.349999999999994" table:style-name="ce2">
            <text:p>67.35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8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63.53" table:style-name="ce2">
            <text:p>163.53</text:p>
          </table:table-cell>
          <table:table-cell office:value-type="float" office:value="273576" table:style-name="ce2">
            <text:p>273576</text:p>
          </table:table-cell>
          <table:table-cell office:value-type="float" office:value="20700" table:style-name="ce2">
            <text:p>20700</text:p>
          </table:table-cell>
          <table:table-cell office:value-type="float" office:value="476" table:style-name="ce2">
            <text:p>476</text:p>
          </table:table-cell>
          <table:table-cell office:value-type="float" office:value="109090.33" table:style-name="ce2">
            <text:p>109090.33</text:p>
          </table:table-cell>
          <table:table-cell office:value-type="float" office:value="666.1" table:style-name="ce2">
            <text:p>666.1</text:p>
          </table:table-cell>
          <table:table-cell office:value-type="date" office:date-value="2025-01-28T00:00:00" table:style-name="ce3">
            <text:p>28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59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026.69" table:style-name="ce2">
            <text:p>4026.69</text:p>
          </table:table-cell>
          <table:table-cell office:value-type="float" office:value="13146" table:style-name="ce2">
            <text:p>13146</text:p>
          </table:table-cell>
          <table:table-cell office:value-type="float" office:value="1104" table:style-name="ce2">
            <text:p>1104</text:p>
          </table:table-cell>
          <table:table-cell office:value-type="float" office:value="94" table:style-name="ce2">
            <text:p>94</text:p>
          </table:table-cell>
          <table:table-cell office:value-type="float" office:value="12526.39" table:style-name="ce2">
            <text:p>12526.39</text:p>
          </table:table-cell>
          <table:table-cell office:value-type="float" office:value="2.11" table:style-name="ce2">
            <text:p>2.11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0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3131.92" table:style-name="ce2">
            <text:p>3131.92</text:p>
          </table:table-cell>
          <table:table-cell office:value-type="float" office:value="455564" table:style-name="ce2">
            <text:p>455564</text:p>
          </table:table-cell>
          <table:table-cell office:value-type="float" office:value="13807" table:style-name="ce2">
            <text:p>13807</text:p>
          </table:table-cell>
          <table:table-cell office:value-type="float" office:value="1099" table:style-name="ce2">
            <text:p>1099</text:p>
          </table:table-cell>
          <table:table-cell office:value-type="float" office:value="285072.43" table:style-name="ce2">
            <text:p>285072.43</text:p>
          </table:table-cell>
          <table:table-cell office:value-type="float" office:value="90.02" table:style-name="ce2">
            <text:p>90.02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1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3480.13" table:style-name="ce2">
            <text:p>3480.13</text:p>
          </table:table-cell>
          <table:table-cell office:value-type="float" office:value="421863" table:style-name="ce2">
            <text:p>421863</text:p>
          </table:table-cell>
          <table:table-cell office:value-type="float" office:value="3318" table:style-name="ce2">
            <text:p>3318</text:p>
          </table:table-cell>
          <table:table-cell office:value-type="float" office:value="600" table:style-name="ce2">
            <text:p>600</text:p>
          </table:table-cell>
          <table:table-cell office:value-type="float" office:value="165222.70000000001" table:style-name="ce2">
            <text:p>165222.7</text:p>
          </table:table-cell>
          <table:table-cell office:value-type="float" office:value="46.48" table:style-name="ce2">
            <text:p>46.48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2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297.04" table:style-name="ce2">
            <text:p>3297.04</text:p>
          </table:table-cell>
          <table:table-cell office:value-type="float" office:value="118394" table:style-name="ce2">
            <text:p>118394</text:p>
          </table:table-cell>
          <table:table-cell office:value-type="float" office:value="11194" table:style-name="ce2">
            <text:p>11194</text:p>
          </table:table-cell>
          <table:table-cell office:value-type="float" office:value="653" table:style-name="ce2">
            <text:p>653</text:p>
          </table:table-cell>
          <table:table-cell office:value-type="float" office:value="120035.5" table:style-name="ce2">
            <text:p>120035.5</text:p>
          </table:table-cell>
          <table:table-cell office:value-type="float" office:value="35.409999999999997" table:style-name="ce2">
            <text:p>35.41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3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834.36" table:style-name="ce2">
            <text:p>2834.36</text:p>
          </table:table-cell>
          <table:table-cell office:value-type="float" office:value="159873" table:style-name="ce2">
            <text:p>159873</text:p>
          </table:table-cell>
          <table:table-cell office:value-type="float" office:value="12822" table:style-name="ce2">
            <text:p>12822</text:p>
          </table:table-cell>
          <table:table-cell office:value-type="float" office:value="875" table:style-name="ce2">
            <text:p>875</text:p>
          </table:table-cell>
          <table:table-cell office:value-type="float" office:value="285128.2" table:style-name="ce2">
            <text:p>285128.2</text:p>
          </table:table-cell>
          <table:table-cell office:value-type="float" office:value="99.6" table:style-name="ce2">
            <text:p>99.6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4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26.66000000000003" table:style-name="ce2">
            <text:p>326.66</text:p>
          </table:table-cell>
          <table:table-cell office:value-type="float" office:value="128990" table:style-name="ce2">
            <text:p>128990</text:p>
          </table:table-cell>
          <table:table-cell office:value-type="float" office:value="11619" table:style-name="ce2">
            <text:p>11619</text:p>
          </table:table-cell>
          <table:table-cell office:value-type="float" office:value="1370" table:style-name="ce2">
            <text:p>1370</text:p>
          </table:table-cell>
          <table:table-cell office:value-type="float" office:value="355850.07" table:style-name="ce2">
            <text:p>355850.07</text:p>
          </table:table-cell>
          <table:table-cell office:value-type="float" office:value="1088.3599999999999" table:style-name="ce2">
            <text:p>1088.36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5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763.68" table:style-name="ce2">
            <text:p>763.68</text:p>
          </table:table-cell>
          <table:table-cell office:value-type="float" office:value="396219" table:style-name="ce2">
            <text:p>396219</text:p>
          </table:table-cell>
          <table:table-cell office:value-type="float" office:value="13622" table:style-name="ce2">
            <text:p>13622</text:p>
          </table:table-cell>
          <table:table-cell office:value-type="float" office:value="664" table:style-name="ce2">
            <text:p>664</text:p>
          </table:table-cell>
          <table:table-cell office:value-type="float" office:value="154966.87" table:style-name="ce2">
            <text:p>154966.87</text:p>
          </table:table-cell>
          <table:table-cell office:value-type="float" office:value="201.92" table:style-name="ce2">
            <text:p>201.92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6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187.84" table:style-name="ce2">
            <text:p>4187.84</text:p>
          </table:table-cell>
          <table:table-cell office:value-type="float" office:value="363389" table:style-name="ce2">
            <text:p>363389</text:p>
          </table:table-cell>
          <table:table-cell office:value-type="float" office:value="9963" table:style-name="ce2">
            <text:p>9963</text:p>
          </table:table-cell>
          <table:table-cell office:value-type="float" office:value="1193" table:style-name="ce2">
            <text:p>1193</text:p>
          </table:table-cell>
          <table:table-cell office:value-type="float" office:value="226643.31" table:style-name="ce2">
            <text:p>226643.31</text:p>
          </table:table-cell>
          <table:table-cell office:value-type="float" office:value="53.12" table:style-name="ce2">
            <text:p>53.12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067.6400000000001" table:style-name="ce2">
            <text:p>1067.64</text:p>
          </table:table-cell>
          <table:table-cell office:value-type="float" office:value="229291" table:style-name="ce2">
            <text:p>229291</text:p>
          </table:table-cell>
          <table:table-cell office:value-type="float" office:value="1207" table:style-name="ce2">
            <text:p>1207</text:p>
          </table:table-cell>
          <table:table-cell office:value-type="float" office:value="7" table:style-name="ce2">
            <text:p>7</text:p>
          </table:table-cell>
          <table:table-cell office:value-type="float" office:value="991.81" table:style-name="ce2">
            <text:p>991.81</text:p>
          </table:table-cell>
          <table:table-cell office:value-type="float" office:value="-7.0000000000000007E-2" table:style-name="ce2">
            <text:p>-0.07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8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10.93" table:style-name="ce2">
            <text:p>210.93</text:p>
          </table:table-cell>
          <table:table-cell office:value-type="float" office:value="445448" table:style-name="ce2">
            <text:p>445448</text:p>
          </table:table-cell>
          <table:table-cell office:value-type="float" office:value="35412" table:style-name="ce2">
            <text:p>35412</text:p>
          </table:table-cell>
          <table:table-cell office:value-type="float" office:value="2921" table:style-name="ce2">
            <text:p>2921</text:p>
          </table:table-cell>
          <table:table-cell office:value-type="float" office:value="232732.03" table:style-name="ce2">
            <text:p>232732.03</text:p>
          </table:table-cell>
          <table:table-cell office:value-type="float" office:value="1102.3599999999999" table:style-name="ce2">
            <text:p>1102.36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69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18.56" table:style-name="ce2">
            <text:p>218.56</text:p>
          </table:table-cell>
          <table:table-cell office:value-type="float" office:value="232654" table:style-name="ce2">
            <text:p>232654</text:p>
          </table:table-cell>
          <table:table-cell office:value-type="float" office:value="13961" table:style-name="ce2">
            <text:p>13961</text:p>
          </table:table-cell>
          <table:table-cell office:value-type="float" office:value="1551" table:style-name="ce2">
            <text:p>1551</text:p>
          </table:table-cell>
          <table:table-cell office:value-type="float" office:value="771812.27" table:style-name="ce2">
            <text:p>771812.27</text:p>
          </table:table-cell>
          <table:table-cell office:value-type="float" office:value="3530.35" table:style-name="ce2">
            <text:p>3530.35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485.73" table:style-name="ce2">
            <text:p>1485.73</text:p>
          </table:table-cell>
          <table:table-cell office:value-type="float" office:value="358107" table:style-name="ce2">
            <text:p>358107</text:p>
          </table:table-cell>
          <table:table-cell office:value-type="float" office:value="20744" table:style-name="ce2">
            <text:p>20744</text:p>
          </table:table-cell>
          <table:table-cell office:value-type="float" office:value="1435" table:style-name="ce2">
            <text:p>1435</text:p>
          </table:table-cell>
          <table:table-cell office:value-type="float" office:value="687181.55" table:style-name="ce2">
            <text:p>687181.55</text:p>
          </table:table-cell>
          <table:table-cell office:value-type="float" office:value="461.52" table:style-name="ce2">
            <text:p>461.52</text:p>
          </table:table-cell>
          <table:table-cell office:value-type="date" office:date-value="2024-12-27T00:00:00" table:style-name="ce3">
            <text:p>27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1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3334.85" table:style-name="ce2">
            <text:p>3334.85</text:p>
          </table:table-cell>
          <table:table-cell office:value-type="float" office:value="417551" table:style-name="ce2">
            <text:p>417551</text:p>
          </table:table-cell>
          <table:table-cell office:value-type="float" office:value="101" table:style-name="ce2">
            <text:p>101</text:p>
          </table:table-cell>
          <table:table-cell office:value-type="float" office:value="20" table:style-name="ce2">
            <text:p>20</text:p>
          </table:table-cell>
          <table:table-cell office:value-type="float" office:value="1777.97" table:style-name="ce2">
            <text:p>1777.97</text:p>
          </table:table-cell>
          <table:table-cell office:value-type="float" office:value="-0.47" table:style-name="ce2">
            <text:p>-0.47</text:p>
          </table:table-cell>
          <table:table-cell office:value-type="date" office:date-value="2024-12-27T00:00:00" table:style-name="ce3">
            <text:p>27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2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388.7" table:style-name="ce2">
            <text:p>388.7</text:p>
          </table:table-cell>
          <table:table-cell office:value-type="float" office:value="255175" table:style-name="ce2">
            <text:p>255175</text:p>
          </table:table-cell>
          <table:table-cell office:value-type="float" office:value="24777" table:style-name="ce2">
            <text:p>24777</text:p>
          </table:table-cell>
          <table:table-cell office:value-type="float" office:value="123" table:style-name="ce2">
            <text:p>123</text:p>
          </table:table-cell>
          <table:table-cell office:value-type="float" office:value="40811.35" table:style-name="ce2">
            <text:p>40811.35</text:p>
          </table:table-cell>
          <table:table-cell office:value-type="float" office:value="103.99" table:style-name="ce2">
            <text:p>103.99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3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4717.3900000000003" table:style-name="ce2">
            <text:p>4717.39</text:p>
          </table:table-cell>
          <table:table-cell office:value-type="float" office:value="490619" table:style-name="ce2">
            <text:p>490619</text:p>
          </table:table-cell>
          <table:table-cell office:value-type="float" office:value="8009" table:style-name="ce2">
            <text:p>8009</text:p>
          </table:table-cell>
          <table:table-cell office:value-type="float" office:value="1203" table:style-name="ce2">
            <text:p>1203</text:p>
          </table:table-cell>
          <table:table-cell office:value-type="float" office:value="558463.32999999996" table:style-name="ce2">
            <text:p>558463.33</text:p>
          </table:table-cell>
          <table:table-cell office:value-type="float" office:value="117.38" table:style-name="ce2">
            <text:p>117.38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4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1305.5" table:style-name="ce2">
            <text:p>1305.5</text:p>
          </table:table-cell>
          <table:table-cell office:value-type="float" office:value="2634" table:style-name="ce2">
            <text:p>2634</text:p>
          </table:table-cell>
          <table:table-cell office:value-type="float" office:value="174" table:style-name="ce2">
            <text:p>174</text:p>
          </table:table-cell>
          <table:table-cell office:value-type="float" office:value="12" table:style-name="ce2">
            <text:p>12</text:p>
          </table:table-cell>
          <table:table-cell office:value-type="float" office:value="4110.1400000000003" table:style-name="ce2">
            <text:p>4110.14</text:p>
          </table:table-cell>
          <table:table-cell office:value-type="float" office:value="2.15" table:style-name="ce2">
            <text:p>2.15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5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994.32" table:style-name="ce2">
            <text:p>994.32</text:p>
          </table:table-cell>
          <table:table-cell office:value-type="float" office:value="332114" table:style-name="ce2">
            <text:p>332114</text:p>
          </table:table-cell>
          <table:table-cell office:value-type="float" office:value="29816" table:style-name="ce2">
            <text:p>29816</text:p>
          </table:table-cell>
          <table:table-cell office:value-type="float" office:value="350" table:style-name="ce2">
            <text:p>350</text:p>
          </table:table-cell>
          <table:table-cell office:value-type="float" office:value="163989.35" table:style-name="ce2">
            <text:p>163989.35</text:p>
          </table:table-cell>
          <table:table-cell office:value-type="float" office:value="163.93" table:style-name="ce2">
            <text:p>163.93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6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526.29999999999995" table:style-name="ce2">
            <text:p>526.3</text:p>
          </table:table-cell>
          <table:table-cell office:value-type="float" office:value="116354" table:style-name="ce2">
            <text:p>116354</text:p>
          </table:table-cell>
          <table:table-cell office:value-type="float" office:value="7642" table:style-name="ce2">
            <text:p>7642</text:p>
          </table:table-cell>
          <table:table-cell office:value-type="float" office:value="803" table:style-name="ce2">
            <text:p>803</text:p>
          </table:table-cell>
          <table:table-cell office:value-type="float" office:value="77359.34" table:style-name="ce2">
            <text:p>77359.34</text:p>
          </table:table-cell>
          <table:table-cell office:value-type="float" office:value="145.99" table:style-name="ce2">
            <text:p>145.99</text:p>
          </table:table-cell>
          <table:table-cell office:value-type="date" office:date-value="2024-11-28T00:00:00" table:style-name="ce3">
            <text:p>28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7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1263.01" table:style-name="ce2">
            <text:p>1263.01</text:p>
          </table:table-cell>
          <table:table-cell office:value-type="float" office:value="207726" table:style-name="ce2">
            <text:p>207726</text:p>
          </table:table-cell>
          <table:table-cell office:value-type="float" office:value="16581" table:style-name="ce2">
            <text:p>16581</text:p>
          </table:table-cell>
          <table:table-cell office:value-type="float" office:value="2714" table:style-name="ce2">
            <text:p>2714</text:p>
          </table:table-cell>
          <table:table-cell office:value-type="float" office:value="991863.7" table:style-name="ce2">
            <text:p>991863.7</text:p>
          </table:table-cell>
          <table:table-cell office:value-type="float" office:value="784.32" table:style-name="ce2">
            <text:p>784.32</text:p>
          </table:table-cell>
          <table:table-cell office:value-type="date" office:date-value="2024-12-24T00:00:00" table:style-name="ce3">
            <text:p>24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8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677.94" table:style-name="ce2">
            <text:p>1677.94</text:p>
          </table:table-cell>
          <table:table-cell office:value-type="float" office:value="366531" table:style-name="ce2">
            <text:p>366531</text:p>
          </table:table-cell>
          <table:table-cell office:value-type="float" office:value="11859" table:style-name="ce2">
            <text:p>11859</text:p>
          </table:table-cell>
          <table:table-cell office:value-type="float" office:value="1067" table:style-name="ce2">
            <text:p>1067</text:p>
          </table:table-cell>
          <table:table-cell office:value-type="float" office:value="365734.75" table:style-name="ce2">
            <text:p>365734.75</text:p>
          </table:table-cell>
          <table:table-cell office:value-type="float" office:value="216.97" table:style-name="ce2">
            <text:p>216.97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79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607.43" table:style-name="ce2">
            <text:p>3607.43</text:p>
          </table:table-cell>
          <table:table-cell office:value-type="float" office:value="310353" table:style-name="ce2">
            <text:p>310353</text:p>
          </table:table-cell>
          <table:table-cell office:value-type="float" office:value="454" table:style-name="ce2">
            <text:p>454</text:p>
          </table:table-cell>
          <table:table-cell office:value-type="float" office:value="30" table:style-name="ce2">
            <text:p>30</text:p>
          </table:table-cell>
          <table:table-cell office:value-type="float" office:value="11607.75" table:style-name="ce2">
            <text:p>11607.75</text:p>
          </table:table-cell>
          <table:table-cell office:value-type="float" office:value="2.2200000000000002" table:style-name="ce2">
            <text:p>2.22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0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4747.7" table:style-name="ce2">
            <text:p>4747.7</text:p>
          </table:table-cell>
          <table:table-cell office:value-type="float" office:value="81074" table:style-name="ce2">
            <text:p>81074</text:p>
          </table:table-cell>
          <table:table-cell office:value-type="float" office:value="4705" table:style-name="ce2">
            <text:p>4705</text:p>
          </table:table-cell>
          <table:table-cell office:value-type="float" office:value="78" table:style-name="ce2">
            <text:p>78</text:p>
          </table:table-cell>
          <table:table-cell office:value-type="float" office:value="18426.099999999999" table:style-name="ce2">
            <text:p>18426.1</text:p>
          </table:table-cell>
          <table:table-cell office:value-type="float" office:value="2.88" table:style-name="ce2">
            <text:p>2.88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1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966.86" table:style-name="ce2">
            <text:p>3966.86</text:p>
          </table:table-cell>
          <table:table-cell office:value-type="float" office:value="153214" table:style-name="ce2">
            <text:p>153214</text:p>
          </table:table-cell>
          <table:table-cell office:value-type="float" office:value="15259" table:style-name="ce2">
            <text:p>15259</text:p>
          </table:table-cell>
          <table:table-cell office:value-type="float" office:value="1519" table:style-name="ce2">
            <text:p>1519</text:p>
          </table:table-cell>
          <table:table-cell office:value-type="float" office:value="243444.34" table:style-name="ce2">
            <text:p>243444.34</text:p>
          </table:table-cell>
          <table:table-cell office:value-type="float" office:value="60.37" table:style-name="ce2">
            <text:p>60.37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2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674.19" table:style-name="ce2">
            <text:p>1674.19</text:p>
          </table:table-cell>
          <table:table-cell office:value-type="float" office:value="53337" table:style-name="ce2">
            <text:p>53337</text:p>
          </table:table-cell>
          <table:table-cell office:value-type="float" office:value="2233" table:style-name="ce2">
            <text:p>2233</text:p>
          </table:table-cell>
          <table:table-cell office:value-type="float" office:value="55" table:style-name="ce2">
            <text:p>55</text:p>
          </table:table-cell>
          <table:table-cell office:value-type="float" office:value="11090.68" table:style-name="ce2">
            <text:p>11090.68</text:p>
          </table:table-cell>
          <table:table-cell office:value-type="float" office:value="5.62" table:style-name="ce2">
            <text:p>5.62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3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3231.77" table:style-name="ce2">
            <text:p>3231.77</text:p>
          </table:table-cell>
          <table:table-cell office:value-type="float" office:value="291933" table:style-name="ce2">
            <text:p>291933</text:p>
          </table:table-cell>
          <table:table-cell office:value-type="float" office:value="24712" table:style-name="ce2">
            <text:p>24712</text:p>
          </table:table-cell>
          <table:table-cell office:value-type="float" office:value="2142" table:style-name="ce2">
            <text:p>2142</text:p>
          </table:table-cell>
          <table:table-cell office:value-type="float" office:value="166303.67000000001" table:style-name="ce2">
            <text:p>166303.67</text:p>
          </table:table-cell>
          <table:table-cell office:value-type="float" office:value="50.46" table:style-name="ce2">
            <text:p>50.46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4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982.44" table:style-name="ce2">
            <text:p>982.44</text:p>
          </table:table-cell>
          <table:table-cell office:value-type="float" office:value="393332" table:style-name="ce2">
            <text:p>393332</text:p>
          </table:table-cell>
          <table:table-cell office:value-type="float" office:value="30480" table:style-name="ce2">
            <text:p>30480</text:p>
          </table:table-cell>
          <table:table-cell office:value-type="float" office:value="5224" table:style-name="ce2">
            <text:p>5224</text:p>
          </table:table-cell>
          <table:table-cell office:value-type="float" office:value="1963423.33" table:style-name="ce2">
            <text:p>1963423.33</text:p>
          </table:table-cell>
          <table:table-cell office:value-type="float" office:value="1997.52" table:style-name="ce2">
            <text:p>1997.52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5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511.2800000000002" table:style-name="ce2">
            <text:p>2511.28</text:p>
          </table:table-cell>
          <table:table-cell office:value-type="float" office:value="334581" table:style-name="ce2">
            <text:p>334581</text:p>
          </table:table-cell>
          <table:table-cell office:value-type="float" office:value="5499" table:style-name="ce2">
            <text:p>5499</text:p>
          </table:table-cell>
          <table:table-cell office:value-type="float" office:value="962" table:style-name="ce2">
            <text:p>962</text:p>
          </table:table-cell>
          <table:table-cell office:value-type="float" office:value="402080.89" table:style-name="ce2">
            <text:p>402080.89</text:p>
          </table:table-cell>
          <table:table-cell office:value-type="float" office:value="159.11000000000001" table:style-name="ce2">
            <text:p>159.11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6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3042.37" table:style-name="ce2">
            <text:p>3042.37</text:p>
          </table:table-cell>
          <table:table-cell office:value-type="float" office:value="397055" table:style-name="ce2">
            <text:p>397055</text:p>
          </table:table-cell>
          <table:table-cell office:value-type="float" office:value="36816" table:style-name="ce2">
            <text:p>36816</text:p>
          </table:table-cell>
          <table:table-cell office:value-type="float" office:value="4953" table:style-name="ce2">
            <text:p>4953</text:p>
          </table:table-cell>
          <table:table-cell office:value-type="float" office:value="1965826.49" table:style-name="ce2">
            <text:p>1965826.49</text:p>
          </table:table-cell>
          <table:table-cell office:value-type="float" office:value="645.15" table:style-name="ce2">
            <text:p>645.15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7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2296.67" table:style-name="ce2">
            <text:p>2296.67</text:p>
          </table:table-cell>
          <table:table-cell office:value-type="float" office:value="249651" table:style-name="ce2">
            <text:p>249651</text:p>
          </table:table-cell>
          <table:table-cell office:value-type="float" office:value="15977" table:style-name="ce2">
            <text:p>15977</text:p>
          </table:table-cell>
          <table:table-cell office:value-type="float" office:value="1145" table:style-name="ce2">
            <text:p>1145</text:p>
          </table:table-cell>
          <table:table-cell office:value-type="float" office:value="403049.16" table:style-name="ce2">
            <text:p>403049.16</text:p>
          </table:table-cell>
          <table:table-cell office:value-type="float" office:value="174.49" table:style-name="ce2">
            <text:p>174.49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8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946.32" table:style-name="ce2">
            <text:p>4946.32</text:p>
          </table:table-cell>
          <table:table-cell office:value-type="float" office:value="269694" table:style-name="ce2">
            <text:p>269694</text:p>
          </table:table-cell>
          <table:table-cell office:value-type="float" office:value="24778" table:style-name="ce2">
            <text:p>24778</text:p>
          </table:table-cell>
          <table:table-cell office:value-type="float" office:value="2064" table:style-name="ce2">
            <text:p>2064</text:p>
          </table:table-cell>
          <table:table-cell office:value-type="float" office:value="226623.63" table:style-name="ce2">
            <text:p>226623.63</text:p>
          </table:table-cell>
          <table:table-cell office:value-type="float" office:value="44.82" table:style-name="ce2">
            <text:p>44.82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89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406.54" table:style-name="ce2">
            <text:p>1406.54</text:p>
          </table:table-cell>
          <table:table-cell office:value-type="float" office:value="52529" table:style-name="ce2">
            <text:p>52529</text:p>
          </table:table-cell>
          <table:table-cell office:value-type="float" office:value="420" table:style-name="ce2">
            <text:p>420</text:p>
          </table:table-cell>
          <table:table-cell office:value-type="float" office:value="80" table:style-name="ce2">
            <text:p>80</text:p>
          </table:table-cell>
          <table:table-cell office:value-type="float" office:value="22435.87" table:style-name="ce2">
            <text:p>22435.87</text:p>
          </table:table-cell>
          <table:table-cell office:value-type="float" office:value="14.95" table:style-name="ce2">
            <text:p>14.95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0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851.41" table:style-name="ce2">
            <text:p>2851.41</text:p>
          </table:table-cell>
          <table:table-cell office:value-type="float" office:value="32592" table:style-name="ce2">
            <text:p>32592</text:p>
          </table:table-cell>
          <table:table-cell office:value-type="float" office:value="336" table:style-name="ce2">
            <text:p>336</text:p>
          </table:table-cell>
          <table:table-cell office:value-type="float" office:value="14" table:style-name="ce2">
            <text:p>14</text:p>
          </table:table-cell>
          <table:table-cell office:value-type="float" office:value="4616.55" table:style-name="ce2">
            <text:p>4616.55</text:p>
          </table:table-cell>
          <table:table-cell office:value-type="float" office:value="0.62" table:style-name="ce2">
            <text:p>0.62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1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4606.6000000000004" table:style-name="ce2">
            <text:p>4606.6</text:p>
          </table:table-cell>
          <table:table-cell office:value-type="float" office:value="150418" table:style-name="ce2">
            <text:p>150418</text:p>
          </table:table-cell>
          <table:table-cell office:value-type="float" office:value="515" table:style-name="ce2">
            <text:p>515</text:p>
          </table:table-cell>
          <table:table-cell office:value-type="float" office:value="38" table:style-name="ce2">
            <text:p>38</text:p>
          </table:table-cell>
          <table:table-cell office:value-type="float" office:value="3407.56" table:style-name="ce2">
            <text:p>3407.56</text:p>
          </table:table-cell>
          <table:table-cell office:value-type="float" office:value="-0.26" table:style-name="ce2">
            <text:p>-0.26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2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657.87" table:style-name="ce2">
            <text:p>4657.87</text:p>
          </table:table-cell>
          <table:table-cell office:value-type="float" office:value="177368" table:style-name="ce2">
            <text:p>177368</text:p>
          </table:table-cell>
          <table:table-cell office:value-type="float" office:value="1648" table:style-name="ce2">
            <text:p>1648</text:p>
          </table:table-cell>
          <table:table-cell office:value-type="float" office:value="179" table:style-name="ce2">
            <text:p>179</text:p>
          </table:table-cell>
          <table:table-cell office:value-type="float" office:value="47228.55" table:style-name="ce2">
            <text:p>47228.55</text:p>
          </table:table-cell>
          <table:table-cell office:value-type="float" office:value="9.14" table:style-name="ce2">
            <text:p>9.14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3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955.85" table:style-name="ce2">
            <text:p>2955.85</text:p>
          </table:table-cell>
          <table:table-cell office:value-type="float" office:value="369860" table:style-name="ce2">
            <text:p>369860</text:p>
          </table:table-cell>
          <table:table-cell office:value-type="float" office:value="21695" table:style-name="ce2">
            <text:p>21695</text:p>
          </table:table-cell>
          <table:table-cell office:value-type="float" office:value="2024" table:style-name="ce2">
            <text:p>2024</text:p>
          </table:table-cell>
          <table:table-cell office:value-type="float" office:value="999824.09" table:style-name="ce2">
            <text:p>999824.09</text:p>
          </table:table-cell>
          <table:table-cell office:value-type="float" office:value="337.25" table:style-name="ce2">
            <text:p>337.25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4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850.71" table:style-name="ce2">
            <text:p>2850.71</text:p>
          </table:table-cell>
          <table:table-cell office:value-type="float" office:value="85571" table:style-name="ce2">
            <text:p>85571</text:p>
          </table:table-cell>
          <table:table-cell office:value-type="float" office:value="3940" table:style-name="ce2">
            <text:p>3940</text:p>
          </table:table-cell>
          <table:table-cell office:value-type="float" office:value="20" table:style-name="ce2">
            <text:p>20</text:p>
          </table:table-cell>
          <table:table-cell office:value-type="float" office:value="2749.91" table:style-name="ce2">
            <text:p>2749.91</text:p>
          </table:table-cell>
          <table:table-cell office:value-type="float" office:value="-0.04" table:style-name="ce2">
            <text:p>-0.04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5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931.76" table:style-name="ce2">
            <text:p>931.76</text:p>
          </table:table-cell>
          <table:table-cell office:value-type="float" office:value="109973" table:style-name="ce2">
            <text:p>109973</text:p>
          </table:table-cell>
          <table:table-cell office:value-type="float" office:value="1638" table:style-name="ce2">
            <text:p>1638</text:p>
          </table:table-cell>
          <table:table-cell office:value-type="float" office:value="95" table:style-name="ce2">
            <text:p>95</text:p>
          </table:table-cell>
          <table:table-cell office:value-type="float" office:value="16947.490000000002" table:style-name="ce2">
            <text:p>16947.49</text:p>
          </table:table-cell>
          <table:table-cell office:value-type="float" office:value="17.190000000000001" table:style-name="ce2">
            <text:p>17.19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6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151.83" table:style-name="ce2">
            <text:p>4151.83</text:p>
          </table:table-cell>
          <table:table-cell office:value-type="float" office:value="493156" table:style-name="ce2">
            <text:p>493156</text:p>
          </table:table-cell>
          <table:table-cell office:value-type="float" office:value="36776" table:style-name="ce2">
            <text:p>36776</text:p>
          </table:table-cell>
          <table:table-cell office:value-type="float" office:value="5606" table:style-name="ce2">
            <text:p>5606</text:p>
          </table:table-cell>
          <table:table-cell office:value-type="float" office:value="1276523.8600000001" table:style-name="ce2">
            <text:p>1276523.86</text:p>
          </table:table-cell>
          <table:table-cell office:value-type="float" office:value="306.45999999999998" table:style-name="ce2">
            <text:p>306.46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7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550.36" table:style-name="ce2">
            <text:p>2550.36</text:p>
          </table:table-cell>
          <table:table-cell office:value-type="float" office:value="241298" table:style-name="ce2">
            <text:p>241298</text:p>
          </table:table-cell>
          <table:table-cell office:value-type="float" office:value="6189" table:style-name="ce2">
            <text:p>6189</text:p>
          </table:table-cell>
          <table:table-cell office:value-type="float" office:value="109" table:style-name="ce2">
            <text:p>109</text:p>
          </table:table-cell>
          <table:table-cell office:value-type="float" office:value="31429.43" table:style-name="ce2">
            <text:p>31429.43</text:p>
          </table:table-cell>
          <table:table-cell office:value-type="float" office:value="11.32" table:style-name="ce2">
            <text:p>11.32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8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3495.57" table:style-name="ce2">
            <text:p>3495.57</text:p>
          </table:table-cell>
          <table:table-cell office:value-type="float" office:value="471846" table:style-name="ce2">
            <text:p>471846</text:p>
          </table:table-cell>
          <table:table-cell office:value-type="float" office:value="20062" table:style-name="ce2">
            <text:p>20062</text:p>
          </table:table-cell>
          <table:table-cell office:value-type="float" office:value="2926" table:style-name="ce2">
            <text:p>2926</text:p>
          </table:table-cell>
          <table:table-cell office:value-type="float" office:value="772979.4" table:style-name="ce2">
            <text:p>772979.4</text:p>
          </table:table-cell>
          <table:table-cell office:value-type="float" office:value="220.13" table:style-name="ce2">
            <text:p>220.13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299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452.3999999999996" table:style-name="ce2">
            <text:p>4452.4</text:p>
          </table:table-cell>
          <table:table-cell office:value-type="float" office:value="74369" table:style-name="ce2">
            <text:p>74369</text:p>
          </table:table-cell>
          <table:table-cell office:value-type="float" office:value="2525" table:style-name="ce2">
            <text:p>2525</text:p>
          </table:table-cell>
          <table:table-cell office:value-type="float" office:value="383" table:style-name="ce2">
            <text:p>383</text:p>
          </table:table-cell>
          <table:table-cell office:value-type="float" office:value="128061.16" table:style-name="ce2">
            <text:p>128061.16</text:p>
          </table:table-cell>
          <table:table-cell office:value-type="float" office:value="27.76" table:style-name="ce2">
            <text:p>27.76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305.3900000000001" table:style-name="ce2">
            <text:p>1305.39</text:p>
          </table:table-cell>
          <table:table-cell office:value-type="float" office:value="442319" table:style-name="ce2">
            <text:p>442319</text:p>
          </table:table-cell>
          <table:table-cell office:value-type="float" office:value="6767" table:style-name="ce2">
            <text:p>6767</text:p>
          </table:table-cell>
          <table:table-cell office:value-type="float" office:value="701" table:style-name="ce2">
            <text:p>701</text:p>
          </table:table-cell>
          <table:table-cell office:value-type="float" office:value="143443.57999999999" table:style-name="ce2">
            <text:p>143443.58</text:p>
          </table:table-cell>
          <table:table-cell office:value-type="float" office:value="108.89" table:style-name="ce2">
            <text:p>108.89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1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240.98" table:style-name="ce2">
            <text:p>2240.98</text:p>
          </table:table-cell>
          <table:table-cell office:value-type="float" office:value="233605" table:style-name="ce2">
            <text:p>233605</text:p>
          </table:table-cell>
          <table:table-cell office:value-type="float" office:value="7875" table:style-name="ce2">
            <text:p>7875</text:p>
          </table:table-cell>
          <table:table-cell office:value-type="float" office:value="329" table:style-name="ce2">
            <text:p>329</text:p>
          </table:table-cell>
          <table:table-cell office:value-type="float" office:value="59847.56" table:style-name="ce2">
            <text:p>59847.56</text:p>
          </table:table-cell>
          <table:table-cell office:value-type="float" office:value="25.71" table:style-name="ce2">
            <text:p>25.71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2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3836.55" table:style-name="ce2">
            <text:p>3836.55</text:p>
          </table:table-cell>
          <table:table-cell office:value-type="float" office:value="103879" table:style-name="ce2">
            <text:p>103879</text:p>
          </table:table-cell>
          <table:table-cell office:value-type="float" office:value="10237" table:style-name="ce2">
            <text:p>10237</text:p>
          </table:table-cell>
          <table:table-cell office:value-type="float" office:value="595" table:style-name="ce2">
            <text:p>595</text:p>
          </table:table-cell>
          <table:table-cell office:value-type="float" office:value="83561.02" table:style-name="ce2">
            <text:p>83561.02</text:p>
          </table:table-cell>
          <table:table-cell office:value-type="float" office:value="20.78" table:style-name="ce2">
            <text:p>20.78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3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209.91" table:style-name="ce2">
            <text:p>3209.91</text:p>
          </table:table-cell>
          <table:table-cell office:value-type="float" office:value="389918" table:style-name="ce2">
            <text:p>389918</text:p>
          </table:table-cell>
          <table:table-cell office:value-type="float" office:value="32936" table:style-name="ce2">
            <text:p>32936</text:p>
          </table:table-cell>
          <table:table-cell office:value-type="float" office:value="3317" table:style-name="ce2">
            <text:p>3317</text:p>
          </table:table-cell>
          <table:table-cell office:value-type="float" office:value="1488050.15" table:style-name="ce2">
            <text:p>1488050.15</text:p>
          </table:table-cell>
          <table:table-cell office:value-type="float" office:value="462.58" table:style-name="ce2">
            <text:p>462.58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4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1699.65" table:style-name="ce2">
            <text:p>1699.65</text:p>
          </table:table-cell>
          <table:table-cell office:value-type="float" office:value="256357" table:style-name="ce2">
            <text:p>256357</text:p>
          </table:table-cell>
          <table:table-cell office:value-type="float" office:value="19865" table:style-name="ce2">
            <text:p>19865</text:p>
          </table:table-cell>
          <table:table-cell office:value-type="float" office:value="1880" table:style-name="ce2">
            <text:p>1880</text:p>
          </table:table-cell>
          <table:table-cell office:value-type="float" office:value="155246.82" table:style-name="ce2">
            <text:p>155246.82</text:p>
          </table:table-cell>
          <table:table-cell office:value-type="float" office:value="90.34" table:style-name="ce2">
            <text:p>90.34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5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1399.66" table:style-name="ce2">
            <text:p>1399.66</text:p>
          </table:table-cell>
          <table:table-cell office:value-type="float" office:value="372871" table:style-name="ce2">
            <text:p>372871</text:p>
          </table:table-cell>
          <table:table-cell office:value-type="float" office:value="8806" table:style-name="ce2">
            <text:p>8806</text:p>
          </table:table-cell>
          <table:table-cell office:value-type="float" office:value="531" table:style-name="ce2">
            <text:p>531</text:p>
          </table:table-cell>
          <table:table-cell office:value-type="float" office:value="144613.69" table:style-name="ce2">
            <text:p>144613.69</text:p>
          </table:table-cell>
          <table:table-cell office:value-type="float" office:value="102.32" table:style-name="ce2">
            <text:p>102.32</text:p>
          </table:table-cell>
          <table:table-cell office:value-type="date" office:date-value="2024-11-16T00:00:00" table:style-name="ce3">
            <text:p>16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6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749.02" table:style-name="ce2">
            <text:p>2749.02</text:p>
          </table:table-cell>
          <table:table-cell office:value-type="float" office:value="252790" table:style-name="ce2">
            <text:p>252790</text:p>
          </table:table-cell>
          <table:table-cell office:value-type="float" office:value="17748" table:style-name="ce2">
            <text:p>17748</text:p>
          </table:table-cell>
          <table:table-cell office:value-type="float" office:value="3164" table:style-name="ce2">
            <text:p>3164</text:p>
          </table:table-cell>
          <table:table-cell office:value-type="float" office:value="1260856.3200000001" table:style-name="ce2">
            <text:p>1260856.32</text:p>
          </table:table-cell>
          <table:table-cell office:value-type="float" office:value="457.66" table:style-name="ce2">
            <text:p>457.66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7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543.87" table:style-name="ce2">
            <text:p>543.87</text:p>
          </table:table-cell>
          <table:table-cell office:value-type="float" office:value="54913" table:style-name="ce2">
            <text:p>54913</text:p>
          </table:table-cell>
          <table:table-cell office:value-type="float" office:value="1257" table:style-name="ce2">
            <text:p>1257</text:p>
          </table:table-cell>
          <table:table-cell office:value-type="float" office:value="226" table:style-name="ce2">
            <text:p>226</text:p>
          </table:table-cell>
          <table:table-cell office:value-type="float" office:value="91283.72" table:style-name="ce2">
            <text:p>91283.72</text:p>
          </table:table-cell>
          <table:table-cell office:value-type="float" office:value="166.84" table:style-name="ce2">
            <text:p>166.84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8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862.38" table:style-name="ce2">
            <text:p>3862.38</text:p>
          </table:table-cell>
          <table:table-cell office:value-type="float" office:value="291353" table:style-name="ce2">
            <text:p>291353</text:p>
          </table:table-cell>
          <table:table-cell office:value-type="float" office:value="18740" table:style-name="ce2">
            <text:p>18740</text:p>
          </table:table-cell>
          <table:table-cell office:value-type="float" office:value="2106" table:style-name="ce2">
            <text:p>2106</text:p>
          </table:table-cell>
          <table:table-cell office:value-type="float" office:value="426394.36" table:style-name="ce2">
            <text:p>426394.36</text:p>
          </table:table-cell>
          <table:table-cell office:value-type="float" office:value="109.4" table:style-name="ce2">
            <text:p>109.4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09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048.36" table:style-name="ce2">
            <text:p>4048.36</text:p>
          </table:table-cell>
          <table:table-cell office:value-type="float" office:value="90749" table:style-name="ce2">
            <text:p>90749</text:p>
          </table:table-cell>
          <table:table-cell office:value-type="float" office:value="5693" table:style-name="ce2">
            <text:p>5693</text:p>
          </table:table-cell>
          <table:table-cell office:value-type="float" office:value="482" table:style-name="ce2">
            <text:p>482</text:p>
          </table:table-cell>
          <table:table-cell office:value-type="float" office:value="204318.93" table:style-name="ce2">
            <text:p>204318.93</text:p>
          </table:table-cell>
          <table:table-cell office:value-type="float" office:value="49.47" table:style-name="ce2">
            <text:p>49.47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0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364.7600000000002" table:style-name="ce2">
            <text:p>2364.76</text:p>
          </table:table-cell>
          <table:table-cell office:value-type="float" office:value="280813" table:style-name="ce2">
            <text:p>280813</text:p>
          </table:table-cell>
          <table:table-cell office:value-type="float" office:value="23944" table:style-name="ce2">
            <text:p>23944</text:p>
          </table:table-cell>
          <table:table-cell office:value-type="float" office:value="3574" table:style-name="ce2">
            <text:p>3574</text:p>
          </table:table-cell>
          <table:table-cell office:value-type="float" office:value="660749.82999999996" table:style-name="ce2">
            <text:p>660749.83</text:p>
          </table:table-cell>
          <table:table-cell office:value-type="float" office:value="278.42" table:style-name="ce2">
            <text:p>278.42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1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142.17" table:style-name="ce2">
            <text:p>2142.17</text:p>
          </table:table-cell>
          <table:table-cell office:value-type="float" office:value="115892" table:style-name="ce2">
            <text:p>115892</text:p>
          </table:table-cell>
          <table:table-cell office:value-type="float" office:value="10831" table:style-name="ce2">
            <text:p>10831</text:p>
          </table:table-cell>
          <table:table-cell office:value-type="float" office:value="1685" table:style-name="ce2">
            <text:p>1685</text:p>
          </table:table-cell>
          <table:table-cell office:value-type="float" office:value="193820.22" table:style-name="ce2">
            <text:p>193820.22</text:p>
          </table:table-cell>
          <table:table-cell office:value-type="float" office:value="89.48" table:style-name="ce2">
            <text:p>89.48</text:p>
          </table:table-cell>
          <table:table-cell office:value-type="date" office:date-value="2024-12-22T00:00:00" table:style-name="ce3">
            <text:p>22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2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595.38" table:style-name="ce2">
            <text:p>4595.38</text:p>
          </table:table-cell>
          <table:table-cell office:value-type="float" office:value="379132" table:style-name="ce2">
            <text:p>379132</text:p>
          </table:table-cell>
          <table:table-cell office:value-type="float" office:value="3875" table:style-name="ce2">
            <text:p>3875</text:p>
          </table:table-cell>
          <table:table-cell office:value-type="float" office:value="684" table:style-name="ce2">
            <text:p>684</text:p>
          </table:table-cell>
          <table:table-cell office:value-type="float" office:value="118617.4" table:style-name="ce2">
            <text:p>118617.4</text:p>
          </table:table-cell>
          <table:table-cell office:value-type="float" office:value="24.81" table:style-name="ce2">
            <text:p>24.81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3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1401.63" table:style-name="ce2">
            <text:p>1401.63</text:p>
          </table:table-cell>
          <table:table-cell office:value-type="float" office:value="160898" table:style-name="ce2">
            <text:p>160898</text:p>
          </table:table-cell>
          <table:table-cell office:value-type="float" office:value="1851" table:style-name="ce2">
            <text:p>1851</text:p>
          </table:table-cell>
          <table:table-cell office:value-type="float" office:value="256" table:style-name="ce2">
            <text:p>256</text:p>
          </table:table-cell>
          <table:table-cell office:value-type="float" office:value="84936.23" table:style-name="ce2">
            <text:p>84936.23</text:p>
          </table:table-cell>
          <table:table-cell office:value-type="float" office:value="59.6" table:style-name="ce2">
            <text:p>59.6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4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586.91999999999996" table:style-name="ce2">
            <text:p>586.92</text:p>
          </table:table-cell>
          <table:table-cell office:value-type="float" office:value="468485" table:style-name="ce2">
            <text:p>468485</text:p>
          </table:table-cell>
          <table:table-cell office:value-type="float" office:value="44321" table:style-name="ce2">
            <text:p>44321</text:p>
          </table:table-cell>
          <table:table-cell office:value-type="float" office:value="829" table:style-name="ce2">
            <text:p>829</text:p>
          </table:table-cell>
          <table:table-cell office:value-type="float" office:value="172871.21" table:style-name="ce2">
            <text:p>172871.21</text:p>
          </table:table-cell>
          <table:table-cell office:value-type="float" office:value="293.54000000000002" table:style-name="ce2">
            <text:p>293.54</text:p>
          </table:table-cell>
          <table:table-cell office:value-type="date" office:date-value="2024-12-27T00:00:00" table:style-name="ce3">
            <text:p>27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5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1135.75" table:style-name="ce2">
            <text:p>1135.75</text:p>
          </table:table-cell>
          <table:table-cell office:value-type="float" office:value="326264" table:style-name="ce2">
            <text:p>326264</text:p>
          </table:table-cell>
          <table:table-cell office:value-type="float" office:value="15735" table:style-name="ce2">
            <text:p>15735</text:p>
          </table:table-cell>
          <table:table-cell office:value-type="float" office:value="2482" table:style-name="ce2">
            <text:p>2482</text:p>
          </table:table-cell>
          <table:table-cell office:value-type="float" office:value="1160372.47" table:style-name="ce2">
            <text:p>1160372.47</text:p>
          </table:table-cell>
          <table:table-cell office:value-type="float" office:value="1020.68" table:style-name="ce2">
            <text:p>1020.68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6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640.17" table:style-name="ce2">
            <text:p>3640.17</text:p>
          </table:table-cell>
          <table:table-cell office:value-type="float" office:value="183193" table:style-name="ce2">
            <text:p>183193</text:p>
          </table:table-cell>
          <table:table-cell office:value-type="float" office:value="14541" table:style-name="ce2">
            <text:p>14541</text:p>
          </table:table-cell>
          <table:table-cell office:value-type="float" office:value="310" table:style-name="ce2">
            <text:p>310</text:p>
          </table:table-cell>
          <table:table-cell office:value-type="float" office:value="75005.33" table:style-name="ce2">
            <text:p>75005.33</text:p>
          </table:table-cell>
          <table:table-cell office:value-type="float" office:value="19.600000000000001" table:style-name="ce2">
            <text:p>19.6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7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3534.3" table:style-name="ce2">
            <text:p>3534.3</text:p>
          </table:table-cell>
          <table:table-cell office:value-type="float" office:value="365111" table:style-name="ce2">
            <text:p>365111</text:p>
          </table:table-cell>
          <table:table-cell office:value-type="float" office:value="11136" table:style-name="ce2">
            <text:p>11136</text:p>
          </table:table-cell>
          <table:table-cell office:value-type="float" office:value="961" table:style-name="ce2">
            <text:p>961</text:p>
          </table:table-cell>
          <table:table-cell office:value-type="float" office:value="195940.46" table:style-name="ce2">
            <text:p>195940.46</text:p>
          </table:table-cell>
          <table:table-cell office:value-type="float" office:value="54.44" table:style-name="ce2">
            <text:p>54.44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8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281.31" table:style-name="ce2">
            <text:p>281.31</text:p>
          </table:table-cell>
          <table:table-cell office:value-type="float" office:value="18043" table:style-name="ce2">
            <text:p>18043</text:p>
          </table:table-cell>
          <table:table-cell office:value-type="float" office:value="315" table:style-name="ce2">
            <text:p>315</text:p>
          </table:table-cell>
          <table:table-cell office:value-type="float" office:value="7" table:style-name="ce2">
            <text:p>7</text:p>
          </table:table-cell>
          <table:table-cell office:value-type="float" office:value="3030.98" table:style-name="ce2">
            <text:p>3030.98</text:p>
          </table:table-cell>
          <table:table-cell office:value-type="float" office:value="9.77" table:style-name="ce2">
            <text:p>9.77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19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188.91" table:style-name="ce2">
            <text:p>2188.91</text:p>
          </table:table-cell>
          <table:table-cell office:value-type="float" office:value="8287" table:style-name="ce2">
            <text:p>8287</text:p>
          </table:table-cell>
          <table:table-cell office:value-type="float" office:value="279" table:style-name="ce2">
            <text:p>279</text:p>
          </table:table-cell>
          <table:table-cell office:value-type="float" office:value="31" table:style-name="ce2">
            <text:p>31</text:p>
          </table:table-cell>
          <table:table-cell office:value-type="float" office:value="13737.57" table:style-name="ce2">
            <text:p>13737.57</text:p>
          </table:table-cell>
          <table:table-cell office:value-type="float" office:value="5.28" table:style-name="ce2">
            <text:p>5.28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112.95" table:style-name="ce2">
            <text:p>3112.95</text:p>
          </table:table-cell>
          <table:table-cell office:value-type="float" office:value="232221" table:style-name="ce2">
            <text:p>232221</text:p>
          </table:table-cell>
          <table:table-cell office:value-type="float" office:value="11033" table:style-name="ce2">
            <text:p>11033</text:p>
          </table:table-cell>
          <table:table-cell office:value-type="float" office:value="1090" table:style-name="ce2">
            <text:p>1090</text:p>
          </table:table-cell>
          <table:table-cell office:value-type="float" office:value="221494.88" table:style-name="ce2">
            <text:p>221494.88</text:p>
          </table:table-cell>
          <table:table-cell office:value-type="float" office:value="70.150000000000006" table:style-name="ce2">
            <text:p>70.15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1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4480.1400000000003" table:style-name="ce2">
            <text:p>4480.14</text:p>
          </table:table-cell>
          <table:table-cell office:value-type="float" office:value="269084" table:style-name="ce2">
            <text:p>269084</text:p>
          </table:table-cell>
          <table:table-cell office:value-type="float" office:value="15636" table:style-name="ce2">
            <text:p>15636</text:p>
          </table:table-cell>
          <table:table-cell office:value-type="float" office:value="309" table:style-name="ce2">
            <text:p>309</text:p>
          </table:table-cell>
          <table:table-cell office:value-type="float" office:value="34295.870000000003" table:style-name="ce2">
            <text:p>34295.87</text:p>
          </table:table-cell>
          <table:table-cell office:value-type="float" office:value="6.66" table:style-name="ce2">
            <text:p>6.66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2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960.25" table:style-name="ce2">
            <text:p>2960.25</text:p>
          </table:table-cell>
          <table:table-cell office:value-type="float" office:value="234959" table:style-name="ce2">
            <text:p>234959</text:p>
          </table:table-cell>
          <table:table-cell office:value-type="float" office:value="8360" table:style-name="ce2">
            <text:p>8360</text:p>
          </table:table-cell>
          <table:table-cell office:value-type="float" office:value="591" table:style-name="ce2">
            <text:p>591</text:p>
          </table:table-cell>
          <table:table-cell office:value-type="float" office:value="50484.29" table:style-name="ce2">
            <text:p>50484.29</text:p>
          </table:table-cell>
          <table:table-cell office:value-type="float" office:value="16.05" table:style-name="ce2">
            <text:p>16.05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3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983.58" table:style-name="ce2">
            <text:p>983.58</text:p>
          </table:table-cell>
          <table:table-cell office:value-type="float" office:value="469401" table:style-name="ce2">
            <text:p>469401</text:p>
          </table:table-cell>
          <table:table-cell office:value-type="float" office:value="37114" table:style-name="ce2">
            <text:p>37114</text:p>
          </table:table-cell>
          <table:table-cell office:value-type="float" office:value="2577" table:style-name="ce2">
            <text:p>2577</text:p>
          </table:table-cell>
          <table:table-cell office:value-type="float" office:value="471229.66" table:style-name="ce2">
            <text:p>471229.66</text:p>
          </table:table-cell>
          <table:table-cell office:value-type="float" office:value="478.1" table:style-name="ce2">
            <text:p>478.1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4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4595.93" table:style-name="ce2">
            <text:p>4595.93</text:p>
          </table:table-cell>
          <table:table-cell office:value-type="float" office:value="268756" table:style-name="ce2">
            <text:p>268756</text:p>
          </table:table-cell>
          <table:table-cell office:value-type="float" office:value="10322" table:style-name="ce2">
            <text:p>10322</text:p>
          </table:table-cell>
          <table:table-cell office:value-type="float" office:value="1932" table:style-name="ce2">
            <text:p>1932</text:p>
          </table:table-cell>
          <table:table-cell office:value-type="float" office:value="895089.49" table:style-name="ce2">
            <text:p>895089.49</text:p>
          </table:table-cell>
          <table:table-cell office:value-type="float" office:value="193.76" table:style-name="ce2">
            <text:p>193.76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5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838.96" table:style-name="ce2">
            <text:p>3838.96</text:p>
          </table:table-cell>
          <table:table-cell office:value-type="float" office:value="305677" table:style-name="ce2">
            <text:p>305677</text:p>
          </table:table-cell>
          <table:table-cell office:value-type="float" office:value="66" table:style-name="ce2">
            <text:p>66</text:p>
          </table:table-cell>
          <table:table-cell office:value-type="float" office:value="9" table:style-name="ce2">
            <text:p>9</text:p>
          </table:table-cell>
          <table:table-cell office:value-type="float" office:value="3472.04" table:style-name="ce2">
            <text:p>3472.04</text:p>
          </table:table-cell>
          <table:table-cell office:value-type="float" office:value="-0.1" table:style-name="ce2">
            <text:p>-0.1</text:p>
          </table:table-cell>
          <table:table-cell office:value-type="date" office:date-value="2025-01-29T00:00:00" table:style-name="ce3">
            <text:p>29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6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881.1" table:style-name="ce2">
            <text:p>881.1</text:p>
          </table:table-cell>
          <table:table-cell office:value-type="float" office:value="118869" table:style-name="ce2">
            <text:p>118869</text:p>
          </table:table-cell>
          <table:table-cell office:value-type="float" office:value="10505" table:style-name="ce2">
            <text:p>10505</text:p>
          </table:table-cell>
          <table:table-cell office:value-type="float" office:value="395" table:style-name="ce2">
            <text:p>395</text:p>
          </table:table-cell>
          <table:table-cell office:value-type="float" office:value="65509.23" table:style-name="ce2">
            <text:p>65509.23</text:p>
          </table:table-cell>
          <table:table-cell office:value-type="float" office:value="73.349999999999994" table:style-name="ce2">
            <text:p>73.35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7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2093.4" table:style-name="ce2">
            <text:p>2093.4</text:p>
          </table:table-cell>
          <table:table-cell office:value-type="float" office:value="25216" table:style-name="ce2">
            <text:p>25216</text:p>
          </table:table-cell>
          <table:table-cell office:value-type="float" office:value="2095" table:style-name="ce2">
            <text:p>2095</text:p>
          </table:table-cell>
          <table:table-cell office:value-type="float" office:value="304" table:style-name="ce2">
            <text:p>304</text:p>
          </table:table-cell>
          <table:table-cell office:value-type="float" office:value="33053.910000000003" table:style-name="ce2">
            <text:p>33053.91</text:p>
          </table:table-cell>
          <table:table-cell office:value-type="float" office:value="14.79" table:style-name="ce2">
            <text:p>14.79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8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1137.43" table:style-name="ce2">
            <text:p>1137.43</text:p>
          </table:table-cell>
          <table:table-cell office:value-type="float" office:value="386337" table:style-name="ce2">
            <text:p>386337</text:p>
          </table:table-cell>
          <table:table-cell office:value-type="float" office:value="33387" table:style-name="ce2">
            <text:p>33387</text:p>
          </table:table-cell>
          <table:table-cell office:value-type="float" office:value="2389" table:style-name="ce2">
            <text:p>2389</text:p>
          </table:table-cell>
          <table:table-cell office:value-type="float" office:value="1004311.51" table:style-name="ce2">
            <text:p>1004311.51</text:p>
          </table:table-cell>
          <table:table-cell office:value-type="float" office:value="881.97" table:style-name="ce2">
            <text:p>881.97</text:p>
          </table:table-cell>
          <table:table-cell office:value-type="date" office:date-value="2025-01-11T00:00:00" table:style-name="ce3">
            <text:p>1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29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230.31" table:style-name="ce2">
            <text:p>3230.31</text:p>
          </table:table-cell>
          <table:table-cell office:value-type="float" office:value="230106" table:style-name="ce2">
            <text:p>230106</text:p>
          </table:table-cell>
          <table:table-cell office:value-type="float" office:value="829" table:style-name="ce2">
            <text:p>829</text:p>
          </table:table-cell>
          <table:table-cell office:value-type="float" office:value="17" table:style-name="ce2">
            <text:p>17</text:p>
          </table:table-cell>
          <table:table-cell office:value-type="float" office:value="4905.16" table:style-name="ce2">
            <text:p>4905.16</text:p>
          </table:table-cell>
          <table:table-cell office:value-type="float" office:value="0.52" table:style-name="ce2">
            <text:p>0.52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0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4822.91" table:style-name="ce2">
            <text:p>4822.91</text:p>
          </table:table-cell>
          <table:table-cell office:value-type="float" office:value="372074" table:style-name="ce2">
            <text:p>372074</text:p>
          </table:table-cell>
          <table:table-cell office:value-type="float" office:value="26666" table:style-name="ce2">
            <text:p>26666</text:p>
          </table:table-cell>
          <table:table-cell office:value-type="float" office:value="3930" table:style-name="ce2">
            <text:p>3930</text:p>
          </table:table-cell>
          <table:table-cell office:value-type="float" office:value="534789.15" table:style-name="ce2">
            <text:p>534789.15</text:p>
          </table:table-cell>
          <table:table-cell office:value-type="float" office:value="109.89" table:style-name="ce2">
            <text:p>109.89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1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768.22" table:style-name="ce2">
            <text:p>2768.22</text:p>
          </table:table-cell>
          <table:table-cell office:value-type="float" office:value="166300" table:style-name="ce2">
            <text:p>166300</text:p>
          </table:table-cell>
          <table:table-cell office:value-type="float" office:value="13583" table:style-name="ce2">
            <text:p>13583</text:p>
          </table:table-cell>
          <table:table-cell office:value-type="float" office:value="792" table:style-name="ce2">
            <text:p>792</text:p>
          </table:table-cell>
          <table:table-cell office:value-type="float" office:value="118083.65" table:style-name="ce2">
            <text:p>118083.65</text:p>
          </table:table-cell>
          <table:table-cell office:value-type="float" office:value="41.66" table:style-name="ce2">
            <text:p>41.66</text:p>
          </table:table-cell>
          <table:table-cell office:value-type="date" office:date-value="2024-12-28T00:00:00" table:style-name="ce3">
            <text:p>28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2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558.56" table:style-name="ce2">
            <text:p>1558.56</text:p>
          </table:table-cell>
          <table:table-cell office:value-type="float" office:value="370552" table:style-name="ce2">
            <text:p>370552</text:p>
          </table:table-cell>
          <table:table-cell office:value-type="float" office:value="15897" table:style-name="ce2">
            <text:p>15897</text:p>
          </table:table-cell>
          <table:table-cell office:value-type="float" office:value="2802" table:style-name="ce2">
            <text:p>2802</text:p>
          </table:table-cell>
          <table:table-cell office:value-type="float" office:value="353696.76" table:style-name="ce2">
            <text:p>353696.76</text:p>
          </table:table-cell>
          <table:table-cell office:value-type="float" office:value="225.94" table:style-name="ce2">
            <text:p>225.94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3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4790.18" table:style-name="ce2">
            <text:p>4790.18</text:p>
          </table:table-cell>
          <table:table-cell office:value-type="float" office:value="405301" table:style-name="ce2">
            <text:p>405301</text:p>
          </table:table-cell>
          <table:table-cell office:value-type="float" office:value="27638" table:style-name="ce2">
            <text:p>27638</text:p>
          </table:table-cell>
          <table:table-cell office:value-type="float" office:value="4261" table:style-name="ce2">
            <text:p>4261</text:p>
          </table:table-cell>
          <table:table-cell office:value-type="float" office:value="536015.86" table:style-name="ce2">
            <text:p>536015.86</text:p>
          </table:table-cell>
          <table:table-cell office:value-type="float" office:value="110.9" table:style-name="ce2">
            <text:p>110.9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4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922.6899999999996" table:style-name="ce2">
            <text:p>4922.69</text:p>
          </table:table-cell>
          <table:table-cell office:value-type="float" office:value="45463" table:style-name="ce2">
            <text:p>45463</text:p>
          </table:table-cell>
          <table:table-cell office:value-type="float" office:value="3986" table:style-name="ce2">
            <text:p>3986</text:p>
          </table:table-cell>
          <table:table-cell office:value-type="float" office:value="576" table:style-name="ce2">
            <text:p>576</text:p>
          </table:table-cell>
          <table:table-cell office:value-type="float" office:value="118945.82" table:style-name="ce2">
            <text:p>118945.82</text:p>
          </table:table-cell>
          <table:table-cell office:value-type="float" office:value="23.16" table:style-name="ce2">
            <text:p>23.16</text:p>
          </table:table-cell>
          <table:table-cell office:value-type="date" office:date-value="2024-12-26T00:00:00" table:style-name="ce3">
            <text:p>26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5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635.14" table:style-name="ce2">
            <text:p>635.14</text:p>
          </table:table-cell>
          <table:table-cell office:value-type="float" office:value="426046" table:style-name="ce2">
            <text:p>426046</text:p>
          </table:table-cell>
          <table:table-cell office:value-type="float" office:value="13298" table:style-name="ce2">
            <text:p>13298</text:p>
          </table:table-cell>
          <table:table-cell office:value-type="float" office:value="490" table:style-name="ce2">
            <text:p>490</text:p>
          </table:table-cell>
          <table:table-cell office:value-type="float" office:value="87159.19" table:style-name="ce2">
            <text:p>87159.19</text:p>
          </table:table-cell>
          <table:table-cell office:value-type="float" office:value="136.22999999999999" table:style-name="ce2">
            <text:p>136.23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6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3312.21" table:style-name="ce2">
            <text:p>3312.21</text:p>
          </table:table-cell>
          <table:table-cell office:value-type="float" office:value="381617" table:style-name="ce2">
            <text:p>381617</text:p>
          </table:table-cell>
          <table:table-cell office:value-type="float" office:value="33255" table:style-name="ce2">
            <text:p>33255</text:p>
          </table:table-cell>
          <table:table-cell office:value-type="float" office:value="5686" table:style-name="ce2">
            <text:p>5686</text:p>
          </table:table-cell>
          <table:table-cell office:value-type="float" office:value="586581.14" table:style-name="ce2">
            <text:p>586581.14</text:p>
          </table:table-cell>
          <table:table-cell office:value-type="float" office:value="176.1" table:style-name="ce2">
            <text:p>176.1</text:p>
          </table:table-cell>
          <table:table-cell office:value-type="date" office:date-value="2024-12-26T00:00:00" table:style-name="ce3">
            <text:p>26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7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619.17999999999995" table:style-name="ce2">
            <text:p>619.18</text:p>
          </table:table-cell>
          <table:table-cell office:value-type="float" office:value="177716" table:style-name="ce2">
            <text:p>177716</text:p>
          </table:table-cell>
          <table:table-cell office:value-type="float" office:value="8913" table:style-name="ce2">
            <text:p>8913</text:p>
          </table:table-cell>
          <table:table-cell office:value-type="float" office:value="1087" table:style-name="ce2">
            <text:p>1087</text:p>
          </table:table-cell>
          <table:table-cell office:value-type="float" office:value="477369.04" table:style-name="ce2">
            <text:p>477369.04</text:p>
          </table:table-cell>
          <table:table-cell office:value-type="float" office:value="769.97" table:style-name="ce2">
            <text:p>769.97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8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771.92" table:style-name="ce2">
            <text:p>2771.92</text:p>
          </table:table-cell>
          <table:table-cell office:value-type="float" office:value="476002" table:style-name="ce2">
            <text:p>476002</text:p>
          </table:table-cell>
          <table:table-cell office:value-type="float" office:value="21706" table:style-name="ce2">
            <text:p>21706</text:p>
          </table:table-cell>
          <table:table-cell office:value-type="float" office:value="2265" table:style-name="ce2">
            <text:p>2265</text:p>
          </table:table-cell>
          <table:table-cell office:value-type="float" office:value="412369.09" table:style-name="ce2">
            <text:p>412369.09</text:p>
          </table:table-cell>
          <table:table-cell office:value-type="float" office:value="147.77000000000001" table:style-name="ce2">
            <text:p>147.77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39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1053.82" table:style-name="ce2">
            <text:p>1053.82</text:p>
          </table:table-cell>
          <table:table-cell office:value-type="float" office:value="136524" table:style-name="ce2">
            <text:p>136524</text:p>
          </table:table-cell>
          <table:table-cell office:value-type="float" office:value="9437" table:style-name="ce2">
            <text:p>9437</text:p>
          </table:table-cell>
          <table:table-cell office:value-type="float" office:value="499" table:style-name="ce2">
            <text:p>499</text:p>
          </table:table-cell>
          <table:table-cell office:value-type="float" office:value="39368.519999999997" table:style-name="ce2">
            <text:p>39368.52</text:p>
          </table:table-cell>
          <table:table-cell office:value-type="float" office:value="36.36" table:style-name="ce2">
            <text:p>36.36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0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83.12" table:style-name="ce2">
            <text:p>383.12</text:p>
          </table:table-cell>
          <table:table-cell office:value-type="float" office:value="270869" table:style-name="ce2">
            <text:p>270869</text:p>
          </table:table-cell>
          <table:table-cell office:value-type="float" office:value="10664" table:style-name="ce2">
            <text:p>10664</text:p>
          </table:table-cell>
          <table:table-cell office:value-type="float" office:value="921" table:style-name="ce2">
            <text:p>921</text:p>
          </table:table-cell>
          <table:table-cell office:value-type="float" office:value="258230.52" table:style-name="ce2">
            <text:p>258230.52</text:p>
          </table:table-cell>
          <table:table-cell office:value-type="float" office:value="673.02" table:style-name="ce2">
            <text:p>673.02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1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15.34" table:style-name="ce2">
            <text:p>215.34</text:p>
          </table:table-cell>
          <table:table-cell office:value-type="float" office:value="278683" table:style-name="ce2">
            <text:p>278683</text:p>
          </table:table-cell>
          <table:table-cell office:value-type="float" office:value="25259" table:style-name="ce2">
            <text:p>25259</text:p>
          </table:table-cell>
          <table:table-cell office:value-type="float" office:value="4110" table:style-name="ce2">
            <text:p>4110</text:p>
          </table:table-cell>
          <table:table-cell office:value-type="float" office:value="566280.25" table:style-name="ce2">
            <text:p>566280.25</text:p>
          </table:table-cell>
          <table:table-cell office:value-type="float" office:value="2628.7" table:style-name="ce2">
            <text:p>2628.7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2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720.76" table:style-name="ce2">
            <text:p>720.76</text:p>
          </table:table-cell>
          <table:table-cell office:value-type="float" office:value="274861" table:style-name="ce2">
            <text:p>274861</text:p>
          </table:table-cell>
          <table:table-cell office:value-type="float" office:value="13346" table:style-name="ce2">
            <text:p>13346</text:p>
          </table:table-cell>
          <table:table-cell office:value-type="float" office:value="2023" table:style-name="ce2">
            <text:p>2023</text:p>
          </table:table-cell>
          <table:table-cell office:value-type="float" office:value="860035.52" table:style-name="ce2">
            <text:p>860035.52</text:p>
          </table:table-cell>
          <table:table-cell office:value-type="float" office:value="1192.23" table:style-name="ce2">
            <text:p>1192.23</text:p>
          </table:table-cell>
          <table:table-cell office:value-type="date" office:date-value="2024-12-07T00:00:00" table:style-name="ce3">
            <text:p>7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3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68.21" table:style-name="ce2">
            <text:p>168.21</text:p>
          </table:table-cell>
          <table:table-cell office:value-type="float" office:value="12164" table:style-name="ce2">
            <text:p>12164</text:p>
          </table:table-cell>
          <table:table-cell office:value-type="float" office:value="1146" table:style-name="ce2">
            <text:p>1146</text:p>
          </table:table-cell>
          <table:table-cell office:value-type="float" office:value="219" table:style-name="ce2">
            <text:p>219</text:p>
          </table:table-cell>
          <table:table-cell office:value-type="float" office:value="44701.21" table:style-name="ce2">
            <text:p>44701.21</text:p>
          </table:table-cell>
          <table:table-cell office:value-type="float" office:value="264.75" table:style-name="ce2">
            <text:p>264.75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4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523.0600000000004" table:style-name="ce2">
            <text:p>4523.06</text:p>
          </table:table-cell>
          <table:table-cell office:value-type="float" office:value="306177" table:style-name="ce2">
            <text:p>306177</text:p>
          </table:table-cell>
          <table:table-cell office:value-type="float" office:value="7081" table:style-name="ce2">
            <text:p>7081</text:p>
          </table:table-cell>
          <table:table-cell office:value-type="float" office:value="184" table:style-name="ce2">
            <text:p>184</text:p>
          </table:table-cell>
          <table:table-cell office:value-type="float" office:value="44358.06" table:style-name="ce2">
            <text:p>44358.06</text:p>
          </table:table-cell>
          <table:table-cell office:value-type="float" office:value="8.81" table:style-name="ce2">
            <text:p>8.81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5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772.41" table:style-name="ce2">
            <text:p>2772.41</text:p>
          </table:table-cell>
          <table:table-cell office:value-type="float" office:value="464004" table:style-name="ce2">
            <text:p>464004</text:p>
          </table:table-cell>
          <table:table-cell office:value-type="float" office:value="22332" table:style-name="ce2">
            <text:p>22332</text:p>
          </table:table-cell>
          <table:table-cell office:value-type="float" office:value="3438" table:style-name="ce2">
            <text:p>3438</text:p>
          </table:table-cell>
          <table:table-cell office:value-type="float" office:value="516462.34" table:style-name="ce2">
            <text:p>516462.34</text:p>
          </table:table-cell>
          <table:table-cell office:value-type="float" office:value="185.29" table:style-name="ce2">
            <text:p>185.29</text:p>
          </table:table-cell>
          <table:table-cell office:value-type="date" office:date-value="2025-01-29T00:00:00" table:style-name="ce3">
            <text:p>29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6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3266.44" table:style-name="ce2">
            <text:p>3266.44</text:p>
          </table:table-cell>
          <table:table-cell office:value-type="float" office:value="37316" table:style-name="ce2">
            <text:p>37316</text:p>
          </table:table-cell>
          <table:table-cell office:value-type="float" office:value="2237" table:style-name="ce2">
            <text:p>2237</text:p>
          </table:table-cell>
          <table:table-cell office:value-type="float" office:value="316" table:style-name="ce2">
            <text:p>316</text:p>
          </table:table-cell>
          <table:table-cell office:value-type="float" office:value="55977.31" table:style-name="ce2">
            <text:p>55977.31</text:p>
          </table:table-cell>
          <table:table-cell office:value-type="float" office:value="16.14" table:style-name="ce2">
            <text:p>16.14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7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968.44" table:style-name="ce2">
            <text:p>1968.44</text:p>
          </table:table-cell>
          <table:table-cell office:value-type="float" office:value="424044" table:style-name="ce2">
            <text:p>424044</text:p>
          </table:table-cell>
          <table:table-cell office:value-type="float" office:value="33895" table:style-name="ce2">
            <text:p>33895</text:p>
          </table:table-cell>
          <table:table-cell office:value-type="float" office:value="655" table:style-name="ce2">
            <text:p>655</text:p>
          </table:table-cell>
          <table:table-cell office:value-type="float" office:value="231242.89" table:style-name="ce2">
            <text:p>231242.89</text:p>
          </table:table-cell>
          <table:table-cell office:value-type="float" office:value="116.48" table:style-name="ce2">
            <text:p>116.48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8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3282.52" table:style-name="ce2">
            <text:p>3282.52</text:p>
          </table:table-cell>
          <table:table-cell office:value-type="float" office:value="47562" table:style-name="ce2">
            <text:p>47562</text:p>
          </table:table-cell>
          <table:table-cell office:value-type="float" office:value="1756" table:style-name="ce2">
            <text:p>1756</text:p>
          </table:table-cell>
          <table:table-cell office:value-type="float" office:value="280" table:style-name="ce2">
            <text:p>280</text:p>
          </table:table-cell>
          <table:table-cell office:value-type="float" office:value="115570.73" table:style-name="ce2">
            <text:p>115570.73</text:p>
          </table:table-cell>
          <table:table-cell office:value-type="float" office:value="34.21" table:style-name="ce2">
            <text:p>34.21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49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823.06" table:style-name="ce2">
            <text:p>3823.06</text:p>
          </table:table-cell>
          <table:table-cell office:value-type="float" office:value="154124" table:style-name="ce2">
            <text:p>154124</text:p>
          </table:table-cell>
          <table:table-cell office:value-type="float" office:value="4336" table:style-name="ce2">
            <text:p>4336</text:p>
          </table:table-cell>
          <table:table-cell office:value-type="float" office:value="351" table:style-name="ce2">
            <text:p>351</text:p>
          </table:table-cell>
          <table:table-cell office:value-type="float" office:value="133975.87" table:style-name="ce2">
            <text:p>133975.87</text:p>
          </table:table-cell>
          <table:table-cell office:value-type="float" office:value="34.04" table:style-name="ce2">
            <text:p>34.04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0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906.95" table:style-name="ce2">
            <text:p>2906.95</text:p>
          </table:table-cell>
          <table:table-cell office:value-type="float" office:value="346688" table:style-name="ce2">
            <text:p>346688</text:p>
          </table:table-cell>
          <table:table-cell office:value-type="float" office:value="24482" table:style-name="ce2">
            <text:p>24482</text:p>
          </table:table-cell>
          <table:table-cell office:value-type="float" office:value="2718" table:style-name="ce2">
            <text:p>2718</text:p>
          </table:table-cell>
          <table:table-cell office:value-type="float" office:value="637258.04" table:style-name="ce2">
            <text:p>637258.04</text:p>
          </table:table-cell>
          <table:table-cell office:value-type="float" office:value="218.22" table:style-name="ce2">
            <text:p>218.22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1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712.65" table:style-name="ce2">
            <text:p>3712.65</text:p>
          </table:table-cell>
          <table:table-cell office:value-type="float" office:value="476756" table:style-name="ce2">
            <text:p>476756</text:p>
          </table:table-cell>
          <table:table-cell office:value-type="float" office:value="35390" table:style-name="ce2">
            <text:p>35390</text:p>
          </table:table-cell>
          <table:table-cell office:value-type="float" office:value="4871" table:style-name="ce2">
            <text:p>4871</text:p>
          </table:table-cell>
          <table:table-cell office:value-type="float" office:value="907708.8" table:style-name="ce2">
            <text:p>907708.8</text:p>
          </table:table-cell>
          <table:table-cell office:value-type="float" office:value="243.49" table:style-name="ce2">
            <text:p>243.49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2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22.24" table:style-name="ce2">
            <text:p>322.24</text:p>
          </table:table-cell>
          <table:table-cell office:value-type="float" office:value="154250" table:style-name="ce2">
            <text:p>154250</text:p>
          </table:table-cell>
          <table:table-cell office:value-type="float" office:value="12327" table:style-name="ce2">
            <text:p>12327</text:p>
          </table:table-cell>
          <table:table-cell office:value-type="float" office:value="448" table:style-name="ce2">
            <text:p>448</text:p>
          </table:table-cell>
          <table:table-cell office:value-type="float" office:value="91117.41" table:style-name="ce2">
            <text:p>91117.41</text:p>
          </table:table-cell>
          <table:table-cell office:value-type="float" office:value="281.76" table:style-name="ce2">
            <text:p>281.76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3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647.8500000000004" table:style-name="ce2">
            <text:p>4647.85</text:p>
          </table:table-cell>
          <table:table-cell office:value-type="float" office:value="116768" table:style-name="ce2">
            <text:p>116768</text:p>
          </table:table-cell>
          <table:table-cell office:value-type="float" office:value="734" table:style-name="ce2">
            <text:p>734</text:p>
          </table:table-cell>
          <table:table-cell office:value-type="float" office:value="18" table:style-name="ce2">
            <text:p>18</text:p>
          </table:table-cell>
          <table:table-cell office:value-type="float" office:value="4075.38" table:style-name="ce2">
            <text:p>4075.38</text:p>
          </table:table-cell>
          <table:table-cell office:value-type="float" office:value="-0.12" table:style-name="ce2">
            <text:p>-0.12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4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646.42" table:style-name="ce2">
            <text:p>3646.42</text:p>
          </table:table-cell>
          <table:table-cell office:value-type="float" office:value="146711" table:style-name="ce2">
            <text:p>146711</text:p>
          </table:table-cell>
          <table:table-cell office:value-type="float" office:value="1847" table:style-name="ce2">
            <text:p>1847</text:p>
          </table:table-cell>
          <table:table-cell office:value-type="float" office:value="301" table:style-name="ce2">
            <text:p>301</text:p>
          </table:table-cell>
          <table:table-cell office:value-type="float" office:value="35023.32" table:style-name="ce2">
            <text:p>35023.32</text:p>
          </table:table-cell>
          <table:table-cell office:value-type="float" office:value="8.6" table:style-name="ce2">
            <text:p>8.6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5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432.47" table:style-name="ce2">
            <text:p>3432.47</text:p>
          </table:table-cell>
          <table:table-cell office:value-type="float" office:value="56537" table:style-name="ce2">
            <text:p>56537</text:p>
          </table:table-cell>
          <table:table-cell office:value-type="float" office:value="4004" table:style-name="ce2">
            <text:p>4004</text:p>
          </table:table-cell>
          <table:table-cell office:value-type="float" office:value="763" table:style-name="ce2">
            <text:p>763</text:p>
          </table:table-cell>
          <table:table-cell office:value-type="float" office:value="50694.62" table:style-name="ce2">
            <text:p>50694.62</text:p>
          </table:table-cell>
          <table:table-cell office:value-type="float" office:value="13.77" table:style-name="ce2">
            <text:p>13.77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6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2691.9" table:style-name="ce2">
            <text:p>2691.9</text:p>
          </table:table-cell>
          <table:table-cell office:value-type="float" office:value="345625" table:style-name="ce2">
            <text:p>345625</text:p>
          </table:table-cell>
          <table:table-cell office:value-type="float" office:value="19357" table:style-name="ce2">
            <text:p>19357</text:p>
          </table:table-cell>
          <table:table-cell office:value-type="float" office:value="1007" table:style-name="ce2">
            <text:p>1007</text:p>
          </table:table-cell>
          <table:table-cell office:value-type="float" office:value="455302.23" table:style-name="ce2">
            <text:p>455302.23</text:p>
          </table:table-cell>
          <table:table-cell office:value-type="float" office:value="168.14" table:style-name="ce2">
            <text:p>168.14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7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191.48" table:style-name="ce2">
            <text:p>1191.48</text:p>
          </table:table-cell>
          <table:table-cell office:value-type="float" office:value="306402" table:style-name="ce2">
            <text:p>306402</text:p>
          </table:table-cell>
          <table:table-cell office:value-type="float" office:value="11177" table:style-name="ce2">
            <text:p>11177</text:p>
          </table:table-cell>
          <table:table-cell office:value-type="float" office:value="466" table:style-name="ce2">
            <text:p>466</text:p>
          </table:table-cell>
          <table:table-cell office:value-type="float" office:value="133543.87" table:style-name="ce2">
            <text:p>133543.87</text:p>
          </table:table-cell>
          <table:table-cell office:value-type="float" office:value="111.08" table:style-name="ce2">
            <text:p>111.08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8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991.91" table:style-name="ce2">
            <text:p>4991.91</text:p>
          </table:table-cell>
          <table:table-cell office:value-type="float" office:value="5979" table:style-name="ce2">
            <text:p>5979</text:p>
          </table:table-cell>
          <table:table-cell office:value-type="float" office:value="592" table:style-name="ce2">
            <text:p>592</text:p>
          </table:table-cell>
          <table:table-cell office:value-type="float" office:value="26" table:style-name="ce2">
            <text:p>26</text:p>
          </table:table-cell>
          <table:table-cell office:value-type="float" office:value="6211.14" table:style-name="ce2">
            <text:p>6211.14</text:p>
          </table:table-cell>
          <table:table-cell office:value-type="float" office:value="0.24" table:style-name="ce2">
            <text:p>0.24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59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4300.5600000000004" table:style-name="ce2">
            <text:p>4300.56</text:p>
          </table:table-cell>
          <table:table-cell office:value-type="float" office:value="27864" table:style-name="ce2">
            <text:p>27864</text:p>
          </table:table-cell>
          <table:table-cell office:value-type="float" office:value="2627" table:style-name="ce2">
            <text:p>2627</text:p>
          </table:table-cell>
          <table:table-cell office:value-type="float" office:value="405" table:style-name="ce2">
            <text:p>405</text:p>
          </table:table-cell>
          <table:table-cell office:value-type="float" office:value="67418.48" table:style-name="ce2">
            <text:p>67418.48</text:p>
          </table:table-cell>
          <table:table-cell office:value-type="float" office:value="14.68" table:style-name="ce2">
            <text:p>14.68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0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085.7" table:style-name="ce2">
            <text:p>1085.7</text:p>
          </table:table-cell>
          <table:table-cell office:value-type="float" office:value="335167" table:style-name="ce2">
            <text:p>335167</text:p>
          </table:table-cell>
          <table:table-cell office:value-type="float" office:value="15687" table:style-name="ce2">
            <text:p>15687</text:p>
          </table:table-cell>
          <table:table-cell office:value-type="float" office:value="1012" table:style-name="ce2">
            <text:p>1012</text:p>
          </table:table-cell>
          <table:table-cell office:value-type="float" office:value="359498.16" table:style-name="ce2">
            <text:p>359498.16</text:p>
          </table:table-cell>
          <table:table-cell office:value-type="float" office:value="330.12" table:style-name="ce2">
            <text:p>330.12</text:p>
          </table:table-cell>
          <table:table-cell office:value-type="date" office:date-value="2024-12-18T00:00:00" table:style-name="ce3">
            <text:p>18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1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2845.62" table:style-name="ce2">
            <text:p>2845.62</text:p>
          </table:table-cell>
          <table:table-cell office:value-type="float" office:value="6061" table:style-name="ce2">
            <text:p>6061</text:p>
          </table:table-cell>
          <table:table-cell office:value-type="float" office:value="178" table:style-name="ce2">
            <text:p>178</text:p>
          </table:table-cell>
          <table:table-cell office:value-type="float" office:value="21" table:style-name="ce2">
            <text:p>21</text:p>
          </table:table-cell>
          <table:table-cell office:value-type="float" office:value="9873.6200000000008" table:style-name="ce2">
            <text:p>9873.62</text:p>
          </table:table-cell>
          <table:table-cell office:value-type="float" office:value="2.4700000000000002" table:style-name="ce2">
            <text:p>2.47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2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2437.73" table:style-name="ce2">
            <text:p>2437.73</text:p>
          </table:table-cell>
          <table:table-cell office:value-type="float" office:value="132188" table:style-name="ce2">
            <text:p>132188</text:p>
          </table:table-cell>
          <table:table-cell office:value-type="float" office:value="4360" table:style-name="ce2">
            <text:p>4360</text:p>
          </table:table-cell>
          <table:table-cell office:value-type="float" office:value="389" table:style-name="ce2">
            <text:p>389</text:p>
          </table:table-cell>
          <table:table-cell office:value-type="float" office:value="52567.65" table:style-name="ce2">
            <text:p>52567.65</text:p>
          </table:table-cell>
          <table:table-cell office:value-type="float" office:value="20.56" table:style-name="ce2">
            <text:p>20.56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3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528.35" table:style-name="ce2">
            <text:p>528.35</text:p>
          </table:table-cell>
          <table:table-cell office:value-type="float" office:value="345403" table:style-name="ce2">
            <text:p>345403</text:p>
          </table:table-cell>
          <table:table-cell office:value-type="float" office:value="25741" table:style-name="ce2">
            <text:p>25741</text:p>
          </table:table-cell>
          <table:table-cell office:value-type="float" office:value="4161" table:style-name="ce2">
            <text:p>4161</text:p>
          </table:table-cell>
          <table:table-cell office:value-type="float" office:value="233467.02" table:style-name="ce2">
            <text:p>233467.02</text:p>
          </table:table-cell>
          <table:table-cell office:value-type="float" office:value="440.88" table:style-name="ce2">
            <text:p>440.88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4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758.99" table:style-name="ce2">
            <text:p>758.99</text:p>
          </table:table-cell>
          <table:table-cell office:value-type="float" office:value="428039" table:style-name="ce2">
            <text:p>428039</text:p>
          </table:table-cell>
          <table:table-cell office:value-type="float" office:value="37375" table:style-name="ce2">
            <text:p>37375</text:p>
          </table:table-cell>
          <table:table-cell office:value-type="float" office:value="5574" table:style-name="ce2">
            <text:p>5574</text:p>
          </table:table-cell>
          <table:table-cell office:value-type="float" office:value="1508662.72" table:style-name="ce2">
            <text:p>1508662.72</text:p>
          </table:table-cell>
          <table:table-cell office:value-type="float" office:value="1986.72" table:style-name="ce2">
            <text:p>1986.72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5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2320.91" table:style-name="ce2">
            <text:p>2320.91</text:p>
          </table:table-cell>
          <table:table-cell office:value-type="float" office:value="421628" table:style-name="ce2">
            <text:p>421628</text:p>
          </table:table-cell>
          <table:table-cell office:value-type="float" office:value="6207" table:style-name="ce2">
            <text:p>6207</text:p>
          </table:table-cell>
          <table:table-cell office:value-type="float" office:value="77" table:style-name="ce2">
            <text:p>77</text:p>
          </table:table-cell>
          <table:table-cell office:value-type="float" office:value="21532.55" table:style-name="ce2">
            <text:p>21532.55</text:p>
          </table:table-cell>
          <table:table-cell office:value-type="float" office:value="8.2799999999999994" table:style-name="ce2">
            <text:p>8.28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6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349.58" table:style-name="ce2">
            <text:p>349.58</text:p>
          </table:table-cell>
          <table:table-cell office:value-type="float" office:value="252682" table:style-name="ce2">
            <text:p>252682</text:p>
          </table:table-cell>
          <table:table-cell office:value-type="float" office:value="15035" table:style-name="ce2">
            <text:p>15035</text:p>
          </table:table-cell>
          <table:table-cell office:value-type="float" office:value="1640" table:style-name="ce2">
            <text:p>1640</text:p>
          </table:table-cell>
          <table:table-cell office:value-type="float" office:value="509654.72" table:style-name="ce2">
            <text:p>509654.72</text:p>
          </table:table-cell>
          <table:table-cell office:value-type="float" office:value="1456.91" table:style-name="ce2">
            <text:p>1456.91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7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1470.02" table:style-name="ce2">
            <text:p>1470.02</text:p>
          </table:table-cell>
          <table:table-cell office:value-type="float" office:value="124268" table:style-name="ce2">
            <text:p>124268</text:p>
          </table:table-cell>
          <table:table-cell office:value-type="float" office:value="8698" table:style-name="ce2">
            <text:p>8698</text:p>
          </table:table-cell>
          <table:table-cell office:value-type="float" office:value="878" table:style-name="ce2">
            <text:p>878</text:p>
          </table:table-cell>
          <table:table-cell office:value-type="float" office:value="182632.64" table:style-name="ce2">
            <text:p>182632.64</text:p>
          </table:table-cell>
          <table:table-cell office:value-type="float" office:value="123.24" table:style-name="ce2">
            <text:p>123.24</text:p>
          </table:table-cell>
          <table:table-cell office:value-type="date" office:date-value="2025-01-01T00:00:00" table:style-name="ce3">
            <text:p>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8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096.08" table:style-name="ce2">
            <text:p>2096.08</text:p>
          </table:table-cell>
          <table:table-cell office:value-type="float" office:value="496422" table:style-name="ce2">
            <text:p>496422</text:p>
          </table:table-cell>
          <table:table-cell office:value-type="float" office:value="43890" table:style-name="ce2">
            <text:p>43890</text:p>
          </table:table-cell>
          <table:table-cell office:value-type="float" office:value="3412" table:style-name="ce2">
            <text:p>3412</text:p>
          </table:table-cell>
          <table:table-cell office:value-type="float" office:value="1334010.07" table:style-name="ce2">
            <text:p>1334010.07</text:p>
          </table:table-cell>
          <table:table-cell office:value-type="float" office:value="635.42999999999995" table:style-name="ce2">
            <text:p>635.43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69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280.76" table:style-name="ce2">
            <text:p>3280.76</text:p>
          </table:table-cell>
          <table:table-cell office:value-type="float" office:value="369304" table:style-name="ce2">
            <text:p>369304</text:p>
          </table:table-cell>
          <table:table-cell office:value-type="float" office:value="36803" table:style-name="ce2">
            <text:p>36803</text:p>
          </table:table-cell>
          <table:table-cell office:value-type="float" office:value="3847" table:style-name="ce2">
            <text:p>3847</text:p>
          </table:table-cell>
          <table:table-cell office:value-type="float" office:value="808939.63" table:style-name="ce2">
            <text:p>808939.63</text:p>
          </table:table-cell>
          <table:table-cell office:value-type="float" office:value="245.57" table:style-name="ce2">
            <text:p>245.57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0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503.76" table:style-name="ce2">
            <text:p>4503.76</text:p>
          </table:table-cell>
          <table:table-cell office:value-type="float" office:value="188890" table:style-name="ce2">
            <text:p>188890</text:p>
          </table:table-cell>
          <table:table-cell office:value-type="float" office:value="12239" table:style-name="ce2">
            <text:p>12239</text:p>
          </table:table-cell>
          <table:table-cell office:value-type="float" office:value="1913" table:style-name="ce2">
            <text:p>1913</text:p>
          </table:table-cell>
          <table:table-cell office:value-type="float" office:value="791153.51" table:style-name="ce2">
            <text:p>791153.51</text:p>
          </table:table-cell>
          <table:table-cell office:value-type="float" office:value="174.67" table:style-name="ce2">
            <text:p>174.67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1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905.02" table:style-name="ce2">
            <text:p>2905.02</text:p>
          </table:table-cell>
          <table:table-cell office:value-type="float" office:value="113641" table:style-name="ce2">
            <text:p>113641</text:p>
          </table:table-cell>
          <table:table-cell office:value-type="float" office:value="9909" table:style-name="ce2">
            <text:p>9909</text:p>
          </table:table-cell>
          <table:table-cell office:value-type="float" office:value="1099" table:style-name="ce2">
            <text:p>1099</text:p>
          </table:table-cell>
          <table:table-cell office:value-type="float" office:value="321736.75" table:style-name="ce2">
            <text:p>321736.75</text:p>
          </table:table-cell>
          <table:table-cell office:value-type="float" office:value="109.75" table:style-name="ce2">
            <text:p>109.75</text:p>
          </table:table-cell>
          <table:table-cell office:value-type="date" office:date-value="2025-02-05T00:00:00" table:style-name="ce3">
            <text:p>5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2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4390.0600000000004" table:style-name="ce2">
            <text:p>4390.06</text:p>
          </table:table-cell>
          <table:table-cell office:value-type="float" office:value="148132" table:style-name="ce2">
            <text:p>148132</text:p>
          </table:table-cell>
          <table:table-cell office:value-type="float" office:value="2692" table:style-name="ce2">
            <text:p>2692</text:p>
          </table:table-cell>
          <table:table-cell office:value-type="float" office:value="51" table:style-name="ce2">
            <text:p>51</text:p>
          </table:table-cell>
          <table:table-cell office:value-type="float" office:value="23230.22" table:style-name="ce2">
            <text:p>23230.22</text:p>
          </table:table-cell>
          <table:table-cell office:value-type="float" office:value="4.29" table:style-name="ce2">
            <text:p>4.29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3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622.76" table:style-name="ce2">
            <text:p>622.76</text:p>
          </table:table-cell>
          <table:table-cell office:value-type="float" office:value="199104" table:style-name="ce2">
            <text:p>199104</text:p>
          </table:table-cell>
          <table:table-cell office:value-type="float" office:value="19209" table:style-name="ce2">
            <text:p>19209</text:p>
          </table:table-cell>
          <table:table-cell office:value-type="float" office:value="3160" table:style-name="ce2">
            <text:p>3160</text:p>
          </table:table-cell>
          <table:table-cell office:value-type="float" office:value="1443671.6" table:style-name="ce2">
            <text:p>1443671.6</text:p>
          </table:table-cell>
          <table:table-cell office:value-type="float" office:value="2317.1799999999998" table:style-name="ce2">
            <text:p>2317.18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4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1829.68" table:style-name="ce2">
            <text:p>1829.68</text:p>
          </table:table-cell>
          <table:table-cell office:value-type="float" office:value="492768" table:style-name="ce2">
            <text:p>492768</text:p>
          </table:table-cell>
          <table:table-cell office:value-type="float" office:value="22189" table:style-name="ce2">
            <text:p>22189</text:p>
          </table:table-cell>
          <table:table-cell office:value-type="float" office:value="4140" table:style-name="ce2">
            <text:p>4140</text:p>
          </table:table-cell>
          <table:table-cell office:value-type="float" office:value="991398.08" table:style-name="ce2">
            <text:p>991398.08</text:p>
          </table:table-cell>
          <table:table-cell office:value-type="float" office:value="540.84" table:style-name="ce2">
            <text:p>540.84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5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198.1499999999996" table:style-name="ce2">
            <text:p>4198.15</text:p>
          </table:table-cell>
          <table:table-cell office:value-type="float" office:value="140929" table:style-name="ce2">
            <text:p>140929</text:p>
          </table:table-cell>
          <table:table-cell office:value-type="float" office:value="10103" table:style-name="ce2">
            <text:p>10103</text:p>
          </table:table-cell>
          <table:table-cell office:value-type="float" office:value="1887" table:style-name="ce2">
            <text:p>1887</text:p>
          </table:table-cell>
          <table:table-cell office:value-type="float" office:value="904995.01" table:style-name="ce2">
            <text:p>904995.01</text:p>
          </table:table-cell>
          <table:table-cell office:value-type="float" office:value="214.57" table:style-name="ce2">
            <text:p>214.57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6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461.13" table:style-name="ce2">
            <text:p>461.13</text:p>
          </table:table-cell>
          <table:table-cell office:value-type="float" office:value="254972" table:style-name="ce2">
            <text:p>254972</text:p>
          </table:table-cell>
          <table:table-cell office:value-type="float" office:value="9368" table:style-name="ce2">
            <text:p>9368</text:p>
          </table:table-cell>
          <table:table-cell office:value-type="float" office:value="1282" table:style-name="ce2">
            <text:p>1282</text:p>
          </table:table-cell>
          <table:table-cell office:value-type="float" office:value="610772.06999999995" table:style-name="ce2">
            <text:p>610772.07</text:p>
          </table:table-cell>
          <table:table-cell office:value-type="float" office:value="1323.51" table:style-name="ce2">
            <text:p>1323.51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7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3942.77" table:style-name="ce2">
            <text:p>3942.77</text:p>
          </table:table-cell>
          <table:table-cell office:value-type="float" office:value="1146" table:style-name="ce2">
            <text:p>1146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434.47" table:style-name="ce2">
            <text:p>434.47</text:p>
          </table:table-cell>
          <table:table-cell office:value-type="float" office:value="-0.89" table:style-name="ce2">
            <text:p>-0.89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8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900.29" table:style-name="ce2">
            <text:p>3900.29</text:p>
          </table:table-cell>
          <table:table-cell office:value-type="float" office:value="371015" table:style-name="ce2">
            <text:p>371015</text:p>
          </table:table-cell>
          <table:table-cell office:value-type="float" office:value="8637" table:style-name="ce2">
            <text:p>8637</text:p>
          </table:table-cell>
          <table:table-cell office:value-type="float" office:value="1469" table:style-name="ce2">
            <text:p>1469</text:p>
          </table:table-cell>
          <table:table-cell office:value-type="float" office:value="135785.74" table:style-name="ce2">
            <text:p>135785.74</text:p>
          </table:table-cell>
          <table:table-cell office:value-type="float" office:value="33.81" table:style-name="ce2">
            <text:p>33.81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79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868.04" table:style-name="ce2">
            <text:p>2868.04</text:p>
          </table:table-cell>
          <table:table-cell office:value-type="float" office:value="470147" table:style-name="ce2">
            <text:p>470147</text:p>
          </table:table-cell>
          <table:table-cell office:value-type="float" office:value="42902" table:style-name="ce2">
            <text:p>42902</text:p>
          </table:table-cell>
          <table:table-cell office:value-type="float" office:value="6752" table:style-name="ce2">
            <text:p>6752</text:p>
          </table:table-cell>
          <table:table-cell office:value-type="float" office:value="2825186.63" table:style-name="ce2">
            <text:p>2825186.63</text:p>
          </table:table-cell>
          <table:table-cell office:value-type="float" office:value="984.06" table:style-name="ce2">
            <text:p>984.06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0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913.12" table:style-name="ce2">
            <text:p>913.12</text:p>
          </table:table-cell>
          <table:table-cell office:value-type="float" office:value="207598" table:style-name="ce2">
            <text:p>207598</text:p>
          </table:table-cell>
          <table:table-cell office:value-type="float" office:value="18871" table:style-name="ce2">
            <text:p>18871</text:p>
          </table:table-cell>
          <table:table-cell office:value-type="float" office:value="1391" table:style-name="ce2">
            <text:p>1391</text:p>
          </table:table-cell>
          <table:table-cell office:value-type="float" office:value="208934.89" table:style-name="ce2">
            <text:p>208934.89</text:p>
          </table:table-cell>
          <table:table-cell office:value-type="float" office:value="227.81" table:style-name="ce2">
            <text:p>227.81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1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3477.75" table:style-name="ce2">
            <text:p>3477.75</text:p>
          </table:table-cell>
          <table:table-cell office:value-type="float" office:value="26370" table:style-name="ce2">
            <text:p>26370</text:p>
          </table:table-cell>
          <table:table-cell office:value-type="float" office:value="2567" table:style-name="ce2">
            <text:p>2567</text:p>
          </table:table-cell>
          <table:table-cell office:value-type="float" office:value="64" table:style-name="ce2">
            <text:p>64</text:p>
          </table:table-cell>
          <table:table-cell office:value-type="float" office:value="31866.76" table:style-name="ce2">
            <text:p>31866.76</text:p>
          </table:table-cell>
          <table:table-cell office:value-type="float" office:value="8.16" table:style-name="ce2">
            <text:p>8.16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2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94.88" table:style-name="ce2">
            <text:p>494.88</text:p>
          </table:table-cell>
          <table:table-cell office:value-type="float" office:value="215086" table:style-name="ce2">
            <text:p>215086</text:p>
          </table:table-cell>
          <table:table-cell office:value-type="float" office:value="1731" table:style-name="ce2">
            <text:p>1731</text:p>
          </table:table-cell>
          <table:table-cell office:value-type="float" office:value="133" table:style-name="ce2">
            <text:p>133</text:p>
          </table:table-cell>
          <table:table-cell office:value-type="float" office:value="44410.78" table:style-name="ce2">
            <text:p>44410.78</text:p>
          </table:table-cell>
          <table:table-cell office:value-type="float" office:value="88.74" table:style-name="ce2">
            <text:p>88.74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3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4054.48" table:style-name="ce2">
            <text:p>4054.48</text:p>
          </table:table-cell>
          <table:table-cell office:value-type="float" office:value="108370" table:style-name="ce2">
            <text:p>108370</text:p>
          </table:table-cell>
          <table:table-cell office:value-type="float" office:value="8453" table:style-name="ce2">
            <text:p>8453</text:p>
          </table:table-cell>
          <table:table-cell office:value-type="float" office:value="176" table:style-name="ce2">
            <text:p>176</text:p>
          </table:table-cell>
          <table:table-cell office:value-type="float" office:value="21616.57" table:style-name="ce2">
            <text:p>21616.57</text:p>
          </table:table-cell>
          <table:table-cell office:value-type="float" office:value="4.33" table:style-name="ce2">
            <text:p>4.33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4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757.14" table:style-name="ce2">
            <text:p>2757.14</text:p>
          </table:table-cell>
          <table:table-cell office:value-type="float" office:value="281761" table:style-name="ce2">
            <text:p>281761</text:p>
          </table:table-cell>
          <table:table-cell office:value-type="float" office:value="27433" table:style-name="ce2">
            <text:p>27433</text:p>
          </table:table-cell>
          <table:table-cell office:value-type="float" office:value="76" table:style-name="ce2">
            <text:p>76</text:p>
          </table:table-cell>
          <table:table-cell office:value-type="float" office:value="35514.97" table:style-name="ce2">
            <text:p>35514.97</text:p>
          </table:table-cell>
          <table:table-cell office:value-type="float" office:value="11.88" table:style-name="ce2">
            <text:p>11.88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2589.1799999999998" table:style-name="ce2">
            <text:p>2589.18</text:p>
          </table:table-cell>
          <table:table-cell office:value-type="float" office:value="366906" table:style-name="ce2">
            <text:p>366906</text:p>
          </table:table-cell>
          <table:table-cell office:value-type="float" office:value="15799" table:style-name="ce2">
            <text:p>15799</text:p>
          </table:table-cell>
          <table:table-cell office:value-type="float" office:value="2184" table:style-name="ce2">
            <text:p>2184</text:p>
          </table:table-cell>
          <table:table-cell office:value-type="float" office:value="652100.39" table:style-name="ce2">
            <text:p>652100.39</text:p>
          </table:table-cell>
          <table:table-cell office:value-type="float" office:value="250.86" table:style-name="ce2">
            <text:p>250.86</text:p>
          </table:table-cell>
          <table:table-cell office:value-type="date" office:date-value="2025-01-01T00:00:00" table:style-name="ce3">
            <text:p>1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6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529" table:style-name="ce2">
            <text:p>2529</text:p>
          </table:table-cell>
          <table:table-cell office:value-type="float" office:value="167178" table:style-name="ce2">
            <text:p>167178</text:p>
          </table:table-cell>
          <table:table-cell office:value-type="float" office:value="16311" table:style-name="ce2">
            <text:p>16311</text:p>
          </table:table-cell>
          <table:table-cell office:value-type="float" office:value="2898" table:style-name="ce2">
            <text:p>2898</text:p>
          </table:table-cell>
          <table:table-cell office:value-type="float" office:value="304387.82" table:style-name="ce2">
            <text:p>304387.82</text:p>
          </table:table-cell>
          <table:table-cell office:value-type="float" office:value="119.36" table:style-name="ce2">
            <text:p>119.36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7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714.6099999999997" table:style-name="ce2">
            <text:p>4714.61</text:p>
          </table:table-cell>
          <table:table-cell office:value-type="float" office:value="234215" table:style-name="ce2">
            <text:p>234215</text:p>
          </table:table-cell>
          <table:table-cell office:value-type="float" office:value="7680" table:style-name="ce2">
            <text:p>7680</text:p>
          </table:table-cell>
          <table:table-cell office:value-type="float" office:value="1016" table:style-name="ce2">
            <text:p>1016</text:p>
          </table:table-cell>
          <table:table-cell office:value-type="float" office:value="417070.91" table:style-name="ce2">
            <text:p>417070.91</text:p>
          </table:table-cell>
          <table:table-cell office:value-type="float" office:value="87.46" table:style-name="ce2">
            <text:p>87.46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8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300.8599999999997" table:style-name="ce2">
            <text:p>4300.86</text:p>
          </table:table-cell>
          <table:table-cell office:value-type="float" office:value="218364" table:style-name="ce2">
            <text:p>218364</text:p>
          </table:table-cell>
          <table:table-cell office:value-type="float" office:value="18985" table:style-name="ce2">
            <text:p>18985</text:p>
          </table:table-cell>
          <table:table-cell office:value-type="float" office:value="1748" table:style-name="ce2">
            <text:p>1748</text:p>
          </table:table-cell>
          <table:table-cell office:value-type="float" office:value="153597.67000000001" table:style-name="ce2">
            <text:p>153597.67</text:p>
          </table:table-cell>
          <table:table-cell office:value-type="float" office:value="34.71" table:style-name="ce2">
            <text:p>34.71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89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912.67" table:style-name="ce2">
            <text:p>4912.67</text:p>
          </table:table-cell>
          <table:table-cell office:value-type="float" office:value="424457" table:style-name="ce2">
            <text:p>424457</text:p>
          </table:table-cell>
          <table:table-cell office:value-type="float" office:value="14060" table:style-name="ce2">
            <text:p>14060</text:p>
          </table:table-cell>
          <table:table-cell office:value-type="float" office:value="403" table:style-name="ce2">
            <text:p>403</text:p>
          </table:table-cell>
          <table:table-cell office:value-type="float" office:value="73736.83" table:style-name="ce2">
            <text:p>73736.83</text:p>
          </table:table-cell>
          <table:table-cell office:value-type="float" office:value="14.01" table:style-name="ce2">
            <text:p>14.01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0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042.14" table:style-name="ce2">
            <text:p>3042.14</text:p>
          </table:table-cell>
          <table:table-cell office:value-type="float" office:value="250418" table:style-name="ce2">
            <text:p>250418</text:p>
          </table:table-cell>
          <table:table-cell office:value-type="float" office:value="15167" table:style-name="ce2">
            <text:p>15167</text:p>
          </table:table-cell>
          <table:table-cell office:value-type="float" office:value="357" table:style-name="ce2">
            <text:p>357</text:p>
          </table:table-cell>
          <table:table-cell office:value-type="float" office:value="157778.23999999999" table:style-name="ce2">
            <text:p>157778.24</text:p>
          </table:table-cell>
          <table:table-cell office:value-type="float" office:value="50.86" table:style-name="ce2">
            <text:p>50.86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1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500.08" table:style-name="ce2">
            <text:p>4500.08</text:p>
          </table:table-cell>
          <table:table-cell office:value-type="float" office:value="299310" table:style-name="ce2">
            <text:p>299310</text:p>
          </table:table-cell>
          <table:table-cell office:value-type="float" office:value="13376" table:style-name="ce2">
            <text:p>13376</text:p>
          </table:table-cell>
          <table:table-cell office:value-type="float" office:value="485" table:style-name="ce2">
            <text:p>485</text:p>
          </table:table-cell>
          <table:table-cell office:value-type="float" office:value="78817.08" table:style-name="ce2">
            <text:p>78817.08</text:p>
          </table:table-cell>
          <table:table-cell office:value-type="float" office:value="16.510000000000002" table:style-name="ce2">
            <text:p>16.51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2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640.92999999999995" table:style-name="ce2">
            <text:p>640.93</text:p>
          </table:table-cell>
          <table:table-cell office:value-type="float" office:value="20764" table:style-name="ce2">
            <text:p>20764</text:p>
          </table:table-cell>
          <table:table-cell office:value-type="float" office:value="928" table:style-name="ce2">
            <text:p>928</text:p>
          </table:table-cell>
          <table:table-cell office:value-type="float" office:value="97" table:style-name="ce2">
            <text:p>97</text:p>
          </table:table-cell>
          <table:table-cell office:value-type="float" office:value="5453.48" table:style-name="ce2">
            <text:p>5453.48</text:p>
          </table:table-cell>
          <table:table-cell office:value-type="float" office:value="7.51" table:style-name="ce2">
            <text:p>7.51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3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861.05" table:style-name="ce2">
            <text:p>2861.05</text:p>
          </table:table-cell>
          <table:table-cell office:value-type="float" office:value="408318" table:style-name="ce2">
            <text:p>408318</text:p>
          </table:table-cell>
          <table:table-cell office:value-type="float" office:value="3762" table:style-name="ce2">
            <text:p>3762</text:p>
          </table:table-cell>
          <table:table-cell office:value-type="float" office:value="290" table:style-name="ce2">
            <text:p>290</text:p>
          </table:table-cell>
          <table:table-cell office:value-type="float" office:value="86765.22" table:style-name="ce2">
            <text:p>86765.22</text:p>
          </table:table-cell>
          <table:table-cell office:value-type="float" office:value="29.33" table:style-name="ce2">
            <text:p>29.33</text:p>
          </table:table-cell>
          <table:table-cell office:value-type="date" office:date-value="2024-12-27T00:00:00" table:style-name="ce3">
            <text:p>27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4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037.52" table:style-name="ce2">
            <text:p>4037.52</text:p>
          </table:table-cell>
          <table:table-cell office:value-type="float" office:value="355915" table:style-name="ce2">
            <text:p>355915</text:p>
          </table:table-cell>
          <table:table-cell office:value-type="float" office:value="28938" table:style-name="ce2">
            <text:p>28938</text:p>
          </table:table-cell>
          <table:table-cell office:value-type="float" office:value="5480" table:style-name="ce2">
            <text:p>5480</text:p>
          </table:table-cell>
          <table:table-cell office:value-type="float" office:value="1767533.76" table:style-name="ce2">
            <text:p>1767533.76</text:p>
          </table:table-cell>
          <table:table-cell office:value-type="float" office:value="436.78" table:style-name="ce2">
            <text:p>436.78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5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749.91" table:style-name="ce2">
            <text:p>1749.91</text:p>
          </table:table-cell>
          <table:table-cell office:value-type="float" office:value="453347" table:style-name="ce2">
            <text:p>453347</text:p>
          </table:table-cell>
          <table:table-cell office:value-type="float" office:value="26118" table:style-name="ce2">
            <text:p>26118</text:p>
          </table:table-cell>
          <table:table-cell office:value-type="float" office:value="3807" table:style-name="ce2">
            <text:p>3807</text:p>
          </table:table-cell>
          <table:table-cell office:value-type="float" office:value="1398139.58" table:style-name="ce2">
            <text:p>1398139.58</text:p>
          </table:table-cell>
          <table:table-cell office:value-type="float" office:value="797.98" table:style-name="ce2">
            <text:p>797.98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6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071.18" table:style-name="ce2">
            <text:p>3071.18</text:p>
          </table:table-cell>
          <table:table-cell office:value-type="float" office:value="150939" table:style-name="ce2">
            <text:p>150939</text:p>
          </table:table-cell>
          <table:table-cell office:value-type="float" office:value="253" table:style-name="ce2">
            <text:p>253</text:p>
          </table:table-cell>
          <table:table-cell office:value-type="float" office:value="45" table:style-name="ce2">
            <text:p>45</text:p>
          </table:table-cell>
          <table:table-cell office:value-type="float" office:value="3207.72" table:style-name="ce2">
            <text:p>3207.72</text:p>
          </table:table-cell>
          <table:table-cell office:value-type="float" office:value="0.04" table:style-name="ce2">
            <text:p>0.04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7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708.25" table:style-name="ce2">
            <text:p>708.25</text:p>
          </table:table-cell>
          <table:table-cell office:value-type="float" office:value="313752" table:style-name="ce2">
            <text:p>313752</text:p>
          </table:table-cell>
          <table:table-cell office:value-type="float" office:value="11476" table:style-name="ce2">
            <text:p>11476</text:p>
          </table:table-cell>
          <table:table-cell office:value-type="float" office:value="270" table:style-name="ce2">
            <text:p>270</text:p>
          </table:table-cell>
          <table:table-cell office:value-type="float" office:value="114990.71" table:style-name="ce2">
            <text:p>114990.71</text:p>
          </table:table-cell>
          <table:table-cell office:value-type="float" office:value="161.36000000000001" table:style-name="ce2">
            <text:p>161.36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8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2614.63" table:style-name="ce2">
            <text:p>2614.63</text:p>
          </table:table-cell>
          <table:table-cell office:value-type="float" office:value="407226" table:style-name="ce2">
            <text:p>407226</text:p>
          </table:table-cell>
          <table:table-cell office:value-type="float" office:value="2172" table:style-name="ce2">
            <text:p>2172</text:p>
          </table:table-cell>
          <table:table-cell office:value-type="float" office:value="7" table:style-name="ce2">
            <text:p>7</text:p>
          </table:table-cell>
          <table:table-cell office:value-type="float" office:value="2150.7600000000002" table:style-name="ce2">
            <text:p>2150.76</text:p>
          </table:table-cell>
          <table:table-cell office:value-type="float" office:value="-0.18" table:style-name="ce2">
            <text:p>-0.18</text:p>
          </table:table-cell>
          <table:table-cell office:value-type="date" office:date-value="2025-01-11T00:00:00" table:style-name="ce3">
            <text:p>1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399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99.31" table:style-name="ce2">
            <text:p>99.31</text:p>
          </table:table-cell>
          <table:table-cell office:value-type="float" office:value="454139" table:style-name="ce2">
            <text:p>454139</text:p>
          </table:table-cell>
          <table:table-cell office:value-type="float" office:value="38266" table:style-name="ce2">
            <text:p>38266</text:p>
          </table:table-cell>
          <table:table-cell office:value-type="float" office:value="5345" table:style-name="ce2">
            <text:p>5345</text:p>
          </table:table-cell>
          <table:table-cell office:value-type="float" office:value="1230875.8700000001" table:style-name="ce2">
            <text:p>1230875.87</text:p>
          </table:table-cell>
          <table:table-cell office:value-type="float" office:value="12393.28" table:style-name="ce2">
            <text:p>12393.28</text:p>
          </table:table-cell>
          <table:table-cell office:value-type="date" office:date-value="2024-11-28T00:00:00" table:style-name="ce3">
            <text:p>28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0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4221.62" table:style-name="ce2">
            <text:p>4221.62</text:p>
          </table:table-cell>
          <table:table-cell office:value-type="float" office:value="272184" table:style-name="ce2">
            <text:p>272184</text:p>
          </table:table-cell>
          <table:table-cell office:value-type="float" office:value="23646" table:style-name="ce2">
            <text:p>23646</text:p>
          </table:table-cell>
          <table:table-cell office:value-type="float" office:value="4617" table:style-name="ce2">
            <text:p>4617</text:p>
          </table:table-cell>
          <table:table-cell office:value-type="float" office:value="1429313.9" table:style-name="ce2">
            <text:p>1429313.9</text:p>
          </table:table-cell>
          <table:table-cell office:value-type="float" office:value="337.57" table:style-name="ce2">
            <text:p>337.57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1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992.35" table:style-name="ce2">
            <text:p>992.35</text:p>
          </table:table-cell>
          <table:table-cell office:value-type="float" office:value="115475" table:style-name="ce2">
            <text:p>115475</text:p>
          </table:table-cell>
          <table:table-cell office:value-type="float" office:value="10379" table:style-name="ce2">
            <text:p>10379</text:p>
          </table:table-cell>
          <table:table-cell office:value-type="float" office:value="1289" table:style-name="ce2">
            <text:p>1289</text:p>
          </table:table-cell>
          <table:table-cell office:value-type="float" office:value="164914.44" table:style-name="ce2">
            <text:p>164914.44</text:p>
          </table:table-cell>
          <table:table-cell office:value-type="float" office:value="165.19" table:style-name="ce2">
            <text:p>165.19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2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389.84" table:style-name="ce2">
            <text:p>389.84</text:p>
          </table:table-cell>
          <table:table-cell office:value-type="float" office:value="475170" table:style-name="ce2">
            <text:p>475170</text:p>
          </table:table-cell>
          <table:table-cell office:value-type="float" office:value="27824" table:style-name="ce2">
            <text:p>27824</text:p>
          </table:table-cell>
          <table:table-cell office:value-type="float" office:value="1520" table:style-name="ce2">
            <text:p>1520</text:p>
          </table:table-cell>
          <table:table-cell office:value-type="float" office:value="457679.09" table:style-name="ce2">
            <text:p>457679.09</text:p>
          </table:table-cell>
          <table:table-cell office:value-type="float" office:value="1173.02" table:style-name="ce2">
            <text:p>1173.02</text:p>
          </table:table-cell>
          <table:table-cell office:value-type="date" office:date-value="2025-01-29T00:00:00" table:style-name="ce3">
            <text:p>29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3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979.56" table:style-name="ce2">
            <text:p>1979.56</text:p>
          </table:table-cell>
          <table:table-cell office:value-type="float" office:value="36906" table:style-name="ce2">
            <text:p>36906</text:p>
          </table:table-cell>
          <table:table-cell office:value-type="float" office:value="277" table:style-name="ce2">
            <text:p>277</text:p>
          </table:table-cell>
          <table:table-cell office:value-type="float" office:value="36" table:style-name="ce2">
            <text:p>36</text:p>
          </table:table-cell>
          <table:table-cell office:value-type="float" office:value="8776.7000000000007" table:style-name="ce2">
            <text:p>8776.7</text:p>
          </table:table-cell>
          <table:table-cell office:value-type="float" office:value="3.43" table:style-name="ce2">
            <text:p>3.43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4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551.08" table:style-name="ce2">
            <text:p>2551.08</text:p>
          </table:table-cell>
          <table:table-cell office:value-type="float" office:value="363212" table:style-name="ce2">
            <text:p>363212</text:p>
          </table:table-cell>
          <table:table-cell office:value-type="float" office:value="18544" table:style-name="ce2">
            <text:p>18544</text:p>
          </table:table-cell>
          <table:table-cell office:value-type="float" office:value="3173" table:style-name="ce2">
            <text:p>3173</text:p>
          </table:table-cell>
          <table:table-cell office:value-type="float" office:value="1116093.8400000001" table:style-name="ce2">
            <text:p>1116093.84</text:p>
          </table:table-cell>
          <table:table-cell office:value-type="float" office:value="436.5" table:style-name="ce2">
            <text:p>436.5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5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844.58" table:style-name="ce2">
            <text:p>2844.58</text:p>
          </table:table-cell>
          <table:table-cell office:value-type="float" office:value="39569" table:style-name="ce2">
            <text:p>39569</text:p>
          </table:table-cell>
          <table:table-cell office:value-type="float" office:value="2763" table:style-name="ce2">
            <text:p>2763</text:p>
          </table:table-cell>
          <table:table-cell office:value-type="float" office:value="272" table:style-name="ce2">
            <text:p>272</text:p>
          </table:table-cell>
          <table:table-cell office:value-type="float" office:value="121719.67999999999" table:style-name="ce2">
            <text:p>121719.68</text:p>
          </table:table-cell>
          <table:table-cell office:value-type="float" office:value="41.79" table:style-name="ce2">
            <text:p>41.79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6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311.25" table:style-name="ce2">
            <text:p>1311.25</text:p>
          </table:table-cell>
          <table:table-cell office:value-type="float" office:value="139786" table:style-name="ce2">
            <text:p>139786</text:p>
          </table:table-cell>
          <table:table-cell office:value-type="float" office:value="13652" table:style-name="ce2">
            <text:p>13652</text:p>
          </table:table-cell>
          <table:table-cell office:value-type="float" office:value="2014" table:style-name="ce2">
            <text:p>2014</text:p>
          </table:table-cell>
          <table:table-cell office:value-type="float" office:value="255446.94" table:style-name="ce2">
            <text:p>255446.94</text:p>
          </table:table-cell>
          <table:table-cell office:value-type="float" office:value="193.81" table:style-name="ce2">
            <text:p>193.81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7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05.63" table:style-name="ce2">
            <text:p>205.63</text:p>
          </table:table-cell>
          <table:table-cell office:value-type="float" office:value="46819" table:style-name="ce2">
            <text:p>46819</text:p>
          </table:table-cell>
          <table:table-cell office:value-type="float" office:value="2102" table:style-name="ce2">
            <text:p>2102</text:p>
          </table:table-cell>
          <table:table-cell office:value-type="float" office:value="209" table:style-name="ce2">
            <text:p>209</text:p>
          </table:table-cell>
          <table:table-cell office:value-type="float" office:value="31889.03" table:style-name="ce2">
            <text:p>31889.03</text:p>
          </table:table-cell>
          <table:table-cell office:value-type="float" office:value="154.08000000000001" table:style-name="ce2">
            <text:p>154.08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8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460.28" table:style-name="ce2">
            <text:p>1460.28</text:p>
          </table:table-cell>
          <table:table-cell office:value-type="float" office:value="102471" table:style-name="ce2">
            <text:p>102471</text:p>
          </table:table-cell>
          <table:table-cell office:value-type="float" office:value="5220" table:style-name="ce2">
            <text:p>5220</text:p>
          </table:table-cell>
          <table:table-cell office:value-type="float" office:value="718" table:style-name="ce2">
            <text:p>718</text:p>
          </table:table-cell>
          <table:table-cell office:value-type="float" office:value="36534.870000000003" table:style-name="ce2">
            <text:p>36534.87</text:p>
          </table:table-cell>
          <table:table-cell office:value-type="float" office:value="24.02" table:style-name="ce2">
            <text:p>24.02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09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421.2299999999996" table:style-name="ce2">
            <text:p>4421.23</text:p>
          </table:table-cell>
          <table:table-cell office:value-type="float" office:value="3877" table:style-name="ce2">
            <text:p>3877</text:p>
          </table:table-cell>
          <table:table-cell office:value-type="float" office:value="361" table:style-name="ce2">
            <text:p>361</text:p>
          </table:table-cell>
          <table:table-cell office:value-type="float" office:value="64" table:style-name="ce2">
            <text:p>64</text:p>
          </table:table-cell>
          <table:table-cell office:value-type="float" office:value="8636.82" table:style-name="ce2">
            <text:p>8636.82</text:p>
          </table:table-cell>
          <table:table-cell office:value-type="float" office:value="0.95" table:style-name="ce2">
            <text:p>0.95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0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1656.54" table:style-name="ce2">
            <text:p>1656.54</text:p>
          </table:table-cell>
          <table:table-cell office:value-type="float" office:value="452555" table:style-name="ce2">
            <text:p>452555</text:p>
          </table:table-cell>
          <table:table-cell office:value-type="float" office:value="31970" table:style-name="ce2">
            <text:p>31970</text:p>
          </table:table-cell>
          <table:table-cell office:value-type="float" office:value="1818" table:style-name="ce2">
            <text:p>1818</text:p>
          </table:table-cell>
          <table:table-cell office:value-type="float" office:value="777454.06" table:style-name="ce2">
            <text:p>777454.06</text:p>
          </table:table-cell>
          <table:table-cell office:value-type="float" office:value="468.32" table:style-name="ce2">
            <text:p>468.32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1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01.87" table:style-name="ce2">
            <text:p>101.87</text:p>
          </table:table-cell>
          <table:table-cell office:value-type="float" office:value="120704" table:style-name="ce2">
            <text:p>120704</text:p>
          </table:table-cell>
          <table:table-cell office:value-type="float" office:value="1252" table:style-name="ce2">
            <text:p>1252</text:p>
          </table:table-cell>
          <table:table-cell office:value-type="float" office:value="143" table:style-name="ce2">
            <text:p>143</text:p>
          </table:table-cell>
          <table:table-cell office:value-type="float" office:value="42742.38" table:style-name="ce2">
            <text:p>42742.38</text:p>
          </table:table-cell>
          <table:table-cell office:value-type="float" office:value="418.58" table:style-name="ce2">
            <text:p>418.58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2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096.93" table:style-name="ce2">
            <text:p>1096.93</text:p>
          </table:table-cell>
          <table:table-cell office:value-type="float" office:value="347336" table:style-name="ce2">
            <text:p>347336</text:p>
          </table:table-cell>
          <table:table-cell office:value-type="float" office:value="16316" table:style-name="ce2">
            <text:p>16316</text:p>
          </table:table-cell>
          <table:table-cell office:value-type="float" office:value="728" table:style-name="ce2">
            <text:p>728</text:p>
          </table:table-cell>
          <table:table-cell office:value-type="float" office:value="162101.70000000001" table:style-name="ce2">
            <text:p>162101.7</text:p>
          </table:table-cell>
          <table:table-cell office:value-type="float" office:value="146.78" table:style-name="ce2">
            <text:p>146.78</text:p>
          </table:table-cell>
          <table:table-cell office:value-type="date" office:date-value="2025-01-01T00:00:00" table:style-name="ce3">
            <text:p>1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3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125.82" table:style-name="ce2">
            <text:p>1125.82</text:p>
          </table:table-cell>
          <table:table-cell office:value-type="float" office:value="167157" table:style-name="ce2">
            <text:p>167157</text:p>
          </table:table-cell>
          <table:table-cell office:value-type="float" office:value="15200" table:style-name="ce2">
            <text:p>15200</text:p>
          </table:table-cell>
          <table:table-cell office:value-type="float" office:value="2652" table:style-name="ce2">
            <text:p>2652</text:p>
          </table:table-cell>
          <table:table-cell office:value-type="float" office:value="274055.90999999997" table:style-name="ce2">
            <text:p>274055.91</text:p>
          </table:table-cell>
          <table:table-cell office:value-type="float" office:value="242.43" table:style-name="ce2">
            <text:p>242.43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4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1167.68" table:style-name="ce2">
            <text:p>1167.68</text:p>
          </table:table-cell>
          <table:table-cell office:value-type="float" office:value="64283" table:style-name="ce2">
            <text:p>64283</text:p>
          </table:table-cell>
          <table:table-cell office:value-type="float" office:value="2733" table:style-name="ce2">
            <text:p>2733</text:p>
          </table:table-cell>
          <table:table-cell office:value-type="float" office:value="192" table:style-name="ce2">
            <text:p>192</text:p>
          </table:table-cell>
          <table:table-cell office:value-type="float" office:value="73027.47" table:style-name="ce2">
            <text:p>73027.47</text:p>
          </table:table-cell>
          <table:table-cell office:value-type="float" office:value="61.54" table:style-name="ce2">
            <text:p>61.54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5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4958.68" table:style-name="ce2">
            <text:p>4958.68</text:p>
          </table:table-cell>
          <table:table-cell office:value-type="float" office:value="67041" table:style-name="ce2">
            <text:p>67041</text:p>
          </table:table-cell>
          <table:table-cell office:value-type="float" office:value="5583" table:style-name="ce2">
            <text:p>5583</text:p>
          </table:table-cell>
          <table:table-cell office:value-type="float" office:value="562" table:style-name="ce2">
            <text:p>562</text:p>
          </table:table-cell>
          <table:table-cell office:value-type="float" office:value="99457.07" table:style-name="ce2">
            <text:p>99457.07</text:p>
          </table:table-cell>
          <table:table-cell office:value-type="float" office:value="19.059999999999999" table:style-name="ce2">
            <text:p>19.06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6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1352.86" table:style-name="ce2">
            <text:p>1352.86</text:p>
          </table:table-cell>
          <table:table-cell office:value-type="float" office:value="14503" table:style-name="ce2">
            <text:p>14503</text:p>
          </table:table-cell>
          <table:table-cell office:value-type="float" office:value="1405" table:style-name="ce2">
            <text:p>1405</text:p>
          </table:table-cell>
          <table:table-cell office:value-type="float" office:value="8" table:style-name="ce2">
            <text:p>8</text:p>
          </table:table-cell>
          <table:table-cell office:value-type="float" office:value="2922.34" table:style-name="ce2">
            <text:p>2922.34</text:p>
          </table:table-cell>
          <table:table-cell office:value-type="float" office:value="1.1599999999999999" table:style-name="ce2">
            <text:p>1.16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7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319.9899999999998" table:style-name="ce2">
            <text:p>2319.99</text:p>
          </table:table-cell>
          <table:table-cell office:value-type="float" office:value="429395" table:style-name="ce2">
            <text:p>429395</text:p>
          </table:table-cell>
          <table:table-cell office:value-type="float" office:value="39871" table:style-name="ce2">
            <text:p>39871</text:p>
          </table:table-cell>
          <table:table-cell office:value-type="float" office:value="1617" table:style-name="ce2">
            <text:p>1617</text:p>
          </table:table-cell>
          <table:table-cell office:value-type="float" office:value="163101.56" table:style-name="ce2">
            <text:p>163101.56</text:p>
          </table:table-cell>
          <table:table-cell office:value-type="float" office:value="69.3" table:style-name="ce2">
            <text:p>69.3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8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475.41" table:style-name="ce2">
            <text:p>2475.41</text:p>
          </table:table-cell>
          <table:table-cell office:value-type="float" office:value="341800" table:style-name="ce2">
            <text:p>341800</text:p>
          </table:table-cell>
          <table:table-cell office:value-type="float" office:value="3903" table:style-name="ce2">
            <text:p>3903</text:p>
          </table:table-cell>
          <table:table-cell office:value-type="float" office:value="535" table:style-name="ce2">
            <text:p>535</text:p>
          </table:table-cell>
          <table:table-cell office:value-type="float" office:value="131790.94" table:style-name="ce2">
            <text:p>131790.94</text:p>
          </table:table-cell>
          <table:table-cell office:value-type="float" office:value="52.24" table:style-name="ce2">
            <text:p>52.24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19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618.59" table:style-name="ce2">
            <text:p>3618.59</text:p>
          </table:table-cell>
          <table:table-cell office:value-type="float" office:value="401506" table:style-name="ce2">
            <text:p>401506</text:p>
          </table:table-cell>
          <table:table-cell office:value-type="float" office:value="9446" table:style-name="ce2">
            <text:p>9446</text:p>
          </table:table-cell>
          <table:table-cell office:value-type="float" office:value="571" table:style-name="ce2">
            <text:p>571</text:p>
          </table:table-cell>
          <table:table-cell office:value-type="float" office:value="174918.63" table:style-name="ce2">
            <text:p>174918.63</text:p>
          </table:table-cell>
          <table:table-cell office:value-type="float" office:value="47.34" table:style-name="ce2">
            <text:p>47.34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0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630.88" table:style-name="ce2">
            <text:p>630.88</text:p>
          </table:table-cell>
          <table:table-cell office:value-type="float" office:value="395585" table:style-name="ce2">
            <text:p>395585</text:p>
          </table:table-cell>
          <table:table-cell office:value-type="float" office:value="14441" table:style-name="ce2">
            <text:p>14441</text:p>
          </table:table-cell>
          <table:table-cell office:value-type="float" office:value="2330" table:style-name="ce2">
            <text:p>2330</text:p>
          </table:table-cell>
          <table:table-cell office:value-type="float" office:value="1018730.31" table:style-name="ce2">
            <text:p>1018730.31</text:p>
          </table:table-cell>
          <table:table-cell office:value-type="float" office:value="1613.78" table:style-name="ce2">
            <text:p>1613.78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1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425.68" table:style-name="ce2">
            <text:p>3425.68</text:p>
          </table:table-cell>
          <table:table-cell office:value-type="float" office:value="276125" table:style-name="ce2">
            <text:p>276125</text:p>
          </table:table-cell>
          <table:table-cell office:value-type="float" office:value="13278" table:style-name="ce2">
            <text:p>13278</text:p>
          </table:table-cell>
          <table:table-cell office:value-type="float" office:value="922" table:style-name="ce2">
            <text:p>922</text:p>
          </table:table-cell>
          <table:table-cell office:value-type="float" office:value="306135.15999999997" table:style-name="ce2">
            <text:p>306135.16</text:p>
          </table:table-cell>
          <table:table-cell office:value-type="float" office:value="88.36" table:style-name="ce2">
            <text:p>88.36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2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363.87" table:style-name="ce2">
            <text:p>4363.87</text:p>
          </table:table-cell>
          <table:table-cell office:value-type="float" office:value="29931" table:style-name="ce2">
            <text:p>29931</text:p>
          </table:table-cell>
          <table:table-cell office:value-type="float" office:value="1658" table:style-name="ce2">
            <text:p>1658</text:p>
          </table:table-cell>
          <table:table-cell office:value-type="float" office:value="15" table:style-name="ce2">
            <text:p>15</text:p>
          </table:table-cell>
          <table:table-cell office:value-type="float" office:value="7017.08" table:style-name="ce2">
            <text:p>7017.08</text:p>
          </table:table-cell>
          <table:table-cell office:value-type="float" office:value="0.61" table:style-name="ce2">
            <text:p>0.61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3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460.66" table:style-name="ce2">
            <text:p>4460.66</text:p>
          </table:table-cell>
          <table:table-cell office:value-type="float" office:value="132680" table:style-name="ce2">
            <text:p>132680</text:p>
          </table:table-cell>
          <table:table-cell office:value-type="float" office:value="4047" table:style-name="ce2">
            <text:p>4047</text:p>
          </table:table-cell>
          <table:table-cell office:value-type="float" office:value="625" table:style-name="ce2">
            <text:p>625</text:p>
          </table:table-cell>
          <table:table-cell office:value-type="float" office:value="206820.03" table:style-name="ce2">
            <text:p>206820.03</text:p>
          </table:table-cell>
          <table:table-cell office:value-type="float" office:value="45.37" table:style-name="ce2">
            <text:p>45.37</text:p>
          </table:table-cell>
          <table:table-cell office:value-type="date" office:date-value="2024-12-26T00:00:00" table:style-name="ce3">
            <text:p>26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4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4940.7700000000004" table:style-name="ce2">
            <text:p>4940.77</text:p>
          </table:table-cell>
          <table:table-cell office:value-type="float" office:value="444342" table:style-name="ce2">
            <text:p>444342</text:p>
          </table:table-cell>
          <table:table-cell office:value-type="float" office:value="7909" table:style-name="ce2">
            <text:p>7909</text:p>
          </table:table-cell>
          <table:table-cell office:value-type="float" office:value="334" table:style-name="ce2">
            <text:p>334</text:p>
          </table:table-cell>
          <table:table-cell office:value-type="float" office:value="139145.13" table:style-name="ce2">
            <text:p>139145.13</text:p>
          </table:table-cell>
          <table:table-cell office:value-type="float" office:value="27.16" table:style-name="ce2">
            <text:p>27.16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5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158.17" table:style-name="ce2">
            <text:p>1158.17</text:p>
          </table:table-cell>
          <table:table-cell office:value-type="float" office:value="494660" table:style-name="ce2">
            <text:p>494660</text:p>
          </table:table-cell>
          <table:table-cell office:value-type="float" office:value="31375" table:style-name="ce2">
            <text:p>31375</text:p>
          </table:table-cell>
          <table:table-cell office:value-type="float" office:value="4231" table:style-name="ce2">
            <text:p>4231</text:p>
          </table:table-cell>
          <table:table-cell office:value-type="float" office:value="600976.03" table:style-name="ce2">
            <text:p>600976.03</text:p>
          </table:table-cell>
          <table:table-cell office:value-type="float" office:value="517.9" table:style-name="ce2">
            <text:p>517.9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6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3454.75" table:style-name="ce2">
            <text:p>3454.75</text:p>
          </table:table-cell>
          <table:table-cell office:value-type="float" office:value="408895" table:style-name="ce2">
            <text:p>408895</text:p>
          </table:table-cell>
          <table:table-cell office:value-type="float" office:value="16710" table:style-name="ce2">
            <text:p>16710</text:p>
          </table:table-cell>
          <table:table-cell office:value-type="float" office:value="2959" table:style-name="ce2">
            <text:p>2959</text:p>
          </table:table-cell>
          <table:table-cell office:value-type="float" office:value="1406110.25" table:style-name="ce2">
            <text:p>1406110.25</text:p>
          </table:table-cell>
          <table:table-cell office:value-type="float" office:value="406.01" table:style-name="ce2">
            <text:p>406.01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7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4000.11" table:style-name="ce2">
            <text:p>4000.11</text:p>
          </table:table-cell>
          <table:table-cell office:value-type="float" office:value="53486" table:style-name="ce2">
            <text:p>53486</text:p>
          </table:table-cell>
          <table:table-cell office:value-type="float" office:value="1587" table:style-name="ce2">
            <text:p>1587</text:p>
          </table:table-cell>
          <table:table-cell office:value-type="float" office:value="6" table:style-name="ce2">
            <text:p>6</text:p>
          </table:table-cell>
          <table:table-cell office:value-type="float" office:value="920.36" table:style-name="ce2">
            <text:p>920.36</text:p>
          </table:table-cell>
          <table:table-cell office:value-type="float" office:value="-0.77" table:style-name="ce2">
            <text:p>-0.77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8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4370.3999999999996" table:style-name="ce2">
            <text:p>4370.4</text:p>
          </table:table-cell>
          <table:table-cell office:value-type="float" office:value="477076" table:style-name="ce2">
            <text:p>477076</text:p>
          </table:table-cell>
          <table:table-cell office:value-type="float" office:value="8020" table:style-name="ce2">
            <text:p>8020</text:p>
          </table:table-cell>
          <table:table-cell office:value-type="float" office:value="196" table:style-name="ce2">
            <text:p>196</text:p>
          </table:table-cell>
          <table:table-cell office:value-type="float" office:value="75241.02" table:style-name="ce2">
            <text:p>75241.02</text:p>
          </table:table-cell>
          <table:table-cell office:value-type="float" office:value="16.22" table:style-name="ce2">
            <text:p>16.22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29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153.8100000000004" table:style-name="ce2">
            <text:p>4153.81</text:p>
          </table:table-cell>
          <table:table-cell office:value-type="float" office:value="124127" table:style-name="ce2">
            <text:p>124127</text:p>
          </table:table-cell>
          <table:table-cell office:value-type="float" office:value="6389" table:style-name="ce2">
            <text:p>6389</text:p>
          </table:table-cell>
          <table:table-cell office:value-type="float" office:value="1226" table:style-name="ce2">
            <text:p>1226</text:p>
          </table:table-cell>
          <table:table-cell office:value-type="float" office:value="107944.03" table:style-name="ce2">
            <text:p>107944.03</text:p>
          </table:table-cell>
          <table:table-cell office:value-type="float" office:value="24.99" table:style-name="ce2">
            <text:p>24.99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0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287.32" table:style-name="ce2">
            <text:p>3287.32</text:p>
          </table:table-cell>
          <table:table-cell office:value-type="float" office:value="118960" table:style-name="ce2">
            <text:p>118960</text:p>
          </table:table-cell>
          <table:table-cell office:value-type="float" office:value="2420" table:style-name="ce2">
            <text:p>2420</text:p>
          </table:table-cell>
          <table:table-cell office:value-type="float" office:value="375" table:style-name="ce2">
            <text:p>375</text:p>
          </table:table-cell>
          <table:table-cell office:value-type="float" office:value="140751.67999999999" table:style-name="ce2">
            <text:p>140751.68</text:p>
          </table:table-cell>
          <table:table-cell office:value-type="float" office:value="41.82" table:style-name="ce2">
            <text:p>41.82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1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516.95000000000005" table:style-name="ce2">
            <text:p>516.95</text:p>
          </table:table-cell>
          <table:table-cell office:value-type="float" office:value="484624" table:style-name="ce2">
            <text:p>484624</text:p>
          </table:table-cell>
          <table:table-cell office:value-type="float" office:value="48246" table:style-name="ce2">
            <text:p>48246</text:p>
          </table:table-cell>
          <table:table-cell office:value-type="float" office:value="4416" table:style-name="ce2">
            <text:p>4416</text:p>
          </table:table-cell>
          <table:table-cell office:value-type="float" office:value="1797463.85" table:style-name="ce2">
            <text:p>1797463.85</text:p>
          </table:table-cell>
          <table:table-cell office:value-type="float" office:value="3476.06" table:style-name="ce2">
            <text:p>3476.06</text:p>
          </table:table-cell>
          <table:table-cell office:value-type="date" office:date-value="2025-01-12T00:00:00" table:style-name="ce3">
            <text:p>12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2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675.4399999999996" table:style-name="ce2">
            <text:p>4675.44</text:p>
          </table:table-cell>
          <table:table-cell office:value-type="float" office:value="251093" table:style-name="ce2">
            <text:p>251093</text:p>
          </table:table-cell>
          <table:table-cell office:value-type="float" office:value="4658" table:style-name="ce2">
            <text:p>4658</text:p>
          </table:table-cell>
          <table:table-cell office:value-type="float" office:value="507" table:style-name="ce2">
            <text:p>507</text:p>
          </table:table-cell>
          <table:table-cell office:value-type="float" office:value="243524.83" table:style-name="ce2">
            <text:p>243524.83</text:p>
          </table:table-cell>
          <table:table-cell office:value-type="float" office:value="51.09" table:style-name="ce2">
            <text:p>51.09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3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766.8" table:style-name="ce2">
            <text:p>2766.8</text:p>
          </table:table-cell>
          <table:table-cell office:value-type="float" office:value="23355" table:style-name="ce2">
            <text:p>23355</text:p>
          </table:table-cell>
          <table:table-cell office:value-type="float" office:value="1772" table:style-name="ce2">
            <text:p>1772</text:p>
          </table:table-cell>
          <table:table-cell office:value-type="float" office:value="201" table:style-name="ce2">
            <text:p>201</text:p>
          </table:table-cell>
          <table:table-cell office:value-type="float" office:value="47503.32" table:style-name="ce2">
            <text:p>47503.32</text:p>
          </table:table-cell>
          <table:table-cell office:value-type="float" office:value="16.170000000000002" table:style-name="ce2">
            <text:p>16.17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4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229.22" table:style-name="ce2">
            <text:p>3229.22</text:p>
          </table:table-cell>
          <table:table-cell office:value-type="float" office:value="347485" table:style-name="ce2">
            <text:p>347485</text:p>
          </table:table-cell>
          <table:table-cell office:value-type="float" office:value="9619" table:style-name="ce2">
            <text:p>9619</text:p>
          </table:table-cell>
          <table:table-cell office:value-type="float" office:value="1494" table:style-name="ce2">
            <text:p>1494</text:p>
          </table:table-cell>
          <table:table-cell office:value-type="float" office:value="630800.28" table:style-name="ce2">
            <text:p>630800.28</text:p>
          </table:table-cell>
          <table:table-cell office:value-type="float" office:value="194.34" table:style-name="ce2">
            <text:p>194.34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5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888.65" table:style-name="ce2">
            <text:p>3888.65</text:p>
          </table:table-cell>
          <table:table-cell office:value-type="float" office:value="71935" table:style-name="ce2">
            <text:p>71935</text:p>
          </table:table-cell>
          <table:table-cell office:value-type="float" office:value="3436" table:style-name="ce2">
            <text:p>3436</text:p>
          </table:table-cell>
          <table:table-cell office:value-type="float" office:value="92" table:style-name="ce2">
            <text:p>92</text:p>
          </table:table-cell>
          <table:table-cell office:value-type="float" office:value="31646.06" table:style-name="ce2">
            <text:p>31646.06</text:p>
          </table:table-cell>
          <table:table-cell office:value-type="float" office:value="7.14" table:style-name="ce2">
            <text:p>7.14</text:p>
          </table:table-cell>
          <table:table-cell office:value-type="date" office:date-value="2025-01-01T00:00:00" table:style-name="ce3">
            <text:p>1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6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242.47" table:style-name="ce2">
            <text:p>4242.47</text:p>
          </table:table-cell>
          <table:table-cell office:value-type="float" office:value="492249" table:style-name="ce2">
            <text:p>492249</text:p>
          </table:table-cell>
          <table:table-cell office:value-type="float" office:value="4560" table:style-name="ce2">
            <text:p>4560</text:p>
          </table:table-cell>
          <table:table-cell office:value-type="float" office:value="143" table:style-name="ce2">
            <text:p>143</text:p>
          </table:table-cell>
          <table:table-cell office:value-type="float" office:value="8082.98" table:style-name="ce2">
            <text:p>8082.98</text:p>
          </table:table-cell>
          <table:table-cell office:value-type="float" office:value="0.91" table:style-name="ce2">
            <text:p>0.91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7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079.2199999999998" table:style-name="ce2">
            <text:p>2079.22</text:p>
          </table:table-cell>
          <table:table-cell office:value-type="float" office:value="240306" table:style-name="ce2">
            <text:p>240306</text:p>
          </table:table-cell>
          <table:table-cell office:value-type="float" office:value="13819" table:style-name="ce2">
            <text:p>13819</text:p>
          </table:table-cell>
          <table:table-cell office:value-type="float" office:value="772" table:style-name="ce2">
            <text:p>772</text:p>
          </table:table-cell>
          <table:table-cell office:value-type="float" office:value="364620.15" table:style-name="ce2">
            <text:p>364620.15</text:p>
          </table:table-cell>
          <table:table-cell office:value-type="float" office:value="174.36" table:style-name="ce2">
            <text:p>174.36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8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1761.53" table:style-name="ce2">
            <text:p>1761.53</text:p>
          </table:table-cell>
          <table:table-cell office:value-type="float" office:value="165871" table:style-name="ce2">
            <text:p>165871</text:p>
          </table:table-cell>
          <table:table-cell office:value-type="float" office:value="12434" table:style-name="ce2">
            <text:p>12434</text:p>
          </table:table-cell>
          <table:table-cell office:value-type="float" office:value="2397" table:style-name="ce2">
            <text:p>2397</text:p>
          </table:table-cell>
          <table:table-cell office:value-type="float" office:value="513573.08" table:style-name="ce2">
            <text:p>513573.08</text:p>
          </table:table-cell>
          <table:table-cell office:value-type="float" office:value="290.55" table:style-name="ce2">
            <text:p>290.55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39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706.57" table:style-name="ce2">
            <text:p>1706.57</text:p>
          </table:table-cell>
          <table:table-cell office:value-type="float" office:value="419843" table:style-name="ce2">
            <text:p>419843</text:p>
          </table:table-cell>
          <table:table-cell office:value-type="float" office:value="18568" table:style-name="ce2">
            <text:p>18568</text:p>
          </table:table-cell>
          <table:table-cell office:value-type="float" office:value="3453" table:style-name="ce2">
            <text:p>3453</text:p>
          </table:table-cell>
          <table:table-cell office:value-type="float" office:value="945490.76" table:style-name="ce2">
            <text:p>945490.76</text:p>
          </table:table-cell>
          <table:table-cell office:value-type="float" office:value="553.03" table:style-name="ce2">
            <text:p>553.03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771.58" table:style-name="ce2">
            <text:p>3771.58</text:p>
          </table:table-cell>
          <table:table-cell office:value-type="float" office:value="254495" table:style-name="ce2">
            <text:p>254495</text:p>
          </table:table-cell>
          <table:table-cell office:value-type="float" office:value="526" table:style-name="ce2">
            <text:p>526</text:p>
          </table:table-cell>
          <table:table-cell office:value-type="float" office:value="35" table:style-name="ce2">
            <text:p>35</text:p>
          </table:table-cell>
          <table:table-cell office:value-type="float" office:value="6479.85" table:style-name="ce2">
            <text:p>6479.85</text:p>
          </table:table-cell>
          <table:table-cell office:value-type="float" office:value="0.72" table:style-name="ce2">
            <text:p>0.72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1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530.76" table:style-name="ce2">
            <text:p>1530.76</text:p>
          </table:table-cell>
          <table:table-cell office:value-type="float" office:value="210156" table:style-name="ce2">
            <text:p>210156</text:p>
          </table:table-cell>
          <table:table-cell office:value-type="float" office:value="14153" table:style-name="ce2">
            <text:p>14153</text:p>
          </table:table-cell>
          <table:table-cell office:value-type="float" office:value="2314" table:style-name="ce2">
            <text:p>2314</text:p>
          </table:table-cell>
          <table:table-cell office:value-type="float" office:value="635754.17000000004" table:style-name="ce2">
            <text:p>635754.17</text:p>
          </table:table-cell>
          <table:table-cell office:value-type="float" office:value="414.32" table:style-name="ce2">
            <text:p>414.32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2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570.41" table:style-name="ce2">
            <text:p>2570.41</text:p>
          </table:table-cell>
          <table:table-cell office:value-type="float" office:value="148443" table:style-name="ce2">
            <text:p>148443</text:p>
          </table:table-cell>
          <table:table-cell office:value-type="float" office:value="13547" table:style-name="ce2">
            <text:p>13547</text:p>
          </table:table-cell>
          <table:table-cell office:value-type="float" office:value="1494" table:style-name="ce2">
            <text:p>1494</text:p>
          </table:table-cell>
          <table:table-cell office:value-type="float" office:value="279810.18" table:style-name="ce2">
            <text:p>279810.18</text:p>
          </table:table-cell>
          <table:table-cell office:value-type="float" office:value="107.86" table:style-name="ce2">
            <text:p>107.86</text:p>
          </table:table-cell>
          <table:table-cell office:value-type="date" office:date-value="2024-12-07T00:00:00" table:style-name="ce3">
            <text:p>7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3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3431.96" table:style-name="ce2">
            <text:p>3431.96</text:p>
          </table:table-cell>
          <table:table-cell office:value-type="float" office:value="219521" table:style-name="ce2">
            <text:p>219521</text:p>
          </table:table-cell>
          <table:table-cell office:value-type="float" office:value="16637" table:style-name="ce2">
            <text:p>16637</text:p>
          </table:table-cell>
          <table:table-cell office:value-type="float" office:value="1993" table:style-name="ce2">
            <text:p>1993</text:p>
          </table:table-cell>
          <table:table-cell office:value-type="float" office:value="706433.24" table:style-name="ce2">
            <text:p>706433.24</text:p>
          </table:table-cell>
          <table:table-cell office:value-type="float" office:value="204.84" table:style-name="ce2">
            <text:p>204.84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4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348.94" table:style-name="ce2">
            <text:p>2348.94</text:p>
          </table:table-cell>
          <table:table-cell office:value-type="float" office:value="309452" table:style-name="ce2">
            <text:p>309452</text:p>
          </table:table-cell>
          <table:table-cell office:value-type="float" office:value="29648" table:style-name="ce2">
            <text:p>29648</text:p>
          </table:table-cell>
          <table:table-cell office:value-type="float" office:value="4062" table:style-name="ce2">
            <text:p>4062</text:p>
          </table:table-cell>
          <table:table-cell office:value-type="float" office:value="1564202.23" table:style-name="ce2">
            <text:p>1564202.23</text:p>
          </table:table-cell>
          <table:table-cell office:value-type="float" office:value="664.92" table:style-name="ce2">
            <text:p>664.92</text:p>
          </table:table-cell>
          <table:table-cell office:value-type="date" office:date-value="2024-12-28T00:00:00" table:style-name="ce3">
            <text:p>28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5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997.2" table:style-name="ce2">
            <text:p>997.2</text:p>
          </table:table-cell>
          <table:table-cell office:value-type="float" office:value="498563" table:style-name="ce2">
            <text:p>498563</text:p>
          </table:table-cell>
          <table:table-cell office:value-type="float" office:value="35753" table:style-name="ce2">
            <text:p>35753</text:p>
          </table:table-cell>
          <table:table-cell office:value-type="float" office:value="4827" table:style-name="ce2">
            <text:p>4827</text:p>
          </table:table-cell>
          <table:table-cell office:value-type="float" office:value="594304.99" table:style-name="ce2">
            <text:p>594304.99</text:p>
          </table:table-cell>
          <table:table-cell office:value-type="float" office:value="594.97" table:style-name="ce2">
            <text:p>594.97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6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811.87" table:style-name="ce2">
            <text:p>811.87</text:p>
          </table:table-cell>
          <table:table-cell office:value-type="float" office:value="458182" table:style-name="ce2">
            <text:p>458182</text:p>
          </table:table-cell>
          <table:table-cell office:value-type="float" office:value="24546" table:style-name="ce2">
            <text:p>24546</text:p>
          </table:table-cell>
          <table:table-cell office:value-type="float" office:value="4429" table:style-name="ce2">
            <text:p>4429</text:p>
          </table:table-cell>
          <table:table-cell office:value-type="float" office:value="287282.08" table:style-name="ce2">
            <text:p>287282.08</text:p>
          </table:table-cell>
          <table:table-cell office:value-type="float" office:value="352.85" table:style-name="ce2">
            <text:p>352.85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7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1382.95" table:style-name="ce2">
            <text:p>1382.95</text:p>
          </table:table-cell>
          <table:table-cell office:value-type="float" office:value="264222" table:style-name="ce2">
            <text:p>264222</text:p>
          </table:table-cell>
          <table:table-cell office:value-type="float" office:value="335" table:style-name="ce2">
            <text:p>335</text:p>
          </table:table-cell>
          <table:table-cell office:value-type="float" office:value="36" table:style-name="ce2">
            <text:p>36</text:p>
          </table:table-cell>
          <table:table-cell office:value-type="float" office:value="6254.02" table:style-name="ce2">
            <text:p>6254.02</text:p>
          </table:table-cell>
          <table:table-cell office:value-type="float" office:value="3.52" table:style-name="ce2">
            <text:p>3.52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8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669.51" table:style-name="ce2">
            <text:p>1669.51</text:p>
          </table:table-cell>
          <table:table-cell office:value-type="float" office:value="346427" table:style-name="ce2">
            <text:p>346427</text:p>
          </table:table-cell>
          <table:table-cell office:value-type="float" office:value="11053" table:style-name="ce2">
            <text:p>11053</text:p>
          </table:table-cell>
          <table:table-cell office:value-type="float" office:value="514" table:style-name="ce2">
            <text:p>514</text:p>
          </table:table-cell>
          <table:table-cell office:value-type="float" office:value="212886.58" table:style-name="ce2">
            <text:p>212886.58</text:p>
          </table:table-cell>
          <table:table-cell office:value-type="float" office:value="126.51" table:style-name="ce2">
            <text:p>126.51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49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1698.96" table:style-name="ce2">
            <text:p>1698.96</text:p>
          </table:table-cell>
          <table:table-cell office:value-type="float" office:value="58161" table:style-name="ce2">
            <text:p>58161</text:p>
          </table:table-cell>
          <table:table-cell office:value-type="float" office:value="138" table:style-name="ce2">
            <text:p>138</text:p>
          </table:table-cell>
          <table:table-cell office:value-type="float" office:value="25" table:style-name="ce2">
            <text:p>25</text:p>
          </table:table-cell>
          <table:table-cell office:value-type="float" office:value="10830.58" table:style-name="ce2">
            <text:p>10830.58</text:p>
          </table:table-cell>
          <table:table-cell office:value-type="float" office:value="5.37" table:style-name="ce2">
            <text:p>5.37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0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606.7399999999998" table:style-name="ce2">
            <text:p>2606.74</text:p>
          </table:table-cell>
          <table:table-cell office:value-type="float" office:value="78088" table:style-name="ce2">
            <text:p>78088</text:p>
          </table:table-cell>
          <table:table-cell office:value-type="float" office:value="7062" table:style-name="ce2">
            <text:p>7062</text:p>
          </table:table-cell>
          <table:table-cell office:value-type="float" office:value="122" table:style-name="ce2">
            <text:p>122</text:p>
          </table:table-cell>
          <table:table-cell office:value-type="float" office:value="57144.12" table:style-name="ce2">
            <text:p>57144.12</text:p>
          </table:table-cell>
          <table:table-cell office:value-type="float" office:value="20.92" table:style-name="ce2">
            <text:p>20.92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1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813.24" table:style-name="ce2">
            <text:p>813.24</text:p>
          </table:table-cell>
          <table:table-cell office:value-type="float" office:value="51439" table:style-name="ce2">
            <text:p>51439</text:p>
          </table:table-cell>
          <table:table-cell office:value-type="float" office:value="4838" table:style-name="ce2">
            <text:p>4838</text:p>
          </table:table-cell>
          <table:table-cell office:value-type="float" office:value="940" table:style-name="ce2">
            <text:p>940</text:p>
          </table:table-cell>
          <table:table-cell office:value-type="float" office:value="103737.3" table:style-name="ce2">
            <text:p>103737.3</text:p>
          </table:table-cell>
          <table:table-cell office:value-type="float" office:value="126.56" table:style-name="ce2">
            <text:p>126.56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2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479.3200000000002" table:style-name="ce2">
            <text:p>2479.32</text:p>
          </table:table-cell>
          <table:table-cell office:value-type="float" office:value="387819" table:style-name="ce2">
            <text:p>387819</text:p>
          </table:table-cell>
          <table:table-cell office:value-type="float" office:value="27083" table:style-name="ce2">
            <text:p>27083</text:p>
          </table:table-cell>
          <table:table-cell office:value-type="float" office:value="5204" table:style-name="ce2">
            <text:p>5204</text:p>
          </table:table-cell>
          <table:table-cell office:value-type="float" office:value="1050961.81" table:style-name="ce2">
            <text:p>1050961.81</text:p>
          </table:table-cell>
          <table:table-cell office:value-type="float" office:value="422.89" table:style-name="ce2">
            <text:p>422.89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3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2614.31" table:style-name="ce2">
            <text:p>2614.31</text:p>
          </table:table-cell>
          <table:table-cell office:value-type="float" office:value="392400" table:style-name="ce2">
            <text:p>392400</text:p>
          </table:table-cell>
          <table:table-cell office:value-type="float" office:value="36026" table:style-name="ce2">
            <text:p>36026</text:p>
          </table:table-cell>
          <table:table-cell office:value-type="float" office:value="5053" table:style-name="ce2">
            <text:p>5053</text:p>
          </table:table-cell>
          <table:table-cell office:value-type="float" office:value="867279.1" table:style-name="ce2">
            <text:p>867279.1</text:p>
          </table:table-cell>
          <table:table-cell office:value-type="float" office:value="330.74" table:style-name="ce2">
            <text:p>330.74</text:p>
          </table:table-cell>
          <table:table-cell office:value-type="date" office:date-value="2025-01-01T00:00:00" table:style-name="ce3">
            <text:p>1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4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356.81" table:style-name="ce2">
            <text:p>3356.81</text:p>
          </table:table-cell>
          <table:table-cell office:value-type="float" office:value="55768" table:style-name="ce2">
            <text:p>55768</text:p>
          </table:table-cell>
          <table:table-cell office:value-type="float" office:value="4180" table:style-name="ce2">
            <text:p>4180</text:p>
          </table:table-cell>
          <table:table-cell office:value-type="float" office:value="594" table:style-name="ce2">
            <text:p>594</text:p>
          </table:table-cell>
          <table:table-cell office:value-type="float" office:value="202467.18" table:style-name="ce2">
            <text:p>202467.18</text:p>
          </table:table-cell>
          <table:table-cell office:value-type="float" office:value="59.32" table:style-name="ce2">
            <text:p>59.32</text:p>
          </table:table-cell>
          <table:table-cell office:value-type="date" office:date-value="2025-01-18T00:00:00" table:style-name="ce3">
            <text:p>1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5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940.97" table:style-name="ce2">
            <text:p>4940.97</text:p>
          </table:table-cell>
          <table:table-cell office:value-type="float" office:value="37593" table:style-name="ce2">
            <text:p>37593</text:p>
          </table:table-cell>
          <table:table-cell office:value-type="float" office:value="1801" table:style-name="ce2">
            <text:p>1801</text:p>
          </table:table-cell>
          <table:table-cell office:value-type="float" office:value="209" table:style-name="ce2">
            <text:p>209</text:p>
          </table:table-cell>
          <table:table-cell office:value-type="float" office:value="21472.27" table:style-name="ce2">
            <text:p>21472.27</text:p>
          </table:table-cell>
          <table:table-cell office:value-type="float" office:value="3.35" table:style-name="ce2">
            <text:p>3.35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6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4322.83" table:style-name="ce2">
            <text:p>4322.83</text:p>
          </table:table-cell>
          <table:table-cell office:value-type="float" office:value="398633" table:style-name="ce2">
            <text:p>398633</text:p>
          </table:table-cell>
          <table:table-cell office:value-type="float" office:value="16109" table:style-name="ce2">
            <text:p>16109</text:p>
          </table:table-cell>
          <table:table-cell office:value-type="float" office:value="1731" table:style-name="ce2">
            <text:p>1731</text:p>
          </table:table-cell>
          <table:table-cell office:value-type="float" office:value="364005.82" table:style-name="ce2">
            <text:p>364005.82</text:p>
          </table:table-cell>
          <table:table-cell office:value-type="float" office:value="83.21" table:style-name="ce2">
            <text:p>83.21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7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314.19" table:style-name="ce2">
            <text:p>2314.19</text:p>
          </table:table-cell>
          <table:table-cell office:value-type="float" office:value="46596" table:style-name="ce2">
            <text:p>46596</text:p>
          </table:table-cell>
          <table:table-cell office:value-type="float" office:value="1262" table:style-name="ce2">
            <text:p>1262</text:p>
          </table:table-cell>
          <table:table-cell office:value-type="float" office:value="33" table:style-name="ce2">
            <text:p>33</text:p>
          </table:table-cell>
          <table:table-cell office:value-type="float" office:value="4841.75" table:style-name="ce2">
            <text:p>4841.75</text:p>
          </table:table-cell>
          <table:table-cell office:value-type="float" office:value="1.0900000000000001" table:style-name="ce2">
            <text:p>1.09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8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065.1600000000001" table:style-name="ce2">
            <text:p>1065.16</text:p>
          </table:table-cell>
          <table:table-cell office:value-type="float" office:value="194698" table:style-name="ce2">
            <text:p>194698</text:p>
          </table:table-cell>
          <table:table-cell office:value-type="float" office:value="10345" table:style-name="ce2">
            <text:p>10345</text:p>
          </table:table-cell>
          <table:table-cell office:value-type="float" office:value="252" table:style-name="ce2">
            <text:p>252</text:p>
          </table:table-cell>
          <table:table-cell office:value-type="float" office:value="101007.88" table:style-name="ce2">
            <text:p>101007.88</text:p>
          </table:table-cell>
          <table:table-cell office:value-type="float" office:value="93.83" table:style-name="ce2">
            <text:p>93.83</text:p>
          </table:table-cell>
          <table:table-cell office:value-type="date" office:date-value="2024-12-22T00:00:00" table:style-name="ce3">
            <text:p>22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59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098.8999999999996" table:style-name="ce2">
            <text:p>4098.9</text:p>
          </table:table-cell>
          <table:table-cell office:value-type="float" office:value="26792" table:style-name="ce2">
            <text:p>26792</text:p>
          </table:table-cell>
          <table:table-cell office:value-type="float" office:value="1433" table:style-name="ce2">
            <text:p>1433</text:p>
          </table:table-cell>
          <table:table-cell office:value-type="float" office:value="60" table:style-name="ce2">
            <text:p>60</text:p>
          </table:table-cell>
          <table:table-cell office:value-type="float" office:value="14909.98" table:style-name="ce2">
            <text:p>14909.98</text:p>
          </table:table-cell>
          <table:table-cell office:value-type="float" office:value="2.64" table:style-name="ce2">
            <text:p>2.64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0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492.85" table:style-name="ce2">
            <text:p>2492.85</text:p>
          </table:table-cell>
          <table:table-cell office:value-type="float" office:value="233087" table:style-name="ce2">
            <text:p>233087</text:p>
          </table:table-cell>
          <table:table-cell office:value-type="float" office:value="5077" table:style-name="ce2">
            <text:p>5077</text:p>
          </table:table-cell>
          <table:table-cell office:value-type="float" office:value="216" table:style-name="ce2">
            <text:p>216</text:p>
          </table:table-cell>
          <table:table-cell office:value-type="float" office:value="30167.13" table:style-name="ce2">
            <text:p>30167.13</text:p>
          </table:table-cell>
          <table:table-cell office:value-type="float" office:value="11.1" table:style-name="ce2">
            <text:p>11.1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1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4310.7299999999996" table:style-name="ce2">
            <text:p>4310.73</text:p>
          </table:table-cell>
          <table:table-cell office:value-type="float" office:value="216951" table:style-name="ce2">
            <text:p>216951</text:p>
          </table:table-cell>
          <table:table-cell office:value-type="float" office:value="13252" table:style-name="ce2">
            <text:p>13252</text:p>
          </table:table-cell>
          <table:table-cell office:value-type="float" office:value="416" table:style-name="ce2">
            <text:p>416</text:p>
          </table:table-cell>
          <table:table-cell office:value-type="float" office:value="163405.54" table:style-name="ce2">
            <text:p>163405.54</text:p>
          </table:table-cell>
          <table:table-cell office:value-type="float" office:value="36.909999999999997" table:style-name="ce2">
            <text:p>36.91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2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122.18" table:style-name="ce2">
            <text:p>1122.18</text:p>
          </table:table-cell>
          <table:table-cell office:value-type="float" office:value="47325" table:style-name="ce2">
            <text:p>47325</text:p>
          </table:table-cell>
          <table:table-cell office:value-type="float" office:value="2689" table:style-name="ce2">
            <text:p>2689</text:p>
          </table:table-cell>
          <table:table-cell office:value-type="float" office:value="373" table:style-name="ce2">
            <text:p>373</text:p>
          </table:table-cell>
          <table:table-cell office:value-type="float" office:value="144777.68" table:style-name="ce2">
            <text:p>144777.68</text:p>
          </table:table-cell>
          <table:table-cell office:value-type="float" office:value="128.01" table:style-name="ce2">
            <text:p>128.01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3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2895.75" table:style-name="ce2">
            <text:p>2895.75</text:p>
          </table:table-cell>
          <table:table-cell office:value-type="float" office:value="238270" table:style-name="ce2">
            <text:p>238270</text:p>
          </table:table-cell>
          <table:table-cell office:value-type="float" office:value="2075" table:style-name="ce2">
            <text:p>2075</text:p>
          </table:table-cell>
          <table:table-cell office:value-type="float" office:value="36" table:style-name="ce2">
            <text:p>36</text:p>
          </table:table-cell>
          <table:table-cell office:value-type="float" office:value="10546.18" table:style-name="ce2">
            <text:p>10546.18</text:p>
          </table:table-cell>
          <table:table-cell office:value-type="float" office:value="2.64" table:style-name="ce2">
            <text:p>2.64</text:p>
          </table:table-cell>
          <table:table-cell office:value-type="date" office:date-value="2024-11-21T00:00:00" table:style-name="ce3">
            <text:p>21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4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468.8200000000002" table:style-name="ce2">
            <text:p>2468.82</text:p>
          </table:table-cell>
          <table:table-cell office:value-type="float" office:value="448976" table:style-name="ce2">
            <text:p>448976</text:p>
          </table:table-cell>
          <table:table-cell office:value-type="float" office:value="32171" table:style-name="ce2">
            <text:p>32171</text:p>
          </table:table-cell>
          <table:table-cell office:value-type="float" office:value="377" table:style-name="ce2">
            <text:p>377</text:p>
          </table:table-cell>
          <table:table-cell office:value-type="float" office:value="57663.81" table:style-name="ce2">
            <text:p>57663.81</text:p>
          </table:table-cell>
          <table:table-cell office:value-type="float" office:value="22.36" table:style-name="ce2">
            <text:p>22.36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5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2902.8" table:style-name="ce2">
            <text:p>2902.8</text:p>
          </table:table-cell>
          <table:table-cell office:value-type="float" office:value="201981" table:style-name="ce2">
            <text:p>201981</text:p>
          </table:table-cell>
          <table:table-cell office:value-type="float" office:value="4660" table:style-name="ce2">
            <text:p>4660</text:p>
          </table:table-cell>
          <table:table-cell office:value-type="float" office:value="620" table:style-name="ce2">
            <text:p>620</text:p>
          </table:table-cell>
          <table:table-cell office:value-type="float" office:value="137967.79999999999" table:style-name="ce2">
            <text:p>137967.8</text:p>
          </table:table-cell>
          <table:table-cell office:value-type="float" office:value="46.53" table:style-name="ce2">
            <text:p>46.53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6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1123.3399999999999" table:style-name="ce2">
            <text:p>1123.34</text:p>
          </table:table-cell>
          <table:table-cell office:value-type="float" office:value="289175" table:style-name="ce2">
            <text:p>289175</text:p>
          </table:table-cell>
          <table:table-cell office:value-type="float" office:value="22364" table:style-name="ce2">
            <text:p>22364</text:p>
          </table:table-cell>
          <table:table-cell office:value-type="float" office:value="341" table:style-name="ce2">
            <text:p>341</text:p>
          </table:table-cell>
          <table:table-cell office:value-type="float" office:value="164584.20000000001" table:style-name="ce2">
            <text:p>164584.2</text:p>
          </table:table-cell>
          <table:table-cell office:value-type="float" office:value="145.51" table:style-name="ce2">
            <text:p>145.51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7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286.4899999999998" table:style-name="ce2">
            <text:p>2286.49</text:p>
          </table:table-cell>
          <table:table-cell office:value-type="float" office:value="221726" table:style-name="ce2">
            <text:p>221726</text:p>
          </table:table-cell>
          <table:table-cell office:value-type="float" office:value="3877" table:style-name="ce2">
            <text:p>3877</text:p>
          </table:table-cell>
          <table:table-cell office:value-type="float" office:value="671" table:style-name="ce2">
            <text:p>671</text:p>
          </table:table-cell>
          <table:table-cell office:value-type="float" office:value="91919.96" table:style-name="ce2">
            <text:p>91919.96</text:p>
          </table:table-cell>
          <table:table-cell office:value-type="float" office:value="39.200000000000003" table:style-name="ce2">
            <text:p>39.2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8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662.28" table:style-name="ce2">
            <text:p>662.28</text:p>
          </table:table-cell>
          <table:table-cell office:value-type="float" office:value="257558" table:style-name="ce2">
            <text:p>257558</text:p>
          </table:table-cell>
          <table:table-cell office:value-type="float" office:value="23145" table:style-name="ce2">
            <text:p>23145</text:p>
          </table:table-cell>
          <table:table-cell office:value-type="float" office:value="863" table:style-name="ce2">
            <text:p>863</text:p>
          </table:table-cell>
          <table:table-cell office:value-type="float" office:value="321301.14" table:style-name="ce2">
            <text:p>321301.14</text:p>
          </table:table-cell>
          <table:table-cell office:value-type="float" office:value="484.14" table:style-name="ce2">
            <text:p>484.14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69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514.61" table:style-name="ce2">
            <text:p>1514.61</text:p>
          </table:table-cell>
          <table:table-cell office:value-type="float" office:value="472109" table:style-name="ce2">
            <text:p>472109</text:p>
          </table:table-cell>
          <table:table-cell office:value-type="float" office:value="6751" table:style-name="ce2">
            <text:p>6751</text:p>
          </table:table-cell>
          <table:table-cell office:value-type="float" office:value="547" table:style-name="ce2">
            <text:p>547</text:p>
          </table:table-cell>
          <table:table-cell office:value-type="float" office:value="193556.75" table:style-name="ce2">
            <text:p>193556.75</text:p>
          </table:table-cell>
          <table:table-cell office:value-type="float" office:value="126.79" table:style-name="ce2">
            <text:p>126.79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0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32.44" table:style-name="ce2">
            <text:p>432.44</text:p>
          </table:table-cell>
          <table:table-cell office:value-type="float" office:value="250891" table:style-name="ce2">
            <text:p>250891</text:p>
          </table:table-cell>
          <table:table-cell office:value-type="float" office:value="13875" table:style-name="ce2">
            <text:p>13875</text:p>
          </table:table-cell>
          <table:table-cell office:value-type="float" office:value="2095" table:style-name="ce2">
            <text:p>2095</text:p>
          </table:table-cell>
          <table:table-cell office:value-type="float" office:value="361719.25" table:style-name="ce2">
            <text:p>361719.25</text:p>
          </table:table-cell>
          <table:table-cell office:value-type="float" office:value="835.46" table:style-name="ce2">
            <text:p>835.46</text:p>
          </table:table-cell>
          <table:table-cell office:value-type="date" office:date-value="2024-12-07T00:00:00" table:style-name="ce3">
            <text:p>7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1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969.36" table:style-name="ce2">
            <text:p>1969.36</text:p>
          </table:table-cell>
          <table:table-cell office:value-type="float" office:value="471187" table:style-name="ce2">
            <text:p>471187</text:p>
          </table:table-cell>
          <table:table-cell office:value-type="float" office:value="37409" table:style-name="ce2">
            <text:p>37409</text:p>
          </table:table-cell>
          <table:table-cell office:value-type="float" office:value="3359" table:style-name="ce2">
            <text:p>3359</text:p>
          </table:table-cell>
          <table:table-cell office:value-type="float" office:value="1227147.77" table:style-name="ce2">
            <text:p>1227147.77</text:p>
          </table:table-cell>
          <table:table-cell office:value-type="float" office:value="622.12" table:style-name="ce2">
            <text:p>622.12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2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71.02999999999997" table:style-name="ce2">
            <text:p>271.03</text:p>
          </table:table-cell>
          <table:table-cell office:value-type="float" office:value="32171" table:style-name="ce2">
            <text:p>32171</text:p>
          </table:table-cell>
          <table:table-cell office:value-type="float" office:value="2436" table:style-name="ce2">
            <text:p>2436</text:p>
          </table:table-cell>
          <table:table-cell office:value-type="float" office:value="180" table:style-name="ce2">
            <text:p>180</text:p>
          </table:table-cell>
          <table:table-cell office:value-type="float" office:value="86435.55" table:style-name="ce2">
            <text:p>86435.55</text:p>
          </table:table-cell>
          <table:table-cell office:value-type="float" office:value="317.92" table:style-name="ce2">
            <text:p>317.92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3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144.68" table:style-name="ce2">
            <text:p>3144.68</text:p>
          </table:table-cell>
          <table:table-cell office:value-type="float" office:value="5955" table:style-name="ce2">
            <text:p>5955</text:p>
          </table:table-cell>
          <table:table-cell office:value-type="float" office:value="593" table:style-name="ce2">
            <text:p>593</text:p>
          </table:table-cell>
          <table:table-cell office:value-type="float" office:value="102" table:style-name="ce2">
            <text:p>102</text:p>
          </table:table-cell>
          <table:table-cell office:value-type="float" office:value="21588.27" table:style-name="ce2">
            <text:p>21588.27</text:p>
          </table:table-cell>
          <table:table-cell office:value-type="float" office:value="5.87" table:style-name="ce2">
            <text:p>5.87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4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798.59" table:style-name="ce2">
            <text:p>2798.59</text:p>
          </table:table-cell>
          <table:table-cell office:value-type="float" office:value="452477" table:style-name="ce2">
            <text:p>452477</text:p>
          </table:table-cell>
          <table:table-cell office:value-type="float" office:value="42808" table:style-name="ce2">
            <text:p>42808</text:p>
          </table:table-cell>
          <table:table-cell office:value-type="float" office:value="3826" table:style-name="ce2">
            <text:p>3826</text:p>
          </table:table-cell>
          <table:table-cell office:value-type="float" office:value="1260373.3400000001" table:style-name="ce2">
            <text:p>1260373.34</text:p>
          </table:table-cell>
          <table:table-cell office:value-type="float" office:value="449.36" table:style-name="ce2">
            <text:p>449.36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5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329.77" table:style-name="ce2">
            <text:p>329.77</text:p>
          </table:table-cell>
          <table:table-cell office:value-type="float" office:value="405779" table:style-name="ce2">
            <text:p>405779</text:p>
          </table:table-cell>
          <table:table-cell office:value-type="float" office:value="22057" table:style-name="ce2">
            <text:p>22057</text:p>
          </table:table-cell>
          <table:table-cell office:value-type="float" office:value="1076" table:style-name="ce2">
            <text:p>1076</text:p>
          </table:table-cell>
          <table:table-cell office:value-type="float" office:value="437534.49" table:style-name="ce2">
            <text:p>437534.49</text:p>
          </table:table-cell>
          <table:table-cell office:value-type="float" office:value="1325.79" table:style-name="ce2">
            <text:p>1325.79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6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324.9899999999998" table:style-name="ce2">
            <text:p>2324.99</text:p>
          </table:table-cell>
          <table:table-cell office:value-type="float" office:value="304439" table:style-name="ce2">
            <text:p>304439</text:p>
          </table:table-cell>
          <table:table-cell office:value-type="float" office:value="25548" table:style-name="ce2">
            <text:p>25548</text:p>
          </table:table-cell>
          <table:table-cell office:value-type="float" office:value="4147" table:style-name="ce2">
            <text:p>4147</text:p>
          </table:table-cell>
          <table:table-cell office:value-type="float" office:value="1351738.05" table:style-name="ce2">
            <text:p>1351738.05</text:p>
          </table:table-cell>
          <table:table-cell office:value-type="float" office:value="580.4" table:style-name="ce2">
            <text:p>580.4</text:p>
          </table:table-cell>
          <table:table-cell office:value-type="date" office:date-value="2025-01-01T00:00:00" table:style-name="ce3">
            <text:p>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7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222.1" table:style-name="ce2">
            <text:p>222.1</text:p>
          </table:table-cell>
          <table:table-cell office:value-type="float" office:value="87276" table:style-name="ce2">
            <text:p>87276</text:p>
          </table:table-cell>
          <table:table-cell office:value-type="float" office:value="1204" table:style-name="ce2">
            <text:p>1204</text:p>
          </table:table-cell>
          <table:table-cell office:value-type="float" office:value="155" table:style-name="ce2">
            <text:p>155</text:p>
          </table:table-cell>
          <table:table-cell office:value-type="float" office:value="15534.28" table:style-name="ce2">
            <text:p>15534.28</text:p>
          </table:table-cell>
          <table:table-cell office:value-type="float" office:value="68.94" table:style-name="ce2">
            <text:p>68.94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8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89.45" table:style-name="ce2">
            <text:p>189.45</text:p>
          </table:table-cell>
          <table:table-cell office:value-type="float" office:value="245246" table:style-name="ce2">
            <text:p>245246</text:p>
          </table:table-cell>
          <table:table-cell office:value-type="float" office:value="14666" table:style-name="ce2">
            <text:p>14666</text:p>
          </table:table-cell>
          <table:table-cell office:value-type="float" office:value="194" table:style-name="ce2">
            <text:p>194</text:p>
          </table:table-cell>
          <table:table-cell office:value-type="float" office:value="82372.25" table:style-name="ce2">
            <text:p>82372.25</text:p>
          </table:table-cell>
          <table:table-cell office:value-type="float" office:value="433.8" table:style-name="ce2">
            <text:p>433.8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79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443.4499999999998" table:style-name="ce2">
            <text:p>2443.45</text:p>
          </table:table-cell>
          <table:table-cell office:value-type="float" office:value="269341" table:style-name="ce2">
            <text:p>269341</text:p>
          </table:table-cell>
          <table:table-cell office:value-type="float" office:value="3552" table:style-name="ce2">
            <text:p>3552</text:p>
          </table:table-cell>
          <table:table-cell office:value-type="float" office:value="506" table:style-name="ce2">
            <text:p>506</text:p>
          </table:table-cell>
          <table:table-cell office:value-type="float" office:value="57047.61" table:style-name="ce2">
            <text:p>57047.61</text:p>
          </table:table-cell>
          <table:table-cell office:value-type="float" office:value="22.35" table:style-name="ce2">
            <text:p>22.35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0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15.74" table:style-name="ce2">
            <text:p>415.74</text:p>
          </table:table-cell>
          <table:table-cell office:value-type="float" office:value="403490" table:style-name="ce2">
            <text:p>403490</text:p>
          </table:table-cell>
          <table:table-cell office:value-type="float" office:value="13311" table:style-name="ce2">
            <text:p>13311</text:p>
          </table:table-cell>
          <table:table-cell office:value-type="float" office:value="1758" table:style-name="ce2">
            <text:p>1758</text:p>
          </table:table-cell>
          <table:table-cell office:value-type="float" office:value="751343.2" table:style-name="ce2">
            <text:p>751343.2</text:p>
          </table:table-cell>
          <table:table-cell office:value-type="float" office:value="1806.24" table:style-name="ce2">
            <text:p>1806.24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1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900.2" table:style-name="ce2">
            <text:p>3900.2</text:p>
          </table:table-cell>
          <table:table-cell office:value-type="float" office:value="43207" table:style-name="ce2">
            <text:p>43207</text:p>
          </table:table-cell>
          <table:table-cell office:value-type="float" office:value="3487" table:style-name="ce2">
            <text:p>3487</text:p>
          </table:table-cell>
          <table:table-cell office:value-type="float" office:value="695" table:style-name="ce2">
            <text:p>695</text:p>
          </table:table-cell>
          <table:table-cell office:value-type="float" office:value="137600.5" table:style-name="ce2">
            <text:p>137600.5</text:p>
          </table:table-cell>
          <table:table-cell office:value-type="float" office:value="34.28" table:style-name="ce2">
            <text:p>34.28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2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373.67" table:style-name="ce2">
            <text:p>3373.67</text:p>
          </table:table-cell>
          <table:table-cell office:value-type="float" office:value="259871" table:style-name="ce2">
            <text:p>259871</text:p>
          </table:table-cell>
          <table:table-cell office:value-type="float" office:value="19357" table:style-name="ce2">
            <text:p>19357</text:p>
          </table:table-cell>
          <table:table-cell office:value-type="float" office:value="688" table:style-name="ce2">
            <text:p>688</text:p>
          </table:table-cell>
          <table:table-cell office:value-type="float" office:value="324237.45" table:style-name="ce2">
            <text:p>324237.45</text:p>
          </table:table-cell>
          <table:table-cell office:value-type="float" office:value="95.11" table:style-name="ce2">
            <text:p>95.11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3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879.66" table:style-name="ce2">
            <text:p>4879.66</text:p>
          </table:table-cell>
          <table:table-cell office:value-type="float" office:value="487753" table:style-name="ce2">
            <text:p>487753</text:p>
          </table:table-cell>
          <table:table-cell office:value-type="float" office:value="35528" table:style-name="ce2">
            <text:p>35528</text:p>
          </table:table-cell>
          <table:table-cell office:value-type="float" office:value="2943" table:style-name="ce2">
            <text:p>2943</text:p>
          </table:table-cell>
          <table:table-cell office:value-type="float" office:value="453119.91" table:style-name="ce2">
            <text:p>453119.91</text:p>
          </table:table-cell>
          <table:table-cell office:value-type="float" office:value="91.86" table:style-name="ce2">
            <text:p>91.86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4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125.21" table:style-name="ce2">
            <text:p>125.21</text:p>
          </table:table-cell>
          <table:table-cell office:value-type="float" office:value="325113" table:style-name="ce2">
            <text:p>325113</text:p>
          </table:table-cell>
          <table:table-cell office:value-type="float" office:value="17007" table:style-name="ce2">
            <text:p>17007</text:p>
          </table:table-cell>
          <table:table-cell office:value-type="float" office:value="2109" table:style-name="ce2">
            <text:p>2109</text:p>
          </table:table-cell>
          <table:table-cell office:value-type="float" office:value="898374.68" table:style-name="ce2">
            <text:p>898374.68</text:p>
          </table:table-cell>
          <table:table-cell office:value-type="float" office:value="7173.94" table:style-name="ce2">
            <text:p>7173.94</text:p>
          </table:table-cell>
          <table:table-cell office:value-type="date" office:date-value="2024-12-26T00:00:00" table:style-name="ce3">
            <text:p>2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5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495.02" table:style-name="ce2">
            <text:p>1495.02</text:p>
          </table:table-cell>
          <table:table-cell office:value-type="float" office:value="399202" table:style-name="ce2">
            <text:p>399202</text:p>
          </table:table-cell>
          <table:table-cell office:value-type="float" office:value="26683" table:style-name="ce2">
            <text:p>26683</text:p>
          </table:table-cell>
          <table:table-cell office:value-type="float" office:value="1656" table:style-name="ce2">
            <text:p>1656</text:p>
          </table:table-cell>
          <table:table-cell office:value-type="float" office:value="133165" table:style-name="ce2">
            <text:p>133165</text:p>
          </table:table-cell>
          <table:table-cell office:value-type="float" office:value="88.07" table:style-name="ce2">
            <text:p>88.07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6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21.69" table:style-name="ce2">
            <text:p>421.69</text:p>
          </table:table-cell>
          <table:table-cell office:value-type="float" office:value="377934" table:style-name="ce2">
            <text:p>377934</text:p>
          </table:table-cell>
          <table:table-cell office:value-type="float" office:value="21132" table:style-name="ce2">
            <text:p>21132</text:p>
          </table:table-cell>
          <table:table-cell office:value-type="float" office:value="336" table:style-name="ce2">
            <text:p>336</text:p>
          </table:table-cell>
          <table:table-cell office:value-type="float" office:value="126969.95" table:style-name="ce2">
            <text:p>126969.95</text:p>
          </table:table-cell>
          <table:table-cell office:value-type="float" office:value="300.10000000000002" table:style-name="ce2">
            <text:p>300.1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629.29" table:style-name="ce2">
            <text:p>2629.29</text:p>
          </table:table-cell>
          <table:table-cell office:value-type="float" office:value="262157" table:style-name="ce2">
            <text:p>262157</text:p>
          </table:table-cell>
          <table:table-cell office:value-type="float" office:value="12027" table:style-name="ce2">
            <text:p>12027</text:p>
          </table:table-cell>
          <table:table-cell office:value-type="float" office:value="2233" table:style-name="ce2">
            <text:p>2233</text:p>
          </table:table-cell>
          <table:table-cell office:value-type="float" office:value="628159.24" table:style-name="ce2">
            <text:p>628159.24</text:p>
          </table:table-cell>
          <table:table-cell office:value-type="float" office:value="237.91" table:style-name="ce2">
            <text:p>237.91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8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3632.39" table:style-name="ce2">
            <text:p>3632.39</text:p>
          </table:table-cell>
          <table:table-cell office:value-type="float" office:value="319839" table:style-name="ce2">
            <text:p>319839</text:p>
          </table:table-cell>
          <table:table-cell office:value-type="float" office:value="16905" table:style-name="ce2">
            <text:p>16905</text:p>
          </table:table-cell>
          <table:table-cell office:value-type="float" office:value="2416" table:style-name="ce2">
            <text:p>2416</text:p>
          </table:table-cell>
          <table:table-cell office:value-type="float" office:value="807596.41" table:style-name="ce2">
            <text:p>807596.41</text:p>
          </table:table-cell>
          <table:table-cell office:value-type="float" office:value="221.33" table:style-name="ce2">
            <text:p>221.33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89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56.51" table:style-name="ce2">
            <text:p>56.51</text:p>
          </table:table-cell>
          <table:table-cell office:value-type="float" office:value="40157" table:style-name="ce2">
            <text:p>40157</text:p>
          </table:table-cell>
          <table:table-cell office:value-type="float" office:value="46" table:style-name="ce2">
            <text:p>46</text:p>
          </table:table-cell>
          <table:table-cell office:value-type="float" office:value="3" table:style-name="ce2">
            <text:p>3</text:p>
          </table:table-cell>
          <table:table-cell office:value-type="float" office:value="344.68" table:style-name="ce2">
            <text:p>344.68</text:p>
          </table:table-cell>
          <table:table-cell office:value-type="float" office:value="5.0999999999999996" table:style-name="ce2">
            <text:p>5.1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0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414.6" table:style-name="ce2">
            <text:p>414.6</text:p>
          </table:table-cell>
          <table:table-cell office:value-type="float" office:value="426042" table:style-name="ce2">
            <text:p>426042</text:p>
          </table:table-cell>
          <table:table-cell office:value-type="float" office:value="10704" table:style-name="ce2">
            <text:p>10704</text:p>
          </table:table-cell>
          <table:table-cell office:value-type="float" office:value="2035" table:style-name="ce2">
            <text:p>2035</text:p>
          </table:table-cell>
          <table:table-cell office:value-type="float" office:value="575751.84" table:style-name="ce2">
            <text:p>575751.84</text:p>
          </table:table-cell>
          <table:table-cell office:value-type="float" office:value="1387.69" table:style-name="ce2">
            <text:p>1387.69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1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4868.1099999999997" table:style-name="ce2">
            <text:p>4868.11</text:p>
          </table:table-cell>
          <table:table-cell office:value-type="float" office:value="351619" table:style-name="ce2">
            <text:p>351619</text:p>
          </table:table-cell>
          <table:table-cell office:value-type="float" office:value="1269" table:style-name="ce2">
            <text:p>1269</text:p>
          </table:table-cell>
          <table:table-cell office:value-type="float" office:value="29" table:style-name="ce2">
            <text:p>29</text:p>
          </table:table-cell>
          <table:table-cell office:value-type="float" office:value="6103.61" table:style-name="ce2">
            <text:p>6103.61</text:p>
          </table:table-cell>
          <table:table-cell office:value-type="float" office:value="0.25" table:style-name="ce2">
            <text:p>0.25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2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432.96" table:style-name="ce2">
            <text:p>3432.96</text:p>
          </table:table-cell>
          <table:table-cell office:value-type="float" office:value="68572" table:style-name="ce2">
            <text:p>68572</text:p>
          </table:table-cell>
          <table:table-cell office:value-type="float" office:value="398" table:style-name="ce2">
            <text:p>398</text:p>
          </table:table-cell>
          <table:table-cell office:value-type="float" office:value="49" table:style-name="ce2">
            <text:p>49</text:p>
          </table:table-cell>
          <table:table-cell office:value-type="float" office:value="13814.73" table:style-name="ce2">
            <text:p>13814.73</text:p>
          </table:table-cell>
          <table:table-cell office:value-type="float" office:value="3.02" table:style-name="ce2">
            <text:p>3.02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3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719.8500000000004" table:style-name="ce2">
            <text:p>4719.85</text:p>
          </table:table-cell>
          <table:table-cell office:value-type="float" office:value="447241" table:style-name="ce2">
            <text:p>447241</text:p>
          </table:table-cell>
          <table:table-cell office:value-type="float" office:value="29734" table:style-name="ce2">
            <text:p>29734</text:p>
          </table:table-cell>
          <table:table-cell office:value-type="float" office:value="1099" table:style-name="ce2">
            <text:p>1099</text:p>
          </table:table-cell>
          <table:table-cell office:value-type="float" office:value="330467.87" table:style-name="ce2">
            <text:p>330467.87</text:p>
          </table:table-cell>
          <table:table-cell office:value-type="float" office:value="69.02" table:style-name="ce2">
            <text:p>69.02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4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585.5200000000004" table:style-name="ce2">
            <text:p>4585.52</text:p>
          </table:table-cell>
          <table:table-cell office:value-type="float" office:value="288274" table:style-name="ce2">
            <text:p>288274</text:p>
          </table:table-cell>
          <table:table-cell office:value-type="float" office:value="19739" table:style-name="ce2">
            <text:p>19739</text:p>
          </table:table-cell>
          <table:table-cell office:value-type="float" office:value="3283" table:style-name="ce2">
            <text:p>3283</text:p>
          </table:table-cell>
          <table:table-cell office:value-type="float" office:value="1559236.89" table:style-name="ce2">
            <text:p>1559236.89</text:p>
          </table:table-cell>
          <table:table-cell office:value-type="float" office:value="339.03" table:style-name="ce2">
            <text:p>339.03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5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2795.56" table:style-name="ce2">
            <text:p>2795.56</text:p>
          </table:table-cell>
          <table:table-cell office:value-type="float" office:value="131543" table:style-name="ce2">
            <text:p>131543</text:p>
          </table:table-cell>
          <table:table-cell office:value-type="float" office:value="1361" table:style-name="ce2">
            <text:p>1361</text:p>
          </table:table-cell>
          <table:table-cell office:value-type="float" office:value="114" table:style-name="ce2">
            <text:p>114</text:p>
          </table:table-cell>
          <table:table-cell office:value-type="float" office:value="11826.61" table:style-name="ce2">
            <text:p>11826.61</text:p>
          </table:table-cell>
          <table:table-cell office:value-type="float" office:value="3.23" table:style-name="ce2">
            <text:p>3.23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6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629.08" table:style-name="ce2">
            <text:p>1629.08</text:p>
          </table:table-cell>
          <table:table-cell office:value-type="float" office:value="214268" table:style-name="ce2">
            <text:p>214268</text:p>
          </table:table-cell>
          <table:table-cell office:value-type="float" office:value="19777" table:style-name="ce2">
            <text:p>19777</text:p>
          </table:table-cell>
          <table:table-cell office:value-type="float" office:value="3515" table:style-name="ce2">
            <text:p>3515</text:p>
          </table:table-cell>
          <table:table-cell office:value-type="float" office:value="1496323.67" table:style-name="ce2">
            <text:p>1496323.67</text:p>
          </table:table-cell>
          <table:table-cell office:value-type="float" office:value="917.51" table:style-name="ce2">
            <text:p>917.51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7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1893.94" table:style-name="ce2">
            <text:p>1893.94</text:p>
          </table:table-cell>
          <table:table-cell office:value-type="float" office:value="143829" table:style-name="ce2">
            <text:p>143829</text:p>
          </table:table-cell>
          <table:table-cell office:value-type="float" office:value="9526" table:style-name="ce2">
            <text:p>9526</text:p>
          </table:table-cell>
          <table:table-cell office:value-type="float" office:value="1644" table:style-name="ce2">
            <text:p>1644</text:p>
          </table:table-cell>
          <table:table-cell office:value-type="float" office:value="152305.06" table:style-name="ce2">
            <text:p>152305.06</text:p>
          </table:table-cell>
          <table:table-cell office:value-type="float" office:value="79.42" table:style-name="ce2">
            <text:p>79.42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8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578.69000000000005" table:style-name="ce2">
            <text:p>578.69</text:p>
          </table:table-cell>
          <table:table-cell office:value-type="float" office:value="6005" table:style-name="ce2">
            <text:p>6005</text:p>
          </table:table-cell>
          <table:table-cell office:value-type="float" office:value="374" table:style-name="ce2">
            <text:p>374</text:p>
          </table:table-cell>
          <table:table-cell office:value-type="float" office:value="26" table:style-name="ce2">
            <text:p>26</text:p>
          </table:table-cell>
          <table:table-cell office:value-type="float" office:value="5552.09" table:style-name="ce2">
            <text:p>5552.09</text:p>
          </table:table-cell>
          <table:table-cell office:value-type="float" office:value="8.59" table:style-name="ce2">
            <text:p>8.59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499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74.17" table:style-name="ce2">
            <text:p>74.17</text:p>
          </table:table-cell>
          <table:table-cell office:value-type="float" office:value="49711" table:style-name="ce2">
            <text:p>49711</text:p>
          </table:table-cell>
          <table:table-cell office:value-type="float" office:value="1787" table:style-name="ce2">
            <text:p>1787</text:p>
          </table:table-cell>
          <table:table-cell office:value-type="float" office:value="292" table:style-name="ce2">
            <text:p>292</text:p>
          </table:table-cell>
          <table:table-cell office:value-type="float" office:value="124226.71" table:style-name="ce2">
            <text:p>124226.71</text:p>
          </table:table-cell>
          <table:table-cell office:value-type="float" office:value="1673.89" table:style-name="ce2">
            <text:p>1673.89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0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639.17" table:style-name="ce2">
            <text:p>2639.17</text:p>
          </table:table-cell>
          <table:table-cell office:value-type="float" office:value="128710" table:style-name="ce2">
            <text:p>128710</text:p>
          </table:table-cell>
          <table:table-cell office:value-type="float" office:value="10715" table:style-name="ce2">
            <text:p>10715</text:p>
          </table:table-cell>
          <table:table-cell office:value-type="float" office:value="732" table:style-name="ce2">
            <text:p>732</text:p>
          </table:table-cell>
          <table:table-cell office:value-type="float" office:value="122275.36" table:style-name="ce2">
            <text:p>122275.36</text:p>
          </table:table-cell>
          <table:table-cell office:value-type="float" office:value="45.33" table:style-name="ce2">
            <text:p>45.33</text:p>
          </table:table-cell>
          <table:table-cell office:value-type="date" office:date-value="2025-01-29T00:00:00" table:style-name="ce3">
            <text:p>29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1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2348.7199999999998" table:style-name="ce2">
            <text:p>2348.72</text:p>
          </table:table-cell>
          <table:table-cell office:value-type="float" office:value="368562" table:style-name="ce2">
            <text:p>368562</text:p>
          </table:table-cell>
          <table:table-cell office:value-type="float" office:value="359" table:style-name="ce2">
            <text:p>359</text:p>
          </table:table-cell>
          <table:table-cell office:value-type="float" office:value="3" table:style-name="ce2">
            <text:p>3</text:p>
          </table:table-cell>
          <table:table-cell office:value-type="float" office:value="566.66" table:style-name="ce2">
            <text:p>566.66</text:p>
          </table:table-cell>
          <table:table-cell office:value-type="float" office:value="-0.76" table:style-name="ce2">
            <text:p>-0.76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2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4820.2" table:style-name="ce2">
            <text:p>4820.2</text:p>
          </table:table-cell>
          <table:table-cell office:value-type="float" office:value="333268" table:style-name="ce2">
            <text:p>333268</text:p>
          </table:table-cell>
          <table:table-cell office:value-type="float" office:value="9731" table:style-name="ce2">
            <text:p>9731</text:p>
          </table:table-cell>
          <table:table-cell office:value-type="float" office:value="795" table:style-name="ce2">
            <text:p>795</text:p>
          </table:table-cell>
          <table:table-cell office:value-type="float" office:value="110514.39" table:style-name="ce2">
            <text:p>110514.39</text:p>
          </table:table-cell>
          <table:table-cell office:value-type="float" office:value="21.93" table:style-name="ce2">
            <text:p>21.93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3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366.88" table:style-name="ce2">
            <text:p>1366.88</text:p>
          </table:table-cell>
          <table:table-cell office:value-type="float" office:value="418936" table:style-name="ce2">
            <text:p>418936</text:p>
          </table:table-cell>
          <table:table-cell office:value-type="float" office:value="30908" table:style-name="ce2">
            <text:p>30908</text:p>
          </table:table-cell>
          <table:table-cell office:value-type="float" office:value="698" table:style-name="ce2">
            <text:p>698</text:p>
          </table:table-cell>
          <table:table-cell office:value-type="float" office:value="110568.35" table:style-name="ce2">
            <text:p>110568.35</text:p>
          </table:table-cell>
          <table:table-cell office:value-type="float" office:value="79.89" table:style-name="ce2">
            <text:p>79.89</text:p>
          </table:table-cell>
          <table:table-cell office:value-type="date" office:date-value="2024-12-19T00:00:00" table:style-name="ce3">
            <text:p>19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4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3944.97" table:style-name="ce2">
            <text:p>3944.97</text:p>
          </table:table-cell>
          <table:table-cell office:value-type="float" office:value="151138" table:style-name="ce2">
            <text:p>151138</text:p>
          </table:table-cell>
          <table:table-cell office:value-type="float" office:value="11628" table:style-name="ce2">
            <text:p>11628</text:p>
          </table:table-cell>
          <table:table-cell office:value-type="float" office:value="1882" table:style-name="ce2">
            <text:p>1882</text:p>
          </table:table-cell>
          <table:table-cell office:value-type="float" office:value="260584.41" table:style-name="ce2">
            <text:p>260584.41</text:p>
          </table:table-cell>
          <table:table-cell office:value-type="float" office:value="65.05" table:style-name="ce2">
            <text:p>65.05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5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809.69" table:style-name="ce2">
            <text:p>809.69</text:p>
          </table:table-cell>
          <table:table-cell office:value-type="float" office:value="86102" table:style-name="ce2">
            <text:p>86102</text:p>
          </table:table-cell>
          <table:table-cell office:value-type="float" office:value="2132" table:style-name="ce2">
            <text:p>2132</text:p>
          </table:table-cell>
          <table:table-cell office:value-type="float" office:value="77" table:style-name="ce2">
            <text:p>77</text:p>
          </table:table-cell>
          <table:table-cell office:value-type="float" office:value="26749.58" table:style-name="ce2">
            <text:p>26749.58</text:p>
          </table:table-cell>
          <table:table-cell office:value-type="float" office:value="32.04" table:style-name="ce2">
            <text:p>32.04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6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480.9899999999998" table:style-name="ce2">
            <text:p>2480.99</text:p>
          </table:table-cell>
          <table:table-cell office:value-type="float" office:value="13927" table:style-name="ce2">
            <text:p>13927</text:p>
          </table:table-cell>
          <table:table-cell office:value-type="float" office:value="933" table:style-name="ce2">
            <text:p>933</text:p>
          </table:table-cell>
          <table:table-cell office:value-type="float" office:value="128" table:style-name="ce2">
            <text:p>128</text:p>
          </table:table-cell>
          <table:table-cell office:value-type="float" office:value="16251.35" table:style-name="ce2">
            <text:p>16251.35</text:p>
          </table:table-cell>
          <table:table-cell office:value-type="float" office:value="5.55" table:style-name="ce2">
            <text:p>5.55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7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748.5" table:style-name="ce2">
            <text:p>4748.5</text:p>
          </table:table-cell>
          <table:table-cell office:value-type="float" office:value="396758" table:style-name="ce2">
            <text:p>396758</text:p>
          </table:table-cell>
          <table:table-cell office:value-type="float" office:value="8204" table:style-name="ce2">
            <text:p>8204</text:p>
          </table:table-cell>
          <table:table-cell office:value-type="float" office:value="445" table:style-name="ce2">
            <text:p>445</text:p>
          </table:table-cell>
          <table:table-cell office:value-type="float" office:value="152467.41" table:style-name="ce2">
            <text:p>152467.41</text:p>
          </table:table-cell>
          <table:table-cell office:value-type="float" office:value="31.11" table:style-name="ce2">
            <text:p>31.11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8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4878.8100000000004" table:style-name="ce2">
            <text:p>4878.81</text:p>
          </table:table-cell>
          <table:table-cell office:value-type="float" office:value="89749" table:style-name="ce2">
            <text:p>89749</text:p>
          </table:table-cell>
          <table:table-cell office:value-type="float" office:value="1938" table:style-name="ce2">
            <text:p>1938</text:p>
          </table:table-cell>
          <table:table-cell office:value-type="float" office:value="38" table:style-name="ce2">
            <text:p>38</text:p>
          </table:table-cell>
          <table:table-cell office:value-type="float" office:value="16475.150000000001" table:style-name="ce2">
            <text:p>16475.15</text:p>
          </table:table-cell>
          <table:table-cell office:value-type="float" office:value="2.38" table:style-name="ce2">
            <text:p>2.38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09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3484.27" table:style-name="ce2">
            <text:p>3484.27</text:p>
          </table:table-cell>
          <table:table-cell office:value-type="float" office:value="231190" table:style-name="ce2">
            <text:p>231190</text:p>
          </table:table-cell>
          <table:table-cell office:value-type="float" office:value="1742" table:style-name="ce2">
            <text:p>1742</text:p>
          </table:table-cell>
          <table:table-cell office:value-type="float" office:value="95" table:style-name="ce2">
            <text:p>95</text:p>
          </table:table-cell>
          <table:table-cell office:value-type="float" office:value="36531.01" table:style-name="ce2">
            <text:p>36531.01</text:p>
          </table:table-cell>
          <table:table-cell office:value-type="float" office:value="9.48" table:style-name="ce2">
            <text:p>9.48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0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2643.89" table:style-name="ce2">
            <text:p>2643.89</text:p>
          </table:table-cell>
          <table:table-cell office:value-type="float" office:value="460895" table:style-name="ce2">
            <text:p>460895</text:p>
          </table:table-cell>
          <table:table-cell office:value-type="float" office:value="3847" table:style-name="ce2">
            <text:p>3847</text:p>
          </table:table-cell>
          <table:table-cell office:value-type="float" office:value="276" table:style-name="ce2">
            <text:p>276</text:p>
          </table:table-cell>
          <table:table-cell office:value-type="float" office:value="28483.78" table:style-name="ce2">
            <text:p>28483.78</text:p>
          </table:table-cell>
          <table:table-cell office:value-type="float" office:value="9.77" table:style-name="ce2">
            <text:p>9.77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1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195.05" table:style-name="ce2">
            <text:p>4195.05</text:p>
          </table:table-cell>
          <table:table-cell office:value-type="float" office:value="236945" table:style-name="ce2">
            <text:p>236945</text:p>
          </table:table-cell>
          <table:table-cell office:value-type="float" office:value="11789" table:style-name="ce2">
            <text:p>11789</text:p>
          </table:table-cell>
          <table:table-cell office:value-type="float" office:value="141" table:style-name="ce2">
            <text:p>141</text:p>
          </table:table-cell>
          <table:table-cell office:value-type="float" office:value="68506.16" table:style-name="ce2">
            <text:p>68506.16</text:p>
          </table:table-cell>
          <table:table-cell office:value-type="float" office:value="15.33" table:style-name="ce2">
            <text:p>15.33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2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768.81" table:style-name="ce2">
            <text:p>3768.81</text:p>
          </table:table-cell>
          <table:table-cell office:value-type="float" office:value="217516" table:style-name="ce2">
            <text:p>217516</text:p>
          </table:table-cell>
          <table:table-cell office:value-type="float" office:value="3609" table:style-name="ce2">
            <text:p>3609</text:p>
          </table:table-cell>
          <table:table-cell office:value-type="float" office:value="59" table:style-name="ce2">
            <text:p>59</text:p>
          </table:table-cell>
          <table:table-cell office:value-type="float" office:value="3379.33" table:style-name="ce2">
            <text:p>3379.33</text:p>
          </table:table-cell>
          <table:table-cell office:value-type="float" office:value="-0.1" table:style-name="ce2">
            <text:p>-0.1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3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643.64" table:style-name="ce2">
            <text:p>3643.64</text:p>
          </table:table-cell>
          <table:table-cell office:value-type="float" office:value="226708" table:style-name="ce2">
            <text:p>226708</text:p>
          </table:table-cell>
          <table:table-cell office:value-type="float" office:value="8014" table:style-name="ce2">
            <text:p>8014</text:p>
          </table:table-cell>
          <table:table-cell office:value-type="float" office:value="1210" table:style-name="ce2">
            <text:p>1210</text:p>
          </table:table-cell>
          <table:table-cell office:value-type="float" office:value="273931.31" table:style-name="ce2">
            <text:p>273931.31</text:p>
          </table:table-cell>
          <table:table-cell office:value-type="float" office:value="74.180000000000007" table:style-name="ce2">
            <text:p>74.18</text:p>
          </table:table-cell>
          <table:table-cell office:value-type="date" office:date-value="2024-12-19T00:00:00" table:style-name="ce3">
            <text:p>19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4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063.39" table:style-name="ce2">
            <text:p>3063.39</text:p>
          </table:table-cell>
          <table:table-cell office:value-type="float" office:value="113812" table:style-name="ce2">
            <text:p>113812</text:p>
          </table:table-cell>
          <table:table-cell office:value-type="float" office:value="8503" table:style-name="ce2">
            <text:p>8503</text:p>
          </table:table-cell>
          <table:table-cell office:value-type="float" office:value="1144" table:style-name="ce2">
            <text:p>1144</text:p>
          </table:table-cell>
          <table:table-cell office:value-type="float" office:value="483738.62" table:style-name="ce2">
            <text:p>483738.62</text:p>
          </table:table-cell>
          <table:table-cell office:value-type="float" office:value="156.91" table:style-name="ce2">
            <text:p>156.91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5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982.78" table:style-name="ce2">
            <text:p>982.78</text:p>
          </table:table-cell>
          <table:table-cell office:value-type="float" office:value="396961" table:style-name="ce2">
            <text:p>396961</text:p>
          </table:table-cell>
          <table:table-cell office:value-type="float" office:value="18608" table:style-name="ce2">
            <text:p>18608</text:p>
          </table:table-cell>
          <table:table-cell office:value-type="float" office:value="1187" table:style-name="ce2">
            <text:p>1187</text:p>
          </table:table-cell>
          <table:table-cell office:value-type="float" office:value="244791.43" table:style-name="ce2">
            <text:p>244791.43</text:p>
          </table:table-cell>
          <table:table-cell office:value-type="float" office:value="248.08" table:style-name="ce2">
            <text:p>248.08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6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94.1" table:style-name="ce2">
            <text:p>494.1</text:p>
          </table:table-cell>
          <table:table-cell office:value-type="float" office:value="297249" table:style-name="ce2">
            <text:p>297249</text:p>
          </table:table-cell>
          <table:table-cell office:value-type="float" office:value="2466" table:style-name="ce2">
            <text:p>2466</text:p>
          </table:table-cell>
          <table:table-cell office:value-type="float" office:value="220" table:style-name="ce2">
            <text:p>220</text:p>
          </table:table-cell>
          <table:table-cell office:value-type="float" office:value="45725.82" table:style-name="ce2">
            <text:p>45725.82</text:p>
          </table:table-cell>
          <table:table-cell office:value-type="float" office:value="91.54" table:style-name="ce2">
            <text:p>91.54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7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014.06" table:style-name="ce2">
            <text:p>4014.06</text:p>
          </table:table-cell>
          <table:table-cell office:value-type="float" office:value="221819" table:style-name="ce2">
            <text:p>221819</text:p>
          </table:table-cell>
          <table:table-cell office:value-type="float" office:value="4230" table:style-name="ce2">
            <text:p>4230</text:p>
          </table:table-cell>
          <table:table-cell office:value-type="float" office:value="102" table:style-name="ce2">
            <text:p>102</text:p>
          </table:table-cell>
          <table:table-cell office:value-type="float" office:value="19054.75" table:style-name="ce2">
            <text:p>19054.75</text:p>
          </table:table-cell>
          <table:table-cell office:value-type="float" office:value="3.75" table:style-name="ce2">
            <text:p>3.75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8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943.46" table:style-name="ce2">
            <text:p>4943.46</text:p>
          </table:table-cell>
          <table:table-cell office:value-type="float" office:value="266898" table:style-name="ce2">
            <text:p>266898</text:p>
          </table:table-cell>
          <table:table-cell office:value-type="float" office:value="8632" table:style-name="ce2">
            <text:p>8632</text:p>
          </table:table-cell>
          <table:table-cell office:value-type="float" office:value="921" table:style-name="ce2">
            <text:p>921</text:p>
          </table:table-cell>
          <table:table-cell office:value-type="float" office:value="391738.22" table:style-name="ce2">
            <text:p>391738.22</text:p>
          </table:table-cell>
          <table:table-cell office:value-type="float" office:value="78.239999999999995" table:style-name="ce2">
            <text:p>78.24</text:p>
          </table:table-cell>
          <table:table-cell office:value-type="date" office:date-value="2024-12-18T00:00:00" table:style-name="ce3">
            <text:p>18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19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3861.46" table:style-name="ce2">
            <text:p>3861.46</text:p>
          </table:table-cell>
          <table:table-cell office:value-type="float" office:value="478078" table:style-name="ce2">
            <text:p>478078</text:p>
          </table:table-cell>
          <table:table-cell office:value-type="float" office:value="16207" table:style-name="ce2">
            <text:p>16207</text:p>
          </table:table-cell>
          <table:table-cell office:value-type="float" office:value="104" table:style-name="ce2">
            <text:p>104</text:p>
          </table:table-cell>
          <table:table-cell office:value-type="float" office:value="27186.44" table:style-name="ce2">
            <text:p>27186.44</text:p>
          </table:table-cell>
          <table:table-cell office:value-type="float" office:value="6.04" table:style-name="ce2">
            <text:p>6.04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0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413.45" table:style-name="ce2">
            <text:p>1413.45</text:p>
          </table:table-cell>
          <table:table-cell office:value-type="float" office:value="116500" table:style-name="ce2">
            <text:p>116500</text:p>
          </table:table-cell>
          <table:table-cell office:value-type="float" office:value="7244" table:style-name="ce2">
            <text:p>7244</text:p>
          </table:table-cell>
          <table:table-cell office:value-type="float" office:value="556" table:style-name="ce2">
            <text:p>556</text:p>
          </table:table-cell>
          <table:table-cell office:value-type="float" office:value="231521.18" table:style-name="ce2">
            <text:p>231521.18</text:p>
          </table:table-cell>
          <table:table-cell office:value-type="float" office:value="162.80000000000001" table:style-name="ce2">
            <text:p>162.8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1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917.33" table:style-name="ce2">
            <text:p>1917.33</text:p>
          </table:table-cell>
          <table:table-cell office:value-type="float" office:value="383246" table:style-name="ce2">
            <text:p>383246</text:p>
          </table:table-cell>
          <table:table-cell office:value-type="float" office:value="33938" table:style-name="ce2">
            <text:p>33938</text:p>
          </table:table-cell>
          <table:table-cell office:value-type="float" office:value="2214" table:style-name="ce2">
            <text:p>2214</text:p>
          </table:table-cell>
          <table:table-cell office:value-type="float" office:value="157134.67000000001" table:style-name="ce2">
            <text:p>157134.67</text:p>
          </table:table-cell>
          <table:table-cell office:value-type="float" office:value="80.95" table:style-name="ce2">
            <text:p>80.95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2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186.74" table:style-name="ce2">
            <text:p>3186.74</text:p>
          </table:table-cell>
          <table:table-cell office:value-type="float" office:value="151814" table:style-name="ce2">
            <text:p>151814</text:p>
          </table:table-cell>
          <table:table-cell office:value-type="float" office:value="3052" table:style-name="ce2">
            <text:p>3052</text:p>
          </table:table-cell>
          <table:table-cell office:value-type="float" office:value="192" table:style-name="ce2">
            <text:p>192</text:p>
          </table:table-cell>
          <table:table-cell office:value-type="float" office:value="56532" table:style-name="ce2">
            <text:p>56532</text:p>
          </table:table-cell>
          <table:table-cell office:value-type="float" office:value="16.739999999999998" table:style-name="ce2">
            <text:p>16.74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3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153.9899999999998" table:style-name="ce2">
            <text:p>2153.99</text:p>
          </table:table-cell>
          <table:table-cell office:value-type="float" office:value="34099" table:style-name="ce2">
            <text:p>34099</text:p>
          </table:table-cell>
          <table:table-cell office:value-type="float" office:value="781" table:style-name="ce2">
            <text:p>781</text:p>
          </table:table-cell>
          <table:table-cell office:value-type="float" office:value="31" table:style-name="ce2">
            <text:p>31</text:p>
          </table:table-cell>
          <table:table-cell office:value-type="float" office:value="13665.31" table:style-name="ce2">
            <text:p>13665.31</text:p>
          </table:table-cell>
          <table:table-cell office:value-type="float" office:value="5.34" table:style-name="ce2">
            <text:p>5.34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4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984.81" table:style-name="ce2">
            <text:p>984.81</text:p>
          </table:table-cell>
          <table:table-cell office:value-type="float" office:value="216728" table:style-name="ce2">
            <text:p>216728</text:p>
          </table:table-cell>
          <table:table-cell office:value-type="float" office:value="8952" table:style-name="ce2">
            <text:p>8952</text:p>
          </table:table-cell>
          <table:table-cell office:value-type="float" office:value="809" table:style-name="ce2">
            <text:p>809</text:p>
          </table:table-cell>
          <table:table-cell office:value-type="float" office:value="401789.76" table:style-name="ce2">
            <text:p>401789.76</text:p>
          </table:table-cell>
          <table:table-cell office:value-type="float" office:value="406.99" table:style-name="ce2">
            <text:p>406.99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5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147.74" table:style-name="ce2">
            <text:p>4147.74</text:p>
          </table:table-cell>
          <table:table-cell office:value-type="float" office:value="269788" table:style-name="ce2">
            <text:p>269788</text:p>
          </table:table-cell>
          <table:table-cell office:value-type="float" office:value="9323" table:style-name="ce2">
            <text:p>9323</text:p>
          </table:table-cell>
          <table:table-cell office:value-type="float" office:value="641" table:style-name="ce2">
            <text:p>641</text:p>
          </table:table-cell>
          <table:table-cell office:value-type="float" office:value="309171.86" table:style-name="ce2">
            <text:p>309171.86</text:p>
          </table:table-cell>
          <table:table-cell office:value-type="float" office:value="73.540000000000006" table:style-name="ce2">
            <text:p>73.54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6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494.64" table:style-name="ce2">
            <text:p>3494.64</text:p>
          </table:table-cell>
          <table:table-cell office:value-type="float" office:value="152597" table:style-name="ce2">
            <text:p>152597</text:p>
          </table:table-cell>
          <table:table-cell office:value-type="float" office:value="14675" table:style-name="ce2">
            <text:p>14675</text:p>
          </table:table-cell>
          <table:table-cell office:value-type="float" office:value="1082" table:style-name="ce2">
            <text:p>1082</text:p>
          </table:table-cell>
          <table:table-cell office:value-type="float" office:value="417153.26" table:style-name="ce2">
            <text:p>417153.26</text:p>
          </table:table-cell>
          <table:table-cell office:value-type="float" office:value="118.37" table:style-name="ce2">
            <text:p>118.37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7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850.18" table:style-name="ce2">
            <text:p>1850.18</text:p>
          </table:table-cell>
          <table:table-cell office:value-type="float" office:value="252526" table:style-name="ce2">
            <text:p>252526</text:p>
          </table:table-cell>
          <table:table-cell office:value-type="float" office:value="12772" table:style-name="ce2">
            <text:p>12772</text:p>
          </table:table-cell>
          <table:table-cell office:value-type="float" office:value="1151" table:style-name="ce2">
            <text:p>1151</text:p>
          </table:table-cell>
          <table:table-cell office:value-type="float" office:value="494339.6" table:style-name="ce2">
            <text:p>494339.6</text:p>
          </table:table-cell>
          <table:table-cell office:value-type="float" office:value="266.18" table:style-name="ce2">
            <text:p>266.18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8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2958.03" table:style-name="ce2">
            <text:p>2958.03</text:p>
          </table:table-cell>
          <table:table-cell office:value-type="float" office:value="454084" table:style-name="ce2">
            <text:p>454084</text:p>
          </table:table-cell>
          <table:table-cell office:value-type="float" office:value="24149" table:style-name="ce2">
            <text:p>24149</text:p>
          </table:table-cell>
          <table:table-cell office:value-type="float" office:value="2673" table:style-name="ce2">
            <text:p>2673</text:p>
          </table:table-cell>
          <table:table-cell office:value-type="float" office:value="922535.61" table:style-name="ce2">
            <text:p>922535.61</text:p>
          </table:table-cell>
          <table:table-cell office:value-type="float" office:value="310.88" table:style-name="ce2">
            <text:p>310.88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29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3835.55" table:style-name="ce2">
            <text:p>3835.55</text:p>
          </table:table-cell>
          <table:table-cell office:value-type="float" office:value="159239" table:style-name="ce2">
            <text:p>159239</text:p>
          </table:table-cell>
          <table:table-cell office:value-type="float" office:value="15753" table:style-name="ce2">
            <text:p>15753</text:p>
          </table:table-cell>
          <table:table-cell office:value-type="float" office:value="2339" table:style-name="ce2">
            <text:p>2339</text:p>
          </table:table-cell>
          <table:table-cell office:value-type="float" office:value="1014996.5" table:style-name="ce2">
            <text:p>1014996.5</text:p>
          </table:table-cell>
          <table:table-cell office:value-type="float" office:value="263.63" table:style-name="ce2">
            <text:p>263.63</text:p>
          </table:table-cell>
          <table:table-cell office:value-type="date" office:date-value="2024-12-07T00:00:00" table:style-name="ce3">
            <text:p>7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0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212.71" table:style-name="ce2">
            <text:p>2212.71</text:p>
          </table:table-cell>
          <table:table-cell office:value-type="float" office:value="84258" table:style-name="ce2">
            <text:p>84258</text:p>
          </table:table-cell>
          <table:table-cell office:value-type="float" office:value="5603" table:style-name="ce2">
            <text:p>5603</text:p>
          </table:table-cell>
          <table:table-cell office:value-type="float" office:value="573" table:style-name="ce2">
            <text:p>573</text:p>
          </table:table-cell>
          <table:table-cell office:value-type="float" office:value="249742.82" table:style-name="ce2">
            <text:p>249742.82</text:p>
          </table:table-cell>
          <table:table-cell office:value-type="float" office:value="111.87" table:style-name="ce2">
            <text:p>111.87</text:p>
          </table:table-cell>
          <table:table-cell office:value-type="date" office:date-value="2024-12-22T00:00:00" table:style-name="ce3">
            <text:p>22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1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149.4899999999998" table:style-name="ce2">
            <text:p>2149.49</text:p>
          </table:table-cell>
          <table:table-cell office:value-type="float" office:value="440660" table:style-name="ce2">
            <text:p>440660</text:p>
          </table:table-cell>
          <table:table-cell office:value-type="float" office:value="40369" table:style-name="ce2">
            <text:p>40369</text:p>
          </table:table-cell>
          <table:table-cell office:value-type="float" office:value="4006" table:style-name="ce2">
            <text:p>4006</text:p>
          </table:table-cell>
          <table:table-cell office:value-type="float" office:value="1720617.03" table:style-name="ce2">
            <text:p>1720617.03</text:p>
          </table:table-cell>
          <table:table-cell office:value-type="float" office:value="799.48" table:style-name="ce2">
            <text:p>799.48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2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1552.6" table:style-name="ce2">
            <text:p>1552.6</text:p>
          </table:table-cell>
          <table:table-cell office:value-type="float" office:value="345752" table:style-name="ce2">
            <text:p>345752</text:p>
          </table:table-cell>
          <table:table-cell office:value-type="float" office:value="18810" table:style-name="ce2">
            <text:p>18810</text:p>
          </table:table-cell>
          <table:table-cell office:value-type="float" office:value="26" table:style-name="ce2">
            <text:p>26</text:p>
          </table:table-cell>
          <table:table-cell office:value-type="float" office:value="3164.96" table:style-name="ce2">
            <text:p>3164.96</text:p>
          </table:table-cell>
          <table:table-cell office:value-type="float" office:value="1.04" table:style-name="ce2">
            <text:p>1.04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3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294.8500000000004" table:style-name="ce2">
            <text:p>4294.85</text:p>
          </table:table-cell>
          <table:table-cell office:value-type="float" office:value="436894" table:style-name="ce2">
            <text:p>436894</text:p>
          </table:table-cell>
          <table:table-cell office:value-type="float" office:value="28518" table:style-name="ce2">
            <text:p>28518</text:p>
          </table:table-cell>
          <table:table-cell office:value-type="float" office:value="1342" table:style-name="ce2">
            <text:p>1342</text:p>
          </table:table-cell>
          <table:table-cell office:value-type="float" office:value="657698" table:style-name="ce2">
            <text:p>657698</text:p>
          </table:table-cell>
          <table:table-cell office:value-type="float" office:value="152.13999999999999" table:style-name="ce2">
            <text:p>152.14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4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724.22" table:style-name="ce2">
            <text:p>2724.22</text:p>
          </table:table-cell>
          <table:table-cell office:value-type="float" office:value="400952" table:style-name="ce2">
            <text:p>400952</text:p>
          </table:table-cell>
          <table:table-cell office:value-type="float" office:value="38633" table:style-name="ce2">
            <text:p>38633</text:p>
          </table:table-cell>
          <table:table-cell office:value-type="float" office:value="5032" table:style-name="ce2">
            <text:p>5032</text:p>
          </table:table-cell>
          <table:table-cell office:value-type="float" office:value="1708107.76" table:style-name="ce2">
            <text:p>1708107.76</text:p>
          </table:table-cell>
          <table:table-cell office:value-type="float" office:value="626.01" table:style-name="ce2">
            <text:p>626.01</text:p>
          </table:table-cell>
          <table:table-cell office:value-type="date" office:date-value="2025-01-29T00:00:00" table:style-name="ce3">
            <text:p>29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5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712.4" table:style-name="ce2">
            <text:p>2712.4</text:p>
          </table:table-cell>
          <table:table-cell office:value-type="float" office:value="299754" table:style-name="ce2">
            <text:p>299754</text:p>
          </table:table-cell>
          <table:table-cell office:value-type="float" office:value="28644" table:style-name="ce2">
            <text:p>28644</text:p>
          </table:table-cell>
          <table:table-cell office:value-type="float" office:value="5646" table:style-name="ce2">
            <text:p>5646</text:p>
          </table:table-cell>
          <table:table-cell office:value-type="float" office:value="2661840.13" table:style-name="ce2">
            <text:p>2661840.13</text:p>
          </table:table-cell>
          <table:table-cell office:value-type="float" office:value="980.36" table:style-name="ce2">
            <text:p>980.36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6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921.18" table:style-name="ce2">
            <text:p>4921.18</text:p>
          </table:table-cell>
          <table:table-cell office:value-type="float" office:value="161372" table:style-name="ce2">
            <text:p>161372</text:p>
          </table:table-cell>
          <table:table-cell office:value-type="float" office:value="9896" table:style-name="ce2">
            <text:p>9896</text:p>
          </table:table-cell>
          <table:table-cell office:value-type="float" office:value="1082" table:style-name="ce2">
            <text:p>1082</text:p>
          </table:table-cell>
          <table:table-cell office:value-type="float" office:value="416139.73" table:style-name="ce2">
            <text:p>416139.73</text:p>
          </table:table-cell>
          <table:table-cell office:value-type="float" office:value="83.56" table:style-name="ce2">
            <text:p>83.56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7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55.44999999999999" table:style-name="ce2">
            <text:p>155.45</text:p>
          </table:table-cell>
          <table:table-cell office:value-type="float" office:value="226792" table:style-name="ce2">
            <text:p>226792</text:p>
          </table:table-cell>
          <table:table-cell office:value-type="float" office:value="4068" table:style-name="ce2">
            <text:p>4068</text:p>
          </table:table-cell>
          <table:table-cell office:value-type="float" office:value="98" table:style-name="ce2">
            <text:p>98</text:p>
          </table:table-cell>
          <table:table-cell office:value-type="float" office:value="40494.67" table:style-name="ce2">
            <text:p>40494.67</text:p>
          </table:table-cell>
          <table:table-cell office:value-type="float" office:value="259.5" table:style-name="ce2">
            <text:p>259.5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8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658.44" table:style-name="ce2">
            <text:p>658.44</text:p>
          </table:table-cell>
          <table:table-cell office:value-type="float" office:value="22459" table:style-name="ce2">
            <text:p>22459</text:p>
          </table:table-cell>
          <table:table-cell office:value-type="float" office:value="349" table:style-name="ce2">
            <text:p>349</text:p>
          </table:table-cell>
          <table:table-cell office:value-type="float" office:value="62" table:style-name="ce2">
            <text:p>62</text:p>
          </table:table-cell>
          <table:table-cell office:value-type="float" office:value="3739.07" table:style-name="ce2">
            <text:p>3739.07</text:p>
          </table:table-cell>
          <table:table-cell office:value-type="float" office:value="4.68" table:style-name="ce2">
            <text:p>4.68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39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725.73" table:style-name="ce2">
            <text:p>1725.73</text:p>
          </table:table-cell>
          <table:table-cell office:value-type="float" office:value="33602" table:style-name="ce2">
            <text:p>33602</text:p>
          </table:table-cell>
          <table:table-cell office:value-type="float" office:value="1079" table:style-name="ce2">
            <text:p>1079</text:p>
          </table:table-cell>
          <table:table-cell office:value-type="float" office:value="82" table:style-name="ce2">
            <text:p>82</text:p>
          </table:table-cell>
          <table:table-cell office:value-type="float" office:value="24631.96" table:style-name="ce2">
            <text:p>24631.96</text:p>
          </table:table-cell>
          <table:table-cell office:value-type="float" office:value="13.27" table:style-name="ce2">
            <text:p>13.27</text:p>
          </table:table-cell>
          <table:table-cell office:value-type="date" office:date-value="2025-02-05T00:00:00" table:style-name="ce3">
            <text:p>5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0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181.47" table:style-name="ce2">
            <text:p>3181.47</text:p>
          </table:table-cell>
          <table:table-cell office:value-type="float" office:value="386328" table:style-name="ce2">
            <text:p>386328</text:p>
          </table:table-cell>
          <table:table-cell office:value-type="float" office:value="9746" table:style-name="ce2">
            <text:p>9746</text:p>
          </table:table-cell>
          <table:table-cell office:value-type="float" office:value="26" table:style-name="ce2">
            <text:p>26</text:p>
          </table:table-cell>
          <table:table-cell office:value-type="float" office:value="2039.64" table:style-name="ce2">
            <text:p>2039.64</text:p>
          </table:table-cell>
          <table:table-cell office:value-type="float" office:value="-0.36" table:style-name="ce2">
            <text:p>-0.36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1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945.77" table:style-name="ce2">
            <text:p>945.77</text:p>
          </table:table-cell>
          <table:table-cell office:value-type="float" office:value="333488" table:style-name="ce2">
            <text:p>333488</text:p>
          </table:table-cell>
          <table:table-cell office:value-type="float" office:value="5462" table:style-name="ce2">
            <text:p>5462</text:p>
          </table:table-cell>
          <table:table-cell office:value-type="float" office:value="903" table:style-name="ce2">
            <text:p>903</text:p>
          </table:table-cell>
          <table:table-cell office:value-type="float" office:value="236947.93" table:style-name="ce2">
            <text:p>236947.93</text:p>
          </table:table-cell>
          <table:table-cell office:value-type="float" office:value="249.53" table:style-name="ce2">
            <text:p>249.53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2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718.79" table:style-name="ce2">
            <text:p>2718.79</text:p>
          </table:table-cell>
          <table:table-cell office:value-type="float" office:value="381622" table:style-name="ce2">
            <text:p>381622</text:p>
          </table:table-cell>
          <table:table-cell office:value-type="float" office:value="37412" table:style-name="ce2">
            <text:p>37412</text:p>
          </table:table-cell>
          <table:table-cell office:value-type="float" office:value="5291" table:style-name="ce2">
            <text:p>5291</text:p>
          </table:table-cell>
          <table:table-cell office:value-type="float" office:value="1708881.1" table:style-name="ce2">
            <text:p>1708881.1</text:p>
          </table:table-cell>
          <table:table-cell office:value-type="float" office:value="627.54" table:style-name="ce2">
            <text:p>627.54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3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029.6099999999999" table:style-name="ce2">
            <text:p>1029.61</text:p>
          </table:table-cell>
          <table:table-cell office:value-type="float" office:value="498232" table:style-name="ce2">
            <text:p>498232</text:p>
          </table:table-cell>
          <table:table-cell office:value-type="float" office:value="45805" table:style-name="ce2">
            <text:p>45805</text:p>
          </table:table-cell>
          <table:table-cell office:value-type="float" office:value="7615" table:style-name="ce2">
            <text:p>7615</text:p>
          </table:table-cell>
          <table:table-cell office:value-type="float" office:value="2537751.46" table:style-name="ce2">
            <text:p>2537751.46</text:p>
          </table:table-cell>
          <table:table-cell office:value-type="float" office:value="2463.77" table:style-name="ce2">
            <text:p>2463.77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4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759.38" table:style-name="ce2">
            <text:p>759.38</text:p>
          </table:table-cell>
          <table:table-cell office:value-type="float" office:value="74980" table:style-name="ce2">
            <text:p>74980</text:p>
          </table:table-cell>
          <table:table-cell office:value-type="float" office:value="7433" table:style-name="ce2">
            <text:p>7433</text:p>
          </table:table-cell>
          <table:table-cell office:value-type="float" office:value="594" table:style-name="ce2">
            <text:p>594</text:p>
          </table:table-cell>
          <table:table-cell office:value-type="float" office:value="177398.66" table:style-name="ce2">
            <text:p>177398.66</text:p>
          </table:table-cell>
          <table:table-cell office:value-type="float" office:value="232.61" table:style-name="ce2">
            <text:p>232.61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5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426.47" table:style-name="ce2">
            <text:p>426.47</text:p>
          </table:table-cell>
          <table:table-cell office:value-type="float" office:value="311473" table:style-name="ce2">
            <text:p>311473</text:p>
          </table:table-cell>
          <table:table-cell office:value-type="float" office:value="2094" table:style-name="ce2">
            <text:p>2094</text:p>
          </table:table-cell>
          <table:table-cell office:value-type="float" office:value="15" table:style-name="ce2">
            <text:p>15</text:p>
          </table:table-cell>
          <table:table-cell office:value-type="float" office:value="7477.89" table:style-name="ce2">
            <text:p>7477.89</text:p>
          </table:table-cell>
          <table:table-cell office:value-type="float" office:value="16.53" table:style-name="ce2">
            <text:p>16.53</text:p>
          </table:table-cell>
          <table:table-cell office:value-type="date" office:date-value="2024-11-24T00:00:00" table:style-name="ce3">
            <text:p>24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6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486.65" table:style-name="ce2">
            <text:p>1486.65</text:p>
          </table:table-cell>
          <table:table-cell office:value-type="float" office:value="89453" table:style-name="ce2">
            <text:p>89453</text:p>
          </table:table-cell>
          <table:table-cell office:value-type="float" office:value="8215" table:style-name="ce2">
            <text:p>8215</text:p>
          </table:table-cell>
          <table:table-cell office:value-type="float" office:value="978" table:style-name="ce2">
            <text:p>978</text:p>
          </table:table-cell>
          <table:table-cell office:value-type="float" office:value="85956.87" table:style-name="ce2">
            <text:p>85956.87</text:p>
          </table:table-cell>
          <table:table-cell office:value-type="float" office:value="56.82" table:style-name="ce2">
            <text:p>56.82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7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170.78" table:style-name="ce2">
            <text:p>1170.78</text:p>
          </table:table-cell>
          <table:table-cell office:value-type="float" office:value="80200" table:style-name="ce2">
            <text:p>80200</text:p>
          </table:table-cell>
          <table:table-cell office:value-type="float" office:value="3526" table:style-name="ce2">
            <text:p>3526</text:p>
          </table:table-cell>
          <table:table-cell office:value-type="float" office:value="24" table:style-name="ce2">
            <text:p>24</text:p>
          </table:table-cell>
          <table:table-cell office:value-type="float" office:value="10891.88" table:style-name="ce2">
            <text:p>10891.88</text:p>
          </table:table-cell>
          <table:table-cell office:value-type="float" office:value="8.3000000000000007" table:style-name="ce2">
            <text:p>8.3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8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96.86" table:style-name="ce2">
            <text:p>196.86</text:p>
          </table:table-cell>
          <table:table-cell office:value-type="float" office:value="200507" table:style-name="ce2">
            <text:p>200507</text:p>
          </table:table-cell>
          <table:table-cell office:value-type="float" office:value="9815" table:style-name="ce2">
            <text:p>9815</text:p>
          </table:table-cell>
          <table:table-cell office:value-type="float" office:value="807" table:style-name="ce2">
            <text:p>807</text:p>
          </table:table-cell>
          <table:table-cell office:value-type="float" office:value="220235.26" table:style-name="ce2">
            <text:p>220235.26</text:p>
          </table:table-cell>
          <table:table-cell office:value-type="float" office:value="1117.74" table:style-name="ce2">
            <text:p>1117.74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49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936.3" table:style-name="ce2">
            <text:p>4936.3</text:p>
          </table:table-cell>
          <table:table-cell office:value-type="float" office:value="269512" table:style-name="ce2">
            <text:p>269512</text:p>
          </table:table-cell>
          <table:table-cell office:value-type="float" office:value="25618" table:style-name="ce2">
            <text:p>25618</text:p>
          </table:table-cell>
          <table:table-cell office:value-type="float" office:value="4845" table:style-name="ce2">
            <text:p>4845</text:p>
          </table:table-cell>
          <table:table-cell office:value-type="float" office:value="994013.91" table:style-name="ce2">
            <text:p>994013.91</text:p>
          </table:table-cell>
          <table:table-cell office:value-type="float" office:value="200.37" table:style-name="ce2">
            <text:p>200.37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0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342.0600000000004" table:style-name="ce2">
            <text:p>4342.06</text:p>
          </table:table-cell>
          <table:table-cell office:value-type="float" office:value="312371" table:style-name="ce2">
            <text:p>312371</text:p>
          </table:table-cell>
          <table:table-cell office:value-type="float" office:value="7146" table:style-name="ce2">
            <text:p>7146</text:p>
          </table:table-cell>
          <table:table-cell office:value-type="float" office:value="524" table:style-name="ce2">
            <text:p>524</text:p>
          </table:table-cell>
          <table:table-cell office:value-type="float" office:value="26905.39" table:style-name="ce2">
            <text:p>26905.39</text:p>
          </table:table-cell>
          <table:table-cell office:value-type="float" office:value="5.2" table:style-name="ce2">
            <text:p>5.2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1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2450.44" table:style-name="ce2">
            <text:p>2450.44</text:p>
          </table:table-cell>
          <table:table-cell office:value-type="float" office:value="69871" table:style-name="ce2">
            <text:p>69871</text:p>
          </table:table-cell>
          <table:table-cell office:value-type="float" office:value="5812" table:style-name="ce2">
            <text:p>5812</text:p>
          </table:table-cell>
          <table:table-cell office:value-type="float" office:value="744" table:style-name="ce2">
            <text:p>744</text:p>
          </table:table-cell>
          <table:table-cell office:value-type="float" office:value="371692.63" table:style-name="ce2">
            <text:p>371692.63</text:p>
          </table:table-cell>
          <table:table-cell office:value-type="float" office:value="150.68" table:style-name="ce2">
            <text:p>150.68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2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968.79" table:style-name="ce2">
            <text:p>968.79</text:p>
          </table:table-cell>
          <table:table-cell office:value-type="float" office:value="257612" table:style-name="ce2">
            <text:p>257612</text:p>
          </table:table-cell>
          <table:table-cell office:value-type="float" office:value="68" table:style-name="ce2">
            <text:p>68</text:p>
          </table:table-cell>
          <table:table-cell office:value-type="float" office:value="8" table:style-name="ce2">
            <text:p>8</text:p>
          </table:table-cell>
          <table:table-cell office:value-type="float" office:value="3384.78" table:style-name="ce2">
            <text:p>3384.78</text:p>
          </table:table-cell>
          <table:table-cell office:value-type="float" office:value="2.4900000000000002" table:style-name="ce2">
            <text:p>2.49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3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998.69" table:style-name="ce2">
            <text:p>2998.69</text:p>
          </table:table-cell>
          <table:table-cell office:value-type="float" office:value="147190" table:style-name="ce2">
            <text:p>147190</text:p>
          </table:table-cell>
          <table:table-cell office:value-type="float" office:value="3467" table:style-name="ce2">
            <text:p>3467</text:p>
          </table:table-cell>
          <table:table-cell office:value-type="float" office:value="106" table:style-name="ce2">
            <text:p>106</text:p>
          </table:table-cell>
          <table:table-cell office:value-type="float" office:value="21063.86" table:style-name="ce2">
            <text:p>21063.86</text:p>
          </table:table-cell>
          <table:table-cell office:value-type="float" office:value="6.02" table:style-name="ce2">
            <text:p>6.02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4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581.5100000000002" table:style-name="ce2">
            <text:p>2581.51</text:p>
          </table:table-cell>
          <table:table-cell office:value-type="float" office:value="325981" table:style-name="ce2">
            <text:p>325981</text:p>
          </table:table-cell>
          <table:table-cell office:value-type="float" office:value="15167" table:style-name="ce2">
            <text:p>15167</text:p>
          </table:table-cell>
          <table:table-cell office:value-type="float" office:value="2875" table:style-name="ce2">
            <text:p>2875</text:p>
          </table:table-cell>
          <table:table-cell office:value-type="float" office:value="234750.97" table:style-name="ce2">
            <text:p>234750.97</text:p>
          </table:table-cell>
          <table:table-cell office:value-type="float" office:value="89.94" table:style-name="ce2">
            <text:p>89.94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5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774.38" table:style-name="ce2">
            <text:p>4774.38</text:p>
          </table:table-cell>
          <table:table-cell office:value-type="float" office:value="478892" table:style-name="ce2">
            <text:p>478892</text:p>
          </table:table-cell>
          <table:table-cell office:value-type="float" office:value="7798" table:style-name="ce2">
            <text:p>7798</text:p>
          </table:table-cell>
          <table:table-cell office:value-type="float" office:value="676" table:style-name="ce2">
            <text:p>676</text:p>
          </table:table-cell>
          <table:table-cell office:value-type="float" office:value="34406.26" table:style-name="ce2">
            <text:p>34406.26</text:p>
          </table:table-cell>
          <table:table-cell office:value-type="float" office:value="6.21" table:style-name="ce2">
            <text:p>6.21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6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645.95" table:style-name="ce2">
            <text:p>2645.95</text:p>
          </table:table-cell>
          <table:table-cell office:value-type="float" office:value="414335" table:style-name="ce2">
            <text:p>414335</text:p>
          </table:table-cell>
          <table:table-cell office:value-type="float" office:value="10283" table:style-name="ce2">
            <text:p>10283</text:p>
          </table:table-cell>
          <table:table-cell office:value-type="float" office:value="1694" table:style-name="ce2">
            <text:p>1694</text:p>
          </table:table-cell>
          <table:table-cell office:value-type="float" office:value="448252.4" table:style-name="ce2">
            <text:p>448252.4</text:p>
          </table:table-cell>
          <table:table-cell office:value-type="float" office:value="168.41" table:style-name="ce2">
            <text:p>168.41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7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005.7" table:style-name="ce2">
            <text:p>4005.7</text:p>
          </table:table-cell>
          <table:table-cell office:value-type="float" office:value="472724" table:style-name="ce2">
            <text:p>472724</text:p>
          </table:table-cell>
          <table:table-cell office:value-type="float" office:value="12774" table:style-name="ce2">
            <text:p>12774</text:p>
          </table:table-cell>
          <table:table-cell office:value-type="float" office:value="1152" table:style-name="ce2">
            <text:p>1152</text:p>
          </table:table-cell>
          <table:table-cell office:value-type="float" office:value="462513.79" table:style-name="ce2">
            <text:p>462513.79</text:p>
          </table:table-cell>
          <table:table-cell office:value-type="float" office:value="114.46" table:style-name="ce2">
            <text:p>114.46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8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089.67" table:style-name="ce2">
            <text:p>4089.67</text:p>
          </table:table-cell>
          <table:table-cell office:value-type="float" office:value="137892" table:style-name="ce2">
            <text:p>137892</text:p>
          </table:table-cell>
          <table:table-cell office:value-type="float" office:value="9169" table:style-name="ce2">
            <text:p>9169</text:p>
          </table:table-cell>
          <table:table-cell office:value-type="float" office:value="689" table:style-name="ce2">
            <text:p>689</text:p>
          </table:table-cell>
          <table:table-cell office:value-type="float" office:value="56263.24" table:style-name="ce2">
            <text:p>56263.24</text:p>
          </table:table-cell>
          <table:table-cell office:value-type="float" office:value="12.76" table:style-name="ce2">
            <text:p>12.76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59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1419.34" table:style-name="ce2">
            <text:p>1419.34</text:p>
          </table:table-cell>
          <table:table-cell office:value-type="float" office:value="20363" table:style-name="ce2">
            <text:p>20363</text:p>
          </table:table-cell>
          <table:table-cell office:value-type="float" office:value="948" table:style-name="ce2">
            <text:p>948</text:p>
          </table:table-cell>
          <table:table-cell office:value-type="float" office:value="92" table:style-name="ce2">
            <text:p>92</text:p>
          </table:table-cell>
          <table:table-cell office:value-type="float" office:value="16769.23" table:style-name="ce2">
            <text:p>16769.23</text:p>
          </table:table-cell>
          <table:table-cell office:value-type="float" office:value="10.81" table:style-name="ce2">
            <text:p>10.81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0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280" table:style-name="ce2">
            <text:p>2280</text:p>
          </table:table-cell>
          <table:table-cell office:value-type="float" office:value="324684" table:style-name="ce2">
            <text:p>324684</text:p>
          </table:table-cell>
          <table:table-cell office:value-type="float" office:value="12999" table:style-name="ce2">
            <text:p>12999</text:p>
          </table:table-cell>
          <table:table-cell office:value-type="float" office:value="308" table:style-name="ce2">
            <text:p>308</text:p>
          </table:table-cell>
          <table:table-cell office:value-type="float" office:value="39844.11" table:style-name="ce2">
            <text:p>39844.11</text:p>
          </table:table-cell>
          <table:table-cell office:value-type="float" office:value="16.48" table:style-name="ce2">
            <text:p>16.48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1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4116.6899999999996" table:style-name="ce2">
            <text:p>4116.69</text:p>
          </table:table-cell>
          <table:table-cell office:value-type="float" office:value="161358" table:style-name="ce2">
            <text:p>161358</text:p>
          </table:table-cell>
          <table:table-cell office:value-type="float" office:value="1781" table:style-name="ce2">
            <text:p>1781</text:p>
          </table:table-cell>
          <table:table-cell office:value-type="float" office:value="233" table:style-name="ce2">
            <text:p>233</text:p>
          </table:table-cell>
          <table:table-cell office:value-type="float" office:value="75108.179999999993" table:style-name="ce2">
            <text:p>75108.18</text:p>
          </table:table-cell>
          <table:table-cell office:value-type="float" office:value="17.239999999999998" table:style-name="ce2">
            <text:p>17.24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2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2025.32" table:style-name="ce2">
            <text:p>2025.32</text:p>
          </table:table-cell>
          <table:table-cell office:value-type="float" office:value="395086" table:style-name="ce2">
            <text:p>395086</text:p>
          </table:table-cell>
          <table:table-cell office:value-type="float" office:value="14494" table:style-name="ce2">
            <text:p>14494</text:p>
          </table:table-cell>
          <table:table-cell office:value-type="float" office:value="728" table:style-name="ce2">
            <text:p>728</text:p>
          </table:table-cell>
          <table:table-cell office:value-type="float" office:value="215393.57" table:style-name="ce2">
            <text:p>215393.57</text:p>
          </table:table-cell>
          <table:table-cell office:value-type="float" office:value="105.35" table:style-name="ce2">
            <text:p>105.35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3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938.47" table:style-name="ce2">
            <text:p>3938.47</text:p>
          </table:table-cell>
          <table:table-cell office:value-type="float" office:value="223754" table:style-name="ce2">
            <text:p>223754</text:p>
          </table:table-cell>
          <table:table-cell office:value-type="float" office:value="9093" table:style-name="ce2">
            <text:p>9093</text:p>
          </table:table-cell>
          <table:table-cell office:value-type="float" office:value="3" table:style-name="ce2">
            <text:p>3</text:p>
          </table:table-cell>
          <table:table-cell office:value-type="float" office:value="780.46" table:style-name="ce2">
            <text:p>780.46</text:p>
          </table:table-cell>
          <table:table-cell office:value-type="float" office:value="-0.8" table:style-name="ce2">
            <text:p>-0.8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4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801.12" table:style-name="ce2">
            <text:p>4801.12</text:p>
          </table:table-cell>
          <table:table-cell office:value-type="float" office:value="249470" table:style-name="ce2">
            <text:p>249470</text:p>
          </table:table-cell>
          <table:table-cell office:value-type="float" office:value="15379" table:style-name="ce2">
            <text:p>15379</text:p>
          </table:table-cell>
          <table:table-cell office:value-type="float" office:value="597" table:style-name="ce2">
            <text:p>597</text:p>
          </table:table-cell>
          <table:table-cell office:value-type="float" office:value="101958.5" table:style-name="ce2">
            <text:p>101958.5</text:p>
          </table:table-cell>
          <table:table-cell office:value-type="float" office:value="20.239999999999998" table:style-name="ce2">
            <text:p>20.24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5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666.88" table:style-name="ce2">
            <text:p>666.88</text:p>
          </table:table-cell>
          <table:table-cell office:value-type="float" office:value="425048" table:style-name="ce2">
            <text:p>425048</text:p>
          </table:table-cell>
          <table:table-cell office:value-type="float" office:value="8947" table:style-name="ce2">
            <text:p>8947</text:p>
          </table:table-cell>
          <table:table-cell office:value-type="float" office:value="156" table:style-name="ce2">
            <text:p>156</text:p>
          </table:table-cell>
          <table:table-cell office:value-type="float" office:value="8283.1299999999992" table:style-name="ce2">
            <text:p>8283.13</text:p>
          </table:table-cell>
          <table:table-cell office:value-type="float" office:value="11.42" table:style-name="ce2">
            <text:p>11.42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6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256.91" table:style-name="ce2">
            <text:p>4256.91</text:p>
          </table:table-cell>
          <table:table-cell office:value-type="float" office:value="62233" table:style-name="ce2">
            <text:p>62233</text:p>
          </table:table-cell>
          <table:table-cell office:value-type="float" office:value="1938" table:style-name="ce2">
            <text:p>1938</text:p>
          </table:table-cell>
          <table:table-cell office:value-type="float" office:value="204" table:style-name="ce2">
            <text:p>204</text:p>
          </table:table-cell>
          <table:table-cell office:value-type="float" office:value="34435.040000000001" table:style-name="ce2">
            <text:p>34435.04</text:p>
          </table:table-cell>
          <table:table-cell office:value-type="float" office:value="7.09" table:style-name="ce2">
            <text:p>7.09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7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4787.45" table:style-name="ce2">
            <text:p>4787.45</text:p>
          </table:table-cell>
          <table:table-cell office:value-type="float" office:value="237078" table:style-name="ce2">
            <text:p>237078</text:p>
          </table:table-cell>
          <table:table-cell office:value-type="float" office:value="12514" table:style-name="ce2">
            <text:p>12514</text:p>
          </table:table-cell>
          <table:table-cell office:value-type="float" office:value="1658" table:style-name="ce2">
            <text:p>1658</text:p>
          </table:table-cell>
          <table:table-cell office:value-type="float" office:value="615814.32999999996" table:style-name="ce2">
            <text:p>615814.33</text:p>
          </table:table-cell>
          <table:table-cell office:value-type="float" office:value="127.63" table:style-name="ce2">
            <text:p>127.63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8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3339.95" table:style-name="ce2">
            <text:p>3339.95</text:p>
          </table:table-cell>
          <table:table-cell office:value-type="float" office:value="49330" table:style-name="ce2">
            <text:p>49330</text:p>
          </table:table-cell>
          <table:table-cell office:value-type="float" office:value="2000" table:style-name="ce2">
            <text:p>2000</text:p>
          </table:table-cell>
          <table:table-cell office:value-type="float" office:value="236" table:style-name="ce2">
            <text:p>236</text:p>
          </table:table-cell>
          <table:table-cell office:value-type="float" office:value="66595.929999999993" table:style-name="ce2">
            <text:p>66595.93</text:p>
          </table:table-cell>
          <table:table-cell office:value-type="float" office:value="18.940000000000001" table:style-name="ce2">
            <text:p>18.94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69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878.43" table:style-name="ce2">
            <text:p>4878.43</text:p>
          </table:table-cell>
          <table:table-cell office:value-type="float" office:value="150465" table:style-name="ce2">
            <text:p>150465</text:p>
          </table:table-cell>
          <table:table-cell office:value-type="float" office:value="11685" table:style-name="ce2">
            <text:p>11685</text:p>
          </table:table-cell>
          <table:table-cell office:value-type="float" office:value="1417" table:style-name="ce2">
            <text:p>1417</text:p>
          </table:table-cell>
          <table:table-cell office:value-type="float" office:value="143027.6" table:style-name="ce2">
            <text:p>143027.6</text:p>
          </table:table-cell>
          <table:table-cell office:value-type="float" office:value="28.32" table:style-name="ce2">
            <text:p>28.32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0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600.32" table:style-name="ce2">
            <text:p>1600.32</text:p>
          </table:table-cell>
          <table:table-cell office:value-type="float" office:value="41730" table:style-name="ce2">
            <text:p>41730</text:p>
          </table:table-cell>
          <table:table-cell office:value-type="float" office:value="932" table:style-name="ce2">
            <text:p>932</text:p>
          </table:table-cell>
          <table:table-cell office:value-type="float" office:value="91" table:style-name="ce2">
            <text:p>91</text:p>
          </table:table-cell>
          <table:table-cell office:value-type="float" office:value="21262.44" table:style-name="ce2">
            <text:p>21262.44</text:p>
          </table:table-cell>
          <table:table-cell office:value-type="float" office:value="12.29" table:style-name="ce2">
            <text:p>12.29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1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2238.4699999999998" table:style-name="ce2">
            <text:p>2238.47</text:p>
          </table:table-cell>
          <table:table-cell office:value-type="float" office:value="406338" table:style-name="ce2">
            <text:p>406338</text:p>
          </table:table-cell>
          <table:table-cell office:value-type="float" office:value="37517" table:style-name="ce2">
            <text:p>37517</text:p>
          </table:table-cell>
          <table:table-cell office:value-type="float" office:value="1825" table:style-name="ce2">
            <text:p>1825</text:p>
          </table:table-cell>
          <table:table-cell office:value-type="float" office:value="775228.41" table:style-name="ce2">
            <text:p>775228.41</text:p>
          </table:table-cell>
          <table:table-cell office:value-type="float" office:value="345.32" table:style-name="ce2">
            <text:p>345.32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2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863.41" table:style-name="ce2">
            <text:p>863.41</text:p>
          </table:table-cell>
          <table:table-cell office:value-type="float" office:value="229513" table:style-name="ce2">
            <text:p>229513</text:p>
          </table:table-cell>
          <table:table-cell office:value-type="float" office:value="537" table:style-name="ce2">
            <text:p>537</text:p>
          </table:table-cell>
          <table:table-cell office:value-type="float" office:value="89" table:style-name="ce2">
            <text:p>89</text:p>
          </table:table-cell>
          <table:table-cell office:value-type="float" office:value="40438.51" table:style-name="ce2">
            <text:p>40438.51</text:p>
          </table:table-cell>
          <table:table-cell office:value-type="float" office:value="45.84" table:style-name="ce2">
            <text:p>45.84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3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029.79" table:style-name="ce2">
            <text:p>1029.79</text:p>
          </table:table-cell>
          <table:table-cell office:value-type="float" office:value="398922" table:style-name="ce2">
            <text:p>398922</text:p>
          </table:table-cell>
          <table:table-cell office:value-type="float" office:value="22611" table:style-name="ce2">
            <text:p>22611</text:p>
          </table:table-cell>
          <table:table-cell office:value-type="float" office:value="1753" table:style-name="ce2">
            <text:p>1753</text:p>
          </table:table-cell>
          <table:table-cell office:value-type="float" office:value="177406.74" table:style-name="ce2">
            <text:p>177406.74</text:p>
          </table:table-cell>
          <table:table-cell office:value-type="float" office:value="171.27" table:style-name="ce2">
            <text:p>171.27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4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475.27" table:style-name="ce2">
            <text:p>3475.27</text:p>
          </table:table-cell>
          <table:table-cell office:value-type="float" office:value="9191" table:style-name="ce2">
            <text:p>9191</text:p>
          </table:table-cell>
          <table:table-cell office:value-type="float" office:value="914" table:style-name="ce2">
            <text:p>914</text:p>
          </table:table-cell>
          <table:table-cell office:value-type="float" office:value="131" table:style-name="ce2">
            <text:p>131</text:p>
          </table:table-cell>
          <table:table-cell office:value-type="float" office:value="48168.72" table:style-name="ce2">
            <text:p>48168.72</text:p>
          </table:table-cell>
          <table:table-cell office:value-type="float" office:value="12.86" table:style-name="ce2">
            <text:p>12.86</text:p>
          </table:table-cell>
          <table:table-cell office:value-type="date" office:date-value="2025-01-29T00:00:00" table:style-name="ce3">
            <text:p>29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5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1127.26" table:style-name="ce2">
            <text:p>1127.26</text:p>
          </table:table-cell>
          <table:table-cell office:value-type="float" office:value="53452" table:style-name="ce2">
            <text:p>53452</text:p>
          </table:table-cell>
          <table:table-cell office:value-type="float" office:value="4286" table:style-name="ce2">
            <text:p>4286</text:p>
          </table:table-cell>
          <table:table-cell office:value-type="float" office:value="265" table:style-name="ce2">
            <text:p>265</text:p>
          </table:table-cell>
          <table:table-cell office:value-type="float" office:value="86392.94" table:style-name="ce2">
            <text:p>86392.94</text:p>
          </table:table-cell>
          <table:table-cell office:value-type="float" office:value="75.64" table:style-name="ce2">
            <text:p>75.64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6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614.64" table:style-name="ce2">
            <text:p>3614.64</text:p>
          </table:table-cell>
          <table:table-cell office:value-type="float" office:value="383546" table:style-name="ce2">
            <text:p>383546</text:p>
          </table:table-cell>
          <table:table-cell office:value-type="float" office:value="10836" table:style-name="ce2">
            <text:p>10836</text:p>
          </table:table-cell>
          <table:table-cell office:value-type="float" office:value="1432" table:style-name="ce2">
            <text:p>1432</text:p>
          </table:table-cell>
          <table:table-cell office:value-type="float" office:value="195220.92" table:style-name="ce2">
            <text:p>195220.92</text:p>
          </table:table-cell>
          <table:table-cell office:value-type="float" office:value="53.01" table:style-name="ce2">
            <text:p>53.01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7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387.17" table:style-name="ce2">
            <text:p>1387.17</text:p>
          </table:table-cell>
          <table:table-cell office:value-type="float" office:value="174484" table:style-name="ce2">
            <text:p>174484</text:p>
          </table:table-cell>
          <table:table-cell office:value-type="float" office:value="15598" table:style-name="ce2">
            <text:p>15598</text:p>
          </table:table-cell>
          <table:table-cell office:value-type="float" office:value="1839" table:style-name="ce2">
            <text:p>1839</text:p>
          </table:table-cell>
          <table:table-cell office:value-type="float" office:value="602467.81999999995" table:style-name="ce2">
            <text:p>602467.82</text:p>
          </table:table-cell>
          <table:table-cell office:value-type="float" office:value="433.31" table:style-name="ce2">
            <text:p>433.31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8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85.9" table:style-name="ce2">
            <text:p>85.9</text:p>
          </table:table-cell>
          <table:table-cell office:value-type="float" office:value="202465" table:style-name="ce2">
            <text:p>202465</text:p>
          </table:table-cell>
          <table:table-cell office:value-type="float" office:value="12787" table:style-name="ce2">
            <text:p>12787</text:p>
          </table:table-cell>
          <table:table-cell office:value-type="float" office:value="1555" table:style-name="ce2">
            <text:p>1555</text:p>
          </table:table-cell>
          <table:table-cell office:value-type="float" office:value="628432.97" table:style-name="ce2">
            <text:p>628432.97</text:p>
          </table:table-cell>
          <table:table-cell office:value-type="float" office:value="7314.87" table:style-name="ce2">
            <text:p>7314.87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79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540.04999999999995" table:style-name="ce2">
            <text:p>540.05</text:p>
          </table:table-cell>
          <table:table-cell office:value-type="float" office:value="172567" table:style-name="ce2">
            <text:p>172567</text:p>
          </table:table-cell>
          <table:table-cell office:value-type="float" office:value="1375" table:style-name="ce2">
            <text:p>1375</text:p>
          </table:table-cell>
          <table:table-cell office:value-type="float" office:value="243" table:style-name="ce2">
            <text:p>243</text:p>
          </table:table-cell>
          <table:table-cell office:value-type="float" office:value="23603.06" table:style-name="ce2">
            <text:p>23603.06</text:p>
          </table:table-cell>
          <table:table-cell office:value-type="float" office:value="42.71" table:style-name="ce2">
            <text:p>42.71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0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908.34" table:style-name="ce2">
            <text:p>908.34</text:p>
          </table:table-cell>
          <table:table-cell office:value-type="float" office:value="63209" table:style-name="ce2">
            <text:p>63209</text:p>
          </table:table-cell>
          <table:table-cell office:value-type="float" office:value="2456" table:style-name="ce2">
            <text:p>2456</text:p>
          </table:table-cell>
          <table:table-cell office:value-type="float" office:value="30" table:style-name="ce2">
            <text:p>30</text:p>
          </table:table-cell>
          <table:table-cell office:value-type="float" office:value="8587.6200000000008" table:style-name="ce2">
            <text:p>8587.62</text:p>
          </table:table-cell>
          <table:table-cell office:value-type="float" office:value="8.4499999999999993" table:style-name="ce2">
            <text:p>8.45</text:p>
          </table:table-cell>
          <table:table-cell office:value-type="date" office:date-value="2025-01-18T00:00:00" table:style-name="ce3">
            <text:p>18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1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967.83" table:style-name="ce2">
            <text:p>3967.83</text:p>
          </table:table-cell>
          <table:table-cell office:value-type="float" office:value="194643" table:style-name="ce2">
            <text:p>194643</text:p>
          </table:table-cell>
          <table:table-cell office:value-type="float" office:value="5694" table:style-name="ce2">
            <text:p>5694</text:p>
          </table:table-cell>
          <table:table-cell office:value-type="float" office:value="585" table:style-name="ce2">
            <text:p>585</text:p>
          </table:table-cell>
          <table:table-cell office:value-type="float" office:value="199900.39" table:style-name="ce2">
            <text:p>199900.39</text:p>
          </table:table-cell>
          <table:table-cell office:value-type="float" office:value="49.38" table:style-name="ce2">
            <text:p>49.38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2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2593.8000000000002" table:style-name="ce2">
            <text:p>2593.8</text:p>
          </table:table-cell>
          <table:table-cell office:value-type="float" office:value="124749" table:style-name="ce2">
            <text:p>124749</text:p>
          </table:table-cell>
          <table:table-cell office:value-type="float" office:value="3702" table:style-name="ce2">
            <text:p>3702</text:p>
          </table:table-cell>
          <table:table-cell office:value-type="float" office:value="736" table:style-name="ce2">
            <text:p>736</text:p>
          </table:table-cell>
          <table:table-cell office:value-type="float" office:value="330688.59000000003" table:style-name="ce2">
            <text:p>330688.59</text:p>
          </table:table-cell>
          <table:table-cell office:value-type="float" office:value="126.49" table:style-name="ce2">
            <text:p>126.49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3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580.1" table:style-name="ce2">
            <text:p>580.1</text:p>
          </table:table-cell>
          <table:table-cell office:value-type="float" office:value="356879" table:style-name="ce2">
            <text:p>356879</text:p>
          </table:table-cell>
          <table:table-cell office:value-type="float" office:value="27586" table:style-name="ce2">
            <text:p>27586</text:p>
          </table:table-cell>
          <table:table-cell office:value-type="float" office:value="2693" table:style-name="ce2">
            <text:p>2693</text:p>
          </table:table-cell>
          <table:table-cell office:value-type="float" office:value="231568.24" table:style-name="ce2">
            <text:p>231568.24</text:p>
          </table:table-cell>
          <table:table-cell office:value-type="float" office:value="398.19" table:style-name="ce2">
            <text:p>398.19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4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4395.71" table:style-name="ce2">
            <text:p>4395.71</text:p>
          </table:table-cell>
          <table:table-cell office:value-type="float" office:value="96906" table:style-name="ce2">
            <text:p>96906</text:p>
          </table:table-cell>
          <table:table-cell office:value-type="float" office:value="733" table:style-name="ce2">
            <text:p>733</text:p>
          </table:table-cell>
          <table:table-cell office:value-type="float" office:value="63" table:style-name="ce2">
            <text:p>63</text:p>
          </table:table-cell>
          <table:table-cell office:value-type="float" office:value="18703.689999999999" table:style-name="ce2">
            <text:p>18703.69</text:p>
          </table:table-cell>
          <table:table-cell office:value-type="float" office:value="3.25" table:style-name="ce2">
            <text:p>3.25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5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769.11" table:style-name="ce2">
            <text:p>769.11</text:p>
          </table:table-cell>
          <table:table-cell office:value-type="float" office:value="444070" table:style-name="ce2">
            <text:p>444070</text:p>
          </table:table-cell>
          <table:table-cell office:value-type="float" office:value="27115" table:style-name="ce2">
            <text:p>27115</text:p>
          </table:table-cell>
          <table:table-cell office:value-type="float" office:value="4986" table:style-name="ce2">
            <text:p>4986</text:p>
          </table:table-cell>
          <table:table-cell office:value-type="float" office:value="1024493.82" table:style-name="ce2">
            <text:p>1024493.82</text:p>
          </table:table-cell>
          <table:table-cell office:value-type="float" office:value="1331.05" table:style-name="ce2">
            <text:p>1331.05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6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648.55" table:style-name="ce2">
            <text:p>1648.55</text:p>
          </table:table-cell>
          <table:table-cell office:value-type="float" office:value="394843" table:style-name="ce2">
            <text:p>394843</text:p>
          </table:table-cell>
          <table:table-cell office:value-type="float" office:value="10172" table:style-name="ce2">
            <text:p>10172</text:p>
          </table:table-cell>
          <table:table-cell office:value-type="float" office:value="1735" table:style-name="ce2">
            <text:p>1735</text:p>
          </table:table-cell>
          <table:table-cell office:value-type="float" office:value="799864.97" table:style-name="ce2">
            <text:p>799864.97</text:p>
          </table:table-cell>
          <table:table-cell office:value-type="float" office:value="484.19" table:style-name="ce2">
            <text:p>484.19</text:p>
          </table:table-cell>
          <table:table-cell office:value-type="date" office:date-value="2024-11-16T00:00:00" table:style-name="ce3">
            <text:p>1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7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2499.02" table:style-name="ce2">
            <text:p>2499.02</text:p>
          </table:table-cell>
          <table:table-cell office:value-type="float" office:value="161454" table:style-name="ce2">
            <text:p>161454</text:p>
          </table:table-cell>
          <table:table-cell office:value-type="float" office:value="14874" table:style-name="ce2">
            <text:p>14874</text:p>
          </table:table-cell>
          <table:table-cell office:value-type="float" office:value="956" table:style-name="ce2">
            <text:p>956</text:p>
          </table:table-cell>
          <table:table-cell office:value-type="float" office:value="403993.05" table:style-name="ce2">
            <text:p>403993.05</text:p>
          </table:table-cell>
          <table:table-cell office:value-type="float" office:value="160.66" table:style-name="ce2">
            <text:p>160.66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8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4598.8500000000004" table:style-name="ce2">
            <text:p>4598.85</text:p>
          </table:table-cell>
          <table:table-cell office:value-type="float" office:value="269806" table:style-name="ce2">
            <text:p>269806</text:p>
          </table:table-cell>
          <table:table-cell office:value-type="float" office:value="22065" table:style-name="ce2">
            <text:p>22065</text:p>
          </table:table-cell>
          <table:table-cell office:value-type="float" office:value="3137" table:style-name="ce2">
            <text:p>3137</text:p>
          </table:table-cell>
          <table:table-cell office:value-type="float" office:value="671798.92" table:style-name="ce2">
            <text:p>671798.92</text:p>
          </table:table-cell>
          <table:table-cell office:value-type="float" office:value="145.08000000000001" table:style-name="ce2">
            <text:p>145.08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89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3733.25" table:style-name="ce2">
            <text:p>3733.25</text:p>
          </table:table-cell>
          <table:table-cell office:value-type="float" office:value="310496" table:style-name="ce2">
            <text:p>310496</text:p>
          </table:table-cell>
          <table:table-cell office:value-type="float" office:value="17471" table:style-name="ce2">
            <text:p>17471</text:p>
          </table:table-cell>
          <table:table-cell office:value-type="float" office:value="2785" table:style-name="ce2">
            <text:p>2785</text:p>
          </table:table-cell>
          <table:table-cell office:value-type="float" office:value="566949.19999999995" table:style-name="ce2">
            <text:p>566949.2</text:p>
          </table:table-cell>
          <table:table-cell office:value-type="float" office:value="150.86000000000001" table:style-name="ce2">
            <text:p>150.86</text:p>
          </table:table-cell>
          <table:table-cell office:value-type="date" office:date-value="2025-01-31T00:00:00" table:style-name="ce3">
            <text:p>31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0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4228.1899999999996" table:style-name="ce2">
            <text:p>4228.19</text:p>
          </table:table-cell>
          <table:table-cell office:value-type="float" office:value="405926" table:style-name="ce2">
            <text:p>405926</text:p>
          </table:table-cell>
          <table:table-cell office:value-type="float" office:value="24329" table:style-name="ce2">
            <text:p>24329</text:p>
          </table:table-cell>
          <table:table-cell office:value-type="float" office:value="3379" table:style-name="ce2">
            <text:p>3379</text:p>
          </table:table-cell>
          <table:table-cell office:value-type="float" office:value="721698.2" table:style-name="ce2">
            <text:p>721698.2</text:p>
          </table:table-cell>
          <table:table-cell office:value-type="float" office:value="169.69" table:style-name="ce2">
            <text:p>169.69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1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986.8900000000003" table:style-name="ce2">
            <text:p>4986.89</text:p>
          </table:table-cell>
          <table:table-cell office:value-type="float" office:value="291695" table:style-name="ce2">
            <text:p>291695</text:p>
          </table:table-cell>
          <table:table-cell office:value-type="float" office:value="19169" table:style-name="ce2">
            <text:p>19169</text:p>
          </table:table-cell>
          <table:table-cell office:value-type="float" office:value="1344" table:style-name="ce2">
            <text:p>1344</text:p>
          </table:table-cell>
          <table:table-cell office:value-type="float" office:value="484967.14" table:style-name="ce2">
            <text:p>484967.14</text:p>
          </table:table-cell>
          <table:table-cell office:value-type="float" office:value="96.25" table:style-name="ce2">
            <text:p>96.25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2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628.85" table:style-name="ce2">
            <text:p>1628.85</text:p>
          </table:table-cell>
          <table:table-cell office:value-type="float" office:value="217723" table:style-name="ce2">
            <text:p>217723</text:p>
          </table:table-cell>
          <table:table-cell office:value-type="float" office:value="3952" table:style-name="ce2">
            <text:p>3952</text:p>
          </table:table-cell>
          <table:table-cell office:value-type="float" office:value="2" table:style-name="ce2">
            <text:p>2</text:p>
          </table:table-cell>
          <table:table-cell office:value-type="float" office:value="501.94" table:style-name="ce2">
            <text:p>501.94</text:p>
          </table:table-cell>
          <table:table-cell office:value-type="float" office:value="-0.69" table:style-name="ce2">
            <text:p>-0.69</text:p>
          </table:table-cell>
          <table:table-cell office:value-type="date" office:date-value="2024-11-16T00:00:00" table:style-name="ce3">
            <text:p>1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3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530.09" table:style-name="ce2">
            <text:p>1530.09</text:p>
          </table:table-cell>
          <table:table-cell office:value-type="float" office:value="17228" table:style-name="ce2">
            <text:p>17228</text:p>
          </table:table-cell>
          <table:table-cell office:value-type="float" office:value="995" table:style-name="ce2">
            <text:p>995</text:p>
          </table:table-cell>
          <table:table-cell office:value-type="float" office:value="157" table:style-name="ce2">
            <text:p>157</text:p>
          </table:table-cell>
          <table:table-cell office:value-type="float" office:value="20135.54" table:style-name="ce2">
            <text:p>20135.54</text:p>
          </table:table-cell>
          <table:table-cell office:value-type="float" office:value="12.16" table:style-name="ce2">
            <text:p>12.16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4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673.34" table:style-name="ce2">
            <text:p>673.34</text:p>
          </table:table-cell>
          <table:table-cell office:value-type="float" office:value="135472" table:style-name="ce2">
            <text:p>135472</text:p>
          </table:table-cell>
          <table:table-cell office:value-type="float" office:value="3458" table:style-name="ce2">
            <text:p>3458</text:p>
          </table:table-cell>
          <table:table-cell office:value-type="float" office:value="438" table:style-name="ce2">
            <text:p>438</text:p>
          </table:table-cell>
          <table:table-cell office:value-type="float" office:value="165647.43" table:style-name="ce2">
            <text:p>165647.43</text:p>
          </table:table-cell>
          <table:table-cell office:value-type="float" office:value="245.01" table:style-name="ce2">
            <text:p>245.01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5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721.95" table:style-name="ce2">
            <text:p>3721.95</text:p>
          </table:table-cell>
          <table:table-cell office:value-type="float" office:value="137893" table:style-name="ce2">
            <text:p>137893</text:p>
          </table:table-cell>
          <table:table-cell office:value-type="float" office:value="1307" table:style-name="ce2">
            <text:p>1307</text:p>
          </table:table-cell>
          <table:table-cell office:value-type="float" office:value="65" table:style-name="ce2">
            <text:p>65</text:p>
          </table:table-cell>
          <table:table-cell office:value-type="float" office:value="31268.22" table:style-name="ce2">
            <text:p>31268.22</text:p>
          </table:table-cell>
          <table:table-cell office:value-type="float" office:value="7.4" table:style-name="ce2">
            <text:p>7.4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6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930.58" table:style-name="ce2">
            <text:p>1930.58</text:p>
          </table:table-cell>
          <table:table-cell office:value-type="float" office:value="408062" table:style-name="ce2">
            <text:p>408062</text:p>
          </table:table-cell>
          <table:table-cell office:value-type="float" office:value="9705" table:style-name="ce2">
            <text:p>9705</text:p>
          </table:table-cell>
          <table:table-cell office:value-type="float" office:value="1320" table:style-name="ce2">
            <text:p>1320</text:p>
          </table:table-cell>
          <table:table-cell office:value-type="float" office:value="525016.98" table:style-name="ce2">
            <text:p>525016.98</text:p>
          </table:table-cell>
          <table:table-cell office:value-type="float" office:value="270.95" table:style-name="ce2">
            <text:p>270.95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7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934.38" table:style-name="ce2">
            <text:p>4934.38</text:p>
          </table:table-cell>
          <table:table-cell office:value-type="float" office:value="34408" table:style-name="ce2">
            <text:p>34408</text:p>
          </table:table-cell>
          <table:table-cell office:value-type="float" office:value="811" table:style-name="ce2">
            <text:p>811</text:p>
          </table:table-cell>
          <table:table-cell office:value-type="float" office:value="101" table:style-name="ce2">
            <text:p>101</text:p>
          </table:table-cell>
          <table:table-cell office:value-type="float" office:value="32419.7" table:style-name="ce2">
            <text:p>32419.7</text:p>
          </table:table-cell>
          <table:table-cell office:value-type="float" office:value="5.57" table:style-name="ce2">
            <text:p>5.57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8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591.85" table:style-name="ce2">
            <text:p>1591.85</text:p>
          </table:table-cell>
          <table:table-cell office:value-type="float" office:value="454265" table:style-name="ce2">
            <text:p>454265</text:p>
          </table:table-cell>
          <table:table-cell office:value-type="float" office:value="11950" table:style-name="ce2">
            <text:p>11950</text:p>
          </table:table-cell>
          <table:table-cell office:value-type="float" office:value="1174" table:style-name="ce2">
            <text:p>1174</text:p>
          </table:table-cell>
          <table:table-cell office:value-type="float" office:value="296543.75" table:style-name="ce2">
            <text:p>296543.75</text:p>
          </table:table-cell>
          <table:table-cell office:value-type="float" office:value="185.29" table:style-name="ce2">
            <text:p>185.29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599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1136.81" table:style-name="ce2">
            <text:p>1136.81</text:p>
          </table:table-cell>
          <table:table-cell office:value-type="float" office:value="263930" table:style-name="ce2">
            <text:p>263930</text:p>
          </table:table-cell>
          <table:table-cell office:value-type="float" office:value="6777" table:style-name="ce2">
            <text:p>6777</text:p>
          </table:table-cell>
          <table:table-cell office:value-type="float" office:value="1054" table:style-name="ce2">
            <text:p>1054</text:p>
          </table:table-cell>
          <table:table-cell office:value-type="float" office:value="340287.26" table:style-name="ce2">
            <text:p>340287.26</text:p>
          </table:table-cell>
          <table:table-cell office:value-type="float" office:value="298.33999999999997" table:style-name="ce2">
            <text:p>298.34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0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4403.91" table:style-name="ce2">
            <text:p>4403.91</text:p>
          </table:table-cell>
          <table:table-cell office:value-type="float" office:value="448549" table:style-name="ce2">
            <text:p>448549</text:p>
          </table:table-cell>
          <table:table-cell office:value-type="float" office:value="11678" table:style-name="ce2">
            <text:p>11678</text:p>
          </table:table-cell>
          <table:table-cell office:value-type="float" office:value="1965" table:style-name="ce2">
            <text:p>1965</text:p>
          </table:table-cell>
          <table:table-cell office:value-type="float" office:value="740268.07" table:style-name="ce2">
            <text:p>740268.07</text:p>
          </table:table-cell>
          <table:table-cell office:value-type="float" office:value="167.09" table:style-name="ce2">
            <text:p>167.09</text:p>
          </table:table-cell>
          <table:table-cell office:value-type="date" office:date-value="2025-01-31T00:00:00" table:style-name="ce3">
            <text:p>31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1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642.57" table:style-name="ce2">
            <text:p>4642.57</text:p>
          </table:table-cell>
          <table:table-cell office:value-type="float" office:value="330738" table:style-name="ce2">
            <text:p>330738</text:p>
          </table:table-cell>
          <table:table-cell office:value-type="float" office:value="25086" table:style-name="ce2">
            <text:p>25086</text:p>
          </table:table-cell>
          <table:table-cell office:value-type="float" office:value="1405" table:style-name="ce2">
            <text:p>1405</text:p>
          </table:table-cell>
          <table:table-cell office:value-type="float" office:value="209609.41" table:style-name="ce2">
            <text:p>209609.41</text:p>
          </table:table-cell>
          <table:table-cell office:value-type="float" office:value="44.15" table:style-name="ce2">
            <text:p>44.15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2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2323.0700000000002" table:style-name="ce2">
            <text:p>2323.07</text:p>
          </table:table-cell>
          <table:table-cell office:value-type="float" office:value="164613" table:style-name="ce2">
            <text:p>164613</text:p>
          </table:table-cell>
          <table:table-cell office:value-type="float" office:value="11947" table:style-name="ce2">
            <text:p>11947</text:p>
          </table:table-cell>
          <table:table-cell office:value-type="float" office:value="581" table:style-name="ce2">
            <text:p>581</text:p>
          </table:table-cell>
          <table:table-cell office:value-type="float" office:value="81728.41" table:style-name="ce2">
            <text:p>81728.41</text:p>
          </table:table-cell>
          <table:table-cell office:value-type="float" office:value="34.18" table:style-name="ce2">
            <text:p>34.18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3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3163.69" table:style-name="ce2">
            <text:p>3163.69</text:p>
          </table:table-cell>
          <table:table-cell office:value-type="float" office:value="27214" table:style-name="ce2">
            <text:p>27214</text:p>
          </table:table-cell>
          <table:table-cell office:value-type="float" office:value="1307" table:style-name="ce2">
            <text:p>1307</text:p>
          </table:table-cell>
          <table:table-cell office:value-type="float" office:value="53" table:style-name="ce2">
            <text:p>53</text:p>
          </table:table-cell>
          <table:table-cell office:value-type="float" office:value="20289.5" table:style-name="ce2">
            <text:p>20289.5</text:p>
          </table:table-cell>
          <table:table-cell office:value-type="float" office:value="5.41" table:style-name="ce2">
            <text:p>5.41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4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3922.49" table:style-name="ce2">
            <text:p>3922.49</text:p>
          </table:table-cell>
          <table:table-cell office:value-type="float" office:value="189858" table:style-name="ce2">
            <text:p>189858</text:p>
          </table:table-cell>
          <table:table-cell office:value-type="float" office:value="18614" table:style-name="ce2">
            <text:p>18614</text:p>
          </table:table-cell>
          <table:table-cell office:value-type="float" office:value="1395" table:style-name="ce2">
            <text:p>1395</text:p>
          </table:table-cell>
          <table:table-cell office:value-type="float" office:value="551041.31000000006" table:style-name="ce2">
            <text:p>551041.31</text:p>
          </table:table-cell>
          <table:table-cell office:value-type="float" office:value="139.47999999999999" table:style-name="ce2">
            <text:p>139.48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5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91.35" table:style-name="ce2">
            <text:p>491.35</text:p>
          </table:table-cell>
          <table:table-cell office:value-type="float" office:value="374170" table:style-name="ce2">
            <text:p>374170</text:p>
          </table:table-cell>
          <table:table-cell office:value-type="float" office:value="27736" table:style-name="ce2">
            <text:p>27736</text:p>
          </table:table-cell>
          <table:table-cell office:value-type="float" office:value="3814" table:style-name="ce2">
            <text:p>3814</text:p>
          </table:table-cell>
          <table:table-cell office:value-type="float" office:value="1433204.61" table:style-name="ce2">
            <text:p>1433204.61</text:p>
          </table:table-cell>
          <table:table-cell office:value-type="float" office:value="2915.87" table:style-name="ce2">
            <text:p>2915.87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6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839.52" table:style-name="ce2">
            <text:p>2839.52</text:p>
          </table:table-cell>
          <table:table-cell office:value-type="float" office:value="37748" table:style-name="ce2">
            <text:p>37748</text:p>
          </table:table-cell>
          <table:table-cell office:value-type="float" office:value="1006" table:style-name="ce2">
            <text:p>1006</text:p>
          </table:table-cell>
          <table:table-cell office:value-type="float" office:value="115" table:style-name="ce2">
            <text:p>115</text:p>
          </table:table-cell>
          <table:table-cell office:value-type="float" office:value="10562.66" table:style-name="ce2">
            <text:p>10562.66</text:p>
          </table:table-cell>
          <table:table-cell office:value-type="float" office:value="2.72" table:style-name="ce2">
            <text:p>2.72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7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4710.32" table:style-name="ce2">
            <text:p>4710.32</text:p>
          </table:table-cell>
          <table:table-cell office:value-type="float" office:value="175251" table:style-name="ce2">
            <text:p>175251</text:p>
          </table:table-cell>
          <table:table-cell office:value-type="float" office:value="15131" table:style-name="ce2">
            <text:p>15131</text:p>
          </table:table-cell>
          <table:table-cell office:value-type="float" office:value="1753" table:style-name="ce2">
            <text:p>1753</text:p>
          </table:table-cell>
          <table:table-cell office:value-type="float" office:value="436866.82" table:style-name="ce2">
            <text:p>436866.82</text:p>
          </table:table-cell>
          <table:table-cell office:value-type="float" office:value="91.75" table:style-name="ce2">
            <text:p>91.75</text:p>
          </table:table-cell>
          <table:table-cell office:value-type="date" office:date-value="2024-11-28T00:00:00" table:style-name="ce3">
            <text:p>28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8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55.56" table:style-name="ce2">
            <text:p>55.56</text:p>
          </table:table-cell>
          <table:table-cell office:value-type="float" office:value="177087" table:style-name="ce2">
            <text:p>177087</text:p>
          </table:table-cell>
          <table:table-cell office:value-type="float" office:value="14787" table:style-name="ce2">
            <text:p>14787</text:p>
          </table:table-cell>
          <table:table-cell office:value-type="float" office:value="2593" table:style-name="ce2">
            <text:p>2593</text:p>
          </table:table-cell>
          <table:table-cell office:value-type="float" office:value="179075.39" table:style-name="ce2">
            <text:p>179075.39</text:p>
          </table:table-cell>
          <table:table-cell office:value-type="float" office:value="3222.1" table:style-name="ce2">
            <text:p>3222.1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09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2290.29" table:style-name="ce2">
            <text:p>2290.29</text:p>
          </table:table-cell>
          <table:table-cell office:value-type="float" office:value="117504" table:style-name="ce2">
            <text:p>117504</text:p>
          </table:table-cell>
          <table:table-cell office:value-type="float" office:value="8903" table:style-name="ce2">
            <text:p>8903</text:p>
          </table:table-cell>
          <table:table-cell office:value-type="float" office:value="1625" table:style-name="ce2">
            <text:p>1625</text:p>
          </table:table-cell>
          <table:table-cell office:value-type="float" office:value="187261.82" table:style-name="ce2">
            <text:p>187261.82</text:p>
          </table:table-cell>
          <table:table-cell office:value-type="float" office:value="80.760000000000005" table:style-name="ce2">
            <text:p>80.76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0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246.67" table:style-name="ce2">
            <text:p>1246.67</text:p>
          </table:table-cell>
          <table:table-cell office:value-type="float" office:value="82532" table:style-name="ce2">
            <text:p>82532</text:p>
          </table:table-cell>
          <table:table-cell office:value-type="float" office:value="4036" table:style-name="ce2">
            <text:p>4036</text:p>
          </table:table-cell>
          <table:table-cell office:value-type="float" office:value="45" table:style-name="ce2">
            <text:p>45</text:p>
          </table:table-cell>
          <table:table-cell office:value-type="float" office:value="6396.3" table:style-name="ce2">
            <text:p>6396.3</text:p>
          </table:table-cell>
          <table:table-cell office:value-type="float" office:value="4.13" table:style-name="ce2">
            <text:p>4.13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1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356.54" table:style-name="ce2">
            <text:p>1356.54</text:p>
          </table:table-cell>
          <table:table-cell office:value-type="float" office:value="401097" table:style-name="ce2">
            <text:p>401097</text:p>
          </table:table-cell>
          <table:table-cell office:value-type="float" office:value="9701" table:style-name="ce2">
            <text:p>9701</text:p>
          </table:table-cell>
          <table:table-cell office:value-type="float" office:value="472" table:style-name="ce2">
            <text:p>472</text:p>
          </table:table-cell>
          <table:table-cell office:value-type="float" office:value="50794.78" table:style-name="ce2">
            <text:p>50794.78</text:p>
          </table:table-cell>
          <table:table-cell office:value-type="float" office:value="36.44" table:style-name="ce2">
            <text:p>36.44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2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677.37" table:style-name="ce2">
            <text:p>1677.37</text:p>
          </table:table-cell>
          <table:table-cell office:value-type="float" office:value="444806" table:style-name="ce2">
            <text:p>444806</text:p>
          </table:table-cell>
          <table:table-cell office:value-type="float" office:value="12324" table:style-name="ce2">
            <text:p>12324</text:p>
          </table:table-cell>
          <table:table-cell office:value-type="float" office:value="1409" table:style-name="ce2">
            <text:p>1409</text:p>
          </table:table-cell>
          <table:table-cell office:value-type="float" office:value="579385.46" table:style-name="ce2">
            <text:p>579385.46</text:p>
          </table:table-cell>
          <table:table-cell office:value-type="float" office:value="344.41" table:style-name="ce2">
            <text:p>344.41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3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4861.37" table:style-name="ce2">
            <text:p>4861.37</text:p>
          </table:table-cell>
          <table:table-cell office:value-type="float" office:value="10835" table:style-name="ce2">
            <text:p>10835</text:p>
          </table:table-cell>
          <table:table-cell office:value-type="float" office:value="194" table:style-name="ce2">
            <text:p>194</text:p>
          </table:table-cell>
          <table:table-cell office:value-type="float" office:value="26" table:style-name="ce2">
            <text:p>26</text:p>
          </table:table-cell>
          <table:table-cell office:value-type="float" office:value="7257.87" table:style-name="ce2">
            <text:p>7257.87</text:p>
          </table:table-cell>
          <table:table-cell office:value-type="float" office:value="0.49" table:style-name="ce2">
            <text:p>0.49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4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4444.8900000000003" table:style-name="ce2">
            <text:p>4444.89</text:p>
          </table:table-cell>
          <table:table-cell office:value-type="float" office:value="90714" table:style-name="ce2">
            <text:p>90714</text:p>
          </table:table-cell>
          <table:table-cell office:value-type="float" office:value="2493" table:style-name="ce2">
            <text:p>2493</text:p>
          </table:table-cell>
          <table:table-cell office:value-type="float" office:value="367" table:style-name="ce2">
            <text:p>367</text:p>
          </table:table-cell>
          <table:table-cell office:value-type="float" office:value="53060.95" table:style-name="ce2">
            <text:p>53060.95</text:p>
          </table:table-cell>
          <table:table-cell office:value-type="float" office:value="10.94" table:style-name="ce2">
            <text:p>10.94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5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729.74" table:style-name="ce2">
            <text:p>2729.74</text:p>
          </table:table-cell>
          <table:table-cell office:value-type="float" office:value="429366" table:style-name="ce2">
            <text:p>429366</text:p>
          </table:table-cell>
          <table:table-cell office:value-type="float" office:value="4782" table:style-name="ce2">
            <text:p>4782</text:p>
          </table:table-cell>
          <table:table-cell office:value-type="float" office:value="611" table:style-name="ce2">
            <text:p>611</text:p>
          </table:table-cell>
          <table:table-cell office:value-type="float" office:value="278539.71999999997" table:style-name="ce2">
            <text:p>278539.72</text:p>
          </table:table-cell>
          <table:table-cell office:value-type="float" office:value="101.04" table:style-name="ce2">
            <text:p>101.04</text:p>
          </table:table-cell>
          <table:table-cell office:value-type="date" office:date-value="2024-12-22T00:00:00" table:style-name="ce3">
            <text:p>22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6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3791.95" table:style-name="ce2">
            <text:p>3791.95</text:p>
          </table:table-cell>
          <table:table-cell office:value-type="float" office:value="370586" table:style-name="ce2">
            <text:p>370586</text:p>
          </table:table-cell>
          <table:table-cell office:value-type="float" office:value="10997" table:style-name="ce2">
            <text:p>10997</text:p>
          </table:table-cell>
          <table:table-cell office:value-type="float" office:value="1713" table:style-name="ce2">
            <text:p>1713</text:p>
          </table:table-cell>
          <table:table-cell office:value-type="float" office:value="655681.63" table:style-name="ce2">
            <text:p>655681.63</text:p>
          </table:table-cell>
          <table:table-cell office:value-type="float" office:value="171.91" table:style-name="ce2">
            <text:p>171.91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7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793.62" table:style-name="ce2">
            <text:p>2793.62</text:p>
          </table:table-cell>
          <table:table-cell office:value-type="float" office:value="381972" table:style-name="ce2">
            <text:p>381972</text:p>
          </table:table-cell>
          <table:table-cell office:value-type="float" office:value="12054" table:style-name="ce2">
            <text:p>12054</text:p>
          </table:table-cell>
          <table:table-cell office:value-type="float" office:value="207" table:style-name="ce2">
            <text:p>207</text:p>
          </table:table-cell>
          <table:table-cell office:value-type="float" office:value="58078.64" table:style-name="ce2">
            <text:p>58078.64</text:p>
          </table:table-cell>
          <table:table-cell office:value-type="float" office:value="19.79" table:style-name="ce2">
            <text:p>19.79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8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400.71" table:style-name="ce2">
            <text:p>2400.71</text:p>
          </table:table-cell>
          <table:table-cell office:value-type="float" office:value="160388" table:style-name="ce2">
            <text:p>160388</text:p>
          </table:table-cell>
          <table:table-cell office:value-type="float" office:value="5127" table:style-name="ce2">
            <text:p>5127</text:p>
          </table:table-cell>
          <table:table-cell office:value-type="float" office:value="620" table:style-name="ce2">
            <text:p>620</text:p>
          </table:table-cell>
          <table:table-cell office:value-type="float" office:value="154154.19" table:style-name="ce2">
            <text:p>154154.19</text:p>
          </table:table-cell>
          <table:table-cell office:value-type="float" office:value="63.21" table:style-name="ce2">
            <text:p>63.21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19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210.19" table:style-name="ce2">
            <text:p>2210.19</text:p>
          </table:table-cell>
          <table:table-cell office:value-type="float" office:value="223478" table:style-name="ce2">
            <text:p>223478</text:p>
          </table:table-cell>
          <table:table-cell office:value-type="float" office:value="9709" table:style-name="ce2">
            <text:p>9709</text:p>
          </table:table-cell>
          <table:table-cell office:value-type="float" office:value="657" table:style-name="ce2">
            <text:p>657</text:p>
          </table:table-cell>
          <table:table-cell office:value-type="float" office:value="211163.81" table:style-name="ce2">
            <text:p>211163.81</text:p>
          </table:table-cell>
          <table:table-cell office:value-type="float" office:value="94.54" table:style-name="ce2">
            <text:p>94.54</text:p>
          </table:table-cell>
          <table:table-cell office:value-type="date" office:date-value="2024-11-16T00:00:00" table:style-name="ce3">
            <text:p>1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0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748.29" table:style-name="ce2">
            <text:p>4748.29</text:p>
          </table:table-cell>
          <table:table-cell office:value-type="float" office:value="343078" table:style-name="ce2">
            <text:p>343078</text:p>
          </table:table-cell>
          <table:table-cell office:value-type="float" office:value="21850" table:style-name="ce2">
            <text:p>21850</text:p>
          </table:table-cell>
          <table:table-cell office:value-type="float" office:value="1175" table:style-name="ce2">
            <text:p>1175</text:p>
          </table:table-cell>
          <table:table-cell office:value-type="float" office:value="434045.7" table:style-name="ce2">
            <text:p>434045.7</text:p>
          </table:table-cell>
          <table:table-cell office:value-type="float" office:value="90.41" table:style-name="ce2">
            <text:p>90.41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1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648.66" table:style-name="ce2">
            <text:p>648.66</text:p>
          </table:table-cell>
          <table:table-cell office:value-type="float" office:value="436223" table:style-name="ce2">
            <text:p>436223</text:p>
          </table:table-cell>
          <table:table-cell office:value-type="float" office:value="10176" table:style-name="ce2">
            <text:p>10176</text:p>
          </table:table-cell>
          <table:table-cell office:value-type="float" office:value="1760" table:style-name="ce2">
            <text:p>1760</text:p>
          </table:table-cell>
          <table:table-cell office:value-type="float" office:value="205584.73" table:style-name="ce2">
            <text:p>205584.73</text:p>
          </table:table-cell>
          <table:table-cell office:value-type="float" office:value="315.94" table:style-name="ce2">
            <text:p>315.94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2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225.55" table:style-name="ce2">
            <text:p>4225.55</text:p>
          </table:table-cell>
          <table:table-cell office:value-type="float" office:value="476130" table:style-name="ce2">
            <text:p>476130</text:p>
          </table:table-cell>
          <table:table-cell office:value-type="float" office:value="5910" table:style-name="ce2">
            <text:p>5910</text:p>
          </table:table-cell>
          <table:table-cell office:value-type="float" office:value="858" table:style-name="ce2">
            <text:p>858</text:p>
          </table:table-cell>
          <table:table-cell office:value-type="float" office:value="84482.33" table:style-name="ce2">
            <text:p>84482.33</text:p>
          </table:table-cell>
          <table:table-cell office:value-type="float" office:value="18.989999999999998" table:style-name="ce2">
            <text:p>18.99</text:p>
          </table:table-cell>
          <table:table-cell office:value-type="date" office:date-value="2024-11-23T00:00:00" table:style-name="ce3">
            <text:p>23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3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2677.43" table:style-name="ce2">
            <text:p>2677.43</text:p>
          </table:table-cell>
          <table:table-cell office:value-type="float" office:value="357770" table:style-name="ce2">
            <text:p>357770</text:p>
          </table:table-cell>
          <table:table-cell office:value-type="float" office:value="28537" table:style-name="ce2">
            <text:p>28537</text:p>
          </table:table-cell>
          <table:table-cell office:value-type="float" office:value="1886" table:style-name="ce2">
            <text:p>1886</text:p>
          </table:table-cell>
          <table:table-cell office:value-type="float" office:value="721130.01" table:style-name="ce2">
            <text:p>721130.01</text:p>
          </table:table-cell>
          <table:table-cell office:value-type="float" office:value="268.33999999999997" table:style-name="ce2">
            <text:p>268.34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4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182.6099999999997" table:style-name="ce2">
            <text:p>4182.61</text:p>
          </table:table-cell>
          <table:table-cell office:value-type="float" office:value="46222" table:style-name="ce2">
            <text:p>46222</text:p>
          </table:table-cell>
          <table:table-cell office:value-type="float" office:value="3140" table:style-name="ce2">
            <text:p>3140</text:p>
          </table:table-cell>
          <table:table-cell office:value-type="float" office:value="284" table:style-name="ce2">
            <text:p>284</text:p>
          </table:table-cell>
          <table:table-cell office:value-type="float" office:value="84711.49" table:style-name="ce2">
            <text:p>84711.49</text:p>
          </table:table-cell>
          <table:table-cell office:value-type="float" office:value="19.25" table:style-name="ce2">
            <text:p>19.25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5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539.9799999999996" table:style-name="ce2">
            <text:p>4539.98</text:p>
          </table:table-cell>
          <table:table-cell office:value-type="float" office:value="198688" table:style-name="ce2">
            <text:p>198688</text:p>
          </table:table-cell>
          <table:table-cell office:value-type="float" office:value="6159" table:style-name="ce2">
            <text:p>6159</text:p>
          </table:table-cell>
          <table:table-cell office:value-type="float" office:value="416" table:style-name="ce2">
            <text:p>416</text:p>
          </table:table-cell>
          <table:table-cell office:value-type="float" office:value="111440.6" table:style-name="ce2">
            <text:p>111440.6</text:p>
          </table:table-cell>
          <table:table-cell office:value-type="float" office:value="23.55" table:style-name="ce2">
            <text:p>23.55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6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3591.64" table:style-name="ce2">
            <text:p>3591.64</text:p>
          </table:table-cell>
          <table:table-cell office:value-type="float" office:value="205439" table:style-name="ce2">
            <text:p>205439</text:p>
          </table:table-cell>
          <table:table-cell office:value-type="float" office:value="16771" table:style-name="ce2">
            <text:p>16771</text:p>
          </table:table-cell>
          <table:table-cell office:value-type="float" office:value="221" table:style-name="ce2">
            <text:p>221</text:p>
          </table:table-cell>
          <table:table-cell office:value-type="float" office:value="87717.46" table:style-name="ce2">
            <text:p>87717.46</text:p>
          </table:table-cell>
          <table:table-cell office:value-type="float" office:value="23.42" table:style-name="ce2">
            <text:p>23.42</text:p>
          </table:table-cell>
          <table:table-cell office:value-type="date" office:date-value="2025-01-11T00:00:00" table:style-name="ce3">
            <text:p>1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7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368.45" table:style-name="ce2">
            <text:p>3368.45</text:p>
          </table:table-cell>
          <table:table-cell office:value-type="float" office:value="218500" table:style-name="ce2">
            <text:p>218500</text:p>
          </table:table-cell>
          <table:table-cell office:value-type="float" office:value="13546" table:style-name="ce2">
            <text:p>13546</text:p>
          </table:table-cell>
          <table:table-cell office:value-type="float" office:value="2702" table:style-name="ce2">
            <text:p>2702</text:p>
          </table:table-cell>
          <table:table-cell office:value-type="float" office:value="1254555.02" table:style-name="ce2">
            <text:p>1254555.02</text:p>
          </table:table-cell>
          <table:table-cell office:value-type="float" office:value="371.44" table:style-name="ce2">
            <text:p>371.44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8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335.21" table:style-name="ce2">
            <text:p>1335.21</text:p>
          </table:table-cell>
          <table:table-cell office:value-type="float" office:value="350717" table:style-name="ce2">
            <text:p>350717</text:p>
          </table:table-cell>
          <table:table-cell office:value-type="float" office:value="16076" table:style-name="ce2">
            <text:p>16076</text:p>
          </table:table-cell>
          <table:table-cell office:value-type="float" office:value="305" table:style-name="ce2">
            <text:p>305</text:p>
          </table:table-cell>
          <table:table-cell office:value-type="float" office:value="83297.87" table:style-name="ce2">
            <text:p>83297.87</text:p>
          </table:table-cell>
          <table:table-cell office:value-type="float" office:value="61.39" table:style-name="ce2">
            <text:p>61.39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29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447.6" table:style-name="ce2">
            <text:p>2447.6</text:p>
          </table:table-cell>
          <table:table-cell office:value-type="float" office:value="191929" table:style-name="ce2">
            <text:p>191929</text:p>
          </table:table-cell>
          <table:table-cell office:value-type="float" office:value="10771" table:style-name="ce2">
            <text:p>10771</text:p>
          </table:table-cell>
          <table:table-cell office:value-type="float" office:value="21" table:style-name="ce2">
            <text:p>21</text:p>
          </table:table-cell>
          <table:table-cell office:value-type="float" office:value="6421.68" table:style-name="ce2">
            <text:p>6421.68</text:p>
          </table:table-cell>
          <table:table-cell office:value-type="float" office:value="1.62" table:style-name="ce2">
            <text:p>1.62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0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255.48" table:style-name="ce2">
            <text:p>1255.48</text:p>
          </table:table-cell>
          <table:table-cell office:value-type="float" office:value="476046" table:style-name="ce2">
            <text:p>476046</text:p>
          </table:table-cell>
          <table:table-cell office:value-type="float" office:value="3970" table:style-name="ce2">
            <text:p>3970</text:p>
          </table:table-cell>
          <table:table-cell office:value-type="float" office:value="373" table:style-name="ce2">
            <text:p>373</text:p>
          </table:table-cell>
          <table:table-cell office:value-type="float" office:value="40154.870000000003" table:style-name="ce2">
            <text:p>40154.87</text:p>
          </table:table-cell>
          <table:table-cell office:value-type="float" office:value="30.98" table:style-name="ce2">
            <text:p>30.98</text:p>
          </table:table-cell>
          <table:table-cell office:value-type="date" office:date-value="2025-02-05T00:00:00" table:style-name="ce3">
            <text:p>5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1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349.5500000000002" table:style-name="ce2">
            <text:p>2349.55</text:p>
          </table:table-cell>
          <table:table-cell office:value-type="float" office:value="274976" table:style-name="ce2">
            <text:p>274976</text:p>
          </table:table-cell>
          <table:table-cell office:value-type="float" office:value="7187" table:style-name="ce2">
            <text:p>7187</text:p>
          </table:table-cell>
          <table:table-cell office:value-type="float" office:value="470" table:style-name="ce2">
            <text:p>470</text:p>
          </table:table-cell>
          <table:table-cell office:value-type="float" office:value="196286.64" table:style-name="ce2">
            <text:p>196286.64</text:p>
          </table:table-cell>
          <table:table-cell office:value-type="float" office:value="82.54" table:style-name="ce2">
            <text:p>82.54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2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4083.72" table:style-name="ce2">
            <text:p>4083.72</text:p>
          </table:table-cell>
          <table:table-cell office:value-type="float" office:value="444687" table:style-name="ce2">
            <text:p>444687</text:p>
          </table:table-cell>
          <table:table-cell office:value-type="float" office:value="13415" table:style-name="ce2">
            <text:p>13415</text:p>
          </table:table-cell>
          <table:table-cell office:value-type="float" office:value="414" table:style-name="ce2">
            <text:p>414</text:p>
          </table:table-cell>
          <table:table-cell office:value-type="float" office:value="71724.41" table:style-name="ce2">
            <text:p>71724.41</text:p>
          </table:table-cell>
          <table:table-cell office:value-type="float" office:value="16.559999999999999" table:style-name="ce2">
            <text:p>16.56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3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532.72" table:style-name="ce2">
            <text:p>1532.72</text:p>
          </table:table-cell>
          <table:table-cell office:value-type="float" office:value="447957" table:style-name="ce2">
            <text:p>447957</text:p>
          </table:table-cell>
          <table:table-cell office:value-type="float" office:value="26658" table:style-name="ce2">
            <text:p>26658</text:p>
          </table:table-cell>
          <table:table-cell office:value-type="float" office:value="424" table:style-name="ce2">
            <text:p>424</text:p>
          </table:table-cell>
          <table:table-cell office:value-type="float" office:value="182768.87" table:style-name="ce2">
            <text:p>182768.87</text:p>
          </table:table-cell>
          <table:table-cell office:value-type="float" office:value="118.24" table:style-name="ce2">
            <text:p>118.24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4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3506.47" table:style-name="ce2">
            <text:p>3506.47</text:p>
          </table:table-cell>
          <table:table-cell office:value-type="float" office:value="46285" table:style-name="ce2">
            <text:p>46285</text:p>
          </table:table-cell>
          <table:table-cell office:value-type="float" office:value="2363" table:style-name="ce2">
            <text:p>2363</text:p>
          </table:table-cell>
          <table:table-cell office:value-type="float" office:value="92" table:style-name="ce2">
            <text:p>92</text:p>
          </table:table-cell>
          <table:table-cell office:value-type="float" office:value="39906.230000000003" table:style-name="ce2">
            <text:p>39906.23</text:p>
          </table:table-cell>
          <table:table-cell office:value-type="float" office:value="10.38" table:style-name="ce2">
            <text:p>10.38</text:p>
          </table:table-cell>
          <table:table-cell office:value-type="date" office:date-value="2024-12-18T00:00:00" table:style-name="ce3">
            <text:p>18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5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513.27" table:style-name="ce2">
            <text:p>513.27</text:p>
          </table:table-cell>
          <table:table-cell office:value-type="float" office:value="284443" table:style-name="ce2">
            <text:p>284443</text:p>
          </table:table-cell>
          <table:table-cell office:value-type="float" office:value="5332" table:style-name="ce2">
            <text:p>5332</text:p>
          </table:table-cell>
          <table:table-cell office:value-type="float" office:value="159" table:style-name="ce2">
            <text:p>159</text:p>
          </table:table-cell>
          <table:table-cell office:value-type="float" office:value="25332.66" table:style-name="ce2">
            <text:p>25332.66</text:p>
          </table:table-cell>
          <table:table-cell office:value-type="float" office:value="48.36" table:style-name="ce2">
            <text:p>48.36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6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296.63" table:style-name="ce2">
            <text:p>3296.63</text:p>
          </table:table-cell>
          <table:table-cell office:value-type="float" office:value="457790" table:style-name="ce2">
            <text:p>457790</text:p>
          </table:table-cell>
          <table:table-cell office:value-type="float" office:value="4750" table:style-name="ce2">
            <text:p>4750</text:p>
          </table:table-cell>
          <table:table-cell office:value-type="float" office:value="266" table:style-name="ce2">
            <text:p>266</text:p>
          </table:table-cell>
          <table:table-cell office:value-type="float" office:value="119357.79" table:style-name="ce2">
            <text:p>119357.79</text:p>
          </table:table-cell>
          <table:table-cell office:value-type="float" office:value="35.21" table:style-name="ce2">
            <text:p>35.21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7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802.3500000000004" table:style-name="ce2">
            <text:p>4802.35</text:p>
          </table:table-cell>
          <table:table-cell office:value-type="float" office:value="97716" table:style-name="ce2">
            <text:p>97716</text:p>
          </table:table-cell>
          <table:table-cell office:value-type="float" office:value="4881" table:style-name="ce2">
            <text:p>4881</text:p>
          </table:table-cell>
          <table:table-cell office:value-type="float" office:value="828" table:style-name="ce2">
            <text:p>828</text:p>
          </table:table-cell>
          <table:table-cell office:value-type="float" office:value="398536.42" table:style-name="ce2">
            <text:p>398536.42</text:p>
          </table:table-cell>
          <table:table-cell office:value-type="float" office:value="81.99" table:style-name="ce2">
            <text:p>81.99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8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371.21" table:style-name="ce2">
            <text:p>2371.21</text:p>
          </table:table-cell>
          <table:table-cell office:value-type="float" office:value="76063" table:style-name="ce2">
            <text:p>76063</text:p>
          </table:table-cell>
          <table:table-cell office:value-type="float" office:value="1460" table:style-name="ce2">
            <text:p>1460</text:p>
          </table:table-cell>
          <table:table-cell office:value-type="float" office:value="291" table:style-name="ce2">
            <text:p>291</text:p>
          </table:table-cell>
          <table:table-cell office:value-type="float" office:value="64435.68" table:style-name="ce2">
            <text:p>64435.68</text:p>
          </table:table-cell>
          <table:table-cell office:value-type="float" office:value="26.17" table:style-name="ce2">
            <text:p>26.17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39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3590.71" table:style-name="ce2">
            <text:p>3590.71</text:p>
          </table:table-cell>
          <table:table-cell office:value-type="float" office:value="11158" table:style-name="ce2">
            <text:p>11158</text:p>
          </table:table-cell>
          <table:table-cell office:value-type="float" office:value="972" table:style-name="ce2">
            <text:p>972</text:p>
          </table:table-cell>
          <table:table-cell office:value-type="float" office:value="185" table:style-name="ce2">
            <text:p>185</text:p>
          </table:table-cell>
          <table:table-cell office:value-type="float" office:value="17433.73" table:style-name="ce2">
            <text:p>17433.73</text:p>
          </table:table-cell>
          <table:table-cell office:value-type="float" office:value="3.86" table:style-name="ce2">
            <text:p>3.86</text:p>
          </table:table-cell>
          <table:table-cell office:value-type="date" office:date-value="2025-02-05T00:00:00" table:style-name="ce3">
            <text:p>5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0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206.29" table:style-name="ce2">
            <text:p>2206.29</text:p>
          </table:table-cell>
          <table:table-cell office:value-type="float" office:value="78154" table:style-name="ce2">
            <text:p>78154</text:p>
          </table:table-cell>
          <table:table-cell office:value-type="float" office:value="716" table:style-name="ce2">
            <text:p>716</text:p>
          </table:table-cell>
          <table:table-cell office:value-type="float" office:value="22" table:style-name="ce2">
            <text:p>22</text:p>
          </table:table-cell>
          <table:table-cell office:value-type="float" office:value="10363.27" table:style-name="ce2">
            <text:p>10363.27</text:p>
          </table:table-cell>
          <table:table-cell office:value-type="float" office:value="3.7" table:style-name="ce2">
            <text:p>3.7</text:p>
          </table:table-cell>
          <table:table-cell office:value-type="date" office:date-value="2025-02-05T00:00:00" table:style-name="ce3">
            <text:p>5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1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2256.14" table:style-name="ce2">
            <text:p>2256.14</text:p>
          </table:table-cell>
          <table:table-cell office:value-type="float" office:value="336497" table:style-name="ce2">
            <text:p>336497</text:p>
          </table:table-cell>
          <table:table-cell office:value-type="float" office:value="24760" table:style-name="ce2">
            <text:p>24760</text:p>
          </table:table-cell>
          <table:table-cell office:value-type="float" office:value="4846" table:style-name="ce2">
            <text:p>4846</text:p>
          </table:table-cell>
          <table:table-cell office:value-type="float" office:value="1496927.65" table:style-name="ce2">
            <text:p>1496927.65</text:p>
          </table:table-cell>
          <table:table-cell office:value-type="float" office:value="662.49" table:style-name="ce2">
            <text:p>662.49</text:p>
          </table:table-cell>
          <table:table-cell office:value-type="date" office:date-value="2025-01-18T00:00:00" table:style-name="ce3">
            <text:p>18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2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544.59" table:style-name="ce2">
            <text:p>544.59</text:p>
          </table:table-cell>
          <table:table-cell office:value-type="float" office:value="343084" table:style-name="ce2">
            <text:p>343084</text:p>
          </table:table-cell>
          <table:table-cell office:value-type="float" office:value="28665" table:style-name="ce2">
            <text:p>28665</text:p>
          </table:table-cell>
          <table:table-cell office:value-type="float" office:value="3677" table:style-name="ce2">
            <text:p>3677</text:p>
          </table:table-cell>
          <table:table-cell office:value-type="float" office:value="828997.33" table:style-name="ce2">
            <text:p>828997.33</text:p>
          </table:table-cell>
          <table:table-cell office:value-type="float" office:value="1521.24" table:style-name="ce2">
            <text:p>1521.24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3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3149.18" table:style-name="ce2">
            <text:p>3149.18</text:p>
          </table:table-cell>
          <table:table-cell office:value-type="float" office:value="147269" table:style-name="ce2">
            <text:p>147269</text:p>
          </table:table-cell>
          <table:table-cell office:value-type="float" office:value="608" table:style-name="ce2">
            <text:p>608</text:p>
          </table:table-cell>
          <table:table-cell office:value-type="float" office:value="50" table:style-name="ce2">
            <text:p>50</text:p>
          </table:table-cell>
          <table:table-cell office:value-type="float" office:value="20584.68" table:style-name="ce2">
            <text:p>20584.68</text:p>
          </table:table-cell>
          <table:table-cell office:value-type="float" office:value="5.54" table:style-name="ce2">
            <text:p>5.54</text:p>
          </table:table-cell>
          <table:table-cell office:value-type="date" office:date-value="2024-12-08T00:00:00" table:style-name="ce3">
            <text:p>8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4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172.61" table:style-name="ce2">
            <text:p>2172.61</text:p>
          </table:table-cell>
          <table:table-cell office:value-type="float" office:value="418053" table:style-name="ce2">
            <text:p>418053</text:p>
          </table:table-cell>
          <table:table-cell office:value-type="float" office:value="40662" table:style-name="ce2">
            <text:p>40662</text:p>
          </table:table-cell>
          <table:table-cell office:value-type="float" office:value="3562" table:style-name="ce2">
            <text:p>3562</text:p>
          </table:table-cell>
          <table:table-cell office:value-type="float" office:value="1480746.24" table:style-name="ce2">
            <text:p>1480746.24</text:p>
          </table:table-cell>
          <table:table-cell office:value-type="float" office:value="680.55" table:style-name="ce2">
            <text:p>680.55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5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3226.65" table:style-name="ce2">
            <text:p>3226.65</text:p>
          </table:table-cell>
          <table:table-cell office:value-type="float" office:value="197021" table:style-name="ce2">
            <text:p>197021</text:p>
          </table:table-cell>
          <table:table-cell office:value-type="float" office:value="15201" table:style-name="ce2">
            <text:p>15201</text:p>
          </table:table-cell>
          <table:table-cell office:value-type="float" office:value="2525" table:style-name="ce2">
            <text:p>2525</text:p>
          </table:table-cell>
          <table:table-cell office:value-type="float" office:value="616960.65" table:style-name="ce2">
            <text:p>616960.65</text:p>
          </table:table-cell>
          <table:table-cell office:value-type="float" office:value="190.21" table:style-name="ce2">
            <text:p>190.21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6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13.24" table:style-name="ce2">
            <text:p>413.24</text:p>
          </table:table-cell>
          <table:table-cell office:value-type="float" office:value="307585" table:style-name="ce2">
            <text:p>307585</text:p>
          </table:table-cell>
          <table:table-cell office:value-type="float" office:value="25817" table:style-name="ce2">
            <text:p>25817</text:p>
          </table:table-cell>
          <table:table-cell office:value-type="float" office:value="354" table:style-name="ce2">
            <text:p>354</text:p>
          </table:table-cell>
          <table:table-cell office:value-type="float" office:value="158724.14000000001" table:style-name="ce2">
            <text:p>158724.14</text:p>
          </table:table-cell>
          <table:table-cell office:value-type="float" office:value="383.1" table:style-name="ce2">
            <text:p>383.1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7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968.6" table:style-name="ce2">
            <text:p>968.6</text:p>
          </table:table-cell>
          <table:table-cell office:value-type="float" office:value="232138" table:style-name="ce2">
            <text:p>232138</text:p>
          </table:table-cell>
          <table:table-cell office:value-type="float" office:value="18542" table:style-name="ce2">
            <text:p>18542</text:p>
          </table:table-cell>
          <table:table-cell office:value-type="float" office:value="2152" table:style-name="ce2">
            <text:p>2152</text:p>
          </table:table-cell>
          <table:table-cell office:value-type="float" office:value="520131.77" table:style-name="ce2">
            <text:p>520131.77</text:p>
          </table:table-cell>
          <table:table-cell office:value-type="float" office:value="535.99" table:style-name="ce2">
            <text:p>535.99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8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883.5" table:style-name="ce2">
            <text:p>4883.5</text:p>
          </table:table-cell>
          <table:table-cell office:value-type="float" office:value="250495" table:style-name="ce2">
            <text:p>250495</text:p>
          </table:table-cell>
          <table:table-cell office:value-type="float" office:value="11578" table:style-name="ce2">
            <text:p>11578</text:p>
          </table:table-cell>
          <table:table-cell office:value-type="float" office:value="2110" table:style-name="ce2">
            <text:p>2110</text:p>
          </table:table-cell>
          <table:table-cell office:value-type="float" office:value="686752.17" table:style-name="ce2">
            <text:p>686752.17</text:p>
          </table:table-cell>
          <table:table-cell office:value-type="float" office:value="139.63" table:style-name="ce2">
            <text:p>139.63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49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602.56" table:style-name="ce2">
            <text:p>3602.56</text:p>
          </table:table-cell>
          <table:table-cell office:value-type="float" office:value="222960" table:style-name="ce2">
            <text:p>222960</text:p>
          </table:table-cell>
          <table:table-cell office:value-type="float" office:value="12736" table:style-name="ce2">
            <text:p>12736</text:p>
          </table:table-cell>
          <table:table-cell office:value-type="float" office:value="511" table:style-name="ce2">
            <text:p>511</text:p>
          </table:table-cell>
          <table:table-cell office:value-type="float" office:value="108863.81" table:style-name="ce2">
            <text:p>108863.81</text:p>
          </table:table-cell>
          <table:table-cell office:value-type="float" office:value="29.22" table:style-name="ce2">
            <text:p>29.22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0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548.1" table:style-name="ce2">
            <text:p>3548.1</text:p>
          </table:table-cell>
          <table:table-cell office:value-type="float" office:value="308029" table:style-name="ce2">
            <text:p>308029</text:p>
          </table:table-cell>
          <table:table-cell office:value-type="float" office:value="26191" table:style-name="ce2">
            <text:p>26191</text:p>
          </table:table-cell>
          <table:table-cell office:value-type="float" office:value="1265" table:style-name="ce2">
            <text:p>1265</text:p>
          </table:table-cell>
          <table:table-cell office:value-type="float" office:value="597132.17000000004" table:style-name="ce2">
            <text:p>597132.17</text:p>
          </table:table-cell>
          <table:table-cell office:value-type="float" office:value="167.3" table:style-name="ce2">
            <text:p>167.3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1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395.22" table:style-name="ce2">
            <text:p>395.22</text:p>
          </table:table-cell>
          <table:table-cell office:value-type="float" office:value="152829" table:style-name="ce2">
            <text:p>152829</text:p>
          </table:table-cell>
          <table:table-cell office:value-type="float" office:value="11376" table:style-name="ce2">
            <text:p>11376</text:p>
          </table:table-cell>
          <table:table-cell office:value-type="float" office:value="693" table:style-name="ce2">
            <text:p>693</text:p>
          </table:table-cell>
          <table:table-cell office:value-type="float" office:value="87375.12" table:style-name="ce2">
            <text:p>87375.12</text:p>
          </table:table-cell>
          <table:table-cell office:value-type="float" office:value="220.08" table:style-name="ce2">
            <text:p>220.08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2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846.09" table:style-name="ce2">
            <text:p>846.09</text:p>
          </table:table-cell>
          <table:table-cell office:value-type="float" office:value="31508" table:style-name="ce2">
            <text:p>31508</text:p>
          </table:table-cell>
          <table:table-cell office:value-type="float" office:value="2729" table:style-name="ce2">
            <text:p>2729</text:p>
          </table:table-cell>
          <table:table-cell office:value-type="float" office:value="71" table:style-name="ce2">
            <text:p>71</text:p>
          </table:table-cell>
          <table:table-cell office:value-type="float" office:value="28788.28" table:style-name="ce2">
            <text:p>28788.28</text:p>
          </table:table-cell>
          <table:table-cell office:value-type="float" office:value="33.03" table:style-name="ce2">
            <text:p>33.03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3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281.9000000000001" table:style-name="ce2">
            <text:p>1281.9</text:p>
          </table:table-cell>
          <table:table-cell office:value-type="float" office:value="152605" table:style-name="ce2">
            <text:p>152605</text:p>
          </table:table-cell>
          <table:table-cell office:value-type="float" office:value="9624" table:style-name="ce2">
            <text:p>9624</text:p>
          </table:table-cell>
          <table:table-cell office:value-type="float" office:value="1639" table:style-name="ce2">
            <text:p>1639</text:p>
          </table:table-cell>
          <table:table-cell office:value-type="float" office:value="460242.35" table:style-name="ce2">
            <text:p>460242.35</text:p>
          </table:table-cell>
          <table:table-cell office:value-type="float" office:value="358.03" table:style-name="ce2">
            <text:p>358.03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4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3956.78" table:style-name="ce2">
            <text:p>3956.78</text:p>
          </table:table-cell>
          <table:table-cell office:value-type="float" office:value="46456" table:style-name="ce2">
            <text:p>46456</text:p>
          </table:table-cell>
          <table:table-cell office:value-type="float" office:value="2236" table:style-name="ce2">
            <text:p>2236</text:p>
          </table:table-cell>
          <table:table-cell office:value-type="float" office:value="36" table:style-name="ce2">
            <text:p>36</text:p>
          </table:table-cell>
          <table:table-cell office:value-type="float" office:value="8039.76" table:style-name="ce2">
            <text:p>8039.76</text:p>
          </table:table-cell>
          <table:table-cell office:value-type="float" office:value="1.03" table:style-name="ce2">
            <text:p>1.03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5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142.52" table:style-name="ce2">
            <text:p>2142.52</text:p>
          </table:table-cell>
          <table:table-cell office:value-type="float" office:value="352174" table:style-name="ce2">
            <text:p>352174</text:p>
          </table:table-cell>
          <table:table-cell office:value-type="float" office:value="31535" table:style-name="ce2">
            <text:p>31535</text:p>
          </table:table-cell>
          <table:table-cell office:value-type="float" office:value="1501" table:style-name="ce2">
            <text:p>1501</text:p>
          </table:table-cell>
          <table:table-cell office:value-type="float" office:value="681389.1" table:style-name="ce2">
            <text:p>681389.1</text:p>
          </table:table-cell>
          <table:table-cell office:value-type="float" office:value="317.02999999999997" table:style-name="ce2">
            <text:p>317.03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6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750.04" table:style-name="ce2">
            <text:p>750.04</text:p>
          </table:table-cell>
          <table:table-cell office:value-type="float" office:value="129856" table:style-name="ce2">
            <text:p>129856</text:p>
          </table:table-cell>
          <table:table-cell office:value-type="float" office:value="2942" table:style-name="ce2">
            <text:p>2942</text:p>
          </table:table-cell>
          <table:table-cell office:value-type="float" office:value="207" table:style-name="ce2">
            <text:p>207</text:p>
          </table:table-cell>
          <table:table-cell office:value-type="float" office:value="94166.14" table:style-name="ce2">
            <text:p>94166.14</text:p>
          </table:table-cell>
          <table:table-cell office:value-type="float" office:value="124.55" table:style-name="ce2">
            <text:p>124.55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7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551.04" table:style-name="ce2">
            <text:p>551.04</text:p>
          </table:table-cell>
          <table:table-cell office:value-type="float" office:value="219625" table:style-name="ce2">
            <text:p>219625</text:p>
          </table:table-cell>
          <table:table-cell office:value-type="float" office:value="21494" table:style-name="ce2">
            <text:p>21494</text:p>
          </table:table-cell>
          <table:table-cell office:value-type="float" office:value="1392" table:style-name="ce2">
            <text:p>1392</text:p>
          </table:table-cell>
          <table:table-cell office:value-type="float" office:value="389860.97" table:style-name="ce2">
            <text:p>389860.97</text:p>
          </table:table-cell>
          <table:table-cell office:value-type="float" office:value="706.5" table:style-name="ce2">
            <text:p>706.5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8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855.02" table:style-name="ce2">
            <text:p>2855.02</text:p>
          </table:table-cell>
          <table:table-cell office:value-type="float" office:value="57180" table:style-name="ce2">
            <text:p>57180</text:p>
          </table:table-cell>
          <table:table-cell office:value-type="float" office:value="1367" table:style-name="ce2">
            <text:p>1367</text:p>
          </table:table-cell>
          <table:table-cell office:value-type="float" office:value="154" table:style-name="ce2">
            <text:p>154</text:p>
          </table:table-cell>
          <table:table-cell office:value-type="float" office:value="26535.48" table:style-name="ce2">
            <text:p>26535.48</text:p>
          </table:table-cell>
          <table:table-cell office:value-type="float" office:value="8.2899999999999991" table:style-name="ce2">
            <text:p>8.29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59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988.35" table:style-name="ce2">
            <text:p>3988.35</text:p>
          </table:table-cell>
          <table:table-cell office:value-type="float" office:value="498287" table:style-name="ce2">
            <text:p>498287</text:p>
          </table:table-cell>
          <table:table-cell office:value-type="float" office:value="5152" table:style-name="ce2">
            <text:p>5152</text:p>
          </table:table-cell>
          <table:table-cell office:value-type="float" office:value="29" table:style-name="ce2">
            <text:p>29</text:p>
          </table:table-cell>
          <table:table-cell office:value-type="float" office:value="12063.17" table:style-name="ce2">
            <text:p>12063.17</text:p>
          </table:table-cell>
          <table:table-cell office:value-type="float" office:value="2.02" table:style-name="ce2">
            <text:p>2.02</text:p>
          </table:table-cell>
          <table:table-cell office:value-type="date" office:date-value="2025-01-12T00:00:00" table:style-name="ce3">
            <text:p>12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0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481.94" table:style-name="ce2">
            <text:p>2481.94</text:p>
          </table:table-cell>
          <table:table-cell office:value-type="float" office:value="376060" table:style-name="ce2">
            <text:p>376060</text:p>
          </table:table-cell>
          <table:table-cell office:value-type="float" office:value="34317" table:style-name="ce2">
            <text:p>34317</text:p>
          </table:table-cell>
          <table:table-cell office:value-type="float" office:value="3244" table:style-name="ce2">
            <text:p>3244</text:p>
          </table:table-cell>
          <table:table-cell office:value-type="float" office:value="213396.29" table:style-name="ce2">
            <text:p>213396.29</text:p>
          </table:table-cell>
          <table:table-cell office:value-type="float" office:value="84.98" table:style-name="ce2">
            <text:p>84.98</text:p>
          </table:table-cell>
          <table:table-cell office:value-type="date" office:date-value="2024-11-21T00:00:00" table:style-name="ce3">
            <text:p>21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1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4985.33" table:style-name="ce2">
            <text:p>4985.33</text:p>
          </table:table-cell>
          <table:table-cell office:value-type="float" office:value="104411" table:style-name="ce2">
            <text:p>104411</text:p>
          </table:table-cell>
          <table:table-cell office:value-type="float" office:value="7113" table:style-name="ce2">
            <text:p>7113</text:p>
          </table:table-cell>
          <table:table-cell office:value-type="float" office:value="406" table:style-name="ce2">
            <text:p>406</text:p>
          </table:table-cell>
          <table:table-cell office:value-type="float" office:value="189225.27" table:style-name="ce2">
            <text:p>189225.27</text:p>
          </table:table-cell>
          <table:table-cell office:value-type="float" office:value="36.96" table:style-name="ce2">
            <text:p>36.96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2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787.28" table:style-name="ce2">
            <text:p>1787.28</text:p>
          </table:table-cell>
          <table:table-cell office:value-type="float" office:value="43121" table:style-name="ce2">
            <text:p>43121</text:p>
          </table:table-cell>
          <table:table-cell office:value-type="float" office:value="2840" table:style-name="ce2">
            <text:p>2840</text:p>
          </table:table-cell>
          <table:table-cell office:value-type="float" office:value="191" table:style-name="ce2">
            <text:p>191</text:p>
          </table:table-cell>
          <table:table-cell office:value-type="float" office:value="84694.07" table:style-name="ce2">
            <text:p>84694.07</text:p>
          </table:table-cell>
          <table:table-cell office:value-type="float" office:value="46.39" table:style-name="ce2">
            <text:p>46.39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3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742.03" table:style-name="ce2">
            <text:p>742.03</text:p>
          </table:table-cell>
          <table:table-cell office:value-type="float" office:value="169294" table:style-name="ce2">
            <text:p>169294</text:p>
          </table:table-cell>
          <table:table-cell office:value-type="float" office:value="10978" table:style-name="ce2">
            <text:p>10978</text:p>
          </table:table-cell>
          <table:table-cell office:value-type="float" office:value="167" table:style-name="ce2">
            <text:p>167</text:p>
          </table:table-cell>
          <table:table-cell office:value-type="float" office:value="38365.39" table:style-name="ce2">
            <text:p>38365.39</text:p>
          </table:table-cell>
          <table:table-cell office:value-type="float" office:value="50.7" table:style-name="ce2">
            <text:p>50.7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4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96.95" table:style-name="ce2">
            <text:p>96.95</text:p>
          </table:table-cell>
          <table:table-cell office:value-type="float" office:value="422229" table:style-name="ce2">
            <text:p>422229</text:p>
          </table:table-cell>
          <table:table-cell office:value-type="float" office:value="15046" table:style-name="ce2">
            <text:p>15046</text:p>
          </table:table-cell>
          <table:table-cell office:value-type="float" office:value="2284" table:style-name="ce2">
            <text:p>2284</text:p>
          </table:table-cell>
          <table:table-cell office:value-type="float" office:value="814410.28" table:style-name="ce2">
            <text:p>814410.28</text:p>
          </table:table-cell>
          <table:table-cell office:value-type="float" office:value="8399.31" table:style-name="ce2">
            <text:p>8399.31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395.79" table:style-name="ce2">
            <text:p>4395.79</text:p>
          </table:table-cell>
          <table:table-cell office:value-type="float" office:value="180908" table:style-name="ce2">
            <text:p>180908</text:p>
          </table:table-cell>
          <table:table-cell office:value-type="float" office:value="648" table:style-name="ce2">
            <text:p>648</text:p>
          </table:table-cell>
          <table:table-cell office:value-type="float" office:value="33" table:style-name="ce2">
            <text:p>33</text:p>
          </table:table-cell>
          <table:table-cell office:value-type="float" office:value="5728.19" table:style-name="ce2">
            <text:p>5728.19</text:p>
          </table:table-cell>
          <table:table-cell office:value-type="float" office:value="0.3" table:style-name="ce2">
            <text:p>0.3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6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740.7299999999996" table:style-name="ce2">
            <text:p>4740.73</text:p>
          </table:table-cell>
          <table:table-cell office:value-type="float" office:value="245735" table:style-name="ce2">
            <text:p>245735</text:p>
          </table:table-cell>
          <table:table-cell office:value-type="float" office:value="1095" table:style-name="ce2">
            <text:p>1095</text:p>
          </table:table-cell>
          <table:table-cell office:value-type="float" office:value="216" table:style-name="ce2">
            <text:p>216</text:p>
          </table:table-cell>
          <table:table-cell office:value-type="float" office:value="21281.07" table:style-name="ce2">
            <text:p>21281.07</text:p>
          </table:table-cell>
          <table:table-cell office:value-type="float" office:value="3.49" table:style-name="ce2">
            <text:p>3.49</text:p>
          </table:table-cell>
          <table:table-cell office:value-type="date" office:date-value="2024-11-23T00:00:00" table:style-name="ce3">
            <text:p>23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7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761.8" table:style-name="ce2">
            <text:p>4761.8</text:p>
          </table:table-cell>
          <table:table-cell office:value-type="float" office:value="484933" table:style-name="ce2">
            <text:p>484933</text:p>
          </table:table-cell>
          <table:table-cell office:value-type="float" office:value="39352" table:style-name="ce2">
            <text:p>39352</text:p>
          </table:table-cell>
          <table:table-cell office:value-type="float" office:value="2812" table:style-name="ce2">
            <text:p>2812</text:p>
          </table:table-cell>
          <table:table-cell office:value-type="float" office:value="462343.34" table:style-name="ce2">
            <text:p>462343.34</text:p>
          </table:table-cell>
          <table:table-cell office:value-type="float" office:value="96.09" table:style-name="ce2">
            <text:p>96.09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8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2985.01" table:style-name="ce2">
            <text:p>2985.01</text:p>
          </table:table-cell>
          <table:table-cell office:value-type="float" office:value="107763" table:style-name="ce2">
            <text:p>107763</text:p>
          </table:table-cell>
          <table:table-cell office:value-type="float" office:value="5040" table:style-name="ce2">
            <text:p>5040</text:p>
          </table:table-cell>
          <table:table-cell office:value-type="float" office:value="45" table:style-name="ce2">
            <text:p>45</text:p>
          </table:table-cell>
          <table:table-cell office:value-type="float" office:value="18922.060000000001" table:style-name="ce2">
            <text:p>18922.06</text:p>
          </table:table-cell>
          <table:table-cell office:value-type="float" office:value="5.34" table:style-name="ce2">
            <text:p>5.34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69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3413.83" table:style-name="ce2">
            <text:p>3413.83</text:p>
          </table:table-cell>
          <table:table-cell office:value-type="float" office:value="420791" table:style-name="ce2">
            <text:p>420791</text:p>
          </table:table-cell>
          <table:table-cell office:value-type="float" office:value="1764" table:style-name="ce2">
            <text:p>1764</text:p>
          </table:table-cell>
          <table:table-cell office:value-type="float" office:value="311" table:style-name="ce2">
            <text:p>311</text:p>
          </table:table-cell>
          <table:table-cell office:value-type="float" office:value="125794.55" table:style-name="ce2">
            <text:p>125794.55</text:p>
          </table:table-cell>
          <table:table-cell office:value-type="float" office:value="35.85" table:style-name="ce2">
            <text:p>35.85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0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90.27" table:style-name="ce2">
            <text:p>90.27</text:p>
          </table:table-cell>
          <table:table-cell office:value-type="float" office:value="279883" table:style-name="ce2">
            <text:p>279883</text:p>
          </table:table-cell>
          <table:table-cell office:value-type="float" office:value="14282" table:style-name="ce2">
            <text:p>14282</text:p>
          </table:table-cell>
          <table:table-cell office:value-type="float" office:value="1073" table:style-name="ce2">
            <text:p>1073</text:p>
          </table:table-cell>
          <table:table-cell office:value-type="float" office:value="224028.84" table:style-name="ce2">
            <text:p>224028.84</text:p>
          </table:table-cell>
          <table:table-cell office:value-type="float" office:value="2480.7600000000002" table:style-name="ce2">
            <text:p>2480.76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1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200.64" table:style-name="ce2">
            <text:p>2200.64</text:p>
          </table:table-cell>
          <table:table-cell office:value-type="float" office:value="15816" table:style-name="ce2">
            <text:p>15816</text:p>
          </table:table-cell>
          <table:table-cell office:value-type="float" office:value="35" table:style-name="ce2">
            <text:p>35</text:p>
          </table:table-cell>
          <table:table-cell office:value-type="float" office:value="3" table:style-name="ce2">
            <text:p>3</text:p>
          </table:table-cell>
          <table:table-cell office:value-type="float" office:value="436.97" table:style-name="ce2">
            <text:p>436.97</text:p>
          </table:table-cell>
          <table:table-cell office:value-type="float" office:value="-0.8" table:style-name="ce2">
            <text:p>-0.8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2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1584.28" table:style-name="ce2">
            <text:p>1584.28</text:p>
          </table:table-cell>
          <table:table-cell office:value-type="float" office:value="86174" table:style-name="ce2">
            <text:p>86174</text:p>
          </table:table-cell>
          <table:table-cell office:value-type="float" office:value="4548" table:style-name="ce2">
            <text:p>4548</text:p>
          </table:table-cell>
          <table:table-cell office:value-type="float" office:value="877" table:style-name="ce2">
            <text:p>877</text:p>
          </table:table-cell>
          <table:table-cell office:value-type="float" office:value="56451.53" table:style-name="ce2">
            <text:p>56451.53</text:p>
          </table:table-cell>
          <table:table-cell office:value-type="float" office:value="34.630000000000003" table:style-name="ce2">
            <text:p>34.63</text:p>
          </table:table-cell>
          <table:table-cell office:value-type="date" office:date-value="2024-11-23T00:00:00" table:style-name="ce3">
            <text:p>23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3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883.37" table:style-name="ce2">
            <text:p>3883.37</text:p>
          </table:table-cell>
          <table:table-cell office:value-type="float" office:value="215740" table:style-name="ce2">
            <text:p>215740</text:p>
          </table:table-cell>
          <table:table-cell office:value-type="float" office:value="12981" table:style-name="ce2">
            <text:p>12981</text:p>
          </table:table-cell>
          <table:table-cell office:value-type="float" office:value="876" table:style-name="ce2">
            <text:p>876</text:p>
          </table:table-cell>
          <table:table-cell office:value-type="float" office:value="92731.58" table:style-name="ce2">
            <text:p>92731.58</text:p>
          </table:table-cell>
          <table:table-cell office:value-type="float" office:value="22.88" table:style-name="ce2">
            <text:p>22.88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4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443.95" table:style-name="ce2">
            <text:p>1443.95</text:p>
          </table:table-cell>
          <table:table-cell office:value-type="float" office:value="191211" table:style-name="ce2">
            <text:p>191211</text:p>
          </table:table-cell>
          <table:table-cell office:value-type="float" office:value="2784" table:style-name="ce2">
            <text:p>2784</text:p>
          </table:table-cell>
          <table:table-cell office:value-type="float" office:value="61" table:style-name="ce2">
            <text:p>61</text:p>
          </table:table-cell>
          <table:table-cell office:value-type="float" office:value="5903.86" table:style-name="ce2">
            <text:p>5903.86</text:p>
          </table:table-cell>
          <table:table-cell office:value-type="float" office:value="3.09" table:style-name="ce2">
            <text:p>3.09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5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152.8000000000002" table:style-name="ce2">
            <text:p>2152.8</text:p>
          </table:table-cell>
          <table:table-cell office:value-type="float" office:value="142871" table:style-name="ce2">
            <text:p>142871</text:p>
          </table:table-cell>
          <table:table-cell office:value-type="float" office:value="5026" table:style-name="ce2">
            <text:p>5026</text:p>
          </table:table-cell>
          <table:table-cell office:value-type="float" office:value="43" table:style-name="ce2">
            <text:p>43</text:p>
          </table:table-cell>
          <table:table-cell office:value-type="float" office:value="10735.92" table:style-name="ce2">
            <text:p>10735.92</text:p>
          </table:table-cell>
          <table:table-cell office:value-type="float" office:value="3.99" table:style-name="ce2">
            <text:p>3.99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6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1686.18" table:style-name="ce2">
            <text:p>1686.18</text:p>
          </table:table-cell>
          <table:table-cell office:value-type="float" office:value="87129" table:style-name="ce2">
            <text:p>87129</text:p>
          </table:table-cell>
          <table:table-cell office:value-type="float" office:value="3479" table:style-name="ce2">
            <text:p>3479</text:p>
          </table:table-cell>
          <table:table-cell office:value-type="float" office:value="647" table:style-name="ce2">
            <text:p>647</text:p>
          </table:table-cell>
          <table:table-cell office:value-type="float" office:value="92053.16" table:style-name="ce2">
            <text:p>92053.16</text:p>
          </table:table-cell>
          <table:table-cell office:value-type="float" office:value="53.59" table:style-name="ce2">
            <text:p>53.59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7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143.3900000000001" table:style-name="ce2">
            <text:p>1143.39</text:p>
          </table:table-cell>
          <table:table-cell office:value-type="float" office:value="362395" table:style-name="ce2">
            <text:p>362395</text:p>
          </table:table-cell>
          <table:table-cell office:value-type="float" office:value="6943" table:style-name="ce2">
            <text:p>6943</text:p>
          </table:table-cell>
          <table:table-cell office:value-type="float" office:value="792" table:style-name="ce2">
            <text:p>792</text:p>
          </table:table-cell>
          <table:table-cell office:value-type="float" office:value="391413.41" table:style-name="ce2">
            <text:p>391413.41</text:p>
          </table:table-cell>
          <table:table-cell office:value-type="float" office:value="341.33" table:style-name="ce2">
            <text:p>341.33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8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323.79" table:style-name="ce2">
            <text:p>1323.79</text:p>
          </table:table-cell>
          <table:table-cell office:value-type="float" office:value="489641" table:style-name="ce2">
            <text:p>489641</text:p>
          </table:table-cell>
          <table:table-cell office:value-type="float" office:value="2569" table:style-name="ce2">
            <text:p>2569</text:p>
          </table:table-cell>
          <table:table-cell office:value-type="float" office:value="422" table:style-name="ce2">
            <text:p>422</text:p>
          </table:table-cell>
          <table:table-cell office:value-type="float" office:value="45200.800000000003" table:style-name="ce2">
            <text:p>45200.8</text:p>
          </table:table-cell>
          <table:table-cell office:value-type="float" office:value="33.14" table:style-name="ce2">
            <text:p>33.14</text:p>
          </table:table-cell>
          <table:table-cell office:value-type="date" office:date-value="2024-12-08T00:00:00" table:style-name="ce3">
            <text:p>8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79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866.64" table:style-name="ce2">
            <text:p>866.64</text:p>
          </table:table-cell>
          <table:table-cell office:value-type="float" office:value="428285" table:style-name="ce2">
            <text:p>428285</text:p>
          </table:table-cell>
          <table:table-cell office:value-type="float" office:value="23192" table:style-name="ce2">
            <text:p>23192</text:p>
          </table:table-cell>
          <table:table-cell office:value-type="float" office:value="2115" table:style-name="ce2">
            <text:p>2115</text:p>
          </table:table-cell>
          <table:table-cell office:value-type="float" office:value="858429.71" table:style-name="ce2">
            <text:p>858429.71</text:p>
          </table:table-cell>
          <table:table-cell office:value-type="float" office:value="989.53" table:style-name="ce2">
            <text:p>989.53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0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401.6" table:style-name="ce2">
            <text:p>1401.6</text:p>
          </table:table-cell>
          <table:table-cell office:value-type="float" office:value="255741" table:style-name="ce2">
            <text:p>255741</text:p>
          </table:table-cell>
          <table:table-cell office:value-type="float" office:value="22747" table:style-name="ce2">
            <text:p>22747</text:p>
          </table:table-cell>
          <table:table-cell office:value-type="float" office:value="2725" table:style-name="ce2">
            <text:p>2725</text:p>
          </table:table-cell>
          <table:table-cell office:value-type="float" office:value="1108240.1200000001" table:style-name="ce2">
            <text:p>1108240.12</text:p>
          </table:table-cell>
          <table:table-cell office:value-type="float" office:value="789.7" table:style-name="ce2">
            <text:p>789.7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1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880.94" table:style-name="ce2">
            <text:p>880.94</text:p>
          </table:table-cell>
          <table:table-cell office:value-type="float" office:value="69085" table:style-name="ce2">
            <text:p>69085</text:p>
          </table:table-cell>
          <table:table-cell office:value-type="float" office:value="4266" table:style-name="ce2">
            <text:p>4266</text:p>
          </table:table-cell>
          <table:table-cell office:value-type="float" office:value="257" table:style-name="ce2">
            <text:p>257</text:p>
          </table:table-cell>
          <table:table-cell office:value-type="float" office:value="102240.1" table:style-name="ce2">
            <text:p>102240.1</text:p>
          </table:table-cell>
          <table:table-cell office:value-type="float" office:value="115.06" table:style-name="ce2">
            <text:p>115.06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2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3258.62" table:style-name="ce2">
            <text:p>3258.62</text:p>
          </table:table-cell>
          <table:table-cell office:value-type="float" office:value="133304" table:style-name="ce2">
            <text:p>133304</text:p>
          </table:table-cell>
          <table:table-cell office:value-type="float" office:value="9994" table:style-name="ce2">
            <text:p>9994</text:p>
          </table:table-cell>
          <table:table-cell office:value-type="float" office:value="1209" table:style-name="ce2">
            <text:p>1209</text:p>
          </table:table-cell>
          <table:table-cell office:value-type="float" office:value="602993.79" table:style-name="ce2">
            <text:p>602993.79</text:p>
          </table:table-cell>
          <table:table-cell office:value-type="float" office:value="184.05" table:style-name="ce2">
            <text:p>184.05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3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334.9" table:style-name="ce2">
            <text:p>334.9</text:p>
          </table:table-cell>
          <table:table-cell office:value-type="float" office:value="200996" table:style-name="ce2">
            <text:p>200996</text:p>
          </table:table-cell>
          <table:table-cell office:value-type="float" office:value="12312" table:style-name="ce2">
            <text:p>12312</text:p>
          </table:table-cell>
          <table:table-cell office:value-type="float" office:value="1518" table:style-name="ce2">
            <text:p>1518</text:p>
          </table:table-cell>
          <table:table-cell office:value-type="float" office:value="581548.14" table:style-name="ce2">
            <text:p>581548.14</text:p>
          </table:table-cell>
          <table:table-cell office:value-type="float" office:value="1735.48" table:style-name="ce2">
            <text:p>1735.48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4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379.16" table:style-name="ce2">
            <text:p>4379.16</text:p>
          </table:table-cell>
          <table:table-cell office:value-type="float" office:value="133444" table:style-name="ce2">
            <text:p>133444</text:p>
          </table:table-cell>
          <table:table-cell office:value-type="float" office:value="9366" table:style-name="ce2">
            <text:p>9366</text:p>
          </table:table-cell>
          <table:table-cell office:value-type="float" office:value="1748" table:style-name="ce2">
            <text:p>1748</text:p>
          </table:table-cell>
          <table:table-cell office:value-type="float" office:value="750226.95" table:style-name="ce2">
            <text:p>750226.95</text:p>
          </table:table-cell>
          <table:table-cell office:value-type="float" office:value="170.32" table:style-name="ce2">
            <text:p>170.32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193.17" table:style-name="ce2">
            <text:p>193.17</text:p>
          </table:table-cell>
          <table:table-cell office:value-type="float" office:value="350164" table:style-name="ce2">
            <text:p>350164</text:p>
          </table:table-cell>
          <table:table-cell office:value-type="float" office:value="22223" table:style-name="ce2">
            <text:p>22223</text:p>
          </table:table-cell>
          <table:table-cell office:value-type="float" office:value="1511" table:style-name="ce2">
            <text:p>1511</text:p>
          </table:table-cell>
          <table:table-cell office:value-type="float" office:value="405730.18" table:style-name="ce2">
            <text:p>405730.18</text:p>
          </table:table-cell>
          <table:table-cell office:value-type="float" office:value="2099.38" table:style-name="ce2">
            <text:p>2099.38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6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4210.57" table:style-name="ce2">
            <text:p>4210.57</text:p>
          </table:table-cell>
          <table:table-cell office:value-type="float" office:value="492944" table:style-name="ce2">
            <text:p>492944</text:p>
          </table:table-cell>
          <table:table-cell office:value-type="float" office:value="25857" table:style-name="ce2">
            <text:p>25857</text:p>
          </table:table-cell>
          <table:table-cell office:value-type="float" office:value="473" table:style-name="ce2">
            <text:p>473</text:p>
          </table:table-cell>
          <table:table-cell office:value-type="float" office:value="65004.61" table:style-name="ce2">
            <text:p>65004.61</text:p>
          </table:table-cell>
          <table:table-cell office:value-type="float" office:value="14.44" table:style-name="ce2">
            <text:p>14.44</text:p>
          </table:table-cell>
          <table:table-cell office:value-type="date" office:date-value="2024-12-24T00:00:00" table:style-name="ce3">
            <text:p>2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7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854.6499999999996" table:style-name="ce2">
            <text:p>4854.65</text:p>
          </table:table-cell>
          <table:table-cell office:value-type="float" office:value="157649" table:style-name="ce2">
            <text:p>157649</text:p>
          </table:table-cell>
          <table:table-cell office:value-type="float" office:value="15383" table:style-name="ce2">
            <text:p>15383</text:p>
          </table:table-cell>
          <table:table-cell office:value-type="float" office:value="711" table:style-name="ce2">
            <text:p>711</text:p>
          </table:table-cell>
          <table:table-cell office:value-type="float" office:value="144955.82999999999" table:style-name="ce2">
            <text:p>144955.83</text:p>
          </table:table-cell>
          <table:table-cell office:value-type="float" office:value="28.86" table:style-name="ce2">
            <text:p>28.86</text:p>
          </table:table-cell>
          <table:table-cell office:value-type="date" office:date-value="2025-01-31T00:00:00" table:style-name="ce3">
            <text:p>31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8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1808.94" table:style-name="ce2">
            <text:p>1808.94</text:p>
          </table:table-cell>
          <table:table-cell office:value-type="float" office:value="276951" table:style-name="ce2">
            <text:p>276951</text:p>
          </table:table-cell>
          <table:table-cell office:value-type="float" office:value="9312" table:style-name="ce2">
            <text:p>9312</text:p>
          </table:table-cell>
          <table:table-cell office:value-type="float" office:value="422" table:style-name="ce2">
            <text:p>422</text:p>
          </table:table-cell>
          <table:table-cell office:value-type="float" office:value="49006.21" table:style-name="ce2">
            <text:p>49006.21</text:p>
          </table:table-cell>
          <table:table-cell office:value-type="float" office:value="26.09" table:style-name="ce2">
            <text:p>26.09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89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808.47" table:style-name="ce2">
            <text:p>2808.47</text:p>
          </table:table-cell>
          <table:table-cell office:value-type="float" office:value="14040" table:style-name="ce2">
            <text:p>14040</text:p>
          </table:table-cell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float" office:value="305.32" table:style-name="ce2">
            <text:p>305.32</text:p>
          </table:table-cell>
          <table:table-cell office:value-type="float" office:value="-0.89" table:style-name="ce2">
            <text:p>-0.89</text:p>
          </table:table-cell>
          <table:table-cell office:value-type="date" office:date-value="2025-01-28T00:00:00" table:style-name="ce3">
            <text:p>28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0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101.8100000000004" table:style-name="ce2">
            <text:p>4101.81</text:p>
          </table:table-cell>
          <table:table-cell office:value-type="float" office:value="167337" table:style-name="ce2">
            <text:p>167337</text:p>
          </table:table-cell>
          <table:table-cell office:value-type="float" office:value="5029" table:style-name="ce2">
            <text:p>5029</text:p>
          </table:table-cell>
          <table:table-cell office:value-type="float" office:value="450" table:style-name="ce2">
            <text:p>450</text:p>
          </table:table-cell>
          <table:table-cell office:value-type="float" office:value="143169.24" table:style-name="ce2">
            <text:p>143169.24</text:p>
          </table:table-cell>
          <table:table-cell office:value-type="float" office:value="33.9" table:style-name="ce2">
            <text:p>33.9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1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4831.26" table:style-name="ce2">
            <text:p>4831.26</text:p>
          </table:table-cell>
          <table:table-cell office:value-type="float" office:value="89744" table:style-name="ce2">
            <text:p>89744</text:p>
          </table:table-cell>
          <table:table-cell office:value-type="float" office:value="1510" table:style-name="ce2">
            <text:p>1510</text:p>
          </table:table-cell>
          <table:table-cell office:value-type="float" office:value="263" table:style-name="ce2">
            <text:p>263</text:p>
          </table:table-cell>
          <table:table-cell office:value-type="float" office:value="113381.12" table:style-name="ce2">
            <text:p>113381.12</text:p>
          </table:table-cell>
          <table:table-cell office:value-type="float" office:value="22.47" table:style-name="ce2">
            <text:p>22.47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2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2009.78" table:style-name="ce2">
            <text:p>2009.78</text:p>
          </table:table-cell>
          <table:table-cell office:value-type="float" office:value="228935" table:style-name="ce2">
            <text:p>228935</text:p>
          </table:table-cell>
          <table:table-cell office:value-type="float" office:value="6550" table:style-name="ce2">
            <text:p>6550</text:p>
          </table:table-cell>
          <table:table-cell office:value-type="float" office:value="1130" table:style-name="ce2">
            <text:p>1130</text:p>
          </table:table-cell>
          <table:table-cell office:value-type="float" office:value="369984.98" table:style-name="ce2">
            <text:p>369984.98</text:p>
          </table:table-cell>
          <table:table-cell office:value-type="float" office:value="183.09" table:style-name="ce2">
            <text:p>183.09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3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104.0200000000004" table:style-name="ce2">
            <text:p>4104.02</text:p>
          </table:table-cell>
          <table:table-cell office:value-type="float" office:value="247670" table:style-name="ce2">
            <text:p>247670</text:p>
          </table:table-cell>
          <table:table-cell office:value-type="float" office:value="19554" table:style-name="ce2">
            <text:p>19554</text:p>
          </table:table-cell>
          <table:table-cell office:value-type="float" office:value="1123" table:style-name="ce2">
            <text:p>1123</text:p>
          </table:table-cell>
          <table:table-cell office:value-type="float" office:value="102749.56" table:style-name="ce2">
            <text:p>102749.56</text:p>
          </table:table-cell>
          <table:table-cell office:value-type="float" office:value="24.04" table:style-name="ce2">
            <text:p>24.04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4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626.25" table:style-name="ce2">
            <text:p>3626.25</text:p>
          </table:table-cell>
          <table:table-cell office:value-type="float" office:value="478054" table:style-name="ce2">
            <text:p>478054</text:p>
          </table:table-cell>
          <table:table-cell office:value-type="float" office:value="19348" table:style-name="ce2">
            <text:p>19348</text:p>
          </table:table-cell>
          <table:table-cell office:value-type="float" office:value="3416" table:style-name="ce2">
            <text:p>3416</text:p>
          </table:table-cell>
          <table:table-cell office:value-type="float" office:value="540556.74" table:style-name="ce2">
            <text:p>540556.74</text:p>
          </table:table-cell>
          <table:table-cell office:value-type="float" office:value="148.07" table:style-name="ce2">
            <text:p>148.07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5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060.48" table:style-name="ce2">
            <text:p>1060.48</text:p>
          </table:table-cell>
          <table:table-cell office:value-type="float" office:value="179813" table:style-name="ce2">
            <text:p>179813</text:p>
          </table:table-cell>
          <table:table-cell office:value-type="float" office:value="693" table:style-name="ce2">
            <text:p>693</text:p>
          </table:table-cell>
          <table:table-cell office:value-type="float" office:value="97" table:style-name="ce2">
            <text:p>97</text:p>
          </table:table-cell>
          <table:table-cell office:value-type="float" office:value="47533.57" table:style-name="ce2">
            <text:p>47533.57</text:p>
          </table:table-cell>
          <table:table-cell office:value-type="float" office:value="43.82" table:style-name="ce2">
            <text:p>43.82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6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4754.33" table:style-name="ce2">
            <text:p>4754.33</text:p>
          </table:table-cell>
          <table:table-cell office:value-type="float" office:value="152589" table:style-name="ce2">
            <text:p>152589</text:p>
          </table:table-cell>
          <table:table-cell office:value-type="float" office:value="5905" table:style-name="ce2">
            <text:p>5905</text:p>
          </table:table-cell>
          <table:table-cell office:value-type="float" office:value="192" table:style-name="ce2">
            <text:p>192</text:p>
          </table:table-cell>
          <table:table-cell office:value-type="float" office:value="47762.5" table:style-name="ce2">
            <text:p>47762.5</text:p>
          </table:table-cell>
          <table:table-cell office:value-type="float" office:value="9.0500000000000007" table:style-name="ce2">
            <text:p>9.05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7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3943.89" table:style-name="ce2">
            <text:p>3943.89</text:p>
          </table:table-cell>
          <table:table-cell office:value-type="float" office:value="427586" table:style-name="ce2">
            <text:p>427586</text:p>
          </table:table-cell>
          <table:table-cell office:value-type="float" office:value="37400" table:style-name="ce2">
            <text:p>37400</text:p>
          </table:table-cell>
          <table:table-cell office:value-type="float" office:value="7446" table:style-name="ce2">
            <text:p>7446</text:p>
          </table:table-cell>
          <table:table-cell office:value-type="float" office:value="2916506.13" table:style-name="ce2">
            <text:p>2916506.13</text:p>
          </table:table-cell>
          <table:table-cell office:value-type="float" office:value="738.5" table:style-name="ce2">
            <text:p>738.5</text:p>
          </table:table-cell>
          <table:table-cell office:value-type="date" office:date-value="2024-12-22T00:00:00" table:style-name="ce3">
            <text:p>22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8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16.94" table:style-name="ce2">
            <text:p>116.94</text:p>
          </table:table-cell>
          <table:table-cell office:value-type="float" office:value="449810" table:style-name="ce2">
            <text:p>449810</text:p>
          </table:table-cell>
          <table:table-cell office:value-type="float" office:value="38349" table:style-name="ce2">
            <text:p>38349</text:p>
          </table:table-cell>
          <table:table-cell office:value-type="float" office:value="3880" table:style-name="ce2">
            <text:p>3880</text:p>
          </table:table-cell>
          <table:table-cell office:value-type="float" office:value="751418.14" table:style-name="ce2">
            <text:p>751418.14</text:p>
          </table:table-cell>
          <table:table-cell office:value-type="float" office:value="6424.67" table:style-name="ce2">
            <text:p>6424.67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699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4757.3100000000004" table:style-name="ce2">
            <text:p>4757.31</text:p>
          </table:table-cell>
          <table:table-cell office:value-type="float" office:value="44014" table:style-name="ce2">
            <text:p>44014</text:p>
          </table:table-cell>
          <table:table-cell office:value-type="float" office:value="4036" table:style-name="ce2">
            <text:p>4036</text:p>
          </table:table-cell>
          <table:table-cell office:value-type="float" office:value="229" table:style-name="ce2">
            <text:p>229</text:p>
          </table:table-cell>
          <table:table-cell office:value-type="float" office:value="44198.76" table:style-name="ce2">
            <text:p>44198.76</text:p>
          </table:table-cell>
          <table:table-cell office:value-type="float" office:value="8.2899999999999991" table:style-name="ce2">
            <text:p>8.29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0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387.22" table:style-name="ce2">
            <text:p>4387.22</text:p>
          </table:table-cell>
          <table:table-cell office:value-type="float" office:value="175946" table:style-name="ce2">
            <text:p>175946</text:p>
          </table:table-cell>
          <table:table-cell office:value-type="float" office:value="15056" table:style-name="ce2">
            <text:p>15056</text:p>
          </table:table-cell>
          <table:table-cell office:value-type="float" office:value="892" table:style-name="ce2">
            <text:p>892</text:p>
          </table:table-cell>
          <table:table-cell office:value-type="float" office:value="44769.62" table:style-name="ce2">
            <text:p>44769.62</text:p>
          </table:table-cell>
          <table:table-cell office:value-type="float" office:value="9.1999999999999993" table:style-name="ce2">
            <text:p>9.2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1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1939.77" table:style-name="ce2">
            <text:p>1939.77</text:p>
          </table:table-cell>
          <table:table-cell office:value-type="float" office:value="17770" table:style-name="ce2">
            <text:p>17770</text:p>
          </table:table-cell>
          <table:table-cell office:value-type="float" office:value="1472" table:style-name="ce2">
            <text:p>1472</text:p>
          </table:table-cell>
          <table:table-cell office:value-type="float" office:value="6" table:style-name="ce2">
            <text:p>6</text:p>
          </table:table-cell>
          <table:table-cell office:value-type="float" office:value="1092.6300000000001" table:style-name="ce2">
            <text:p>1092.63</text:p>
          </table:table-cell>
          <table:table-cell office:value-type="float" office:value="-0.44" table:style-name="ce2">
            <text:p>-0.44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2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969.49" table:style-name="ce2">
            <text:p>969.49</text:p>
          </table:table-cell>
          <table:table-cell office:value-type="float" office:value="262063" table:style-name="ce2">
            <text:p>262063</text:p>
          </table:table-cell>
          <table:table-cell office:value-type="float" office:value="4387" table:style-name="ce2">
            <text:p>4387</text:p>
          </table:table-cell>
          <table:table-cell office:value-type="float" office:value="178" table:style-name="ce2">
            <text:p>178</text:p>
          </table:table-cell>
          <table:table-cell office:value-type="float" office:value="26336.49" table:style-name="ce2">
            <text:p>26336.49</text:p>
          </table:table-cell>
          <table:table-cell office:value-type="float" office:value="26.17" table:style-name="ce2">
            <text:p>26.17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3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429.85" table:style-name="ce2">
            <text:p>429.85</text:p>
          </table:table-cell>
          <table:table-cell office:value-type="float" office:value="321259" table:style-name="ce2">
            <text:p>321259</text:p>
          </table:table-cell>
          <table:table-cell office:value-type="float" office:value="22794" table:style-name="ce2">
            <text:p>22794</text:p>
          </table:table-cell>
          <table:table-cell office:value-type="float" office:value="2095" table:style-name="ce2">
            <text:p>2095</text:p>
          </table:table-cell>
          <table:table-cell office:value-type="float" office:value="225169.79" table:style-name="ce2">
            <text:p>225169.79</text:p>
          </table:table-cell>
          <table:table-cell office:value-type="float" office:value="522.83000000000004" table:style-name="ce2">
            <text:p>522.83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4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742.74" table:style-name="ce2">
            <text:p>742.74</text:p>
          </table:table-cell>
          <table:table-cell office:value-type="float" office:value="12893" table:style-name="ce2">
            <text:p>12893</text:p>
          </table:table-cell>
          <table:table-cell office:value-type="float" office:value="442" table:style-name="ce2">
            <text:p>442</text:p>
          </table:table-cell>
          <table:table-cell office:value-type="float" office:value="33" table:style-name="ce2">
            <text:p>33</text:p>
          </table:table-cell>
          <table:table-cell office:value-type="float" office:value="15285.76" table:style-name="ce2">
            <text:p>15285.76</text:p>
          </table:table-cell>
          <table:table-cell office:value-type="float" office:value="19.579999999999998" table:style-name="ce2">
            <text:p>19.58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5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875.76" table:style-name="ce2">
            <text:p>875.76</text:p>
          </table:table-cell>
          <table:table-cell office:value-type="float" office:value="197541" table:style-name="ce2">
            <text:p>197541</text:p>
          </table:table-cell>
          <table:table-cell office:value-type="float" office:value="6842" table:style-name="ce2">
            <text:p>6842</text:p>
          </table:table-cell>
          <table:table-cell office:value-type="float" office:value="889" table:style-name="ce2">
            <text:p>889</text:p>
          </table:table-cell>
          <table:table-cell office:value-type="float" office:value="286852.56" table:style-name="ce2">
            <text:p>286852.56</text:p>
          </table:table-cell>
          <table:table-cell office:value-type="float" office:value="326.55" table:style-name="ce2">
            <text:p>326.55</text:p>
          </table:table-cell>
          <table:table-cell office:value-type="date" office:date-value="2024-12-08T00:00:00" table:style-name="ce3">
            <text:p>8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6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685.74" table:style-name="ce2">
            <text:p>4685.74</text:p>
          </table:table-cell>
          <table:table-cell office:value-type="float" office:value="160954" table:style-name="ce2">
            <text:p>160954</text:p>
          </table:table-cell>
          <table:table-cell office:value-type="float" office:value="427" table:style-name="ce2">
            <text:p>427</text:p>
          </table:table-cell>
          <table:table-cell office:value-type="float" office:value="23" table:style-name="ce2">
            <text:p>23</text:p>
          </table:table-cell>
          <table:table-cell office:value-type="float" office:value="9217.3700000000008" table:style-name="ce2">
            <text:p>9217.37</text:p>
          </table:table-cell>
          <table:table-cell office:value-type="float" office:value="0.97" table:style-name="ce2">
            <text:p>0.97</text:p>
          </table:table-cell>
          <table:table-cell office:value-type="date" office:date-value="2025-01-12T00:00:00" table:style-name="ce3">
            <text:p>12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7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745.33" table:style-name="ce2">
            <text:p>1745.33</text:p>
          </table:table-cell>
          <table:table-cell office:value-type="float" office:value="355308" table:style-name="ce2">
            <text:p>355308</text:p>
          </table:table-cell>
          <table:table-cell office:value-type="float" office:value="20896" table:style-name="ce2">
            <text:p>20896</text:p>
          </table:table-cell>
          <table:table-cell office:value-type="float" office:value="3530" table:style-name="ce2">
            <text:p>3530</text:p>
          </table:table-cell>
          <table:table-cell office:value-type="float" office:value="1672058.54" table:style-name="ce2">
            <text:p>1672058.54</text:p>
          </table:table-cell>
          <table:table-cell office:value-type="float" office:value="957.02" table:style-name="ce2">
            <text:p>957.02</text:p>
          </table:table-cell>
          <table:table-cell office:value-type="date" office:date-value="2024-11-16T00:00:00" table:style-name="ce3">
            <text:p>1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8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712.94" table:style-name="ce2">
            <text:p>712.94</text:p>
          </table:table-cell>
          <table:table-cell office:value-type="float" office:value="360757" table:style-name="ce2">
            <text:p>360757</text:p>
          </table:table-cell>
          <table:table-cell office:value-type="float" office:value="24665" table:style-name="ce2">
            <text:p>24665</text:p>
          </table:table-cell>
          <table:table-cell office:value-type="float" office:value="1167" table:style-name="ce2">
            <text:p>1167</text:p>
          </table:table-cell>
          <table:table-cell office:value-type="float" office:value="164784.09" table:style-name="ce2">
            <text:p>164784.09</text:p>
          </table:table-cell>
          <table:table-cell office:value-type="float" office:value="230.13" table:style-name="ce2">
            <text:p>230.13</text:p>
          </table:table-cell>
          <table:table-cell office:value-type="date" office:date-value="2025-01-11T00:00:00" table:style-name="ce3">
            <text:p>1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09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3166.44" table:style-name="ce2">
            <text:p>3166.44</text:p>
          </table:table-cell>
          <table:table-cell office:value-type="float" office:value="10242" table:style-name="ce2">
            <text:p>10242</text:p>
          </table:table-cell>
          <table:table-cell office:value-type="float" office:value="1012" table:style-name="ce2">
            <text:p>1012</text:p>
          </table:table-cell>
          <table:table-cell office:value-type="float" office:value="171" table:style-name="ce2">
            <text:p>171</text:p>
          </table:table-cell>
          <table:table-cell office:value-type="float" office:value="56838.48" table:style-name="ce2">
            <text:p>56838.48</text:p>
          </table:table-cell>
          <table:table-cell office:value-type="float" office:value="16.95" table:style-name="ce2">
            <text:p>16.95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0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884.63" table:style-name="ce2">
            <text:p>1884.63</text:p>
          </table:table-cell>
          <table:table-cell office:value-type="float" office:value="273034" table:style-name="ce2">
            <text:p>273034</text:p>
          </table:table-cell>
          <table:table-cell office:value-type="float" office:value="26110" table:style-name="ce2">
            <text:p>26110</text:p>
          </table:table-cell>
          <table:table-cell office:value-type="float" office:value="4542" table:style-name="ce2">
            <text:p>4542</text:p>
          </table:table-cell>
          <table:table-cell office:value-type="float" office:value="651872.51" table:style-name="ce2">
            <text:p>651872.51</text:p>
          </table:table-cell>
          <table:table-cell office:value-type="float" office:value="344.89" table:style-name="ce2">
            <text:p>344.89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1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4640.6899999999996" table:style-name="ce2">
            <text:p>4640.69</text:p>
          </table:table-cell>
          <table:table-cell office:value-type="float" office:value="406677" table:style-name="ce2">
            <text:p>406677</text:p>
          </table:table-cell>
          <table:table-cell office:value-type="float" office:value="17824" table:style-name="ce2">
            <text:p>17824</text:p>
          </table:table-cell>
          <table:table-cell office:value-type="float" office:value="2064" table:style-name="ce2">
            <text:p>2064</text:p>
          </table:table-cell>
          <table:table-cell office:value-type="float" office:value="153489.88" table:style-name="ce2">
            <text:p>153489.88</text:p>
          </table:table-cell>
          <table:table-cell office:value-type="float" office:value="32.07" table:style-name="ce2">
            <text:p>32.07</text:p>
          </table:table-cell>
          <table:table-cell office:value-type="date" office:date-value="2024-11-28T00:00:00" table:style-name="ce3">
            <text:p>28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2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689.53" table:style-name="ce2">
            <text:p>1689.53</text:p>
          </table:table-cell>
          <table:table-cell office:value-type="float" office:value="50979" table:style-name="ce2">
            <text:p>50979</text:p>
          </table:table-cell>
          <table:table-cell office:value-type="float" office:value="3234" table:style-name="ce2">
            <text:p>3234</text:p>
          </table:table-cell>
          <table:table-cell office:value-type="float" office:value="311" table:style-name="ce2">
            <text:p>311</text:p>
          </table:table-cell>
          <table:table-cell office:value-type="float" office:value="68820.28" table:style-name="ce2">
            <text:p>68820.28</text:p>
          </table:table-cell>
          <table:table-cell office:value-type="float" office:value="39.729999999999997" table:style-name="ce2">
            <text:p>39.73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3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204.09" table:style-name="ce2">
            <text:p>2204.09</text:p>
          </table:table-cell>
          <table:table-cell office:value-type="float" office:value="381778" table:style-name="ce2">
            <text:p>381778</text:p>
          </table:table-cell>
          <table:table-cell office:value-type="float" office:value="23852" table:style-name="ce2">
            <text:p>23852</text:p>
          </table:table-cell>
          <table:table-cell office:value-type="float" office:value="580" table:style-name="ce2">
            <text:p>580</text:p>
          </table:table-cell>
          <table:table-cell office:value-type="float" office:value="248110.59" table:style-name="ce2">
            <text:p>248110.59</text:p>
          </table:table-cell>
          <table:table-cell office:value-type="float" office:value="111.57" table:style-name="ce2">
            <text:p>111.57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4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970.23" table:style-name="ce2">
            <text:p>1970.23</text:p>
          </table:table-cell>
          <table:table-cell office:value-type="float" office:value="494607" table:style-name="ce2">
            <text:p>494607</text:p>
          </table:table-cell>
          <table:table-cell office:value-type="float" office:value="41675" table:style-name="ce2">
            <text:p>41675</text:p>
          </table:table-cell>
          <table:table-cell office:value-type="float" office:value="5597" table:style-name="ce2">
            <text:p>5597</text:p>
          </table:table-cell>
          <table:table-cell office:value-type="float" office:value="1190400.92" table:style-name="ce2">
            <text:p>1190400.92</text:p>
          </table:table-cell>
          <table:table-cell office:value-type="float" office:value="603.19000000000005" table:style-name="ce2">
            <text:p>603.19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5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3820.79" table:style-name="ce2">
            <text:p>3820.79</text:p>
          </table:table-cell>
          <table:table-cell office:value-type="float" office:value="156919" table:style-name="ce2">
            <text:p>156919</text:p>
          </table:table-cell>
          <table:table-cell office:value-type="float" office:value="126" table:style-name="ce2">
            <text:p>126</text:p>
          </table:table-cell>
          <table:table-cell office:value-type="float" office:value="15" table:style-name="ce2">
            <text:p>15</text:p>
          </table:table-cell>
          <table:table-cell office:value-type="float" office:value="4379.16" table:style-name="ce2">
            <text:p>4379.16</text:p>
          </table:table-cell>
          <table:table-cell office:value-type="float" office:value="0.15" table:style-name="ce2">
            <text:p>0.15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6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2597.12" table:style-name="ce2">
            <text:p>2597.12</text:p>
          </table:table-cell>
          <table:table-cell office:value-type="float" office:value="436791" table:style-name="ce2">
            <text:p>436791</text:p>
          </table:table-cell>
          <table:table-cell office:value-type="float" office:value="8168" table:style-name="ce2">
            <text:p>8168</text:p>
          </table:table-cell>
          <table:table-cell office:value-type="float" office:value="718" table:style-name="ce2">
            <text:p>718</text:p>
          </table:table-cell>
          <table:table-cell office:value-type="float" office:value="108930.23" table:style-name="ce2">
            <text:p>108930.23</text:p>
          </table:table-cell>
          <table:table-cell office:value-type="float" office:value="40.94" table:style-name="ce2">
            <text:p>40.94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7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677.15" table:style-name="ce2">
            <text:p>1677.15</text:p>
          </table:table-cell>
          <table:table-cell office:value-type="float" office:value="133438" table:style-name="ce2">
            <text:p>133438</text:p>
          </table:table-cell>
          <table:table-cell office:value-type="float" office:value="12219" table:style-name="ce2">
            <text:p>12219</text:p>
          </table:table-cell>
          <table:table-cell office:value-type="float" office:value="2401" table:style-name="ce2">
            <text:p>2401</text:p>
          </table:table-cell>
          <table:table-cell office:value-type="float" office:value="1187615.3700000001" table:style-name="ce2">
            <text:p>1187615.37</text:p>
          </table:table-cell>
          <table:table-cell office:value-type="float" office:value="707.12" table:style-name="ce2">
            <text:p>707.12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8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22.34" table:style-name="ce2">
            <text:p>422.34</text:p>
          </table:table-cell>
          <table:table-cell office:value-type="float" office:value="401478" table:style-name="ce2">
            <text:p>401478</text:p>
          </table:table-cell>
          <table:table-cell office:value-type="float" office:value="4066" table:style-name="ce2">
            <text:p>4066</text:p>
          </table:table-cell>
          <table:table-cell office:value-type="float" office:value="277" table:style-name="ce2">
            <text:p>277</text:p>
          </table:table-cell>
          <table:table-cell office:value-type="float" office:value="34610.61" table:style-name="ce2">
            <text:p>34610.61</text:p>
          </table:table-cell>
          <table:table-cell office:value-type="float" office:value="80.95" table:style-name="ce2">
            <text:p>80.95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19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168.52" table:style-name="ce2">
            <text:p>1168.52</text:p>
          </table:table-cell>
          <table:table-cell office:value-type="float" office:value="343936" table:style-name="ce2">
            <text:p>343936</text:p>
          </table:table-cell>
          <table:table-cell office:value-type="float" office:value="12315" table:style-name="ce2">
            <text:p>12315</text:p>
          </table:table-cell>
          <table:table-cell office:value-type="float" office:value="358" table:style-name="ce2">
            <text:p>358</text:p>
          </table:table-cell>
          <table:table-cell office:value-type="float" office:value="23216.62" table:style-name="ce2">
            <text:p>23216.62</text:p>
          </table:table-cell>
          <table:table-cell office:value-type="float" office:value="18.87" table:style-name="ce2">
            <text:p>18.87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0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751.72" table:style-name="ce2">
            <text:p>1751.72</text:p>
          </table:table-cell>
          <table:table-cell office:value-type="float" office:value="94418" table:style-name="ce2">
            <text:p>94418</text:p>
          </table:table-cell>
          <table:table-cell office:value-type="float" office:value="5613" table:style-name="ce2">
            <text:p>5613</text:p>
          </table:table-cell>
          <table:table-cell office:value-type="float" office:value="707" table:style-name="ce2">
            <text:p>707</text:p>
          </table:table-cell>
          <table:table-cell office:value-type="float" office:value="145392.59" table:style-name="ce2">
            <text:p>145392.59</text:p>
          </table:table-cell>
          <table:table-cell office:value-type="float" office:value="82" table:style-name="ce2">
            <text:p>82</text:p>
          </table:table-cell>
          <table:table-cell office:value-type="date" office:date-value="2024-12-18T00:00:00" table:style-name="ce3">
            <text:p>18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1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547.71" table:style-name="ce2">
            <text:p>4547.71</text:p>
          </table:table-cell>
          <table:table-cell office:value-type="float" office:value="463071" table:style-name="ce2">
            <text:p>463071</text:p>
          </table:table-cell>
          <table:table-cell office:value-type="float" office:value="46277" table:style-name="ce2">
            <text:p>46277</text:p>
          </table:table-cell>
          <table:table-cell office:value-type="float" office:value="50" table:style-name="ce2">
            <text:p>50</text:p>
          </table:table-cell>
          <table:table-cell office:value-type="float" office:value="4902.8500000000004" table:style-name="ce2">
            <text:p>4902.85</text:p>
          </table:table-cell>
          <table:table-cell office:value-type="float" office:value="0.08" table:style-name="ce2">
            <text:p>0.08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2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781.85" table:style-name="ce2">
            <text:p>2781.85</text:p>
          </table:table-cell>
          <table:table-cell office:value-type="float" office:value="394773" table:style-name="ce2">
            <text:p>394773</text:p>
          </table:table-cell>
          <table:table-cell office:value-type="float" office:value="5516" table:style-name="ce2">
            <text:p>5516</text:p>
          </table:table-cell>
          <table:table-cell office:value-type="float" office:value="153" table:style-name="ce2">
            <text:p>153</text:p>
          </table:table-cell>
          <table:table-cell office:value-type="float" office:value="30102.93" table:style-name="ce2">
            <text:p>30102.93</text:p>
          </table:table-cell>
          <table:table-cell office:value-type="float" office:value="9.82" table:style-name="ce2">
            <text:p>9.82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3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692.27" table:style-name="ce2">
            <text:p>2692.27</text:p>
          </table:table-cell>
          <table:table-cell office:value-type="float" office:value="139027" table:style-name="ce2">
            <text:p>139027</text:p>
          </table:table-cell>
          <table:table-cell office:value-type="float" office:value="7962" table:style-name="ce2">
            <text:p>7962</text:p>
          </table:table-cell>
          <table:table-cell office:value-type="float" office:value="590" table:style-name="ce2">
            <text:p>590</text:p>
          </table:table-cell>
          <table:table-cell office:value-type="float" office:value="235734.92" table:style-name="ce2">
            <text:p>235734.92</text:p>
          </table:table-cell>
          <table:table-cell office:value-type="float" office:value="86.56" table:style-name="ce2">
            <text:p>86.56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4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337.5300000000002" table:style-name="ce2">
            <text:p>2337.53</text:p>
          </table:table-cell>
          <table:table-cell office:value-type="float" office:value="393609" table:style-name="ce2">
            <text:p>393609</text:p>
          </table:table-cell>
          <table:table-cell office:value-type="float" office:value="31595" table:style-name="ce2">
            <text:p>31595</text:p>
          </table:table-cell>
          <table:table-cell office:value-type="float" office:value="3126" table:style-name="ce2">
            <text:p>3126</text:p>
          </table:table-cell>
          <table:table-cell office:value-type="float" office:value="333878.96000000002" table:style-name="ce2">
            <text:p>333878.96</text:p>
          </table:table-cell>
          <table:table-cell office:value-type="float" office:value="141.83000000000001" table:style-name="ce2">
            <text:p>141.83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5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310.22" table:style-name="ce2">
            <text:p>4310.22</text:p>
          </table:table-cell>
          <table:table-cell office:value-type="float" office:value="117601" table:style-name="ce2">
            <text:p>117601</text:p>
          </table:table-cell>
          <table:table-cell office:value-type="float" office:value="10874" table:style-name="ce2">
            <text:p>10874</text:p>
          </table:table-cell>
          <table:table-cell office:value-type="float" office:value="1815" table:style-name="ce2">
            <text:p>1815</text:p>
          </table:table-cell>
          <table:table-cell office:value-type="float" office:value="569553.77" table:style-name="ce2">
            <text:p>569553.77</text:p>
          </table:table-cell>
          <table:table-cell office:value-type="float" office:value="131.13999999999999" table:style-name="ce2">
            <text:p>131.14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6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317.66" table:style-name="ce2">
            <text:p>1317.66</text:p>
          </table:table-cell>
          <table:table-cell office:value-type="float" office:value="278319" table:style-name="ce2">
            <text:p>278319</text:p>
          </table:table-cell>
          <table:table-cell office:value-type="float" office:value="23495" table:style-name="ce2">
            <text:p>23495</text:p>
          </table:table-cell>
          <table:table-cell office:value-type="float" office:value="401" table:style-name="ce2">
            <text:p>401</text:p>
          </table:table-cell>
          <table:table-cell office:value-type="float" office:value="128841.16" table:style-name="ce2">
            <text:p>128841.16</text:p>
          </table:table-cell>
          <table:table-cell office:value-type="float" office:value="96.78" table:style-name="ce2">
            <text:p>96.78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7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765.9" table:style-name="ce2">
            <text:p>765.9</text:p>
          </table:table-cell>
          <table:table-cell office:value-type="float" office:value="438337" table:style-name="ce2">
            <text:p>438337</text:p>
          </table:table-cell>
          <table:table-cell office:value-type="float" office:value="26650" table:style-name="ce2">
            <text:p>26650</text:p>
          </table:table-cell>
          <table:table-cell office:value-type="float" office:value="3581" table:style-name="ce2">
            <text:p>3581</text:p>
          </table:table-cell>
          <table:table-cell office:value-type="float" office:value="1231743.48" table:style-name="ce2">
            <text:p>1231743.48</text:p>
          </table:table-cell>
          <table:table-cell office:value-type="float" office:value="1607.23" table:style-name="ce2">
            <text:p>1607.23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8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1118.6099999999999" table:style-name="ce2">
            <text:p>1118.61</text:p>
          </table:table-cell>
          <table:table-cell office:value-type="float" office:value="326146" table:style-name="ce2">
            <text:p>326146</text:p>
          </table:table-cell>
          <table:table-cell office:value-type="float" office:value="4203" table:style-name="ce2">
            <text:p>4203</text:p>
          </table:table-cell>
          <table:table-cell office:value-type="float" office:value="216" table:style-name="ce2">
            <text:p>216</text:p>
          </table:table-cell>
          <table:table-cell office:value-type="float" office:value="19317.759999999998" table:style-name="ce2">
            <text:p>19317.76</text:p>
          </table:table-cell>
          <table:table-cell office:value-type="float" office:value="16.27" table:style-name="ce2">
            <text:p>16.27</text:p>
          </table:table-cell>
          <table:table-cell office:value-type="date" office:date-value="2025-01-11T00:00:00" table:style-name="ce3">
            <text:p>1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29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647.26" table:style-name="ce2">
            <text:p>647.26</text:p>
          </table:table-cell>
          <table:table-cell office:value-type="float" office:value="300200" table:style-name="ce2">
            <text:p>300200</text:p>
          </table:table-cell>
          <table:table-cell office:value-type="float" office:value="774" table:style-name="ce2">
            <text:p>774</text:p>
          </table:table-cell>
          <table:table-cell office:value-type="float" office:value="51" table:style-name="ce2">
            <text:p>51</text:p>
          </table:table-cell>
          <table:table-cell office:value-type="float" office:value="6785.02" table:style-name="ce2">
            <text:p>6785.02</text:p>
          </table:table-cell>
          <table:table-cell office:value-type="float" office:value="9.48" table:style-name="ce2">
            <text:p>9.48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0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1498.13" table:style-name="ce2">
            <text:p>1498.13</text:p>
          </table:table-cell>
          <table:table-cell office:value-type="float" office:value="405471" table:style-name="ce2">
            <text:p>405471</text:p>
          </table:table-cell>
          <table:table-cell office:value-type="float" office:value="4824" table:style-name="ce2">
            <text:p>4824</text:p>
          </table:table-cell>
          <table:table-cell office:value-type="float" office:value="703" table:style-name="ce2">
            <text:p>703</text:p>
          </table:table-cell>
          <table:table-cell office:value-type="float" office:value="82874.63" table:style-name="ce2">
            <text:p>82874.63</text:p>
          </table:table-cell>
          <table:table-cell office:value-type="float" office:value="54.32" table:style-name="ce2">
            <text:p>54.32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1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3706.01" table:style-name="ce2">
            <text:p>3706.01</text:p>
          </table:table-cell>
          <table:table-cell office:value-type="float" office:value="288166" table:style-name="ce2">
            <text:p>288166</text:p>
          </table:table-cell>
          <table:table-cell office:value-type="float" office:value="24272" table:style-name="ce2">
            <text:p>24272</text:p>
          </table:table-cell>
          <table:table-cell office:value-type="float" office:value="3454" table:style-name="ce2">
            <text:p>3454</text:p>
          </table:table-cell>
          <table:table-cell office:value-type="float" office:value="1120190.55" table:style-name="ce2">
            <text:p>1120190.55</text:p>
          </table:table-cell>
          <table:table-cell office:value-type="float" office:value="301.26" table:style-name="ce2">
            <text:p>301.26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2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145" table:style-name="ce2">
            <text:p>2145</text:p>
          </table:table-cell>
          <table:table-cell office:value-type="float" office:value="72236" table:style-name="ce2">
            <text:p>72236</text:p>
          </table:table-cell>
          <table:table-cell office:value-type="float" office:value="1348" table:style-name="ce2">
            <text:p>1348</text:p>
          </table:table-cell>
          <table:table-cell office:value-type="float" office:value="195" table:style-name="ce2">
            <text:p>195</text:p>
          </table:table-cell>
          <table:table-cell office:value-type="float" office:value="84523.75" table:style-name="ce2">
            <text:p>84523.75</text:p>
          </table:table-cell>
          <table:table-cell office:value-type="float" office:value="38.409999999999997" table:style-name="ce2">
            <text:p>38.41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3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535.69" table:style-name="ce2">
            <text:p>2535.69</text:p>
          </table:table-cell>
          <table:table-cell office:value-type="float" office:value="33205" table:style-name="ce2">
            <text:p>33205</text:p>
          </table:table-cell>
          <table:table-cell office:value-type="float" office:value="1299" table:style-name="ce2">
            <text:p>1299</text:p>
          </table:table-cell>
          <table:table-cell office:value-type="float" office:value="94" table:style-name="ce2">
            <text:p>94</text:p>
          </table:table-cell>
          <table:table-cell office:value-type="float" office:value="27320.37" table:style-name="ce2">
            <text:p>27320.37</text:p>
          </table:table-cell>
          <table:table-cell office:value-type="float" office:value="9.77" table:style-name="ce2">
            <text:p>9.77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4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3054.2" table:style-name="ce2">
            <text:p>3054.2</text:p>
          </table:table-cell>
          <table:table-cell office:value-type="float" office:value="325221" table:style-name="ce2">
            <text:p>325221</text:p>
          </table:table-cell>
          <table:table-cell office:value-type="float" office:value="6415" table:style-name="ce2">
            <text:p>6415</text:p>
          </table:table-cell>
          <table:table-cell office:value-type="float" office:value="969" table:style-name="ce2">
            <text:p>969</text:p>
          </table:table-cell>
          <table:table-cell office:value-type="float" office:value="384727.25" table:style-name="ce2">
            <text:p>384727.25</text:p>
          </table:table-cell>
          <table:table-cell office:value-type="float" office:value="124.97" table:style-name="ce2">
            <text:p>124.97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5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310.8000000000002" table:style-name="ce2">
            <text:p>2310.8</text:p>
          </table:table-cell>
          <table:table-cell office:value-type="float" office:value="303136" table:style-name="ce2">
            <text:p>303136</text:p>
          </table:table-cell>
          <table:table-cell office:value-type="float" office:value="26208" table:style-name="ce2">
            <text:p>26208</text:p>
          </table:table-cell>
          <table:table-cell office:value-type="float" office:value="1689" table:style-name="ce2">
            <text:p>1689</text:p>
          </table:table-cell>
          <table:table-cell office:value-type="float" office:value="539591.18999999994" table:style-name="ce2">
            <text:p>539591.19</text:p>
          </table:table-cell>
          <table:table-cell office:value-type="float" office:value="232.51" table:style-name="ce2">
            <text:p>232.51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6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1645.23" table:style-name="ce2">
            <text:p>1645.23</text:p>
          </table:table-cell>
          <table:table-cell office:value-type="float" office:value="380228" table:style-name="ce2">
            <text:p>380228</text:p>
          </table:table-cell>
          <table:table-cell office:value-type="float" office:value="27892" table:style-name="ce2">
            <text:p>27892</text:p>
          </table:table-cell>
          <table:table-cell office:value-type="float" office:value="4435" table:style-name="ce2">
            <text:p>4435</text:p>
          </table:table-cell>
          <table:table-cell office:value-type="float" office:value="2000403.22" table:style-name="ce2">
            <text:p>2000403.22</text:p>
          </table:table-cell>
          <table:table-cell office:value-type="float" office:value="1214.8800000000001" table:style-name="ce2">
            <text:p>1214.88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7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819.34" table:style-name="ce2">
            <text:p>819.34</text:p>
          </table:table-cell>
          <table:table-cell office:value-type="float" office:value="240575" table:style-name="ce2">
            <text:p>240575</text:p>
          </table:table-cell>
          <table:table-cell office:value-type="float" office:value="3743" table:style-name="ce2">
            <text:p>3743</text:p>
          </table:table-cell>
          <table:table-cell office:value-type="float" office:value="659" table:style-name="ce2">
            <text:p>659</text:p>
          </table:table-cell>
          <table:table-cell office:value-type="float" office:value="79839.17" table:style-name="ce2">
            <text:p>79839.17</text:p>
          </table:table-cell>
          <table:table-cell office:value-type="float" office:value="96.44" table:style-name="ce2">
            <text:p>96.44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8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413.09" table:style-name="ce2">
            <text:p>1413.09</text:p>
          </table:table-cell>
          <table:table-cell office:value-type="float" office:value="73605" table:style-name="ce2">
            <text:p>73605</text:p>
          </table:table-cell>
          <table:table-cell office:value-type="float" office:value="6988" table:style-name="ce2">
            <text:p>6988</text:p>
          </table:table-cell>
          <table:table-cell office:value-type="float" office:value="1216" table:style-name="ce2">
            <text:p>1216</text:p>
          </table:table-cell>
          <table:table-cell office:value-type="float" office:value="417328.37" table:style-name="ce2">
            <text:p>417328.37</text:p>
          </table:table-cell>
          <table:table-cell office:value-type="float" office:value="294.33" table:style-name="ce2">
            <text:p>294.33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39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976.94" table:style-name="ce2">
            <text:p>1976.94</text:p>
          </table:table-cell>
          <table:table-cell office:value-type="float" office:value="403022" table:style-name="ce2">
            <text:p>403022</text:p>
          </table:table-cell>
          <table:table-cell office:value-type="float" office:value="35504" table:style-name="ce2">
            <text:p>35504</text:p>
          </table:table-cell>
          <table:table-cell office:value-type="float" office:value="2634" table:style-name="ce2">
            <text:p>2634</text:p>
          </table:table-cell>
          <table:table-cell office:value-type="float" office:value="1095262.72" table:style-name="ce2">
            <text:p>1095262.72</text:p>
          </table:table-cell>
          <table:table-cell office:value-type="float" office:value="553.02" table:style-name="ce2">
            <text:p>553.02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0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509.39" table:style-name="ce2">
            <text:p>509.39</text:p>
          </table:table-cell>
          <table:table-cell office:value-type="float" office:value="474094" table:style-name="ce2">
            <text:p>474094</text:p>
          </table:table-cell>
          <table:table-cell office:value-type="float" office:value="32959" table:style-name="ce2">
            <text:p>32959</text:p>
          </table:table-cell>
          <table:table-cell office:value-type="float" office:value="1581" table:style-name="ce2">
            <text:p>1581</text:p>
          </table:table-cell>
          <table:table-cell office:value-type="float" office:value="311195.84000000003" table:style-name="ce2">
            <text:p>311195.84</text:p>
          </table:table-cell>
          <table:table-cell office:value-type="float" office:value="609.91999999999996" table:style-name="ce2">
            <text:p>609.92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1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044.8900000000001" table:style-name="ce2">
            <text:p>1044.89</text:p>
          </table:table-cell>
          <table:table-cell office:value-type="float" office:value="360378" table:style-name="ce2">
            <text:p>360378</text:p>
          </table:table-cell>
          <table:table-cell office:value-type="float" office:value="31645" table:style-name="ce2">
            <text:p>31645</text:p>
          </table:table-cell>
          <table:table-cell office:value-type="float" office:value="564" table:style-name="ce2">
            <text:p>564</text:p>
          </table:table-cell>
          <table:table-cell office:value-type="float" office:value="235555.09" table:style-name="ce2">
            <text:p>235555.09</text:p>
          </table:table-cell>
          <table:table-cell office:value-type="float" office:value="224.44" table:style-name="ce2">
            <text:p>224.44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2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2167.1999999999998" table:style-name="ce2">
            <text:p>2167.2</text:p>
          </table:table-cell>
          <table:table-cell office:value-type="float" office:value="117648" table:style-name="ce2">
            <text:p>117648</text:p>
          </table:table-cell>
          <table:table-cell office:value-type="float" office:value="6460" table:style-name="ce2">
            <text:p>6460</text:p>
          </table:table-cell>
          <table:table-cell office:value-type="float" office:value="1066" table:style-name="ce2">
            <text:p>1066</text:p>
          </table:table-cell>
          <table:table-cell office:value-type="float" office:value="351778.34" table:style-name="ce2">
            <text:p>351778.34</text:p>
          </table:table-cell>
          <table:table-cell office:value-type="float" office:value="161.32" table:style-name="ce2">
            <text:p>161.32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3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140.97" table:style-name="ce2">
            <text:p>140.97</text:p>
          </table:table-cell>
          <table:table-cell office:value-type="float" office:value="356237" table:style-name="ce2">
            <text:p>356237</text:p>
          </table:table-cell>
          <table:table-cell office:value-type="float" office:value="2339" table:style-name="ce2">
            <text:p>2339</text:p>
          </table:table-cell>
          <table:table-cell office:value-type="float" office:value="214" table:style-name="ce2">
            <text:p>214</text:p>
          </table:table-cell>
          <table:table-cell office:value-type="float" office:value="22602.18" table:style-name="ce2">
            <text:p>22602.18</text:p>
          </table:table-cell>
          <table:table-cell office:value-type="float" office:value="159.33000000000001" table:style-name="ce2">
            <text:p>159.33</text:p>
          </table:table-cell>
          <table:table-cell office:value-type="date" office:date-value="2024-11-23T00:00:00" table:style-name="ce3">
            <text:p>23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4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746.74" table:style-name="ce2">
            <text:p>3746.74</text:p>
          </table:table-cell>
          <table:table-cell office:value-type="float" office:value="285318" table:style-name="ce2">
            <text:p>285318</text:p>
          </table:table-cell>
          <table:table-cell office:value-type="float" office:value="18930" table:style-name="ce2">
            <text:p>18930</text:p>
          </table:table-cell>
          <table:table-cell office:value-type="float" office:value="1386" table:style-name="ce2">
            <text:p>1386</text:p>
          </table:table-cell>
          <table:table-cell office:value-type="float" office:value="243337.89" table:style-name="ce2">
            <text:p>243337.89</text:p>
          </table:table-cell>
          <table:table-cell office:value-type="float" office:value="63.95" table:style-name="ce2">
            <text:p>63.95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5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947.97" table:style-name="ce2">
            <text:p>1947.97</text:p>
          </table:table-cell>
          <table:table-cell office:value-type="float" office:value="112729" table:style-name="ce2">
            <text:p>112729</text:p>
          </table:table-cell>
          <table:table-cell office:value-type="float" office:value="4674" table:style-name="ce2">
            <text:p>4674</text:p>
          </table:table-cell>
          <table:table-cell office:value-type="float" office:value="674" table:style-name="ce2">
            <text:p>674</text:p>
          </table:table-cell>
          <table:table-cell office:value-type="float" office:value="94089.06" table:style-name="ce2">
            <text:p>94089.06</text:p>
          </table:table-cell>
          <table:table-cell office:value-type="float" office:value="47.3" table:style-name="ce2">
            <text:p>47.3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6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535.12" table:style-name="ce2">
            <text:p>4535.12</text:p>
          </table:table-cell>
          <table:table-cell office:value-type="float" office:value="270809" table:style-name="ce2">
            <text:p>270809</text:p>
          </table:table-cell>
          <table:table-cell office:value-type="float" office:value="18673" table:style-name="ce2">
            <text:p>18673</text:p>
          </table:table-cell>
          <table:table-cell office:value-type="float" office:value="130" table:style-name="ce2">
            <text:p>130</text:p>
          </table:table-cell>
          <table:table-cell office:value-type="float" office:value="60217.88" table:style-name="ce2">
            <text:p>60217.88</text:p>
          </table:table-cell>
          <table:table-cell office:value-type="float" office:value="12.28" table:style-name="ce2">
            <text:p>12.28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7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1573.3" table:style-name="ce2">
            <text:p>1573.3</text:p>
          </table:table-cell>
          <table:table-cell office:value-type="float" office:value="217630" table:style-name="ce2">
            <text:p>217630</text:p>
          </table:table-cell>
          <table:table-cell office:value-type="float" office:value="12301" table:style-name="ce2">
            <text:p>12301</text:p>
          </table:table-cell>
          <table:table-cell office:value-type="float" office:value="2121" table:style-name="ce2">
            <text:p>2121</text:p>
          </table:table-cell>
          <table:table-cell office:value-type="float" office:value="200707.91" table:style-name="ce2">
            <text:p>200707.91</text:p>
          </table:table-cell>
          <table:table-cell office:value-type="float" office:value="126.57" table:style-name="ce2">
            <text:p>126.57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8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434.54" table:style-name="ce2">
            <text:p>434.54</text:p>
          </table:table-cell>
          <table:table-cell office:value-type="float" office:value="218379" table:style-name="ce2">
            <text:p>218379</text:p>
          </table:table-cell>
          <table:table-cell office:value-type="float" office:value="3854" table:style-name="ce2">
            <text:p>3854</text:p>
          </table:table-cell>
          <table:table-cell office:value-type="float" office:value="17" table:style-name="ce2">
            <text:p>17</text:p>
          </table:table-cell>
          <table:table-cell office:value-type="float" office:value="6662.39" table:style-name="ce2">
            <text:p>6662.39</text:p>
          </table:table-cell>
          <table:table-cell office:value-type="float" office:value="14.33" table:style-name="ce2">
            <text:p>14.33</text:p>
          </table:table-cell>
          <table:table-cell office:value-type="date" office:date-value="2025-02-02T00:00:00" table:style-name="ce3">
            <text:p>2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49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435.29" table:style-name="ce2">
            <text:p>1435.29</text:p>
          </table:table-cell>
          <table:table-cell office:value-type="float" office:value="187995" table:style-name="ce2">
            <text:p>187995</text:p>
          </table:table-cell>
          <table:table-cell office:value-type="float" office:value="15271" table:style-name="ce2">
            <text:p>15271</text:p>
          </table:table-cell>
          <table:table-cell office:value-type="float" office:value="594" table:style-name="ce2">
            <text:p>594</text:p>
          </table:table-cell>
          <table:table-cell office:value-type="float" office:value="247092.73" table:style-name="ce2">
            <text:p>247092.73</text:p>
          </table:table-cell>
          <table:table-cell office:value-type="float" office:value="171.16" table:style-name="ce2">
            <text:p>171.16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0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193.22" table:style-name="ce2">
            <text:p>193.22</text:p>
          </table:table-cell>
          <table:table-cell office:value-type="float" office:value="218019" table:style-name="ce2">
            <text:p>218019</text:p>
          </table:table-cell>
          <table:table-cell office:value-type="float" office:value="9966" table:style-name="ce2">
            <text:p>9966</text:p>
          </table:table-cell>
          <table:table-cell office:value-type="float" office:value="740" table:style-name="ce2">
            <text:p>740</text:p>
          </table:table-cell>
          <table:table-cell office:value-type="float" office:value="184082" table:style-name="ce2">
            <text:p>184082</text:p>
          </table:table-cell>
          <table:table-cell office:value-type="float" office:value="951.71" table:style-name="ce2">
            <text:p>951.71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1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274.15" table:style-name="ce2">
            <text:p>2274.15</text:p>
          </table:table-cell>
          <table:table-cell office:value-type="float" office:value="82877" table:style-name="ce2">
            <text:p>82877</text:p>
          </table:table-cell>
          <table:table-cell office:value-type="float" office:value="6826" table:style-name="ce2">
            <text:p>6826</text:p>
          </table:table-cell>
          <table:table-cell office:value-type="float" office:value="19" table:style-name="ce2">
            <text:p>19</text:p>
          </table:table-cell>
          <table:table-cell office:value-type="float" office:value="7433.96" table:style-name="ce2">
            <text:p>7433.96</text:p>
          </table:table-cell>
          <table:table-cell office:value-type="float" office:value="2.27" table:style-name="ce2">
            <text:p>2.27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2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613.38" table:style-name="ce2">
            <text:p>2613.38</text:p>
          </table:table-cell>
          <table:table-cell office:value-type="float" office:value="30084" table:style-name="ce2">
            <text:p>30084</text:p>
          </table:table-cell>
          <table:table-cell office:value-type="float" office:value="1670" table:style-name="ce2">
            <text:p>1670</text:p>
          </table:table-cell>
          <table:table-cell office:value-type="float" office:value="128" table:style-name="ce2">
            <text:p>128</text:p>
          </table:table-cell>
          <table:table-cell office:value-type="float" office:value="35290.370000000003" table:style-name="ce2">
            <text:p>35290.37</text:p>
          </table:table-cell>
          <table:table-cell office:value-type="float" office:value="12.5" table:style-name="ce2">
            <text:p>12.5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3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086.08" table:style-name="ce2">
            <text:p>3086.08</text:p>
          </table:table-cell>
          <table:table-cell office:value-type="float" office:value="170436" table:style-name="ce2">
            <text:p>170436</text:p>
          </table:table-cell>
          <table:table-cell office:value-type="float" office:value="14905" table:style-name="ce2">
            <text:p>14905</text:p>
          </table:table-cell>
          <table:table-cell office:value-type="float" office:value="92" table:style-name="ce2">
            <text:p>92</text:p>
          </table:table-cell>
          <table:table-cell office:value-type="float" office:value="31209.95" table:style-name="ce2">
            <text:p>31209.95</text:p>
          </table:table-cell>
          <table:table-cell office:value-type="float" office:value="9.11" table:style-name="ce2">
            <text:p>9.11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4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490.62" table:style-name="ce2">
            <text:p>3490.62</text:p>
          </table:table-cell>
          <table:table-cell office:value-type="float" office:value="293950" table:style-name="ce2">
            <text:p>293950</text:p>
          </table:table-cell>
          <table:table-cell office:value-type="float" office:value="20968" table:style-name="ce2">
            <text:p>20968</text:p>
          </table:table-cell>
          <table:table-cell office:value-type="float" office:value="1553" table:style-name="ce2">
            <text:p>1553</text:p>
          </table:table-cell>
          <table:table-cell office:value-type="float" office:value="611031.24" table:style-name="ce2">
            <text:p>611031.24</text:p>
          </table:table-cell>
          <table:table-cell office:value-type="float" office:value="174.05" table:style-name="ce2">
            <text:p>174.05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5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849.51" table:style-name="ce2">
            <text:p>3849.51</text:p>
          </table:table-cell>
          <table:table-cell office:value-type="float" office:value="395268" table:style-name="ce2">
            <text:p>395268</text:p>
          </table:table-cell>
          <table:table-cell office:value-type="float" office:value="15345" table:style-name="ce2">
            <text:p>15345</text:p>
          </table:table-cell>
          <table:table-cell office:value-type="float" office:value="381" table:style-name="ce2">
            <text:p>381</text:p>
          </table:table-cell>
          <table:table-cell office:value-type="float" office:value="172548.56" table:style-name="ce2">
            <text:p>172548.56</text:p>
          </table:table-cell>
          <table:table-cell office:value-type="float" office:value="43.82" table:style-name="ce2">
            <text:p>43.82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6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981.67" table:style-name="ce2">
            <text:p>3981.67</text:p>
          </table:table-cell>
          <table:table-cell office:value-type="float" office:value="5442" table:style-name="ce2">
            <text:p>5442</text:p>
          </table:table-cell>
          <table:table-cell office:value-type="float" office:value="93" table:style-name="ce2">
            <text:p>93</text:p>
          </table:table-cell>
          <table:table-cell office:value-type="float" office:value="16" table:style-name="ce2">
            <text:p>16</text:p>
          </table:table-cell>
          <table:table-cell office:value-type="float" office:value="3022.34" table:style-name="ce2">
            <text:p>3022.34</text:p>
          </table:table-cell>
          <table:table-cell office:value-type="float" office:value="-0.24" table:style-name="ce2">
            <text:p>-0.24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7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892.52" table:style-name="ce2">
            <text:p>2892.52</text:p>
          </table:table-cell>
          <table:table-cell office:value-type="float" office:value="446350" table:style-name="ce2">
            <text:p>446350</text:p>
          </table:table-cell>
          <table:table-cell office:value-type="float" office:value="37874" table:style-name="ce2">
            <text:p>37874</text:p>
          </table:table-cell>
          <table:table-cell office:value-type="float" office:value="754" table:style-name="ce2">
            <text:p>754</text:p>
          </table:table-cell>
          <table:table-cell office:value-type="float" office:value="296409.46999999997" table:style-name="ce2">
            <text:p>296409.47</text:p>
          </table:table-cell>
          <table:table-cell office:value-type="float" office:value="101.47" table:style-name="ce2">
            <text:p>101.47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8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304.4499999999998" table:style-name="ce2">
            <text:p>2304.45</text:p>
          </table:table-cell>
          <table:table-cell office:value-type="float" office:value="378406" table:style-name="ce2">
            <text:p>378406</text:p>
          </table:table-cell>
          <table:table-cell office:value-type="float" office:value="19597" table:style-name="ce2">
            <text:p>19597</text:p>
          </table:table-cell>
          <table:table-cell office:value-type="float" office:value="3137" table:style-name="ce2">
            <text:p>3137</text:p>
          </table:table-cell>
          <table:table-cell office:value-type="float" office:value="1033546.1" table:style-name="ce2">
            <text:p>1033546.1</text:p>
          </table:table-cell>
          <table:table-cell office:value-type="float" office:value="447.5" table:style-name="ce2">
            <text:p>447.5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59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864.19" table:style-name="ce2">
            <text:p>3864.19</text:p>
          </table:table-cell>
          <table:table-cell office:value-type="float" office:value="273491" table:style-name="ce2">
            <text:p>273491</text:p>
          </table:table-cell>
          <table:table-cell office:value-type="float" office:value="11357" table:style-name="ce2">
            <text:p>11357</text:p>
          </table:table-cell>
          <table:table-cell office:value-type="float" office:value="1479" table:style-name="ce2">
            <text:p>1479</text:p>
          </table:table-cell>
          <table:table-cell office:value-type="float" office:value="649877.75" table:style-name="ce2">
            <text:p>649877.75</text:p>
          </table:table-cell>
          <table:table-cell office:value-type="float" office:value="167.18" table:style-name="ce2">
            <text:p>167.18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0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1244.24" table:style-name="ce2">
            <text:p>1244.24</text:p>
          </table:table-cell>
          <table:table-cell office:value-type="float" office:value="169675" table:style-name="ce2">
            <text:p>169675</text:p>
          </table:table-cell>
          <table:table-cell office:value-type="float" office:value="13989" table:style-name="ce2">
            <text:p>13989</text:p>
          </table:table-cell>
          <table:table-cell office:value-type="float" office:value="406" table:style-name="ce2">
            <text:p>406</text:p>
          </table:table-cell>
          <table:table-cell office:value-type="float" office:value="100939.39" table:style-name="ce2">
            <text:p>100939.39</text:p>
          </table:table-cell>
          <table:table-cell office:value-type="float" office:value="80.13" table:style-name="ce2">
            <text:p>80.13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1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4915.5200000000004" table:style-name="ce2">
            <text:p>4915.52</text:p>
          </table:table-cell>
          <table:table-cell office:value-type="float" office:value="71746" table:style-name="ce2">
            <text:p>71746</text:p>
          </table:table-cell>
          <table:table-cell office:value-type="float" office:value="5080" table:style-name="ce2">
            <text:p>5080</text:p>
          </table:table-cell>
          <table:table-cell office:value-type="float" office:value="365" table:style-name="ce2">
            <text:p>365</text:p>
          </table:table-cell>
          <table:table-cell office:value-type="float" office:value="31959.69" table:style-name="ce2">
            <text:p>31959.69</text:p>
          </table:table-cell>
          <table:table-cell office:value-type="float" office:value="5.5" table:style-name="ce2">
            <text:p>5.5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2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4651.12" table:style-name="ce2">
            <text:p>4651.12</text:p>
          </table:table-cell>
          <table:table-cell office:value-type="float" office:value="309848" table:style-name="ce2">
            <text:p>309848</text:p>
          </table:table-cell>
          <table:table-cell office:value-type="float" office:value="25952" table:style-name="ce2">
            <text:p>25952</text:p>
          </table:table-cell>
          <table:table-cell office:value-type="float" office:value="698" table:style-name="ce2">
            <text:p>698</text:p>
          </table:table-cell>
          <table:table-cell office:value-type="float" office:value="316468.63" table:style-name="ce2">
            <text:p>316468.63</text:p>
          </table:table-cell>
          <table:table-cell office:value-type="float" office:value="67.040000000000006" table:style-name="ce2">
            <text:p>67.04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3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104.45" table:style-name="ce2">
            <text:p>1104.45</text:p>
          </table:table-cell>
          <table:table-cell office:value-type="float" office:value="171095" table:style-name="ce2">
            <text:p>171095</text:p>
          </table:table-cell>
          <table:table-cell office:value-type="float" office:value="2900" table:style-name="ce2">
            <text:p>2900</text:p>
          </table:table-cell>
          <table:table-cell office:value-type="float" office:value="167" table:style-name="ce2">
            <text:p>167</text:p>
          </table:table-cell>
          <table:table-cell office:value-type="float" office:value="38766.300000000003" table:style-name="ce2">
            <text:p>38766.3</text:p>
          </table:table-cell>
          <table:table-cell office:value-type="float" office:value="34.1" table:style-name="ce2">
            <text:p>34.1</text:p>
          </table:table-cell>
          <table:table-cell office:value-type="date" office:date-value="2024-11-23T00:00:00" table:style-name="ce3">
            <text:p>23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4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973.61" table:style-name="ce2">
            <text:p>1973.61</text:p>
          </table:table-cell>
          <table:table-cell office:value-type="float" office:value="233058" table:style-name="ce2">
            <text:p>233058</text:p>
          </table:table-cell>
          <table:table-cell office:value-type="float" office:value="19811" table:style-name="ce2">
            <text:p>19811</text:p>
          </table:table-cell>
          <table:table-cell office:value-type="float" office:value="406" table:style-name="ce2">
            <text:p>406</text:p>
          </table:table-cell>
          <table:table-cell office:value-type="float" office:value="169957.01" table:style-name="ce2">
            <text:p>169957.01</text:p>
          </table:table-cell>
          <table:table-cell office:value-type="float" office:value="85.11" table:style-name="ce2">
            <text:p>85.11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5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2216.4699999999998" table:style-name="ce2">
            <text:p>2216.47</text:p>
          </table:table-cell>
          <table:table-cell office:value-type="float" office:value="92043" table:style-name="ce2">
            <text:p>92043</text:p>
          </table:table-cell>
          <table:table-cell office:value-type="float" office:value="2826" table:style-name="ce2">
            <text:p>2826</text:p>
          </table:table-cell>
          <table:table-cell office:value-type="float" office:value="385" table:style-name="ce2">
            <text:p>385</text:p>
          </table:table-cell>
          <table:table-cell office:value-type="float" office:value="63568.7" table:style-name="ce2">
            <text:p>63568.7</text:p>
          </table:table-cell>
          <table:table-cell office:value-type="float" office:value="27.68" table:style-name="ce2">
            <text:p>27.68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6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3075" table:style-name="ce2">
            <text:p>3075</text:p>
          </table:table-cell>
          <table:table-cell office:value-type="float" office:value="380178" table:style-name="ce2">
            <text:p>380178</text:p>
          </table:table-cell>
          <table:table-cell office:value-type="float" office:value="36681" table:style-name="ce2">
            <text:p>36681</text:p>
          </table:table-cell>
          <table:table-cell office:value-type="float" office:value="6409" table:style-name="ce2">
            <text:p>6409</text:p>
          </table:table-cell>
          <table:table-cell office:value-type="float" office:value="1637043.39" table:style-name="ce2">
            <text:p>1637043.39</text:p>
          </table:table-cell>
          <table:table-cell office:value-type="float" office:value="531.37" table:style-name="ce2">
            <text:p>531.37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7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1981.26" table:style-name="ce2">
            <text:p>1981.26</text:p>
          </table:table-cell>
          <table:table-cell office:value-type="float" office:value="345994" table:style-name="ce2">
            <text:p>345994</text:p>
          </table:table-cell>
          <table:table-cell office:value-type="float" office:value="3148" table:style-name="ce2">
            <text:p>3148</text:p>
          </table:table-cell>
          <table:table-cell office:value-type="float" office:value="523" table:style-name="ce2">
            <text:p>523</text:p>
          </table:table-cell>
          <table:table-cell office:value-type="float" office:value="132304.81" table:style-name="ce2">
            <text:p>132304.81</text:p>
          </table:table-cell>
          <table:table-cell office:value-type="float" office:value="65.78" table:style-name="ce2">
            <text:p>65.78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8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3039.17" table:style-name="ce2">
            <text:p>3039.17</text:p>
          </table:table-cell>
          <table:table-cell office:value-type="float" office:value="113977" table:style-name="ce2">
            <text:p>113977</text:p>
          </table:table-cell>
          <table:table-cell office:value-type="float" office:value="6822" table:style-name="ce2">
            <text:p>6822</text:p>
          </table:table-cell>
          <table:table-cell office:value-type="float" office:value="1119" table:style-name="ce2">
            <text:p>1119</text:p>
          </table:table-cell>
          <table:table-cell office:value-type="float" office:value="156507.67000000001" table:style-name="ce2">
            <text:p>156507.67</text:p>
          </table:table-cell>
          <table:table-cell office:value-type="float" office:value="50.5" table:style-name="ce2">
            <text:p>50.5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69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567.61" table:style-name="ce2">
            <text:p>567.61</text:p>
          </table:table-cell>
          <table:table-cell office:value-type="float" office:value="471199" table:style-name="ce2">
            <text:p>471199</text:p>
          </table:table-cell>
          <table:table-cell office:value-type="float" office:value="15579" table:style-name="ce2">
            <text:p>15579</text:p>
          </table:table-cell>
          <table:table-cell office:value-type="float" office:value="2638" table:style-name="ce2">
            <text:p>2638</text:p>
          </table:table-cell>
          <table:table-cell office:value-type="float" office:value="613007.18999999994" table:style-name="ce2">
            <text:p>613007.19</text:p>
          </table:table-cell>
          <table:table-cell office:value-type="float" office:value="1078.98" table:style-name="ce2">
            <text:p>1078.98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0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973.27" table:style-name="ce2">
            <text:p>1973.27</text:p>
          </table:table-cell>
          <table:table-cell office:value-type="float" office:value="9103" table:style-name="ce2">
            <text:p>9103</text:p>
          </table:table-cell>
          <table:table-cell office:value-type="float" office:value="159" table:style-name="ce2">
            <text:p>159</text:p>
          </table:table-cell>
          <table:table-cell office:value-type="float" office:value="2" table:style-name="ce2">
            <text:p>2</text:p>
          </table:table-cell>
          <table:table-cell office:value-type="float" office:value="853.45" table:style-name="ce2">
            <text:p>853.45</text:p>
          </table:table-cell>
          <table:table-cell office:value-type="float" office:value="-0.56999999999999995" table:style-name="ce2">
            <text:p>-0.57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1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4332.76" table:style-name="ce2">
            <text:p>4332.76</text:p>
          </table:table-cell>
          <table:table-cell office:value-type="float" office:value="224379" table:style-name="ce2">
            <text:p>224379</text:p>
          </table:table-cell>
          <table:table-cell office:value-type="float" office:value="14327" table:style-name="ce2">
            <text:p>14327</text:p>
          </table:table-cell>
          <table:table-cell office:value-type="float" office:value="1425" table:style-name="ce2">
            <text:p>1425</text:p>
          </table:table-cell>
          <table:table-cell office:value-type="float" office:value="194257.37" table:style-name="ce2">
            <text:p>194257.37</text:p>
          </table:table-cell>
          <table:table-cell office:value-type="float" office:value="43.83" table:style-name="ce2">
            <text:p>43.83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2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942.29" table:style-name="ce2">
            <text:p>2942.29</text:p>
          </table:table-cell>
          <table:table-cell office:value-type="float" office:value="118095" table:style-name="ce2">
            <text:p>118095</text:p>
          </table:table-cell>
          <table:table-cell office:value-type="float" office:value="7925" table:style-name="ce2">
            <text:p>7925</text:p>
          </table:table-cell>
          <table:table-cell office:value-type="float" office:value="1177" table:style-name="ce2">
            <text:p>1177</text:p>
          </table:table-cell>
          <table:table-cell office:value-type="float" office:value="524347.46" table:style-name="ce2">
            <text:p>524347.46</text:p>
          </table:table-cell>
          <table:table-cell office:value-type="float" office:value="177.21" table:style-name="ce2">
            <text:p>177.21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3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818.27" table:style-name="ce2">
            <text:p>818.27</text:p>
          </table:table-cell>
          <table:table-cell office:value-type="float" office:value="93419" table:style-name="ce2">
            <text:p>93419</text:p>
          </table:table-cell>
          <table:table-cell office:value-type="float" office:value="3097" table:style-name="ce2">
            <text:p>3097</text:p>
          </table:table-cell>
          <table:table-cell office:value-type="float" office:value="280" table:style-name="ce2">
            <text:p>280</text:p>
          </table:table-cell>
          <table:table-cell office:value-type="float" office:value="117076.4" table:style-name="ce2">
            <text:p>117076.4</text:p>
          </table:table-cell>
          <table:table-cell office:value-type="float" office:value="142.08000000000001" table:style-name="ce2">
            <text:p>142.08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4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073.86" table:style-name="ce2">
            <text:p>2073.86</text:p>
          </table:table-cell>
          <table:table-cell office:value-type="float" office:value="35236" table:style-name="ce2">
            <text:p>35236</text:p>
          </table:table-cell>
          <table:table-cell office:value-type="float" office:value="1472" table:style-name="ce2">
            <text:p>1472</text:p>
          </table:table-cell>
          <table:table-cell office:value-type="float" office:value="91" table:style-name="ce2">
            <text:p>91</text:p>
          </table:table-cell>
          <table:table-cell office:value-type="float" office:value="11260.23" table:style-name="ce2">
            <text:p>11260.23</text:p>
          </table:table-cell>
          <table:table-cell office:value-type="float" office:value="4.43" table:style-name="ce2">
            <text:p>4.43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5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1561.59" table:style-name="ce2">
            <text:p>1561.59</text:p>
          </table:table-cell>
          <table:table-cell office:value-type="float" office:value="315105" table:style-name="ce2">
            <text:p>315105</text:p>
          </table:table-cell>
          <table:table-cell office:value-type="float" office:value="12875" table:style-name="ce2">
            <text:p>12875</text:p>
          </table:table-cell>
          <table:table-cell office:value-type="float" office:value="938" table:style-name="ce2">
            <text:p>938</text:p>
          </table:table-cell>
          <table:table-cell office:value-type="float" office:value="50920.76" table:style-name="ce2">
            <text:p>50920.76</text:p>
          </table:table-cell>
          <table:table-cell office:value-type="float" office:value="31.61" table:style-name="ce2">
            <text:p>31.61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6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539.21" table:style-name="ce2">
            <text:p>1539.21</text:p>
          </table:table-cell>
          <table:table-cell office:value-type="float" office:value="360610" table:style-name="ce2">
            <text:p>360610</text:p>
          </table:table-cell>
          <table:table-cell office:value-type="float" office:value="17878" table:style-name="ce2">
            <text:p>17878</text:p>
          </table:table-cell>
          <table:table-cell office:value-type="float" office:value="2870" table:style-name="ce2">
            <text:p>2870</text:p>
          </table:table-cell>
          <table:table-cell office:value-type="float" office:value="193097.08" table:style-name="ce2">
            <text:p>193097.08</text:p>
          </table:table-cell>
          <table:table-cell office:value-type="float" office:value="124.45" table:style-name="ce2">
            <text:p>124.45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7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922.92" table:style-name="ce2">
            <text:p>1922.92</text:p>
          </table:table-cell>
          <table:table-cell office:value-type="float" office:value="90591" table:style-name="ce2">
            <text:p>90591</text:p>
          </table:table-cell>
          <table:table-cell office:value-type="float" office:value="972" table:style-name="ce2">
            <text:p>972</text:p>
          </table:table-cell>
          <table:table-cell office:value-type="float" office:value="96" table:style-name="ce2">
            <text:p>96</text:p>
          </table:table-cell>
          <table:table-cell office:value-type="float" office:value="8723.24" table:style-name="ce2">
            <text:p>8723.24</text:p>
          </table:table-cell>
          <table:table-cell office:value-type="float" office:value="3.54" table:style-name="ce2">
            <text:p>3.54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8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263.5899999999999" table:style-name="ce2">
            <text:p>1263.59</text:p>
          </table:table-cell>
          <table:table-cell office:value-type="float" office:value="33559" table:style-name="ce2">
            <text:p>33559</text:p>
          </table:table-cell>
          <table:table-cell office:value-type="float" office:value="1426" table:style-name="ce2">
            <text:p>1426</text:p>
          </table:table-cell>
          <table:table-cell office:value-type="float" office:value="192" table:style-name="ce2">
            <text:p>192</text:p>
          </table:table-cell>
          <table:table-cell office:value-type="float" office:value="68743.41" table:style-name="ce2">
            <text:p>68743.41</text:p>
          </table:table-cell>
          <table:table-cell office:value-type="float" office:value="53.4" table:style-name="ce2">
            <text:p>53.4</text:p>
          </table:table-cell>
          <table:table-cell office:value-type="date" office:date-value="2024-11-24T00:00:00" table:style-name="ce3">
            <text:p>24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79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50.31" table:style-name="ce2">
            <text:p>350.31</text:p>
          </table:table-cell>
          <table:table-cell office:value-type="float" office:value="133542" table:style-name="ce2">
            <text:p>133542</text:p>
          </table:table-cell>
          <table:table-cell office:value-type="float" office:value="3940" table:style-name="ce2">
            <text:p>3940</text:p>
          </table:table-cell>
          <table:table-cell office:value-type="float" office:value="602" table:style-name="ce2">
            <text:p>602</text:p>
          </table:table-cell>
          <table:table-cell office:value-type="float" office:value="246205.18" table:style-name="ce2">
            <text:p>246205.18</text:p>
          </table:table-cell>
          <table:table-cell office:value-type="float" office:value="701.82" table:style-name="ce2">
            <text:p>701.82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185" table:style-name="ce2">
            <text:p>1185</text:p>
          </table:table-cell>
          <table:table-cell office:value-type="float" office:value="473065" table:style-name="ce2">
            <text:p>473065</text:p>
          </table:table-cell>
          <table:table-cell office:value-type="float" office:value="11743" table:style-name="ce2">
            <text:p>11743</text:p>
          </table:table-cell>
          <table:table-cell office:value-type="float" office:value="423" table:style-name="ce2">
            <text:p>423</text:p>
          </table:table-cell>
          <table:table-cell office:value-type="float" office:value="80711.31" table:style-name="ce2">
            <text:p>80711.31</text:p>
          </table:table-cell>
          <table:table-cell office:value-type="float" office:value="67.11" table:style-name="ce2">
            <text:p>67.11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1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450.95" table:style-name="ce2">
            <text:p>4450.95</text:p>
          </table:table-cell>
          <table:table-cell office:value-type="float" office:value="71283" table:style-name="ce2">
            <text:p>71283</text:p>
          </table:table-cell>
          <table:table-cell office:value-type="float" office:value="3609" table:style-name="ce2">
            <text:p>3609</text:p>
          </table:table-cell>
          <table:table-cell office:value-type="float" office:value="626" table:style-name="ce2">
            <text:p>626</text:p>
          </table:table-cell>
          <table:table-cell office:value-type="float" office:value="174646.95" table:style-name="ce2">
            <text:p>174646.95</text:p>
          </table:table-cell>
          <table:table-cell office:value-type="float" office:value="38.24" table:style-name="ce2">
            <text:p>38.24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2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870.27" table:style-name="ce2">
            <text:p>3870.27</text:p>
          </table:table-cell>
          <table:table-cell office:value-type="float" office:value="79749" table:style-name="ce2">
            <text:p>79749</text:p>
          </table:table-cell>
          <table:table-cell office:value-type="float" office:value="6162" table:style-name="ce2">
            <text:p>6162</text:p>
          </table:table-cell>
          <table:table-cell office:value-type="float" office:value="901" table:style-name="ce2">
            <text:p>901</text:p>
          </table:table-cell>
          <table:table-cell office:value-type="float" office:value="164779.07999999999" table:style-name="ce2">
            <text:p>164779.08</text:p>
          </table:table-cell>
          <table:table-cell office:value-type="float" office:value="41.58" table:style-name="ce2">
            <text:p>41.58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3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695.13" table:style-name="ce2">
            <text:p>695.13</text:p>
          </table:table-cell>
          <table:table-cell office:value-type="float" office:value="15418" table:style-name="ce2">
            <text:p>15418</text:p>
          </table:table-cell>
          <table:table-cell office:value-type="float" office:value="1481" table:style-name="ce2">
            <text:p>1481</text:p>
          </table:table-cell>
          <table:table-cell office:value-type="float" office:value="121" table:style-name="ce2">
            <text:p>121</text:p>
          </table:table-cell>
          <table:table-cell office:value-type="float" office:value="9937.99" table:style-name="ce2">
            <text:p>9937.99</text:p>
          </table:table-cell>
          <table:table-cell office:value-type="float" office:value="13.3" table:style-name="ce2">
            <text:p>13.3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4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2096.94" table:style-name="ce2">
            <text:p>2096.94</text:p>
          </table:table-cell>
          <table:table-cell office:value-type="float" office:value="234692" table:style-name="ce2">
            <text:p>234692</text:p>
          </table:table-cell>
          <table:table-cell office:value-type="float" office:value="23260" table:style-name="ce2">
            <text:p>23260</text:p>
          </table:table-cell>
          <table:table-cell office:value-type="float" office:value="442" table:style-name="ce2">
            <text:p>442</text:p>
          </table:table-cell>
          <table:table-cell office:value-type="float" office:value="94749.18" table:style-name="ce2">
            <text:p>94749.18</text:p>
          </table:table-cell>
          <table:table-cell office:value-type="float" office:value="44.18" table:style-name="ce2">
            <text:p>44.18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5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565.66999999999996" table:style-name="ce2">
            <text:p>565.67</text:p>
          </table:table-cell>
          <table:table-cell office:value-type="float" office:value="331018" table:style-name="ce2">
            <text:p>331018</text:p>
          </table:table-cell>
          <table:table-cell office:value-type="float" office:value="22628" table:style-name="ce2">
            <text:p>22628</text:p>
          </table:table-cell>
          <table:table-cell office:value-type="float" office:value="1407" table:style-name="ce2">
            <text:p>1407</text:p>
          </table:table-cell>
          <table:table-cell office:value-type="float" office:value="408801.96" table:style-name="ce2">
            <text:p>408801.96</text:p>
          </table:table-cell>
          <table:table-cell office:value-type="float" office:value="721.69" table:style-name="ce2">
            <text:p>721.69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6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660.51" table:style-name="ce2">
            <text:p>660.51</text:p>
          </table:table-cell>
          <table:table-cell office:value-type="float" office:value="224462" table:style-name="ce2">
            <text:p>224462</text:p>
          </table:table-cell>
          <table:table-cell office:value-type="float" office:value="16767" table:style-name="ce2">
            <text:p>16767</text:p>
          </table:table-cell>
          <table:table-cell office:value-type="float" office:value="12" table:style-name="ce2">
            <text:p>12</text:p>
          </table:table-cell>
          <table:table-cell office:value-type="float" office:value="1125.3" table:style-name="ce2">
            <text:p>1125.3</text:p>
          </table:table-cell>
          <table:table-cell office:value-type="float" office:value="0.7" table:style-name="ce2">
            <text:p>0.7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7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581.01" table:style-name="ce2">
            <text:p>1581.01</text:p>
          </table:table-cell>
          <table:table-cell office:value-type="float" office:value="322635" table:style-name="ce2">
            <text:p>322635</text:p>
          </table:table-cell>
          <table:table-cell office:value-type="float" office:value="9786" table:style-name="ce2">
            <text:p>9786</text:p>
          </table:table-cell>
          <table:table-cell office:value-type="float" office:value="1259" table:style-name="ce2">
            <text:p>1259</text:p>
          </table:table-cell>
          <table:table-cell office:value-type="float" office:value="257671.71" table:style-name="ce2">
            <text:p>257671.71</text:p>
          </table:table-cell>
          <table:table-cell office:value-type="float" office:value="161.97999999999999" table:style-name="ce2">
            <text:p>161.98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8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47.19" table:style-name="ce2">
            <text:p>447.19</text:p>
          </table:table-cell>
          <table:table-cell office:value-type="float" office:value="415816" table:style-name="ce2">
            <text:p>415816</text:p>
          </table:table-cell>
          <table:table-cell office:value-type="float" office:value="18102" table:style-name="ce2">
            <text:p>18102</text:p>
          </table:table-cell>
          <table:table-cell office:value-type="float" office:value="2089" table:style-name="ce2">
            <text:p>2089</text:p>
          </table:table-cell>
          <table:table-cell office:value-type="float" office:value="252798.42" table:style-name="ce2">
            <text:p>252798.42</text:p>
          </table:table-cell>
          <table:table-cell office:value-type="float" office:value="564.29999999999995" table:style-name="ce2">
            <text:p>564.3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89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593.59" table:style-name="ce2">
            <text:p>1593.59</text:p>
          </table:table-cell>
          <table:table-cell office:value-type="float" office:value="326487" table:style-name="ce2">
            <text:p>326487</text:p>
          </table:table-cell>
          <table:table-cell office:value-type="float" office:value="17542" table:style-name="ce2">
            <text:p>17542</text:p>
          </table:table-cell>
          <table:table-cell office:value-type="float" office:value="1388" table:style-name="ce2">
            <text:p>1388</text:p>
          </table:table-cell>
          <table:table-cell office:value-type="float" office:value="384844.03" table:style-name="ce2">
            <text:p>384844.03</text:p>
          </table:table-cell>
          <table:table-cell office:value-type="float" office:value="240.5" table:style-name="ce2">
            <text:p>240.5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0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776.12" table:style-name="ce2">
            <text:p>1776.12</text:p>
          </table:table-cell>
          <table:table-cell office:value-type="float" office:value="240557" table:style-name="ce2">
            <text:p>240557</text:p>
          </table:table-cell>
          <table:table-cell office:value-type="float" office:value="15597" table:style-name="ce2">
            <text:p>15597</text:p>
          </table:table-cell>
          <table:table-cell office:value-type="float" office:value="95" table:style-name="ce2">
            <text:p>95</text:p>
          </table:table-cell>
          <table:table-cell office:value-type="float" office:value="39551.71" table:style-name="ce2">
            <text:p>39551.71</text:p>
          </table:table-cell>
          <table:table-cell office:value-type="float" office:value="21.27" table:style-name="ce2">
            <text:p>21.27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1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36.41" table:style-name="ce2">
            <text:p>136.41</text:p>
          </table:table-cell>
          <table:table-cell office:value-type="float" office:value="388956" table:style-name="ce2">
            <text:p>388956</text:p>
          </table:table-cell>
          <table:table-cell office:value-type="float" office:value="9843" table:style-name="ce2">
            <text:p>9843</text:p>
          </table:table-cell>
          <table:table-cell office:value-type="float" office:value="225" table:style-name="ce2">
            <text:p>225</text:p>
          </table:table-cell>
          <table:table-cell office:value-type="float" office:value="11998.83" table:style-name="ce2">
            <text:p>11998.83</text:p>
          </table:table-cell>
          <table:table-cell office:value-type="float" office:value="86.96" table:style-name="ce2">
            <text:p>86.96</text:p>
          </table:table-cell>
          <table:table-cell office:value-type="date" office:date-value="2024-12-10T00:00:00" table:style-name="ce3">
            <text:p>10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2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981.59" table:style-name="ce2">
            <text:p>981.59</text:p>
          </table:table-cell>
          <table:table-cell office:value-type="float" office:value="319624" table:style-name="ce2">
            <text:p>319624</text:p>
          </table:table-cell>
          <table:table-cell office:value-type="float" office:value="16817" table:style-name="ce2">
            <text:p>16817</text:p>
          </table:table-cell>
          <table:table-cell office:value-type="float" office:value="2429" table:style-name="ce2">
            <text:p>2429</text:p>
          </table:table-cell>
          <table:table-cell office:value-type="float" office:value="1138361.75" table:style-name="ce2">
            <text:p>1138361.75</text:p>
          </table:table-cell>
          <table:table-cell office:value-type="float" office:value="1158.71" table:style-name="ce2">
            <text:p>1158.71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3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520.84" table:style-name="ce2">
            <text:p>1520.84</text:p>
          </table:table-cell>
          <table:table-cell office:value-type="float" office:value="328969" table:style-name="ce2">
            <text:p>328969</text:p>
          </table:table-cell>
          <table:table-cell office:value-type="float" office:value="23703" table:style-name="ce2">
            <text:p>23703</text:p>
          </table:table-cell>
          <table:table-cell office:value-type="float" office:value="2311" table:style-name="ce2">
            <text:p>2311</text:p>
          </table:table-cell>
          <table:table-cell office:value-type="float" office:value="831309.24" table:style-name="ce2">
            <text:p>831309.24</text:p>
          </table:table-cell>
          <table:table-cell office:value-type="float" office:value="545.61" table:style-name="ce2">
            <text:p>545.61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4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070.21" table:style-name="ce2">
            <text:p>4070.21</text:p>
          </table:table-cell>
          <table:table-cell office:value-type="float" office:value="13361" table:style-name="ce2">
            <text:p>13361</text:p>
          </table:table-cell>
          <table:table-cell office:value-type="float" office:value="663" table:style-name="ce2">
            <text:p>663</text:p>
          </table:table-cell>
          <table:table-cell office:value-type="float" office:value="80" table:style-name="ce2">
            <text:p>80</text:p>
          </table:table-cell>
          <table:table-cell office:value-type="float" office:value="35799.919999999998" table:style-name="ce2">
            <text:p>35799.92</text:p>
          </table:table-cell>
          <table:table-cell office:value-type="float" office:value="7.8" table:style-name="ce2">
            <text:p>7.8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5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215.8" table:style-name="ce2">
            <text:p>1215.8</text:p>
          </table:table-cell>
          <table:table-cell office:value-type="float" office:value="77336" table:style-name="ce2">
            <text:p>77336</text:p>
          </table:table-cell>
          <table:table-cell office:value-type="float" office:value="7411" table:style-name="ce2">
            <text:p>7411</text:p>
          </table:table-cell>
          <table:table-cell office:value-type="float" office:value="118" table:style-name="ce2">
            <text:p>118</text:p>
          </table:table-cell>
          <table:table-cell office:value-type="float" office:value="12195.76" table:style-name="ce2">
            <text:p>12195.76</text:p>
          </table:table-cell>
          <table:table-cell office:value-type="float" office:value="9.0299999999999994" table:style-name="ce2">
            <text:p>9.03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6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4196.41" table:style-name="ce2">
            <text:p>4196.41</text:p>
          </table:table-cell>
          <table:table-cell office:value-type="float" office:value="244749" table:style-name="ce2">
            <text:p>244749</text:p>
          </table:table-cell>
          <table:table-cell office:value-type="float" office:value="23208" table:style-name="ce2">
            <text:p>23208</text:p>
          </table:table-cell>
          <table:table-cell office:value-type="float" office:value="4213" table:style-name="ce2">
            <text:p>4213</text:p>
          </table:table-cell>
          <table:table-cell office:value-type="float" office:value="848526.76" table:style-name="ce2">
            <text:p>848526.76</text:p>
          </table:table-cell>
          <table:table-cell office:value-type="float" office:value="201.2" table:style-name="ce2">
            <text:p>201.2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7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614.7" table:style-name="ce2">
            <text:p>4614.7</text:p>
          </table:table-cell>
          <table:table-cell office:value-type="float" office:value="103205" table:style-name="ce2">
            <text:p>103205</text:p>
          </table:table-cell>
          <table:table-cell office:value-type="float" office:value="2640" table:style-name="ce2">
            <text:p>2640</text:p>
          </table:table-cell>
          <table:table-cell office:value-type="float" office:value="359" table:style-name="ce2">
            <text:p>359</text:p>
          </table:table-cell>
          <table:table-cell office:value-type="float" office:value="113983.07" table:style-name="ce2">
            <text:p>113983.07</text:p>
          </table:table-cell>
          <table:table-cell office:value-type="float" office:value="23.7" table:style-name="ce2">
            <text:p>23.7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8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043.9000000000001" table:style-name="ce2">
            <text:p>1043.9</text:p>
          </table:table-cell>
          <table:table-cell office:value-type="float" office:value="316513" table:style-name="ce2">
            <text:p>316513</text:p>
          </table:table-cell>
          <table:table-cell office:value-type="float" office:value="1716" table:style-name="ce2">
            <text:p>1716</text:p>
          </table:table-cell>
          <table:table-cell office:value-type="float" office:value="2" table:style-name="ce2">
            <text:p>2</text:p>
          </table:table-cell>
          <table:table-cell office:value-type="float" office:value="760.98" table:style-name="ce2">
            <text:p>760.98</text:p>
          </table:table-cell>
          <table:table-cell office:value-type="float" office:value="-0.27" table:style-name="ce2">
            <text:p>-0.27</text:p>
          </table:table-cell>
          <table:table-cell office:value-type="date" office:date-value="2024-11-25T00:00:00" table:style-name="ce3">
            <text:p>25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799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935.27" table:style-name="ce2">
            <text:p>935.27</text:p>
          </table:table-cell>
          <table:table-cell office:value-type="float" office:value="320954" table:style-name="ce2">
            <text:p>320954</text:p>
          </table:table-cell>
          <table:table-cell office:value-type="float" office:value="29377" table:style-name="ce2">
            <text:p>29377</text:p>
          </table:table-cell>
          <table:table-cell office:value-type="float" office:value="1530" table:style-name="ce2">
            <text:p>1530</text:p>
          </table:table-cell>
          <table:table-cell office:value-type="float" office:value="595418.38" table:style-name="ce2">
            <text:p>595418.38</text:p>
          </table:table-cell>
          <table:table-cell office:value-type="float" office:value="635.63" table:style-name="ce2">
            <text:p>635.63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0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320.63" table:style-name="ce2">
            <text:p>320.63</text:p>
          </table:table-cell>
          <table:table-cell office:value-type="float" office:value="170162" table:style-name="ce2">
            <text:p>170162</text:p>
          </table:table-cell>
          <table:table-cell office:value-type="float" office:value="7832" table:style-name="ce2">
            <text:p>7832</text:p>
          </table:table-cell>
          <table:table-cell office:value-type="float" office:value="683" table:style-name="ce2">
            <text:p>683</text:p>
          </table:table-cell>
          <table:table-cell office:value-type="float" office:value="73554.19" table:style-name="ce2">
            <text:p>73554.19</text:p>
          </table:table-cell>
          <table:table-cell office:value-type="float" office:value="228.41" table:style-name="ce2">
            <text:p>228.41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1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3995.91" table:style-name="ce2">
            <text:p>3995.91</text:p>
          </table:table-cell>
          <table:table-cell office:value-type="float" office:value="374937" table:style-name="ce2">
            <text:p>374937</text:p>
          </table:table-cell>
          <table:table-cell office:value-type="float" office:value="23557" table:style-name="ce2">
            <text:p>23557</text:p>
          </table:table-cell>
          <table:table-cell office:value-type="float" office:value="916" table:style-name="ce2">
            <text:p>916</text:p>
          </table:table-cell>
          <table:table-cell office:value-type="float" office:value="278335.31" table:style-name="ce2">
            <text:p>278335.31</text:p>
          </table:table-cell>
          <table:table-cell office:value-type="float" office:value="68.66" table:style-name="ce2">
            <text:p>68.66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2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3198.28" table:style-name="ce2">
            <text:p>3198.28</text:p>
          </table:table-cell>
          <table:table-cell office:value-type="float" office:value="137846" table:style-name="ce2">
            <text:p>137846</text:p>
          </table:table-cell>
          <table:table-cell office:value-type="float" office:value="2110" table:style-name="ce2">
            <text:p>2110</text:p>
          </table:table-cell>
          <table:table-cell office:value-type="float" office:value="306" table:style-name="ce2">
            <text:p>306</text:p>
          </table:table-cell>
          <table:table-cell office:value-type="float" office:value="100280.34" table:style-name="ce2">
            <text:p>100280.34</text:p>
          </table:table-cell>
          <table:table-cell office:value-type="float" office:value="30.35" table:style-name="ce2">
            <text:p>30.35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3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3275.57" table:style-name="ce2">
            <text:p>3275.57</text:p>
          </table:table-cell>
          <table:table-cell office:value-type="float" office:value="456084" table:style-name="ce2">
            <text:p>456084</text:p>
          </table:table-cell>
          <table:table-cell office:value-type="float" office:value="9634" table:style-name="ce2">
            <text:p>9634</text:p>
          </table:table-cell>
          <table:table-cell office:value-type="float" office:value="1205" table:style-name="ce2">
            <text:p>1205</text:p>
          </table:table-cell>
          <table:table-cell office:value-type="float" office:value="322346.95" table:style-name="ce2">
            <text:p>322346.95</text:p>
          </table:table-cell>
          <table:table-cell office:value-type="float" office:value="97.41" table:style-name="ce2">
            <text:p>97.41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4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982.77" table:style-name="ce2">
            <text:p>982.77</text:p>
          </table:table-cell>
          <table:table-cell office:value-type="float" office:value="460313" table:style-name="ce2">
            <text:p>460313</text:p>
          </table:table-cell>
          <table:table-cell office:value-type="float" office:value="5267" table:style-name="ce2">
            <text:p>5267</text:p>
          </table:table-cell>
          <table:table-cell office:value-type="float" office:value="769" table:style-name="ce2">
            <text:p>769</text:p>
          </table:table-cell>
          <table:table-cell office:value-type="float" office:value="286452.58" table:style-name="ce2">
            <text:p>286452.58</text:p>
          </table:table-cell>
          <table:table-cell office:value-type="float" office:value="290.47000000000003" table:style-name="ce2">
            <text:p>290.47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5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543.42" table:style-name="ce2">
            <text:p>4543.42</text:p>
          </table:table-cell>
          <table:table-cell office:value-type="float" office:value="96856" table:style-name="ce2">
            <text:p>96856</text:p>
          </table:table-cell>
          <table:table-cell office:value-type="float" office:value="4733" table:style-name="ce2">
            <text:p>4733</text:p>
          </table:table-cell>
          <table:table-cell office:value-type="float" office:value="422" table:style-name="ce2">
            <text:p>422</text:p>
          </table:table-cell>
          <table:table-cell office:value-type="float" office:value="170518.67" table:style-name="ce2">
            <text:p>170518.67</text:p>
          </table:table-cell>
          <table:table-cell office:value-type="float" office:value="36.53" table:style-name="ce2">
            <text:p>36.53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6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193.68" table:style-name="ce2">
            <text:p>193.68</text:p>
          </table:table-cell>
          <table:table-cell office:value-type="float" office:value="65855" table:style-name="ce2">
            <text:p>65855</text:p>
          </table:table-cell>
          <table:table-cell office:value-type="float" office:value="3056" table:style-name="ce2">
            <text:p>3056</text:p>
          </table:table-cell>
          <table:table-cell office:value-type="float" office:value="608" table:style-name="ce2">
            <text:p>608</text:p>
          </table:table-cell>
          <table:table-cell office:value-type="float" office:value="273539.33" table:style-name="ce2">
            <text:p>273539.33</text:p>
          </table:table-cell>
          <table:table-cell office:value-type="float" office:value="1411.33" table:style-name="ce2">
            <text:p>1411.33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7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762.23" table:style-name="ce2">
            <text:p>3762.23</text:p>
          </table:table-cell>
          <table:table-cell office:value-type="float" office:value="121543" table:style-name="ce2">
            <text:p>121543</text:p>
          </table:table-cell>
          <table:table-cell office:value-type="float" office:value="10799" table:style-name="ce2">
            <text:p>10799</text:p>
          </table:table-cell>
          <table:table-cell office:value-type="float" office:value="2000" table:style-name="ce2">
            <text:p>2000</text:p>
          </table:table-cell>
          <table:table-cell office:value-type="float" office:value="970499.66" table:style-name="ce2">
            <text:p>970499.66</text:p>
          </table:table-cell>
          <table:table-cell office:value-type="float" office:value="256.95999999999998" table:style-name="ce2">
            <text:p>256.96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8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251.48" table:style-name="ce2">
            <text:p>2251.48</text:p>
          </table:table-cell>
          <table:table-cell office:value-type="float" office:value="71983" table:style-name="ce2">
            <text:p>71983</text:p>
          </table:table-cell>
          <table:table-cell office:value-type="float" office:value="5949" table:style-name="ce2">
            <text:p>5949</text:p>
          </table:table-cell>
          <table:table-cell office:value-type="float" office:value="163" table:style-name="ce2">
            <text:p>163</text:p>
          </table:table-cell>
          <table:table-cell office:value-type="float" office:value="30662.82" table:style-name="ce2">
            <text:p>30662.82</text:p>
          </table:table-cell>
          <table:table-cell office:value-type="float" office:value="12.62" table:style-name="ce2">
            <text:p>12.62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09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992.1" table:style-name="ce2">
            <text:p>992.1</text:p>
          </table:table-cell>
          <table:table-cell office:value-type="float" office:value="180182" table:style-name="ce2">
            <text:p>180182</text:p>
          </table:table-cell>
          <table:table-cell office:value-type="float" office:value="16420" table:style-name="ce2">
            <text:p>16420</text:p>
          </table:table-cell>
          <table:table-cell office:value-type="float" office:value="2441" table:style-name="ce2">
            <text:p>2441</text:p>
          </table:table-cell>
          <table:table-cell office:value-type="float" office:value="1137477.46" table:style-name="ce2">
            <text:p>1137477.46</text:p>
          </table:table-cell>
          <table:table-cell office:value-type="float" office:value="1145.54" table:style-name="ce2">
            <text:p>1145.54</text:p>
          </table:table-cell>
          <table:table-cell office:value-type="date" office:date-value="2024-11-15T00:00:00" table:style-name="ce3">
            <text:p>15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0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093.21" table:style-name="ce2">
            <text:p>2093.21</text:p>
          </table:table-cell>
          <table:table-cell office:value-type="float" office:value="438346" table:style-name="ce2">
            <text:p>438346</text:p>
          </table:table-cell>
          <table:table-cell office:value-type="float" office:value="37562" table:style-name="ce2">
            <text:p>37562</text:p>
          </table:table-cell>
          <table:table-cell office:value-type="float" office:value="5254" table:style-name="ce2">
            <text:p>5254</text:p>
          </table:table-cell>
          <table:table-cell office:value-type="float" office:value="2083161.16" table:style-name="ce2">
            <text:p>2083161.16</text:p>
          </table:table-cell>
          <table:table-cell office:value-type="float" office:value="994.2" table:style-name="ce2">
            <text:p>994.2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1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154.6099999999997" table:style-name="ce2">
            <text:p>4154.61</text:p>
          </table:table-cell>
          <table:table-cell office:value-type="float" office:value="348360" table:style-name="ce2">
            <text:p>348360</text:p>
          </table:table-cell>
          <table:table-cell office:value-type="float" office:value="12959" table:style-name="ce2">
            <text:p>12959</text:p>
          </table:table-cell>
          <table:table-cell office:value-type="float" office:value="283" table:style-name="ce2">
            <text:p>283</text:p>
          </table:table-cell>
          <table:table-cell office:value-type="float" office:value="102515.81" table:style-name="ce2">
            <text:p>102515.81</text:p>
          </table:table-cell>
          <table:table-cell office:value-type="float" office:value="23.68" table:style-name="ce2">
            <text:p>23.68</text:p>
          </table:table-cell>
          <table:table-cell office:value-type="date" office:date-value="2025-01-28T00:00:00" table:style-name="ce3">
            <text:p>2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2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19.88" table:style-name="ce2">
            <text:p>219.88</text:p>
          </table:table-cell>
          <table:table-cell office:value-type="float" office:value="171113" table:style-name="ce2">
            <text:p>171113</text:p>
          </table:table-cell>
          <table:table-cell office:value-type="float" office:value="16053" table:style-name="ce2">
            <text:p>16053</text:p>
          </table:table-cell>
          <table:table-cell office:value-type="float" office:value="2566" table:style-name="ce2">
            <text:p>2566</text:p>
          </table:table-cell>
          <table:table-cell office:value-type="float" office:value="582250.32999999996" table:style-name="ce2">
            <text:p>582250.33</text:p>
          </table:table-cell>
          <table:table-cell office:value-type="float" office:value="2647.04" table:style-name="ce2">
            <text:p>2647.04</text:p>
          </table:table-cell>
          <table:table-cell office:value-type="date" office:date-value="2024-12-19T00:00:00" table:style-name="ce3">
            <text:p>19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3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255.02" table:style-name="ce2">
            <text:p>255.02</text:p>
          </table:table-cell>
          <table:table-cell office:value-type="float" office:value="164467" table:style-name="ce2">
            <text:p>164467</text:p>
          </table:table-cell>
          <table:table-cell office:value-type="float" office:value="8327" table:style-name="ce2">
            <text:p>8327</text:p>
          </table:table-cell>
          <table:table-cell office:value-type="float" office:value="1611" table:style-name="ce2">
            <text:p>1611</text:p>
          </table:table-cell>
          <table:table-cell office:value-type="float" office:value="156323.1" table:style-name="ce2">
            <text:p>156323.1</text:p>
          </table:table-cell>
          <table:table-cell office:value-type="float" office:value="611.98" table:style-name="ce2">
            <text:p>611.98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4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32.79" table:style-name="ce2">
            <text:p>332.79</text:p>
          </table:table-cell>
          <table:table-cell office:value-type="float" office:value="110762" table:style-name="ce2">
            <text:p>110762</text:p>
          </table:table-cell>
          <table:table-cell office:value-type="float" office:value="2009" table:style-name="ce2">
            <text:p>2009</text:p>
          </table:table-cell>
          <table:table-cell office:value-type="float" office:value="338" table:style-name="ce2">
            <text:p>338</text:p>
          </table:table-cell>
          <table:table-cell office:value-type="float" office:value="133682.93" table:style-name="ce2">
            <text:p>133682.93</text:p>
          </table:table-cell>
          <table:table-cell office:value-type="float" office:value="400.7" table:style-name="ce2">
            <text:p>400.7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5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612.73" table:style-name="ce2">
            <text:p>3612.73</text:p>
          </table:table-cell>
          <table:table-cell office:value-type="float" office:value="60601" table:style-name="ce2">
            <text:p>60601</text:p>
          </table:table-cell>
          <table:table-cell office:value-type="float" office:value="4473" table:style-name="ce2">
            <text:p>4473</text:p>
          </table:table-cell>
          <table:table-cell office:value-type="float" office:value="783" table:style-name="ce2">
            <text:p>783</text:p>
          </table:table-cell>
          <table:table-cell office:value-type="float" office:value="94326.57" table:style-name="ce2">
            <text:p>94326.57</text:p>
          </table:table-cell>
          <table:table-cell office:value-type="float" office:value="25.11" table:style-name="ce2">
            <text:p>25.11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6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3189.96" table:style-name="ce2">
            <text:p>3189.96</text:p>
          </table:table-cell>
          <table:table-cell office:value-type="float" office:value="321806" table:style-name="ce2">
            <text:p>321806</text:p>
          </table:table-cell>
          <table:table-cell office:value-type="float" office:value="11128" table:style-name="ce2">
            <text:p>11128</text:p>
          </table:table-cell>
          <table:table-cell office:value-type="float" office:value="10" table:style-name="ce2">
            <text:p>10</text:p>
          </table:table-cell>
          <table:table-cell office:value-type="float" office:value="3257.43" table:style-name="ce2">
            <text:p>3257.43</text:p>
          </table:table-cell>
          <table:table-cell office:value-type="float" office:value="0.02" table:style-name="ce2">
            <text:p>0.02</text:p>
          </table:table-cell>
          <table:table-cell office:value-type="date" office:date-value="2025-02-04T00:00:00" table:style-name="ce3">
            <text:p>4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7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57.37" table:style-name="ce2">
            <text:p>457.37</text:p>
          </table:table-cell>
          <table:table-cell office:value-type="float" office:value="150071" table:style-name="ce2">
            <text:p>150071</text:p>
          </table:table-cell>
          <table:table-cell office:value-type="float" office:value="570" table:style-name="ce2">
            <text:p>570</text:p>
          </table:table-cell>
          <table:table-cell office:value-type="float" office:value="41" table:style-name="ce2">
            <text:p>41</text:p>
          </table:table-cell>
          <table:table-cell office:value-type="float" office:value="15942.87" table:style-name="ce2">
            <text:p>15942.87</text:p>
          </table:table-cell>
          <table:table-cell office:value-type="float" office:value="33.86" table:style-name="ce2">
            <text:p>33.86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8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706.71" table:style-name="ce2">
            <text:p>3706.71</text:p>
          </table:table-cell>
          <table:table-cell office:value-type="float" office:value="450478" table:style-name="ce2">
            <text:p>450478</text:p>
          </table:table-cell>
          <table:table-cell office:value-type="float" office:value="45027" table:style-name="ce2">
            <text:p>45027</text:p>
          </table:table-cell>
          <table:table-cell office:value-type="float" office:value="651" table:style-name="ce2">
            <text:p>651</text:p>
          </table:table-cell>
          <table:table-cell office:value-type="float" office:value="148657.06" table:style-name="ce2">
            <text:p>148657.06</text:p>
          </table:table-cell>
          <table:table-cell office:value-type="float" office:value="39.1" table:style-name="ce2">
            <text:p>39.1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19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860.25" table:style-name="ce2">
            <text:p>860.25</text:p>
          </table:table-cell>
          <table:table-cell office:value-type="float" office:value="150357" table:style-name="ce2">
            <text:p>150357</text:p>
          </table:table-cell>
          <table:table-cell office:value-type="float" office:value="12835" table:style-name="ce2">
            <text:p>12835</text:p>
          </table:table-cell>
          <table:table-cell office:value-type="float" office:value="530" table:style-name="ce2">
            <text:p>530</text:p>
          </table:table-cell>
          <table:table-cell office:value-type="float" office:value="112568.36" table:style-name="ce2">
            <text:p>112568.36</text:p>
          </table:table-cell>
          <table:table-cell office:value-type="float" office:value="129.86000000000001" table:style-name="ce2">
            <text:p>129.86</text:p>
          </table:table-cell>
          <table:table-cell office:value-type="date" office:date-value="2024-11-16T00:00:00" table:style-name="ce3">
            <text:p>1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0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3554.44" table:style-name="ce2">
            <text:p>3554.44</text:p>
          </table:table-cell>
          <table:table-cell office:value-type="float" office:value="395319" table:style-name="ce2">
            <text:p>395319</text:p>
          </table:table-cell>
          <table:table-cell office:value-type="float" office:value="20045" table:style-name="ce2">
            <text:p>20045</text:p>
          </table:table-cell>
          <table:table-cell office:value-type="float" office:value="4000" table:style-name="ce2">
            <text:p>4000</text:p>
          </table:table-cell>
          <table:table-cell office:value-type="float" office:value="302702.40999999997" table:style-name="ce2">
            <text:p>302702.41</text:p>
          </table:table-cell>
          <table:table-cell office:value-type="float" office:value="84.16" table:style-name="ce2">
            <text:p>84.16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1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058.0899999999999" table:style-name="ce2">
            <text:p>1058.09</text:p>
          </table:table-cell>
          <table:table-cell office:value-type="float" office:value="227276" table:style-name="ce2">
            <text:p>227276</text:p>
          </table:table-cell>
          <table:table-cell office:value-type="float" office:value="8933" table:style-name="ce2">
            <text:p>8933</text:p>
          </table:table-cell>
          <table:table-cell office:value-type="float" office:value="48" table:style-name="ce2">
            <text:p>48</text:p>
          </table:table-cell>
          <table:table-cell office:value-type="float" office:value="13720.18" table:style-name="ce2">
            <text:p>13720.18</text:p>
          </table:table-cell>
          <table:table-cell office:value-type="float" office:value="11.97" table:style-name="ce2">
            <text:p>11.97</text:p>
          </table:table-cell>
          <table:table-cell office:value-type="date" office:date-value="2025-02-08T00:00:00" table:style-name="ce3">
            <text:p>8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2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2791.16" table:style-name="ce2">
            <text:p>2791.16</text:p>
          </table:table-cell>
          <table:table-cell office:value-type="float" office:value="187106" table:style-name="ce2">
            <text:p>187106</text:p>
          </table:table-cell>
          <table:table-cell office:value-type="float" office:value="970" table:style-name="ce2">
            <text:p>970</text:p>
          </table:table-cell>
          <table:table-cell office:value-type="float" office:value="189" table:style-name="ce2">
            <text:p>189</text:p>
          </table:table-cell>
          <table:table-cell office:value-type="float" office:value="80583.06" table:style-name="ce2">
            <text:p>80583.06</text:p>
          </table:table-cell>
          <table:table-cell office:value-type="float" office:value="27.87" table:style-name="ce2">
            <text:p>27.87</text:p>
          </table:table-cell>
          <table:table-cell office:value-type="date" office:date-value="2024-12-17T00:00:00" table:style-name="ce3">
            <text:p>17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3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893.36" table:style-name="ce2">
            <text:p>893.36</text:p>
          </table:table-cell>
          <table:table-cell office:value-type="float" office:value="419766" table:style-name="ce2">
            <text:p>419766</text:p>
          </table:table-cell>
          <table:table-cell office:value-type="float" office:value="1822" table:style-name="ce2">
            <text:p>1822</text:p>
          </table:table-cell>
          <table:table-cell office:value-type="float" office:value="343" table:style-name="ce2">
            <text:p>343</text:p>
          </table:table-cell>
          <table:table-cell office:value-type="float" office:value="119583.92" table:style-name="ce2">
            <text:p>119583.92</text:p>
          </table:table-cell>
          <table:table-cell office:value-type="float" office:value="132.86000000000001" table:style-name="ce2">
            <text:p>132.86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4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160.48" table:style-name="ce2">
            <text:p>1160.48</text:p>
          </table:table-cell>
          <table:table-cell office:value-type="float" office:value="283527" table:style-name="ce2">
            <text:p>283527</text:p>
          </table:table-cell>
          <table:table-cell office:value-type="float" office:value="7296" table:style-name="ce2">
            <text:p>7296</text:p>
          </table:table-cell>
          <table:table-cell office:value-type="float" office:value="195" table:style-name="ce2">
            <text:p>195</text:p>
          </table:table-cell>
          <table:table-cell office:value-type="float" office:value="58527.19" table:style-name="ce2">
            <text:p>58527.19</text:p>
          </table:table-cell>
          <table:table-cell office:value-type="float" office:value="49.43" table:style-name="ce2">
            <text:p>49.43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385.88" table:style-name="ce2">
            <text:p>4385.88</text:p>
          </table:table-cell>
          <table:table-cell office:value-type="float" office:value="134810" table:style-name="ce2">
            <text:p>134810</text:p>
          </table:table-cell>
          <table:table-cell office:value-type="float" office:value="3142" table:style-name="ce2">
            <text:p>3142</text:p>
          </table:table-cell>
          <table:table-cell office:value-type="float" office:value="481" table:style-name="ce2">
            <text:p>481</text:p>
          </table:table-cell>
          <table:table-cell office:value-type="float" office:value="220837.88" table:style-name="ce2">
            <text:p>220837.88</text:p>
          </table:table-cell>
          <table:table-cell office:value-type="float" office:value="49.35" table:style-name="ce2">
            <text:p>49.35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6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976.84" table:style-name="ce2">
            <text:p>4976.84</text:p>
          </table:table-cell>
          <table:table-cell office:value-type="float" office:value="450636" table:style-name="ce2">
            <text:p>450636</text:p>
          </table:table-cell>
          <table:table-cell office:value-type="float" office:value="17028" table:style-name="ce2">
            <text:p>17028</text:p>
          </table:table-cell>
          <table:table-cell office:value-type="float" office:value="137" table:style-name="ce2">
            <text:p>137</text:p>
          </table:table-cell>
          <table:table-cell office:value-type="float" office:value="60719.15" table:style-name="ce2">
            <text:p>60719.15</text:p>
          </table:table-cell>
          <table:table-cell office:value-type="float" office:value="11.2" table:style-name="ce2">
            <text:p>11.2</text:p>
          </table:table-cell>
          <table:table-cell office:value-type="date" office:date-value="2025-01-31T00:00:00" table:style-name="ce3">
            <text:p>31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7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480.98" table:style-name="ce2">
            <text:p>2480.98</text:p>
          </table:table-cell>
          <table:table-cell office:value-type="float" office:value="421724" table:style-name="ce2">
            <text:p>421724</text:p>
          </table:table-cell>
          <table:table-cell office:value-type="float" office:value="19562" table:style-name="ce2">
            <text:p>19562</text:p>
          </table:table-cell>
          <table:table-cell office:value-type="float" office:value="3323" table:style-name="ce2">
            <text:p>3323</text:p>
          </table:table-cell>
          <table:table-cell office:value-type="float" office:value="814059.58" table:style-name="ce2">
            <text:p>814059.58</text:p>
          </table:table-cell>
          <table:table-cell office:value-type="float" office:value="327.12" table:style-name="ce2">
            <text:p>327.12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8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770.25" table:style-name="ce2">
            <text:p>1770.25</text:p>
          </table:table-cell>
          <table:table-cell office:value-type="float" office:value="137142" table:style-name="ce2">
            <text:p>137142</text:p>
          </table:table-cell>
          <table:table-cell office:value-type="float" office:value="11719" table:style-name="ce2">
            <text:p>11719</text:p>
          </table:table-cell>
          <table:table-cell office:value-type="float" office:value="992" table:style-name="ce2">
            <text:p>992</text:p>
          </table:table-cell>
          <table:table-cell office:value-type="float" office:value="379961.39" table:style-name="ce2">
            <text:p>379961.39</text:p>
          </table:table-cell>
          <table:table-cell office:value-type="float" office:value="213.64" table:style-name="ce2">
            <text:p>213.64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29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4633.16" table:style-name="ce2">
            <text:p>4633.16</text:p>
          </table:table-cell>
          <table:table-cell office:value-type="float" office:value="439190" table:style-name="ce2">
            <text:p>439190</text:p>
          </table:table-cell>
          <table:table-cell office:value-type="float" office:value="34483" table:style-name="ce2">
            <text:p>34483</text:p>
          </table:table-cell>
          <table:table-cell office:value-type="float" office:value="112" table:style-name="ce2">
            <text:p>112</text:p>
          </table:table-cell>
          <table:table-cell office:value-type="float" office:value="13188.33" table:style-name="ce2">
            <text:p>13188.33</text:p>
          </table:table-cell>
          <table:table-cell office:value-type="float" office:value="1.85" table:style-name="ce2">
            <text:p>1.85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0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1787.47" table:style-name="ce2">
            <text:p>1787.47</text:p>
          </table:table-cell>
          <table:table-cell office:value-type="float" office:value="98483" table:style-name="ce2">
            <text:p>98483</text:p>
          </table:table-cell>
          <table:table-cell office:value-type="float" office:value="2003" table:style-name="ce2">
            <text:p>2003</text:p>
          </table:table-cell>
          <table:table-cell office:value-type="float" office:value="294" table:style-name="ce2">
            <text:p>294</text:p>
          </table:table-cell>
          <table:table-cell office:value-type="float" office:value="59701.5" table:style-name="ce2">
            <text:p>59701.5</text:p>
          </table:table-cell>
          <table:table-cell office:value-type="float" office:value="32.4" table:style-name="ce2">
            <text:p>32.4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1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539.16" table:style-name="ce2">
            <text:p>2539.16</text:p>
          </table:table-cell>
          <table:table-cell office:value-type="float" office:value="489964" table:style-name="ce2">
            <text:p>489964</text:p>
          </table:table-cell>
          <table:table-cell office:value-type="float" office:value="30159" table:style-name="ce2">
            <text:p>30159</text:p>
          </table:table-cell>
          <table:table-cell office:value-type="float" office:value="1287" table:style-name="ce2">
            <text:p>1287</text:p>
          </table:table-cell>
          <table:table-cell office:value-type="float" office:value="590456.96" table:style-name="ce2">
            <text:p>590456.96</text:p>
          </table:table-cell>
          <table:table-cell office:value-type="float" office:value="231.54" table:style-name="ce2">
            <text:p>231.54</text:p>
          </table:table-cell>
          <table:table-cell office:value-type="date" office:date-value="2024-11-16T00:00:00" table:style-name="ce3">
            <text:p>16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2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59.15" table:style-name="ce2">
            <text:p>59.15</text:p>
          </table:table-cell>
          <table:table-cell office:value-type="float" office:value="39443" table:style-name="ce2">
            <text:p>39443</text:p>
          </table:table-cell>
          <table:table-cell office:value-type="float" office:value="3664" table:style-name="ce2">
            <text:p>3664</text:p>
          </table:table-cell>
          <table:table-cell office:value-type="float" office:value="376" table:style-name="ce2">
            <text:p>376</text:p>
          </table:table-cell>
          <table:table-cell office:value-type="float" office:value="109119.3" table:style-name="ce2">
            <text:p>109119.3</text:p>
          </table:table-cell>
          <table:table-cell office:value-type="float" office:value="1843.79" table:style-name="ce2">
            <text:p>1843.79</text:p>
          </table:table-cell>
          <table:table-cell office:value-type="date" office:date-value="2024-11-16T00:00:00" table:style-name="ce3">
            <text:p>16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3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196.59" table:style-name="ce2">
            <text:p>196.59</text:p>
          </table:table-cell>
          <table:table-cell office:value-type="float" office:value="42151" table:style-name="ce2">
            <text:p>42151</text:p>
          </table:table-cell>
          <table:table-cell office:value-type="float" office:value="4067" table:style-name="ce2">
            <text:p>4067</text:p>
          </table:table-cell>
          <table:table-cell office:value-type="float" office:value="729" table:style-name="ce2">
            <text:p>729</text:p>
          </table:table-cell>
          <table:table-cell office:value-type="float" office:value="338708.4" table:style-name="ce2">
            <text:p>338708.4</text:p>
          </table:table-cell>
          <table:table-cell office:value-type="float" office:value="1721.92" table:style-name="ce2">
            <text:p>1721.92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4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181.06" table:style-name="ce2">
            <text:p>181.06</text:p>
          </table:table-cell>
          <table:table-cell office:value-type="float" office:value="35461" table:style-name="ce2">
            <text:p>35461</text:p>
          </table:table-cell>
          <table:table-cell office:value-type="float" office:value="3205" table:style-name="ce2">
            <text:p>3205</text:p>
          </table:table-cell>
          <table:table-cell office:value-type="float" office:value="217" table:style-name="ce2">
            <text:p>217</text:p>
          </table:table-cell>
          <table:table-cell office:value-type="float" office:value="26710.97" table:style-name="ce2">
            <text:p>26710.97</text:p>
          </table:table-cell>
          <table:table-cell office:value-type="float" office:value="146.53" table:style-name="ce2">
            <text:p>146.53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2415.81" table:style-name="ce2">
            <text:p>2415.81</text:p>
          </table:table-cell>
          <table:table-cell office:value-type="float" office:value="188698" table:style-name="ce2">
            <text:p>188698</text:p>
          </table:table-cell>
          <table:table-cell office:value-type="float" office:value="5553" table:style-name="ce2">
            <text:p>5553</text:p>
          </table:table-cell>
          <table:table-cell office:value-type="float" office:value="846" table:style-name="ce2">
            <text:p>846</text:p>
          </table:table-cell>
          <table:table-cell office:value-type="float" office:value="217125.84" table:style-name="ce2">
            <text:p>217125.84</text:p>
          </table:table-cell>
          <table:table-cell office:value-type="float" office:value="88.88" table:style-name="ce2">
            <text:p>88.88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6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4985.74" table:style-name="ce2">
            <text:p>4985.74</text:p>
          </table:table-cell>
          <table:table-cell office:value-type="float" office:value="9133" table:style-name="ce2">
            <text:p>9133</text:p>
          </table:table-cell>
          <table:table-cell office:value-type="float" office:value="203" table:style-name="ce2">
            <text:p>203</text:p>
          </table:table-cell>
          <table:table-cell office:value-type="float" office:value="20" table:style-name="ce2">
            <text:p>20</text:p>
          </table:table-cell>
          <table:table-cell office:value-type="float" office:value="5595.04" table:style-name="ce2">
            <text:p>5595.04</text:p>
          </table:table-cell>
          <table:table-cell office:value-type="float" office:value="0.12" table:style-name="ce2">
            <text:p>0.12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7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726.76" table:style-name="ce2">
            <text:p>4726.76</text:p>
          </table:table-cell>
          <table:table-cell office:value-type="float" office:value="95655" table:style-name="ce2">
            <text:p>95655</text:p>
          </table:table-cell>
          <table:table-cell office:value-type="float" office:value="5948" table:style-name="ce2">
            <text:p>5948</text:p>
          </table:table-cell>
          <table:table-cell office:value-type="float" office:value="851" table:style-name="ce2">
            <text:p>851</text:p>
          </table:table-cell>
          <table:table-cell office:value-type="float" office:value="146923.01999999999" table:style-name="ce2">
            <text:p>146923.02</text:p>
          </table:table-cell>
          <table:table-cell office:value-type="float" office:value="30.08" table:style-name="ce2">
            <text:p>30.08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8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527.81" table:style-name="ce2">
            <text:p>3527.81</text:p>
          </table:table-cell>
          <table:table-cell office:value-type="float" office:value="474612" table:style-name="ce2">
            <text:p>474612</text:p>
          </table:table-cell>
          <table:table-cell office:value-type="float" office:value="13725" table:style-name="ce2">
            <text:p>13725</text:p>
          </table:table-cell>
          <table:table-cell office:value-type="float" office:value="2429" table:style-name="ce2">
            <text:p>2429</text:p>
          </table:table-cell>
          <table:table-cell office:value-type="float" office:value="869761.53" table:style-name="ce2">
            <text:p>869761.53</text:p>
          </table:table-cell>
          <table:table-cell office:value-type="float" office:value="245.54" table:style-name="ce2">
            <text:p>245.54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39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482.84" table:style-name="ce2">
            <text:p>3482.84</text:p>
          </table:table-cell>
          <table:table-cell office:value-type="float" office:value="51978" table:style-name="ce2">
            <text:p>51978</text:p>
          </table:table-cell>
          <table:table-cell office:value-type="float" office:value="2122" table:style-name="ce2">
            <text:p>2122</text:p>
          </table:table-cell>
          <table:table-cell office:value-type="float" office:value="352" table:style-name="ce2">
            <text:p>352</text:p>
          </table:table-cell>
          <table:table-cell office:value-type="float" office:value="36788.230000000003" table:style-name="ce2">
            <text:p>36788.23</text:p>
          </table:table-cell>
          <table:table-cell office:value-type="float" office:value="9.56" table:style-name="ce2">
            <text:p>9.56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0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244.1899999999996" table:style-name="ce2">
            <text:p>4244.19</text:p>
          </table:table-cell>
          <table:table-cell office:value-type="float" office:value="369612" table:style-name="ce2">
            <text:p>369612</text:p>
          </table:table-cell>
          <table:table-cell office:value-type="float" office:value="13223" table:style-name="ce2">
            <text:p>13223</text:p>
          </table:table-cell>
          <table:table-cell office:value-type="float" office:value="1406" table:style-name="ce2">
            <text:p>1406</text:p>
          </table:table-cell>
          <table:table-cell office:value-type="float" office:value="541216.36" table:style-name="ce2">
            <text:p>541216.36</text:p>
          </table:table-cell>
          <table:table-cell office:value-type="float" office:value="126.52" table:style-name="ce2">
            <text:p>126.52</text:p>
          </table:table-cell>
          <table:table-cell office:value-type="date" office:date-value="2025-01-31T00:00:00" table:style-name="ce3">
            <text:p>3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1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900.28" table:style-name="ce2">
            <text:p>900.28</text:p>
          </table:table-cell>
          <table:table-cell office:value-type="float" office:value="410147" table:style-name="ce2">
            <text:p>410147</text:p>
          </table:table-cell>
          <table:table-cell office:value-type="float" office:value="38595" table:style-name="ce2">
            <text:p>38595</text:p>
          </table:table-cell>
          <table:table-cell office:value-type="float" office:value="4727" table:style-name="ce2">
            <text:p>4727</text:p>
          </table:table-cell>
          <table:table-cell office:value-type="float" office:value="2278069.77" table:style-name="ce2">
            <text:p>2278069.77</text:p>
          </table:table-cell>
          <table:table-cell office:value-type="float" office:value="2529.4" table:style-name="ce2">
            <text:p>2529.4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2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405.51" table:style-name="ce2">
            <text:p>1405.51</text:p>
          </table:table-cell>
          <table:table-cell office:value-type="float" office:value="20688" table:style-name="ce2">
            <text:p>20688</text:p>
          </table:table-cell>
          <table:table-cell office:value-type="float" office:value="1207" table:style-name="ce2">
            <text:p>1207</text:p>
          </table:table-cell>
          <table:table-cell office:value-type="float" office:value="156" table:style-name="ce2">
            <text:p>156</text:p>
          </table:table-cell>
          <table:table-cell office:value-type="float" office:value="26626.12" table:style-name="ce2">
            <text:p>26626.12</text:p>
          </table:table-cell>
          <table:table-cell office:value-type="float" office:value="17.940000000000001" table:style-name="ce2">
            <text:p>17.94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3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259.75" table:style-name="ce2">
            <text:p>3259.75</text:p>
          </table:table-cell>
          <table:table-cell office:value-type="float" office:value="457293" table:style-name="ce2">
            <text:p>457293</text:p>
          </table:table-cell>
          <table:table-cell office:value-type="float" office:value="39644" table:style-name="ce2">
            <text:p>39644</text:p>
          </table:table-cell>
          <table:table-cell office:value-type="float" office:value="7107" table:style-name="ce2">
            <text:p>7107</text:p>
          </table:table-cell>
          <table:table-cell office:value-type="float" office:value="3464970.88" table:style-name="ce2">
            <text:p>3464970.88</text:p>
          </table:table-cell>
          <table:table-cell office:value-type="float" office:value="1061.96" table:style-name="ce2">
            <text:p>1061.96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4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873.83" table:style-name="ce2">
            <text:p>2873.83</text:p>
          </table:table-cell>
          <table:table-cell office:value-type="float" office:value="75467" table:style-name="ce2">
            <text:p>75467</text:p>
          </table:table-cell>
          <table:table-cell office:value-type="float" office:value="6350" table:style-name="ce2">
            <text:p>6350</text:p>
          </table:table-cell>
          <table:table-cell office:value-type="float" office:value="761" table:style-name="ce2">
            <text:p>761</text:p>
          </table:table-cell>
          <table:table-cell office:value-type="float" office:value="343382.19" table:style-name="ce2">
            <text:p>343382.19</text:p>
          </table:table-cell>
          <table:table-cell office:value-type="float" office:value="118.49" table:style-name="ce2">
            <text:p>118.49</text:p>
          </table:table-cell>
          <table:table-cell office:value-type="date" office:date-value="2024-12-28T00:00:00" table:style-name="ce3">
            <text:p>28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5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3093.67" table:style-name="ce2">
            <text:p>3093.67</text:p>
          </table:table-cell>
          <table:table-cell office:value-type="float" office:value="476223" table:style-name="ce2">
            <text:p>476223</text:p>
          </table:table-cell>
          <table:table-cell office:value-type="float" office:value="39984" table:style-name="ce2">
            <text:p>39984</text:p>
          </table:table-cell>
          <table:table-cell office:value-type="float" office:value="1062" table:style-name="ce2">
            <text:p>1062</text:p>
          </table:table-cell>
          <table:table-cell office:value-type="float" office:value="312204.67" table:style-name="ce2">
            <text:p>312204.67</text:p>
          </table:table-cell>
          <table:table-cell office:value-type="float" office:value="99.92" table:style-name="ce2">
            <text:p>99.92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6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267.89999999999998" table:style-name="ce2">
            <text:p>267.9</text:p>
          </table:table-cell>
          <table:table-cell office:value-type="float" office:value="131288" table:style-name="ce2">
            <text:p>131288</text:p>
          </table:table-cell>
          <table:table-cell office:value-type="float" office:value="6080" table:style-name="ce2">
            <text:p>6080</text:p>
          </table:table-cell>
          <table:table-cell office:value-type="float" office:value="1075" table:style-name="ce2">
            <text:p>1075</text:p>
          </table:table-cell>
          <table:table-cell office:value-type="float" office:value="332666.23" table:style-name="ce2">
            <text:p>332666.23</text:p>
          </table:table-cell>
          <table:table-cell office:value-type="float" office:value="1240.76" table:style-name="ce2">
            <text:p>1240.76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901.3" table:style-name="ce2">
            <text:p>1901.3</text:p>
          </table:table-cell>
          <table:table-cell office:value-type="float" office:value="155888" table:style-name="ce2">
            <text:p>155888</text:p>
          </table:table-cell>
          <table:table-cell office:value-type="float" office:value="1211" table:style-name="ce2">
            <text:p>1211</text:p>
          </table:table-cell>
          <table:table-cell office:value-type="float" office:value="51" table:style-name="ce2">
            <text:p>51</text:p>
          </table:table-cell>
          <table:table-cell office:value-type="float" office:value="7776.52" table:style-name="ce2">
            <text:p>7776.52</text:p>
          </table:table-cell>
          <table:table-cell office:value-type="float" office:value="3.09" table:style-name="ce2">
            <text:p>3.09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8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337" table:style-name="ce2">
            <text:p>3337</text:p>
          </table:table-cell>
          <table:table-cell office:value-type="float" office:value="452609" table:style-name="ce2">
            <text:p>452609</text:p>
          </table:table-cell>
          <table:table-cell office:value-type="float" office:value="30983" table:style-name="ce2">
            <text:p>30983</text:p>
          </table:table-cell>
          <table:table-cell office:value-type="float" office:value="2421" table:style-name="ce2">
            <text:p>2421</text:p>
          </table:table-cell>
          <table:table-cell office:value-type="float" office:value="1129521.3700000001" table:style-name="ce2">
            <text:p>1129521.37</text:p>
          </table:table-cell>
          <table:table-cell office:value-type="float" office:value="337.48" table:style-name="ce2">
            <text:p>337.48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49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3017.78" table:style-name="ce2">
            <text:p>3017.78</text:p>
          </table:table-cell>
          <table:table-cell office:value-type="float" office:value="78984" table:style-name="ce2">
            <text:p>78984</text:p>
          </table:table-cell>
          <table:table-cell office:value-type="float" office:value="1261" table:style-name="ce2">
            <text:p>1261</text:p>
          </table:table-cell>
          <table:table-cell office:value-type="float" office:value="85" table:style-name="ce2">
            <text:p>85</text:p>
          </table:table-cell>
          <table:table-cell office:value-type="float" office:value="23950.03" table:style-name="ce2">
            <text:p>23950.03</text:p>
          </table:table-cell>
          <table:table-cell office:value-type="float" office:value="6.94" table:style-name="ce2">
            <text:p>6.94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139.1" table:style-name="ce2">
            <text:p>139.1</text:p>
          </table:table-cell>
          <table:table-cell office:value-type="float" office:value="297070" table:style-name="ce2">
            <text:p>297070</text:p>
          </table:table-cell>
          <table:table-cell office:value-type="float" office:value="12939" table:style-name="ce2">
            <text:p>12939</text:p>
          </table:table-cell>
          <table:table-cell office:value-type="float" office:value="373" table:style-name="ce2">
            <text:p>373</text:p>
          </table:table-cell>
          <table:table-cell office:value-type="float" office:value="148290.44" table:style-name="ce2">
            <text:p>148290.44</text:p>
          </table:table-cell>
          <table:table-cell office:value-type="float" office:value="1065.07" table:style-name="ce2">
            <text:p>1065.07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1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4890.53" table:style-name="ce2">
            <text:p>4890.53</text:p>
          </table:table-cell>
          <table:table-cell office:value-type="float" office:value="259117" table:style-name="ce2">
            <text:p>259117</text:p>
          </table:table-cell>
          <table:table-cell office:value-type="float" office:value="4215" table:style-name="ce2">
            <text:p>4215</text:p>
          </table:table-cell>
          <table:table-cell office:value-type="float" office:value="461" table:style-name="ce2">
            <text:p>461</text:p>
          </table:table-cell>
          <table:table-cell office:value-type="float" office:value="180313.13" table:style-name="ce2">
            <text:p>180313.13</text:p>
          </table:table-cell>
          <table:table-cell office:value-type="float" office:value="35.869999999999997" table:style-name="ce2">
            <text:p>35.87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2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243.51" table:style-name="ce2">
            <text:p>4243.51</text:p>
          </table:table-cell>
          <table:table-cell office:value-type="float" office:value="141427" table:style-name="ce2">
            <text:p>141427</text:p>
          </table:table-cell>
          <table:table-cell office:value-type="float" office:value="11116" table:style-name="ce2">
            <text:p>11116</text:p>
          </table:table-cell>
          <table:table-cell office:value-type="float" office:value="481" table:style-name="ce2">
            <text:p>481</text:p>
          </table:table-cell>
          <table:table-cell office:value-type="float" office:value="93994.69" table:style-name="ce2">
            <text:p>93994.69</text:p>
          </table:table-cell>
          <table:table-cell office:value-type="float" office:value="21.15" table:style-name="ce2">
            <text:p>21.15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3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1648.95" table:style-name="ce2">
            <text:p>1648.95</text:p>
          </table:table-cell>
          <table:table-cell office:value-type="float" office:value="298546" table:style-name="ce2">
            <text:p>298546</text:p>
          </table:table-cell>
          <table:table-cell office:value-type="float" office:value="26811" table:style-name="ce2">
            <text:p>26811</text:p>
          </table:table-cell>
          <table:table-cell office:value-type="float" office:value="3934" table:style-name="ce2">
            <text:p>3934</text:p>
          </table:table-cell>
          <table:table-cell office:value-type="float" office:value="1910394.26" table:style-name="ce2">
            <text:p>1910394.26</text:p>
          </table:table-cell>
          <table:table-cell office:value-type="float" office:value="1157.55" table:style-name="ce2">
            <text:p>1157.55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4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1024.3900000000001" table:style-name="ce2">
            <text:p>1024.39</text:p>
          </table:table-cell>
          <table:table-cell office:value-type="float" office:value="228745" table:style-name="ce2">
            <text:p>228745</text:p>
          </table:table-cell>
          <table:table-cell office:value-type="float" office:value="16845" table:style-name="ce2">
            <text:p>16845</text:p>
          </table:table-cell>
          <table:table-cell office:value-type="float" office:value="60" table:style-name="ce2">
            <text:p>60</text:p>
          </table:table-cell>
          <table:table-cell office:value-type="float" office:value="15848.05" table:style-name="ce2">
            <text:p>15848.05</text:p>
          </table:table-cell>
          <table:table-cell office:value-type="float" office:value="14.47" table:style-name="ce2">
            <text:p>14.47</text:p>
          </table:table-cell>
          <table:table-cell office:value-type="date" office:date-value="2024-11-21T00:00:00" table:style-name="ce3">
            <text:p>21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5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992.02" table:style-name="ce2">
            <text:p>992.02</text:p>
          </table:table-cell>
          <table:table-cell office:value-type="float" office:value="9177" table:style-name="ce2">
            <text:p>9177</text:p>
          </table:table-cell>
          <table:table-cell office:value-type="float" office:value="502" table:style-name="ce2">
            <text:p>502</text:p>
          </table:table-cell>
          <table:table-cell office:value-type="float" office:value="5" table:style-name="ce2">
            <text:p>5</text:p>
          </table:table-cell>
          <table:table-cell office:value-type="float" office:value="2233.73" table:style-name="ce2">
            <text:p>2233.73</text:p>
          </table:table-cell>
          <table:table-cell office:value-type="float" office:value="1.25" table:style-name="ce2">
            <text:p>1.25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6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796.87" table:style-name="ce2">
            <text:p>4796.87</text:p>
          </table:table-cell>
          <table:table-cell office:value-type="float" office:value="308056" table:style-name="ce2">
            <text:p>308056</text:p>
          </table:table-cell>
          <table:table-cell office:value-type="float" office:value="23180" table:style-name="ce2">
            <text:p>23180</text:p>
          </table:table-cell>
          <table:table-cell office:value-type="float" office:value="3055" table:style-name="ce2">
            <text:p>3055</text:p>
          </table:table-cell>
          <table:table-cell office:value-type="float" office:value="229571.44" table:style-name="ce2">
            <text:p>229571.44</text:p>
          </table:table-cell>
          <table:table-cell office:value-type="float" office:value="46.86" table:style-name="ce2">
            <text:p>46.86</text:p>
          </table:table-cell>
          <table:table-cell office:value-type="date" office:date-value="2024-12-05T00:00:00" table:style-name="ce3">
            <text:p>5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7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3915.14" table:style-name="ce2">
            <text:p>3915.14</text:p>
          </table:table-cell>
          <table:table-cell office:value-type="float" office:value="203778" table:style-name="ce2">
            <text:p>203778</text:p>
          </table:table-cell>
          <table:table-cell office:value-type="float" office:value="12782" table:style-name="ce2">
            <text:p>12782</text:p>
          </table:table-cell>
          <table:table-cell office:value-type="float" office:value="88" table:style-name="ce2">
            <text:p>88</text:p>
          </table:table-cell>
          <table:table-cell office:value-type="float" office:value="18713.47" table:style-name="ce2">
            <text:p>18713.47</text:p>
          </table:table-cell>
          <table:table-cell office:value-type="float" office:value="3.78" table:style-name="ce2">
            <text:p>3.78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8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851.24" table:style-name="ce2">
            <text:p>1851.24</text:p>
          </table:table-cell>
          <table:table-cell office:value-type="float" office:value="265397" table:style-name="ce2">
            <text:p>265397</text:p>
          </table:table-cell>
          <table:table-cell office:value-type="float" office:value="13540" table:style-name="ce2">
            <text:p>13540</text:p>
          </table:table-cell>
          <table:table-cell office:value-type="float" office:value="2600" table:style-name="ce2">
            <text:p>2600</text:p>
          </table:table-cell>
          <table:table-cell office:value-type="float" office:value="1240374.1100000001" table:style-name="ce2">
            <text:p>1240374.11</text:p>
          </table:table-cell>
          <table:table-cell office:value-type="float" office:value="669.02" table:style-name="ce2">
            <text:p>669.02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59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703.1" table:style-name="ce2">
            <text:p>1703.1</text:p>
          </table:table-cell>
          <table:table-cell office:value-type="float" office:value="37626" table:style-name="ce2">
            <text:p>37626</text:p>
          </table:table-cell>
          <table:table-cell office:value-type="float" office:value="979" table:style-name="ce2">
            <text:p>979</text:p>
          </table:table-cell>
          <table:table-cell office:value-type="float" office:value="49" table:style-name="ce2">
            <text:p>49</text:p>
          </table:table-cell>
          <table:table-cell office:value-type="float" office:value="4046.09" table:style-name="ce2">
            <text:p>4046.09</text:p>
          </table:table-cell>
          <table:table-cell office:value-type="float" office:value="1.38" table:style-name="ce2">
            <text:p>1.38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0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759.5" table:style-name="ce2">
            <text:p>759.5</text:p>
          </table:table-cell>
          <table:table-cell office:value-type="float" office:value="431340" table:style-name="ce2">
            <text:p>431340</text:p>
          </table:table-cell>
          <table:table-cell office:value-type="float" office:value="3604" table:style-name="ce2">
            <text:p>3604</text:p>
          </table:table-cell>
          <table:table-cell office:value-type="float" office:value="226" table:style-name="ce2">
            <text:p>226</text:p>
          </table:table-cell>
          <table:table-cell office:value-type="float" office:value="52899.93" table:style-name="ce2">
            <text:p>52899.93</text:p>
          </table:table-cell>
          <table:table-cell office:value-type="float" office:value="68.650000000000006" table:style-name="ce2">
            <text:p>68.65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1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634.31" table:style-name="ce2">
            <text:p>2634.31</text:p>
          </table:table-cell>
          <table:table-cell office:value-type="float" office:value="319883" table:style-name="ce2">
            <text:p>319883</text:p>
          </table:table-cell>
          <table:table-cell office:value-type="float" office:value="26567" table:style-name="ce2">
            <text:p>26567</text:p>
          </table:table-cell>
          <table:table-cell office:value-type="float" office:value="3780" table:style-name="ce2">
            <text:p>3780</text:p>
          </table:table-cell>
          <table:table-cell office:value-type="float" office:value="925261.6" table:style-name="ce2">
            <text:p>925261.6</text:p>
          </table:table-cell>
          <table:table-cell office:value-type="float" office:value="350.23" table:style-name="ce2">
            <text:p>350.23</text:p>
          </table:table-cell>
          <table:table-cell office:value-type="date" office:date-value="2025-01-22T00:00:00" table:style-name="ce3">
            <text:p>22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2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3107.45" table:style-name="ce2">
            <text:p>3107.45</text:p>
          </table:table-cell>
          <table:table-cell office:value-type="float" office:value="324808" table:style-name="ce2">
            <text:p>324808</text:p>
          </table:table-cell>
          <table:table-cell office:value-type="float" office:value="16617" table:style-name="ce2">
            <text:p>16617</text:p>
          </table:table-cell>
          <table:table-cell office:value-type="float" office:value="958" table:style-name="ce2">
            <text:p>958</text:p>
          </table:table-cell>
          <table:table-cell office:value-type="float" office:value="162628.31" table:style-name="ce2">
            <text:p>162628.31</text:p>
          </table:table-cell>
          <table:table-cell office:value-type="float" office:value="51.33" table:style-name="ce2">
            <text:p>51.33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3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4155.37" table:style-name="ce2">
            <text:p>4155.37</text:p>
          </table:table-cell>
          <table:table-cell office:value-type="float" office:value="342620" table:style-name="ce2">
            <text:p>342620</text:p>
          </table:table-cell>
          <table:table-cell office:value-type="float" office:value="33618" table:style-name="ce2">
            <text:p>33618</text:p>
          </table:table-cell>
          <table:table-cell office:value-type="float" office:value="5849" table:style-name="ce2">
            <text:p>5849</text:p>
          </table:table-cell>
          <table:table-cell office:value-type="float" office:value="824632.96" table:style-name="ce2">
            <text:p>824632.96</text:p>
          </table:table-cell>
          <table:table-cell office:value-type="float" office:value="197.45" table:style-name="ce2">
            <text:p>197.45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4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601.38" table:style-name="ce2">
            <text:p>601.38</text:p>
          </table:table-cell>
          <table:table-cell office:value-type="float" office:value="129590" table:style-name="ce2">
            <text:p>129590</text:p>
          </table:table-cell>
          <table:table-cell office:value-type="float" office:value="3271" table:style-name="ce2">
            <text:p>3271</text:p>
          </table:table-cell>
          <table:table-cell office:value-type="float" office:value="454" table:style-name="ce2">
            <text:p>454</text:p>
          </table:table-cell>
          <table:table-cell office:value-type="float" office:value="45753.62" table:style-name="ce2">
            <text:p>45753.62</text:p>
          </table:table-cell>
          <table:table-cell office:value-type="float" office:value="75.08" table:style-name="ce2">
            <text:p>75.08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5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843.73" table:style-name="ce2">
            <text:p>1843.73</text:p>
          </table:table-cell>
          <table:table-cell office:value-type="float" office:value="201641" table:style-name="ce2">
            <text:p>201641</text:p>
          </table:table-cell>
          <table:table-cell office:value-type="float" office:value="14853" table:style-name="ce2">
            <text:p>14853</text:p>
          </table:table-cell>
          <table:table-cell office:value-type="float" office:value="2792" table:style-name="ce2">
            <text:p>2792</text:p>
          </table:table-cell>
          <table:table-cell office:value-type="float" office:value="930128.01" table:style-name="ce2">
            <text:p>930128.01</text:p>
          </table:table-cell>
          <table:table-cell office:value-type="float" office:value="503.48" table:style-name="ce2">
            <text:p>503.48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6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026.36" table:style-name="ce2">
            <text:p>3026.36</text:p>
          </table:table-cell>
          <table:table-cell office:value-type="float" office:value="357893" table:style-name="ce2">
            <text:p>357893</text:p>
          </table:table-cell>
          <table:table-cell office:value-type="float" office:value="35723" table:style-name="ce2">
            <text:p>35723</text:p>
          </table:table-cell>
          <table:table-cell office:value-type="float" office:value="405" table:style-name="ce2">
            <text:p>405</text:p>
          </table:table-cell>
          <table:table-cell office:value-type="float" office:value="23962.85" table:style-name="ce2">
            <text:p>23962.85</text:p>
          </table:table-cell>
          <table:table-cell office:value-type="float" office:value="6.92" table:style-name="ce2">
            <text:p>6.92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7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388.21" table:style-name="ce2">
            <text:p>388.21</text:p>
          </table:table-cell>
          <table:table-cell office:value-type="float" office:value="414521" table:style-name="ce2">
            <text:p>414521</text:p>
          </table:table-cell>
          <table:table-cell office:value-type="float" office:value="27665" table:style-name="ce2">
            <text:p>27665</text:p>
          </table:table-cell>
          <table:table-cell office:value-type="float" office:value="3963" table:style-name="ce2">
            <text:p>3963</text:p>
          </table:table-cell>
          <table:table-cell office:value-type="float" office:value="801632.7" table:style-name="ce2">
            <text:p>801632.7</text:p>
          </table:table-cell>
          <table:table-cell office:value-type="float" office:value="2063.9499999999998" table:style-name="ce2">
            <text:p>2063.95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8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18.75" table:style-name="ce2">
            <text:p>418.75</text:p>
          </table:table-cell>
          <table:table-cell office:value-type="float" office:value="427067" table:style-name="ce2">
            <text:p>427067</text:p>
          </table:table-cell>
          <table:table-cell office:value-type="float" office:value="17501" table:style-name="ce2">
            <text:p>17501</text:p>
          </table:table-cell>
          <table:table-cell office:value-type="float" office:value="2365" table:style-name="ce2">
            <text:p>2365</text:p>
          </table:table-cell>
          <table:table-cell office:value-type="float" office:value="1034627.34" table:style-name="ce2">
            <text:p>1034627.34</text:p>
          </table:table-cell>
          <table:table-cell office:value-type="float" office:value="2469.75" table:style-name="ce2">
            <text:p>2469.75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69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762.28" table:style-name="ce2">
            <text:p>762.28</text:p>
          </table:table-cell>
          <table:table-cell office:value-type="float" office:value="363200" table:style-name="ce2">
            <text:p>363200</text:p>
          </table:table-cell>
          <table:table-cell office:value-type="float" office:value="11086" table:style-name="ce2">
            <text:p>11086</text:p>
          </table:table-cell>
          <table:table-cell office:value-type="float" office:value="2186" table:style-name="ce2">
            <text:p>2186</text:p>
          </table:table-cell>
          <table:table-cell office:value-type="float" office:value="207394" table:style-name="ce2">
            <text:p>207394</text:p>
          </table:table-cell>
          <table:table-cell office:value-type="float" office:value="271.07" table:style-name="ce2">
            <text:p>271.07</text:p>
          </table:table-cell>
          <table:table-cell office:value-type="date" office:date-value="2024-11-19T00:00:00" table:style-name="ce3">
            <text:p>19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0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22.56" table:style-name="ce2">
            <text:p>422.56</text:p>
          </table:table-cell>
          <table:table-cell office:value-type="float" office:value="233144" table:style-name="ce2">
            <text:p>233144</text:p>
          </table:table-cell>
          <table:table-cell office:value-type="float" office:value="21439" table:style-name="ce2">
            <text:p>21439</text:p>
          </table:table-cell>
          <table:table-cell office:value-type="float" office:value="1795" table:style-name="ce2">
            <text:p>1795</text:p>
          </table:table-cell>
          <table:table-cell office:value-type="float" office:value="777240.25" table:style-name="ce2">
            <text:p>777240.25</text:p>
          </table:table-cell>
          <table:table-cell office:value-type="float" office:value="1838.36" table:style-name="ce2">
            <text:p>1838.36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1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3982.08" table:style-name="ce2">
            <text:p>3982.08</text:p>
          </table:table-cell>
          <table:table-cell office:value-type="float" office:value="16619" table:style-name="ce2">
            <text:p>16619</text:p>
          </table:table-cell>
          <table:table-cell office:value-type="float" office:value="53" table:style-name="ce2">
            <text:p>53</text:p>
          </table:table-cell>
          <table:table-cell office:value-type="float" office:value="7" table:style-name="ce2">
            <text:p>7</text:p>
          </table:table-cell>
          <table:table-cell office:value-type="float" office:value="887.01" table:style-name="ce2">
            <text:p>887.01</text:p>
          </table:table-cell>
          <table:table-cell office:value-type="float" office:value="-0.78" table:style-name="ce2">
            <text:p>-0.78</text:p>
          </table:table-cell>
          <table:table-cell office:value-type="date" office:date-value="2024-12-02T00:00:00" table:style-name="ce3">
            <text:p>2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2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2082.31" table:style-name="ce2">
            <text:p>2082.31</text:p>
          </table:table-cell>
          <table:table-cell office:value-type="float" office:value="394671" table:style-name="ce2">
            <text:p>394671</text:p>
          </table:table-cell>
          <table:table-cell office:value-type="float" office:value="30654" table:style-name="ce2">
            <text:p>30654</text:p>
          </table:table-cell>
          <table:table-cell office:value-type="float" office:value="2183" table:style-name="ce2">
            <text:p>2183</text:p>
          </table:table-cell>
          <table:table-cell office:value-type="float" office:value="269387.78999999998" table:style-name="ce2">
            <text:p>269387.79</text:p>
          </table:table-cell>
          <table:table-cell office:value-type="float" office:value="128.37" table:style-name="ce2">
            <text:p>128.37</text:p>
          </table:table-cell>
          <table:table-cell office:value-type="date" office:date-value="2025-01-16T00:00:00" table:style-name="ce3">
            <text:p>16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3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252.9699999999998" table:style-name="ce2">
            <text:p>2252.97</text:p>
          </table:table-cell>
          <table:table-cell office:value-type="float" office:value="96809" table:style-name="ce2">
            <text:p>96809</text:p>
          </table:table-cell>
          <table:table-cell office:value-type="float" office:value="221" table:style-name="ce2">
            <text:p>221</text:p>
          </table:table-cell>
          <table:table-cell office:value-type="float" office:value="3" table:style-name="ce2">
            <text:p>3</text:p>
          </table:table-cell>
          <table:table-cell office:value-type="float" office:value="1161.6500000000001" table:style-name="ce2">
            <text:p>1161.65</text:p>
          </table:table-cell>
          <table:table-cell office:value-type="float" office:value="-0.48" table:style-name="ce2">
            <text:p>-0.48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4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4739.5200000000004" table:style-name="ce2">
            <text:p>4739.52</text:p>
          </table:table-cell>
          <table:table-cell office:value-type="float" office:value="455246" table:style-name="ce2">
            <text:p>455246</text:p>
          </table:table-cell>
          <table:table-cell office:value-type="float" office:value="30864" table:style-name="ce2">
            <text:p>30864</text:p>
          </table:table-cell>
          <table:table-cell office:value-type="float" office:value="5254" table:style-name="ce2">
            <text:p>5254</text:p>
          </table:table-cell>
          <table:table-cell office:value-type="float" office:value="411544.46" table:style-name="ce2">
            <text:p>411544.46</text:p>
          </table:table-cell>
          <table:table-cell office:value-type="float" office:value="85.83" table:style-name="ce2">
            <text:p>85.83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5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1137.08" table:style-name="ce2">
            <text:p>1137.08</text:p>
          </table:table-cell>
          <table:table-cell office:value-type="float" office:value="246888" table:style-name="ce2">
            <text:p>246888</text:p>
          </table:table-cell>
          <table:table-cell office:value-type="float" office:value="22688" table:style-name="ce2">
            <text:p>22688</text:p>
          </table:table-cell>
          <table:table-cell office:value-type="float" office:value="600" table:style-name="ce2">
            <text:p>600</text:p>
          </table:table-cell>
          <table:table-cell office:value-type="float" office:value="53974.31" table:style-name="ce2">
            <text:p>53974.31</text:p>
          </table:table-cell>
          <table:table-cell office:value-type="float" office:value="46.47" table:style-name="ce2">
            <text:p>46.47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6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611.5100000000002" table:style-name="ce2">
            <text:p>2611.51</text:p>
          </table:table-cell>
          <table:table-cell office:value-type="float" office:value="451469" table:style-name="ce2">
            <text:p>451469</text:p>
          </table:table-cell>
          <table:table-cell office:value-type="float" office:value="3732" table:style-name="ce2">
            <text:p>3732</text:p>
          </table:table-cell>
          <table:table-cell office:value-type="float" office:value="102" table:style-name="ce2">
            <text:p>102</text:p>
          </table:table-cell>
          <table:table-cell office:value-type="float" office:value="19106.810000000001" table:style-name="ce2">
            <text:p>19106.81</text:p>
          </table:table-cell>
          <table:table-cell office:value-type="float" office:value="6.32" table:style-name="ce2">
            <text:p>6.32</text:p>
          </table:table-cell>
          <table:table-cell office:value-type="date" office:date-value="2024-11-26T00:00:00" table:style-name="ce3">
            <text:p>26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7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763.45" table:style-name="ce2">
            <text:p>763.45</text:p>
          </table:table-cell>
          <table:table-cell office:value-type="float" office:value="300497" table:style-name="ce2">
            <text:p>300497</text:p>
          </table:table-cell>
          <table:table-cell office:value-type="float" office:value="19274" table:style-name="ce2">
            <text:p>19274</text:p>
          </table:table-cell>
          <table:table-cell office:value-type="float" office:value="2754" table:style-name="ce2">
            <text:p>2754</text:p>
          </table:table-cell>
          <table:table-cell office:value-type="float" office:value="261705.99" table:style-name="ce2">
            <text:p>261705.99</text:p>
          </table:table-cell>
          <table:table-cell office:value-type="float" office:value="341.79" table:style-name="ce2">
            <text:p>341.79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8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153.5100000000002" table:style-name="ce2">
            <text:p>2153.51</text:p>
          </table:table-cell>
          <table:table-cell office:value-type="float" office:value="207948" table:style-name="ce2">
            <text:p>207948</text:p>
          </table:table-cell>
          <table:table-cell office:value-type="float" office:value="5883" table:style-name="ce2">
            <text:p>5883</text:p>
          </table:table-cell>
          <table:table-cell office:value-type="float" office:value="786" table:style-name="ce2">
            <text:p>786</text:p>
          </table:table-cell>
          <table:table-cell office:value-type="float" office:value="240410.93" table:style-name="ce2">
            <text:p>240410.93</text:p>
          </table:table-cell>
          <table:table-cell office:value-type="float" office:value="110.64" table:style-name="ce2">
            <text:p>110.64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79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735.54" table:style-name="ce2">
            <text:p>2735.54</text:p>
          </table:table-cell>
          <table:table-cell office:value-type="float" office:value="235024" table:style-name="ce2">
            <text:p>235024</text:p>
          </table:table-cell>
          <table:table-cell office:value-type="float" office:value="12352" table:style-name="ce2">
            <text:p>12352</text:p>
          </table:table-cell>
          <table:table-cell office:value-type="float" office:value="1064" table:style-name="ce2">
            <text:p>1064</text:p>
          </table:table-cell>
          <table:table-cell office:value-type="float" office:value="488382.02" table:style-name="ce2">
            <text:p>488382.02</text:p>
          </table:table-cell>
          <table:table-cell office:value-type="float" office:value="177.53" table:style-name="ce2">
            <text:p>177.53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0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4069.59" table:style-name="ce2">
            <text:p>4069.59</text:p>
          </table:table-cell>
          <table:table-cell office:value-type="float" office:value="230277" table:style-name="ce2">
            <text:p>230277</text:p>
          </table:table-cell>
          <table:table-cell office:value-type="float" office:value="6353" table:style-name="ce2">
            <text:p>6353</text:p>
          </table:table-cell>
          <table:table-cell office:value-type="float" office:value="1169" table:style-name="ce2">
            <text:p>1169</text:p>
          </table:table-cell>
          <table:table-cell office:value-type="float" office:value="87873.8" table:style-name="ce2">
            <text:p>87873.8</text:p>
          </table:table-cell>
          <table:table-cell office:value-type="float" office:value="20.59" table:style-name="ce2">
            <text:p>20.59</text:p>
          </table:table-cell>
          <table:table-cell office:value-type="date" office:date-value="2025-01-06T00:00:00" table:style-name="ce3">
            <text:p>6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1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3843.17" table:style-name="ce2">
            <text:p>3843.17</text:p>
          </table:table-cell>
          <table:table-cell office:value-type="float" office:value="284424" table:style-name="ce2">
            <text:p>284424</text:p>
          </table:table-cell>
          <table:table-cell office:value-type="float" office:value="4888" table:style-name="ce2">
            <text:p>4888</text:p>
          </table:table-cell>
          <table:table-cell office:value-type="float" office:value="217" table:style-name="ce2">
            <text:p>217</text:p>
          </table:table-cell>
          <table:table-cell office:value-type="float" office:value="84267.16" table:style-name="ce2">
            <text:p>84267.16</text:p>
          </table:table-cell>
          <table:table-cell office:value-type="float" office:value="20.93" table:style-name="ce2">
            <text:p>20.93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2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796.83" table:style-name="ce2">
            <text:p>2796.83</text:p>
          </table:table-cell>
          <table:table-cell office:value-type="float" office:value="130835" table:style-name="ce2">
            <text:p>130835</text:p>
          </table:table-cell>
          <table:table-cell office:value-type="float" office:value="11165" table:style-name="ce2">
            <text:p>11165</text:p>
          </table:table-cell>
          <table:table-cell office:value-type="float" office:value="1907" table:style-name="ce2">
            <text:p>1907</text:p>
          </table:table-cell>
          <table:table-cell office:value-type="float" office:value="583767.86" table:style-name="ce2">
            <text:p>583767.86</text:p>
          </table:table-cell>
          <table:table-cell office:value-type="float" office:value="207.72" table:style-name="ce2">
            <text:p>207.72</text:p>
          </table:table-cell>
          <table:table-cell office:value-type="date" office:date-value="2024-11-18T00:00:00" table:style-name="ce3">
            <text:p>18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3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1074.6600000000001" table:style-name="ce2">
            <text:p>1074.66</text:p>
          </table:table-cell>
          <table:table-cell office:value-type="float" office:value="143229" table:style-name="ce2">
            <text:p>143229</text:p>
          </table:table-cell>
          <table:table-cell office:value-type="float" office:value="5542" table:style-name="ce2">
            <text:p>5542</text:p>
          </table:table-cell>
          <table:table-cell office:value-type="float" office:value="547" table:style-name="ce2">
            <text:p>547</text:p>
          </table:table-cell>
          <table:table-cell office:value-type="float" office:value="250918.94" table:style-name="ce2">
            <text:p>250918.94</text:p>
          </table:table-cell>
          <table:table-cell office:value-type="float" office:value="232.49" table:style-name="ce2">
            <text:p>232.49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4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656.61" table:style-name="ce2">
            <text:p>656.61</text:p>
          </table:table-cell>
          <table:table-cell office:value-type="float" office:value="181765" table:style-name="ce2">
            <text:p>181765</text:p>
          </table:table-cell>
          <table:table-cell office:value-type="float" office:value="11063" table:style-name="ce2">
            <text:p>11063</text:p>
          </table:table-cell>
          <table:table-cell office:value-type="float" office:value="1254" table:style-name="ce2">
            <text:p>1254</text:p>
          </table:table-cell>
          <table:table-cell office:value-type="float" office:value="171328.97" table:style-name="ce2">
            <text:p>171328.97</text:p>
          </table:table-cell>
          <table:table-cell office:value-type="float" office:value="259.93" table:style-name="ce2">
            <text:p>259.93</text:p>
          </table:table-cell>
          <table:table-cell office:value-type="date" office:date-value="2024-12-26T00:00:00" table:style-name="ce3">
            <text:p>26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5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2780.87" table:style-name="ce2">
            <text:p>2780.87</text:p>
          </table:table-cell>
          <table:table-cell office:value-type="float" office:value="56565" table:style-name="ce2">
            <text:p>56565</text:p>
          </table:table-cell>
          <table:table-cell office:value-type="float" office:value="3589" table:style-name="ce2">
            <text:p>3589</text:p>
          </table:table-cell>
          <table:table-cell office:value-type="float" office:value="270" table:style-name="ce2">
            <text:p>270</text:p>
          </table:table-cell>
          <table:table-cell office:value-type="float" office:value="90103.44" table:style-name="ce2">
            <text:p>90103.44</text:p>
          </table:table-cell>
          <table:table-cell office:value-type="float" office:value="31.4" table:style-name="ce2">
            <text:p>31.4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6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750.06" table:style-name="ce2">
            <text:p>1750.06</text:p>
          </table:table-cell>
          <table:table-cell office:value-type="float" office:value="177992" table:style-name="ce2">
            <text:p>177992</text:p>
          </table:table-cell>
          <table:table-cell office:value-type="float" office:value="13885" table:style-name="ce2">
            <text:p>13885</text:p>
          </table:table-cell>
          <table:table-cell office:value-type="float" office:value="114" table:style-name="ce2">
            <text:p>114</text:p>
          </table:table-cell>
          <table:table-cell office:value-type="float" office:value="44089.82" table:style-name="ce2">
            <text:p>44089.82</text:p>
          </table:table-cell>
          <table:table-cell office:value-type="float" office:value="24.19" table:style-name="ce2">
            <text:p>24.19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7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4693.38" table:style-name="ce2">
            <text:p>4693.38</text:p>
          </table:table-cell>
          <table:table-cell office:value-type="float" office:value="229540" table:style-name="ce2">
            <text:p>229540</text:p>
          </table:table-cell>
          <table:table-cell office:value-type="float" office:value="4338" table:style-name="ce2">
            <text:p>4338</text:p>
          </table:table-cell>
          <table:table-cell office:value-type="float" office:value="317" table:style-name="ce2">
            <text:p>317</text:p>
          </table:table-cell>
          <table:table-cell office:value-type="float" office:value="40939.760000000002" table:style-name="ce2">
            <text:p>40939.76</text:p>
          </table:table-cell>
          <table:table-cell office:value-type="float" office:value="7.72" table:style-name="ce2">
            <text:p>7.72</text:p>
          </table:table-cell>
          <table:table-cell office:value-type="date" office:date-value="2024-11-24T00:00:00" table:style-name="ce3">
            <text:p>24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8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660.39" table:style-name="ce2">
            <text:p>660.39</text:p>
          </table:table-cell>
          <table:table-cell office:value-type="float" office:value="424246" table:style-name="ce2">
            <text:p>424246</text:p>
          </table:table-cell>
          <table:table-cell office:value-type="float" office:value="6891" table:style-name="ce2">
            <text:p>6891</text:p>
          </table:table-cell>
          <table:table-cell office:value-type="float" office:value="22" table:style-name="ce2">
            <text:p>22</text:p>
          </table:table-cell>
          <table:table-cell office:value-type="float" office:value="3984.59" table:style-name="ce2">
            <text:p>3984.59</text:p>
          </table:table-cell>
          <table:table-cell office:value-type="float" office:value="5.03" table:style-name="ce2">
            <text:p>5.03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89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632.24" table:style-name="ce2">
            <text:p>3632.24</text:p>
          </table:table-cell>
          <table:table-cell office:value-type="float" office:value="259480" table:style-name="ce2">
            <text:p>259480</text:p>
          </table:table-cell>
          <table:table-cell office:value-type="float" office:value="5709" table:style-name="ce2">
            <text:p>5709</text:p>
          </table:table-cell>
          <table:table-cell office:value-type="float" office:value="43" table:style-name="ce2">
            <text:p>43</text:p>
          </table:table-cell>
          <table:table-cell office:value-type="float" office:value="19883.18" table:style-name="ce2">
            <text:p>19883.18</text:p>
          </table:table-cell>
          <table:table-cell office:value-type="float" office:value="4.47" table:style-name="ce2">
            <text:p>4.47</text:p>
          </table:table-cell>
          <table:table-cell office:value-type="date" office:date-value="2024-11-30T00:00:00" table:style-name="ce3">
            <text:p>30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0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341.78" table:style-name="ce2">
            <text:p>341.78</text:p>
          </table:table-cell>
          <table:table-cell office:value-type="float" office:value="353997" table:style-name="ce2">
            <text:p>353997</text:p>
          </table:table-cell>
          <table:table-cell office:value-type="float" office:value="13891" table:style-name="ce2">
            <text:p>13891</text:p>
          </table:table-cell>
          <table:table-cell office:value-type="float" office:value="466" table:style-name="ce2">
            <text:p>466</text:p>
          </table:table-cell>
          <table:table-cell office:value-type="float" office:value="44133.02" table:style-name="ce2">
            <text:p>44133.02</text:p>
          </table:table-cell>
          <table:table-cell office:value-type="float" office:value="128.13" table:style-name="ce2">
            <text:p>128.13</text:p>
          </table:table-cell>
          <table:table-cell office:value-type="date" office:date-value="2024-12-26T00:00:00" table:style-name="ce3">
            <text:p>26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1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3143.62" table:style-name="ce2">
            <text:p>3143.62</text:p>
          </table:table-cell>
          <table:table-cell office:value-type="float" office:value="184835" table:style-name="ce2">
            <text:p>184835</text:p>
          </table:table-cell>
          <table:table-cell office:value-type="float" office:value="12744" table:style-name="ce2">
            <text:p>12744</text:p>
          </table:table-cell>
          <table:table-cell office:value-type="float" office:value="252" table:style-name="ce2">
            <text:p>252</text:p>
          </table:table-cell>
          <table:table-cell office:value-type="float" office:value="25415.26" table:style-name="ce2">
            <text:p>25415.26</text:p>
          </table:table-cell>
          <table:table-cell office:value-type="float" office:value="7.08" table:style-name="ce2">
            <text:p>7.08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2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501.83" table:style-name="ce2">
            <text:p>501.83</text:p>
          </table:table-cell>
          <table:table-cell office:value-type="float" office:value="229164" table:style-name="ce2">
            <text:p>229164</text:p>
          </table:table-cell>
          <table:table-cell office:value-type="float" office:value="4066" table:style-name="ce2">
            <text:p>4066</text:p>
          </table:table-cell>
          <table:table-cell office:value-type="float" office:value="501" table:style-name="ce2">
            <text:p>501</text:p>
          </table:table-cell>
          <table:table-cell office:value-type="float" office:value="225329.29" table:style-name="ce2">
            <text:p>225329.29</text:p>
          </table:table-cell>
          <table:table-cell office:value-type="float" office:value="448.02" table:style-name="ce2">
            <text:p>448.02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3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264.29000000000002" table:style-name="ce2">
            <text:p>264.29</text:p>
          </table:table-cell>
          <table:table-cell office:value-type="float" office:value="105920" table:style-name="ce2">
            <text:p>105920</text:p>
          </table:table-cell>
          <table:table-cell office:value-type="float" office:value="8926" table:style-name="ce2">
            <text:p>8926</text:p>
          </table:table-cell>
          <table:table-cell office:value-type="float" office:value="1167" table:style-name="ce2">
            <text:p>1167</text:p>
          </table:table-cell>
          <table:table-cell office:value-type="float" office:value="442154.59" table:style-name="ce2">
            <text:p>442154.59</text:p>
          </table:table-cell>
          <table:table-cell office:value-type="float" office:value="1671.99" table:style-name="ce2">
            <text:p>1671.99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4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3840.86" table:style-name="ce2">
            <text:p>3840.86</text:p>
          </table:table-cell>
          <table:table-cell office:value-type="float" office:value="135292" table:style-name="ce2">
            <text:p>135292</text:p>
          </table:table-cell>
          <table:table-cell office:value-type="float" office:value="738" table:style-name="ce2">
            <text:p>738</text:p>
          </table:table-cell>
          <table:table-cell office:value-type="float" office:value="75" table:style-name="ce2">
            <text:p>75</text:p>
          </table:table-cell>
          <table:table-cell office:value-type="float" office:value="9743.51" table:style-name="ce2">
            <text:p>9743.51</text:p>
          </table:table-cell>
          <table:table-cell office:value-type="float" office:value="1.54" table:style-name="ce2">
            <text:p>1.54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5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265.7" table:style-name="ce2">
            <text:p>4265.7</text:p>
          </table:table-cell>
          <table:table-cell office:value-type="float" office:value="166040" table:style-name="ce2">
            <text:p>166040</text:p>
          </table:table-cell>
          <table:table-cell office:value-type="float" office:value="613" table:style-name="ce2">
            <text:p>613</text:p>
          </table:table-cell>
          <table:table-cell office:value-type="float" office:value="46" table:style-name="ce2">
            <text:p>46</text:p>
          </table:table-cell>
          <table:table-cell office:value-type="float" office:value="22587.79" table:style-name="ce2">
            <text:p>22587.79</text:p>
          </table:table-cell>
          <table:table-cell office:value-type="float" office:value="4.3" table:style-name="ce2">
            <text:p>4.3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6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24.79000000000002" table:style-name="ce2">
            <text:p>324.79</text:p>
          </table:table-cell>
          <table:table-cell office:value-type="float" office:value="47754" table:style-name="ce2">
            <text:p>47754</text:p>
          </table:table-cell>
          <table:table-cell office:value-type="float" office:value="3250" table:style-name="ce2">
            <text:p>3250</text:p>
          </table:table-cell>
          <table:table-cell office:value-type="float" office:value="456" table:style-name="ce2">
            <text:p>456</text:p>
          </table:table-cell>
          <table:table-cell office:value-type="float" office:value="134670.25" table:style-name="ce2">
            <text:p>134670.25</text:p>
          </table:table-cell>
          <table:table-cell office:value-type="float" office:value="413.64" table:style-name="ce2">
            <text:p>413.64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7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288.18" table:style-name="ce2">
            <text:p>288.18</text:p>
          </table:table-cell>
          <table:table-cell office:value-type="float" office:value="427257" table:style-name="ce2">
            <text:p>427257</text:p>
          </table:table-cell>
          <table:table-cell office:value-type="float" office:value="1993" table:style-name="ce2">
            <text:p>1993</text:p>
          </table:table-cell>
          <table:table-cell office:value-type="float" office:value="16" table:style-name="ce2">
            <text:p>16</text:p>
          </table:table-cell>
          <table:table-cell office:value-type="float" office:value="5160.21" table:style-name="ce2">
            <text:p>5160.21</text:p>
          </table:table-cell>
          <table:table-cell office:value-type="float" office:value="16.91" table:style-name="ce2">
            <text:p>16.91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8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2106.02" table:style-name="ce2">
            <text:p>2106.02</text:p>
          </table:table-cell>
          <table:table-cell office:value-type="float" office:value="288830" table:style-name="ce2">
            <text:p>288830</text:p>
          </table:table-cell>
          <table:table-cell office:value-type="float" office:value="21427" table:style-name="ce2">
            <text:p>21427</text:p>
          </table:table-cell>
          <table:table-cell office:value-type="float" office:value="1334" table:style-name="ce2">
            <text:p>1334</text:p>
          </table:table-cell>
          <table:table-cell office:value-type="float" office:value="293731.69" table:style-name="ce2">
            <text:p>293731.69</text:p>
          </table:table-cell>
          <table:table-cell office:value-type="float" office:value="138.47" table:style-name="ce2">
            <text:p>138.47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899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4660.88" table:style-name="ce2">
            <text:p>4660.88</text:p>
          </table:table-cell>
          <table:table-cell office:value-type="float" office:value="87326" table:style-name="ce2">
            <text:p>87326</text:p>
          </table:table-cell>
          <table:table-cell office:value-type="float" office:value="3161" table:style-name="ce2">
            <text:p>3161</text:p>
          </table:table-cell>
          <table:table-cell office:value-type="float" office:value="331" table:style-name="ce2">
            <text:p>331</text:p>
          </table:table-cell>
          <table:table-cell office:value-type="float" office:value="87652.27" table:style-name="ce2">
            <text:p>87652.27</text:p>
          </table:table-cell>
          <table:table-cell office:value-type="float" office:value="17.809999999999999" table:style-name="ce2">
            <text:p>17.81</text:p>
          </table:table-cell>
          <table:table-cell office:value-type="date" office:date-value="2024-11-21T00:00:00" table:style-name="ce3">
            <text:p>21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0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517.04999999999995" table:style-name="ce2">
            <text:p>517.05</text:p>
          </table:table-cell>
          <table:table-cell office:value-type="float" office:value="284451" table:style-name="ce2">
            <text:p>284451</text:p>
          </table:table-cell>
          <table:table-cell office:value-type="float" office:value="10569" table:style-name="ce2">
            <text:p>10569</text:p>
          </table:table-cell>
          <table:table-cell office:value-type="float" office:value="63" table:style-name="ce2">
            <text:p>63</text:p>
          </table:table-cell>
          <table:table-cell office:value-type="float" office:value="18182.8" table:style-name="ce2">
            <text:p>18182.8</text:p>
          </table:table-cell>
          <table:table-cell office:value-type="float" office:value="34.17" table:style-name="ce2">
            <text:p>34.17</text:p>
          </table:table-cell>
          <table:table-cell office:value-type="date" office:date-value="2025-02-03T00:00:00" table:style-name="ce3">
            <text:p>3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1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4934.38" table:style-name="ce2">
            <text:p>4934.38</text:p>
          </table:table-cell>
          <table:table-cell office:value-type="float" office:value="228116" table:style-name="ce2">
            <text:p>228116</text:p>
          </table:table-cell>
          <table:table-cell office:value-type="float" office:value="4035" table:style-name="ce2">
            <text:p>4035</text:p>
          </table:table-cell>
          <table:table-cell office:value-type="float" office:value="478" table:style-name="ce2">
            <text:p>478</text:p>
          </table:table-cell>
          <table:table-cell office:value-type="float" office:value="91966.07" table:style-name="ce2">
            <text:p>91966.07</text:p>
          </table:table-cell>
          <table:table-cell office:value-type="float" office:value="17.64" table:style-name="ce2">
            <text:p>17.64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2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706.26" table:style-name="ce2">
            <text:p>4706.26</text:p>
          </table:table-cell>
          <table:table-cell office:value-type="float" office:value="428231" table:style-name="ce2">
            <text:p>428231</text:p>
          </table:table-cell>
          <table:table-cell office:value-type="float" office:value="19904" table:style-name="ce2">
            <text:p>19904</text:p>
          </table:table-cell>
          <table:table-cell office:value-type="float" office:value="1438" table:style-name="ce2">
            <text:p>1438</text:p>
          </table:table-cell>
          <table:table-cell office:value-type="float" office:value="380676.9" table:style-name="ce2">
            <text:p>380676.9</text:p>
          </table:table-cell>
          <table:table-cell office:value-type="float" office:value="79.89" table:style-name="ce2">
            <text:p>79.89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3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2547.96" table:style-name="ce2">
            <text:p>2547.96</text:p>
          </table:table-cell>
          <table:table-cell office:value-type="float" office:value="348842" table:style-name="ce2">
            <text:p>348842</text:p>
          </table:table-cell>
          <table:table-cell office:value-type="float" office:value="7253" table:style-name="ce2">
            <text:p>7253</text:p>
          </table:table-cell>
          <table:table-cell office:value-type="float" office:value="508" table:style-name="ce2">
            <text:p>508</text:p>
          </table:table-cell>
          <table:table-cell office:value-type="float" office:value="111403.67" table:style-name="ce2">
            <text:p>111403.67</text:p>
          </table:table-cell>
          <table:table-cell office:value-type="float" office:value="42.72" table:style-name="ce2">
            <text:p>42.72</text:p>
          </table:table-cell>
          <table:table-cell office:value-type="date" office:date-value="2025-01-21T00:00:00" table:style-name="ce3">
            <text:p>21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4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888.78" table:style-name="ce2">
            <text:p>1888.78</text:p>
          </table:table-cell>
          <table:table-cell office:value-type="float" office:value="163631" table:style-name="ce2">
            <text:p>163631</text:p>
          </table:table-cell>
          <table:table-cell office:value-type="float" office:value="6509" table:style-name="ce2">
            <text:p>6509</text:p>
          </table:table-cell>
          <table:table-cell office:value-type="float" office:value="749" table:style-name="ce2">
            <text:p>749</text:p>
          </table:table-cell>
          <table:table-cell office:value-type="float" office:value="273465.63" table:style-name="ce2">
            <text:p>273465.63</text:p>
          </table:table-cell>
          <table:table-cell office:value-type="float" office:value="143.78" table:style-name="ce2">
            <text:p>143.78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5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1955.06" table:style-name="ce2">
            <text:p>1955.06</text:p>
          </table:table-cell>
          <table:table-cell office:value-type="float" office:value="488130" table:style-name="ce2">
            <text:p>488130</text:p>
          </table:table-cell>
          <table:table-cell office:value-type="float" office:value="3219" table:style-name="ce2">
            <text:p>3219</text:p>
          </table:table-cell>
          <table:table-cell office:value-type="float" office:value="556" table:style-name="ce2">
            <text:p>556</text:p>
          </table:table-cell>
          <table:table-cell office:value-type="float" office:value="235595.13" table:style-name="ce2">
            <text:p>235595.13</text:p>
          </table:table-cell>
          <table:table-cell office:value-type="float" office:value="119.51" table:style-name="ce2">
            <text:p>119.51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6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208.2" table:style-name="ce2">
            <text:p>3208.2</text:p>
          </table:table-cell>
          <table:table-cell office:value-type="float" office:value="352776" table:style-name="ce2">
            <text:p>352776</text:p>
          </table:table-cell>
          <table:table-cell office:value-type="float" office:value="3705" table:style-name="ce2">
            <text:p>3705</text:p>
          </table:table-cell>
          <table:table-cell office:value-type="float" office:value="52" table:style-name="ce2">
            <text:p>52</text:p>
          </table:table-cell>
          <table:table-cell office:value-type="float" office:value="6928.36" table:style-name="ce2">
            <text:p>6928.36</text:p>
          </table:table-cell>
          <table:table-cell office:value-type="float" office:value="1.1599999999999999" table:style-name="ce2">
            <text:p>1.16</text:p>
          </table:table-cell>
          <table:table-cell office:value-type="date" office:date-value="2025-01-14T00:00:00" table:style-name="ce3">
            <text:p>14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7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187.37" table:style-name="ce2">
            <text:p>4187.37</text:p>
          </table:table-cell>
          <table:table-cell office:value-type="float" office:value="188638" table:style-name="ce2">
            <text:p>188638</text:p>
          </table:table-cell>
          <table:table-cell office:value-type="float" office:value="3562" table:style-name="ce2">
            <text:p>3562</text:p>
          </table:table-cell>
          <table:table-cell office:value-type="float" office:value="202" table:style-name="ce2">
            <text:p>202</text:p>
          </table:table-cell>
          <table:table-cell office:value-type="float" office:value="76863.98" table:style-name="ce2">
            <text:p>76863.98</text:p>
          </table:table-cell>
          <table:table-cell office:value-type="float" office:value="17.36" table:style-name="ce2">
            <text:p>17.36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8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1621.25" table:style-name="ce2">
            <text:p>1621.25</text:p>
          </table:table-cell>
          <table:table-cell office:value-type="float" office:value="275237" table:style-name="ce2">
            <text:p>275237</text:p>
          </table:table-cell>
          <table:table-cell office:value-type="float" office:value="6574" table:style-name="ce2">
            <text:p>6574</text:p>
          </table:table-cell>
          <table:table-cell office:value-type="float" office:value="791" table:style-name="ce2">
            <text:p>791</text:p>
          </table:table-cell>
          <table:table-cell office:value-type="float" office:value="369254.87" table:style-name="ce2">
            <text:p>369254.87</text:p>
          </table:table-cell>
          <table:table-cell office:value-type="float" office:value="226.76" table:style-name="ce2">
            <text:p>226.76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09</text:p>
          </table:table-cell>
          <table:table-cell office:value-type="string" table:style-name="ce2">
            <text:p>Eggs</text:p>
          </table:table-cell>
          <table:table-cell office:value-type="string" table:style-name="ce2">
            <text:p>Groceries</text:p>
          </table:table-cell>
          <table:table-cell office:value-type="float" office:value="1723.26" table:style-name="ce2">
            <text:p>1723.26</text:p>
          </table:table-cell>
          <table:table-cell office:value-type="float" office:value="323191" table:style-name="ce2">
            <text:p>323191</text:p>
          </table:table-cell>
          <table:table-cell office:value-type="float" office:value="26020" table:style-name="ce2">
            <text:p>26020</text:p>
          </table:table-cell>
          <table:table-cell office:value-type="float" office:value="1604" table:style-name="ce2">
            <text:p>1604</text:p>
          </table:table-cell>
          <table:table-cell office:value-type="float" office:value="633888.77" table:style-name="ce2">
            <text:p>633888.77</text:p>
          </table:table-cell>
          <table:table-cell office:value-type="float" office:value="366.84" table:style-name="ce2">
            <text:p>366.84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562.63" table:style-name="ce2">
            <text:p>4562.63</text:p>
          </table:table-cell>
          <table:table-cell office:value-type="float" office:value="148216" table:style-name="ce2">
            <text:p>148216</text:p>
          </table:table-cell>
          <table:table-cell office:value-type="float" office:value="4664" table:style-name="ce2">
            <text:p>4664</text:p>
          </table:table-cell>
          <table:table-cell office:value-type="float" office:value="166" table:style-name="ce2">
            <text:p>166</text:p>
          </table:table-cell>
          <table:table-cell office:value-type="float" office:value="21582.58" table:style-name="ce2">
            <text:p>21582.58</text:p>
          </table:table-cell>
          <table:table-cell office:value-type="float" office:value="3.73" table:style-name="ce2">
            <text:p>3.73</text:p>
          </table:table-cell>
          <table:table-cell office:value-type="date" office:date-value="2024-12-08T00:00:00" table:style-name="ce3">
            <text:p>8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1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241.6799999999998" table:style-name="ce2">
            <text:p>2241.68</text:p>
          </table:table-cell>
          <table:table-cell office:value-type="float" office:value="321587" table:style-name="ce2">
            <text:p>321587</text:p>
          </table:table-cell>
          <table:table-cell office:value-type="float" office:value="6395" table:style-name="ce2">
            <text:p>6395</text:p>
          </table:table-cell>
          <table:table-cell office:value-type="float" office:value="202" table:style-name="ce2">
            <text:p>202</text:p>
          </table:table-cell>
          <table:table-cell office:value-type="float" office:value="54616.87" table:style-name="ce2">
            <text:p>54616.87</text:p>
          </table:table-cell>
          <table:table-cell office:value-type="float" office:value="23.36" table:style-name="ce2">
            <text:p>23.36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2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80.099999999999994" table:style-name="ce2">
            <text:p>80.1</text:p>
          </table:table-cell>
          <table:table-cell office:value-type="float" office:value="313937" table:style-name="ce2">
            <text:p>313937</text:p>
          </table:table-cell>
          <table:table-cell office:value-type="float" office:value="18115" table:style-name="ce2">
            <text:p>18115</text:p>
          </table:table-cell>
          <table:table-cell office:value-type="float" office:value="2353" table:style-name="ce2">
            <text:p>2353</text:p>
          </table:table-cell>
          <table:table-cell office:value-type="float" office:value="564131.89" table:style-name="ce2">
            <text:p>564131.89</text:p>
          </table:table-cell>
          <table:table-cell office:value-type="float" office:value="7041.85" table:style-name="ce2">
            <text:p>7041.85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3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523.22" table:style-name="ce2">
            <text:p>523.22</text:p>
          </table:table-cell>
          <table:table-cell office:value-type="float" office:value="427038" table:style-name="ce2">
            <text:p>427038</text:p>
          </table:table-cell>
          <table:table-cell office:value-type="float" office:value="20072" table:style-name="ce2">
            <text:p>20072</text:p>
          </table:table-cell>
          <table:table-cell office:value-type="float" office:value="519" table:style-name="ce2">
            <text:p>519</text:p>
          </table:table-cell>
          <table:table-cell office:value-type="float" office:value="59552.17" table:style-name="ce2">
            <text:p>59552.17</text:p>
          </table:table-cell>
          <table:table-cell office:value-type="float" office:value="112.82" table:style-name="ce2">
            <text:p>112.82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4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4301.5200000000004" table:style-name="ce2">
            <text:p>4301.52</text:p>
          </table:table-cell>
          <table:table-cell office:value-type="float" office:value="452109" table:style-name="ce2">
            <text:p>452109</text:p>
          </table:table-cell>
          <table:table-cell office:value-type="float" office:value="38900" table:style-name="ce2">
            <text:p>38900</text:p>
          </table:table-cell>
          <table:table-cell office:value-type="float" office:value="2904" table:style-name="ce2">
            <text:p>2904</text:p>
          </table:table-cell>
          <table:table-cell office:value-type="float" office:value="326259.34000000003" table:style-name="ce2">
            <text:p>326259.34</text:p>
          </table:table-cell>
          <table:table-cell office:value-type="float" office:value="74.849999999999994" table:style-name="ce2">
            <text:p>74.85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5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1491.75" table:style-name="ce2">
            <text:p>1491.75</text:p>
          </table:table-cell>
          <table:table-cell office:value-type="float" office:value="486719" table:style-name="ce2">
            <text:p>486719</text:p>
          </table:table-cell>
          <table:table-cell office:value-type="float" office:value="45403" table:style-name="ce2">
            <text:p>45403</text:p>
          </table:table-cell>
          <table:table-cell office:value-type="float" office:value="7002" table:style-name="ce2">
            <text:p>7002</text:p>
          </table:table-cell>
          <table:table-cell office:value-type="float" office:value="3013321.27" table:style-name="ce2">
            <text:p>3013321.27</text:p>
          </table:table-cell>
          <table:table-cell office:value-type="float" office:value="2018.99" table:style-name="ce2">
            <text:p>2018.99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6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4621.92" table:style-name="ce2">
            <text:p>4621.92</text:p>
          </table:table-cell>
          <table:table-cell office:value-type="float" office:value="42745" table:style-name="ce2">
            <text:p>42745</text:p>
          </table:table-cell>
          <table:table-cell office:value-type="float" office:value="3385" table:style-name="ce2">
            <text:p>3385</text:p>
          </table:table-cell>
          <table:table-cell office:value-type="float" office:value="617" table:style-name="ce2">
            <text:p>617</text:p>
          </table:table-cell>
          <table:table-cell office:value-type="float" office:value="74075.62" table:style-name="ce2">
            <text:p>74075.62</text:p>
          </table:table-cell>
          <table:table-cell office:value-type="float" office:value="15.03" table:style-name="ce2">
            <text:p>15.03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7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06.62" table:style-name="ce2">
            <text:p>106.62</text:p>
          </table:table-cell>
          <table:table-cell office:value-type="float" office:value="94708" table:style-name="ce2">
            <text:p>94708</text:p>
          </table:table-cell>
          <table:table-cell office:value-type="float" office:value="9299" table:style-name="ce2">
            <text:p>9299</text:p>
          </table:table-cell>
          <table:table-cell office:value-type="float" office:value="1823" table:style-name="ce2">
            <text:p>1823</text:p>
          </table:table-cell>
          <table:table-cell office:value-type="float" office:value="183608.66" table:style-name="ce2">
            <text:p>183608.66</text:p>
          </table:table-cell>
          <table:table-cell office:value-type="float" office:value="1721.08" table:style-name="ce2">
            <text:p>1721.08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8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911.57" table:style-name="ce2">
            <text:p>3911.57</text:p>
          </table:table-cell>
          <table:table-cell office:value-type="float" office:value="371049" table:style-name="ce2">
            <text:p>371049</text:p>
          </table:table-cell>
          <table:table-cell office:value-type="float" office:value="16801" table:style-name="ce2">
            <text:p>16801</text:p>
          </table:table-cell>
          <table:table-cell office:value-type="float" office:value="478" table:style-name="ce2">
            <text:p>478</text:p>
          </table:table-cell>
          <table:table-cell office:value-type="float" office:value="232806.39999999999" table:style-name="ce2">
            <text:p>232806.4</text:p>
          </table:table-cell>
          <table:table-cell office:value-type="float" office:value="58.52" table:style-name="ce2">
            <text:p>58.52</text:p>
          </table:table-cell>
          <table:table-cell office:value-type="date" office:date-value="2024-11-24T00:00:00" table:style-name="ce3">
            <text:p>24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19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804.51" table:style-name="ce2">
            <text:p>804.51</text:p>
          </table:table-cell>
          <table:table-cell office:value-type="float" office:value="362412" table:style-name="ce2">
            <text:p>362412</text:p>
          </table:table-cell>
          <table:table-cell office:value-type="float" office:value="18454" table:style-name="ce2">
            <text:p>18454</text:p>
          </table:table-cell>
          <table:table-cell office:value-type="float" office:value="515" table:style-name="ce2">
            <text:p>515</text:p>
          </table:table-cell>
          <table:table-cell office:value-type="float" office:value="231183.34" table:style-name="ce2">
            <text:p>231183.34</text:p>
          </table:table-cell>
          <table:table-cell office:value-type="float" office:value="286.36" table:style-name="ce2">
            <text:p>286.36</text:p>
          </table:table-cell>
          <table:table-cell office:value-type="date" office:date-value="2025-02-06T00:00:00" table:style-name="ce3">
            <text:p>6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0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1576.87" table:style-name="ce2">
            <text:p>1576.87</text:p>
          </table:table-cell>
          <table:table-cell office:value-type="float" office:value="354546" table:style-name="ce2">
            <text:p>354546</text:p>
          </table:table-cell>
          <table:table-cell office:value-type="float" office:value="20576" table:style-name="ce2">
            <text:p>20576</text:p>
          </table:table-cell>
          <table:table-cell office:value-type="float" office:value="1927" table:style-name="ce2">
            <text:p>1927</text:p>
          </table:table-cell>
          <table:table-cell office:value-type="float" office:value="708208.54" table:style-name="ce2">
            <text:p>708208.54</text:p>
          </table:table-cell>
          <table:table-cell office:value-type="float" office:value="448.12" table:style-name="ce2">
            <text:p>448.12</text:p>
          </table:table-cell>
          <table:table-cell office:value-type="date" office:date-value="2024-12-08T00:00:00" table:style-name="ce3">
            <text:p>8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1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1747.12" table:style-name="ce2">
            <text:p>1747.12</text:p>
          </table:table-cell>
          <table:table-cell office:value-type="float" office:value="265350" table:style-name="ce2">
            <text:p>265350</text:p>
          </table:table-cell>
          <table:table-cell office:value-type="float" office:value="21171" table:style-name="ce2">
            <text:p>21171</text:p>
          </table:table-cell>
          <table:table-cell office:value-type="float" office:value="2071" table:style-name="ce2">
            <text:p>2071</text:p>
          </table:table-cell>
          <table:table-cell office:value-type="float" office:value="919359.26" table:style-name="ce2">
            <text:p>919359.26</text:p>
          </table:table-cell>
          <table:table-cell office:value-type="float" office:value="525.21" table:style-name="ce2">
            <text:p>525.21</text:p>
          </table:table-cell>
          <table:table-cell office:value-type="date" office:date-value="2025-01-09T00:00:00" table:style-name="ce3">
            <text:p>9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2</text:p>
          </table:table-cell>
          <table:table-cell office:value-type="string" table:style-name="ce2">
            <text:p>Coffee</text:p>
          </table:table-cell>
          <table:table-cell office:value-type="string" table:style-name="ce2">
            <text:p>Beverages</text:p>
          </table:table-cell>
          <table:table-cell office:value-type="float" office:value="275.94" table:style-name="ce2">
            <text:p>275.94</text:p>
          </table:table-cell>
          <table:table-cell office:value-type="float" office:value="114585" table:style-name="ce2">
            <text:p>114585</text:p>
          </table:table-cell>
          <table:table-cell office:value-type="float" office:value="8755" table:style-name="ce2">
            <text:p>8755</text:p>
          </table:table-cell>
          <table:table-cell office:value-type="float" office:value="515" table:style-name="ce2">
            <text:p>515</text:p>
          </table:table-cell>
          <table:table-cell office:value-type="float" office:value="27169.61" table:style-name="ce2">
            <text:p>27169.61</text:p>
          </table:table-cell>
          <table:table-cell office:value-type="float" office:value="97.46" table:style-name="ce2">
            <text:p>97.46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3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4629.87" table:style-name="ce2">
            <text:p>4629.87</text:p>
          </table:table-cell>
          <table:table-cell office:value-type="float" office:value="199175" table:style-name="ce2">
            <text:p>199175</text:p>
          </table:table-cell>
          <table:table-cell office:value-type="float" office:value="3612" table:style-name="ce2">
            <text:p>3612</text:p>
          </table:table-cell>
          <table:table-cell office:value-type="float" office:value="106" table:style-name="ce2">
            <text:p>106</text:p>
          </table:table-cell>
          <table:table-cell office:value-type="float" office:value="20384.86" table:style-name="ce2">
            <text:p>20384.86</text:p>
          </table:table-cell>
          <table:table-cell office:value-type="float" office:value="3.4" table:style-name="ce2">
            <text:p>3.4</text:p>
          </table:table-cell>
          <table:table-cell office:value-type="date" office:date-value="2024-11-23T00:00:00" table:style-name="ce3">
            <text:p>23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4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2369.7600000000002" table:style-name="ce2">
            <text:p>2369.76</text:p>
          </table:table-cell>
          <table:table-cell office:value-type="float" office:value="213449" table:style-name="ce2">
            <text:p>213449</text:p>
          </table:table-cell>
          <table:table-cell office:value-type="float" office:value="795" table:style-name="ce2">
            <text:p>795</text:p>
          </table:table-cell>
          <table:table-cell office:value-type="float" office:value="9" table:style-name="ce2">
            <text:p>9</text:p>
          </table:table-cell>
          <table:table-cell office:value-type="float" office:value="4421.5600000000004" table:style-name="ce2">
            <text:p>4421.56</text:p>
          </table:table-cell>
          <table:table-cell office:value-type="float" office:value="0.87" table:style-name="ce2">
            <text:p>0.87</text:p>
          </table:table-cell>
          <table:table-cell office:value-type="date" office:date-value="2025-01-07T00:00:00" table:style-name="ce3">
            <text:p>7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3260.9" table:style-name="ce2">
            <text:p>3260.9</text:p>
          </table:table-cell>
          <table:table-cell office:value-type="float" office:value="135839" table:style-name="ce2">
            <text:p>135839</text:p>
          </table:table-cell>
          <table:table-cell office:value-type="float" office:value="2599" table:style-name="ce2">
            <text:p>2599</text:p>
          </table:table-cell>
          <table:table-cell office:value-type="float" office:value="202" table:style-name="ce2">
            <text:p>202</text:p>
          </table:table-cell>
          <table:table-cell office:value-type="float" office:value="77766.77" table:style-name="ce2">
            <text:p>77766.77</text:p>
          </table:table-cell>
          <table:table-cell office:value-type="float" office:value="22.85" table:style-name="ce2">
            <text:p>22.85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6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77.07" table:style-name="ce2">
            <text:p>177.07</text:p>
          </table:table-cell>
          <table:table-cell office:value-type="float" office:value="325877" table:style-name="ce2">
            <text:p>325877</text:p>
          </table:table-cell>
          <table:table-cell office:value-type="float" office:value="30849" table:style-name="ce2">
            <text:p>30849</text:p>
          </table:table-cell>
          <table:table-cell office:value-type="float" office:value="1052" table:style-name="ce2">
            <text:p>1052</text:p>
          </table:table-cell>
          <table:table-cell office:value-type="float" office:value="226466.34" table:style-name="ce2">
            <text:p>226466.34</text:p>
          </table:table-cell>
          <table:table-cell office:value-type="float" office:value="1277.97" table:style-name="ce2">
            <text:p>1277.97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830.19" table:style-name="ce2">
            <text:p>2830.19</text:p>
          </table:table-cell>
          <table:table-cell office:value-type="float" office:value="398066" table:style-name="ce2">
            <text:p>398066</text:p>
          </table:table-cell>
          <table:table-cell office:value-type="float" office:value="36384" table:style-name="ce2">
            <text:p>36384</text:p>
          </table:table-cell>
          <table:table-cell office:value-type="float" office:value="6047" table:style-name="ce2">
            <text:p>6047</text:p>
          </table:table-cell>
          <table:table-cell office:value-type="float" office:value="1985503.63" table:style-name="ce2">
            <text:p>1985503.63</text:p>
          </table:table-cell>
          <table:table-cell office:value-type="float" office:value="700.54" table:style-name="ce2">
            <text:p>700.54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8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4950.71" table:style-name="ce2">
            <text:p>4950.71</text:p>
          </table:table-cell>
          <table:table-cell office:value-type="float" office:value="254849" table:style-name="ce2">
            <text:p>254849</text:p>
          </table:table-cell>
          <table:table-cell office:value-type="float" office:value="16262" table:style-name="ce2">
            <text:p>16262</text:p>
          </table:table-cell>
          <table:table-cell office:value-type="float" office:value="1979" table:style-name="ce2">
            <text:p>1979</text:p>
          </table:table-cell>
          <table:table-cell office:value-type="float" office:value="799324.62" table:style-name="ce2">
            <text:p>799324.62</text:p>
          </table:table-cell>
          <table:table-cell office:value-type="float" office:value="160.46" table:style-name="ce2">
            <text:p>160.46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29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940.61" table:style-name="ce2">
            <text:p>940.61</text:p>
          </table:table-cell>
          <table:table-cell office:value-type="float" office:value="33284" table:style-name="ce2">
            <text:p>33284</text:p>
          </table:table-cell>
          <table:table-cell office:value-type="float" office:value="2114" table:style-name="ce2">
            <text:p>2114</text:p>
          </table:table-cell>
          <table:table-cell office:value-type="float" office:value="321" table:style-name="ce2">
            <text:p>321</text:p>
          </table:table-cell>
          <table:table-cell office:value-type="float" office:value="137121.93" table:style-name="ce2">
            <text:p>137121.93</text:p>
          </table:table-cell>
          <table:table-cell office:value-type="float" office:value="144.78" table:style-name="ce2">
            <text:p>144.78</text:p>
          </table:table-cell>
          <table:table-cell office:value-type="date" office:date-value="2025-01-24T00:00:00" table:style-name="ce3">
            <text:p>2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0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187.7" table:style-name="ce2">
            <text:p>1187.7</text:p>
          </table:table-cell>
          <table:table-cell office:value-type="float" office:value="407962" table:style-name="ce2">
            <text:p>407962</text:p>
          </table:table-cell>
          <table:table-cell office:value-type="float" office:value="30967" table:style-name="ce2">
            <text:p>30967</text:p>
          </table:table-cell>
          <table:table-cell office:value-type="float" office:value="812" table:style-name="ce2">
            <text:p>812</text:p>
          </table:table-cell>
          <table:table-cell office:value-type="float" office:value="236650.32" table:style-name="ce2">
            <text:p>236650.32</text:p>
          </table:table-cell>
          <table:table-cell office:value-type="float" office:value="198.25" table:style-name="ce2">
            <text:p>198.25</text:p>
          </table:table-cell>
          <table:table-cell office:value-type="date" office:date-value="2025-01-23T00:00:00" table:style-name="ce3">
            <text:p>23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1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3680.48" table:style-name="ce2">
            <text:p>3680.48</text:p>
          </table:table-cell>
          <table:table-cell office:value-type="float" office:value="485192" table:style-name="ce2">
            <text:p>485192</text:p>
          </table:table-cell>
          <table:table-cell office:value-type="float" office:value="20551" table:style-name="ce2">
            <text:p>20551</text:p>
          </table:table-cell>
          <table:table-cell office:value-type="float" office:value="3130" table:style-name="ce2">
            <text:p>3130</text:p>
          </table:table-cell>
          <table:table-cell office:value-type="float" office:value="521400.46" table:style-name="ce2">
            <text:p>521400.46</text:p>
          </table:table-cell>
          <table:table-cell office:value-type="float" office:value="140.66999999999999" table:style-name="ce2">
            <text:p>140.67</text:p>
          </table:table-cell>
          <table:table-cell office:value-type="date" office:date-value="2024-12-20T00:00:00" table:style-name="ce3">
            <text:p>20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2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968.49" table:style-name="ce2">
            <text:p>968.49</text:p>
          </table:table-cell>
          <table:table-cell office:value-type="float" office:value="19067" table:style-name="ce2">
            <text:p>19067</text:p>
          </table:table-cell>
          <table:table-cell office:value-type="float" office:value="1025" table:style-name="ce2">
            <text:p>1025</text:p>
          </table:table-cell>
          <table:table-cell office:value-type="float" office:value="117" table:style-name="ce2">
            <text:p>117</text:p>
          </table:table-cell>
          <table:table-cell office:value-type="float" office:value="42316.63" table:style-name="ce2">
            <text:p>42316.63</text:p>
          </table:table-cell>
          <table:table-cell office:value-type="float" office:value="42.69" table:style-name="ce2">
            <text:p>42.69</text:p>
          </table:table-cell>
          <table:table-cell office:value-type="date" office:date-value="2024-12-29T00:00:00" table:style-name="ce3">
            <text:p>29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3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987.3599999999997" table:style-name="ce2">
            <text:p>4987.36</text:p>
          </table:table-cell>
          <table:table-cell office:value-type="float" office:value="239471" table:style-name="ce2">
            <text:p>239471</text:p>
          </table:table-cell>
          <table:table-cell office:value-type="float" office:value="22907" table:style-name="ce2">
            <text:p>22907</text:p>
          </table:table-cell>
          <table:table-cell office:value-type="float" office:value="2282" table:style-name="ce2">
            <text:p>2282</text:p>
          </table:table-cell>
          <table:table-cell office:value-type="float" office:value="746314.23999999999" table:style-name="ce2">
            <text:p>746314.24</text:p>
          </table:table-cell>
          <table:table-cell office:value-type="float" office:value="148.63999999999999" table:style-name="ce2">
            <text:p>148.64</text:p>
          </table:table-cell>
          <table:table-cell office:value-type="date" office:date-value="2024-12-11T00:00:00" table:style-name="ce3">
            <text:p>1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4</text:p>
          </table:table-cell>
          <table:table-cell office:value-type="string" table:style-name="ce2">
            <text:p>Juice</text:p>
          </table:table-cell>
          <table:table-cell office:value-type="string" table:style-name="ce2">
            <text:p>Beverages</text:p>
          </table:table-cell>
          <table:table-cell office:value-type="float" office:value="345.33" table:style-name="ce2">
            <text:p>345.33</text:p>
          </table:table-cell>
          <table:table-cell office:value-type="float" office:value="46785" table:style-name="ce2">
            <text:p>46785</text:p>
          </table:table-cell>
          <table:table-cell office:value-type="float" office:value="2875" table:style-name="ce2">
            <text:p>2875</text:p>
          </table:table-cell>
          <table:table-cell office:value-type="float" office:value="435" table:style-name="ce2">
            <text:p>435</text:p>
          </table:table-cell>
          <table:table-cell office:value-type="float" office:value="116728.99" table:style-name="ce2">
            <text:p>116728.99</text:p>
          </table:table-cell>
          <table:table-cell office:value-type="float" office:value="337.02" table:style-name="ce2">
            <text:p>337.02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5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99.9" table:style-name="ce2">
            <text:p>199.9</text:p>
          </table:table-cell>
          <table:table-cell office:value-type="float" office:value="73776" table:style-name="ce2">
            <text:p>73776</text:p>
          </table:table-cell>
          <table:table-cell office:value-type="float" office:value="3703" table:style-name="ce2">
            <text:p>3703</text:p>
          </table:table-cell>
          <table:table-cell office:value-type="float" office:value="518" table:style-name="ce2">
            <text:p>518</text:p>
          </table:table-cell>
          <table:table-cell office:value-type="float" office:value="150645.5" table:style-name="ce2">
            <text:p>150645.5</text:p>
          </table:table-cell>
          <table:table-cell office:value-type="float" office:value="752.6" table:style-name="ce2">
            <text:p>752.6</text:p>
          </table:table-cell>
          <table:table-cell office:value-type="date" office:date-value="2024-11-27T00:00:00" table:style-name="ce3">
            <text:p>27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6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136.66" table:style-name="ce2">
            <text:p>136.66</text:p>
          </table:table-cell>
          <table:table-cell office:value-type="float" office:value="289951" table:style-name="ce2">
            <text:p>289951</text:p>
          </table:table-cell>
          <table:table-cell office:value-type="float" office:value="24561" table:style-name="ce2">
            <text:p>24561</text:p>
          </table:table-cell>
          <table:table-cell office:value-type="float" office:value="2297" table:style-name="ce2">
            <text:p>2297</text:p>
          </table:table-cell>
          <table:table-cell office:value-type="float" office:value="434637" table:style-name="ce2">
            <text:p>434637</text:p>
          </table:table-cell>
          <table:table-cell office:value-type="float" office:value="3179.43" table:style-name="ce2">
            <text:p>3179.43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7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2749.57" table:style-name="ce2">
            <text:p>2749.57</text:p>
          </table:table-cell>
          <table:table-cell office:value-type="float" office:value="352755" table:style-name="ce2">
            <text:p>352755</text:p>
          </table:table-cell>
          <table:table-cell office:value-type="float" office:value="16684" table:style-name="ce2">
            <text:p>16684</text:p>
          </table:table-cell>
          <table:table-cell office:value-type="float" office:value="410" table:style-name="ce2">
            <text:p>410</text:p>
          </table:table-cell>
          <table:table-cell office:value-type="float" office:value="136341.01999999999" table:style-name="ce2">
            <text:p>136341.02</text:p>
          </table:table-cell>
          <table:table-cell office:value-type="float" office:value="48.59" table:style-name="ce2">
            <text:p>48.59</text:p>
          </table:table-cell>
          <table:table-cell office:value-type="date" office:date-value="2024-11-17T00:00:00" table:style-name="ce3">
            <text:p>17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8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2846.82" table:style-name="ce2">
            <text:p>2846.82</text:p>
          </table:table-cell>
          <table:table-cell office:value-type="float" office:value="454932" table:style-name="ce2">
            <text:p>454932</text:p>
          </table:table-cell>
          <table:table-cell office:value-type="float" office:value="17417" table:style-name="ce2">
            <text:p>17417</text:p>
          </table:table-cell>
          <table:table-cell office:value-type="float" office:value="339" table:style-name="ce2">
            <text:p>339</text:p>
          </table:table-cell>
          <table:table-cell office:value-type="float" office:value="124091.2" table:style-name="ce2">
            <text:p>124091.2</text:p>
          </table:table-cell>
          <table:table-cell office:value-type="float" office:value="42.59" table:style-name="ce2">
            <text:p>42.59</text:p>
          </table:table-cell>
          <table:table-cell office:value-type="date" office:date-value="2024-11-23T00:00:00" table:style-name="ce3">
            <text:p>23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39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2523.09" table:style-name="ce2">
            <text:p>2523.09</text:p>
          </table:table-cell>
          <table:table-cell office:value-type="float" office:value="156703" table:style-name="ce2">
            <text:p>156703</text:p>
          </table:table-cell>
          <table:table-cell office:value-type="float" office:value="5873" table:style-name="ce2">
            <text:p>5873</text:p>
          </table:table-cell>
          <table:table-cell office:value-type="float" office:value="960" table:style-name="ce2">
            <text:p>960</text:p>
          </table:table-cell>
          <table:table-cell office:value-type="float" office:value="406031.08" table:style-name="ce2">
            <text:p>406031.08</text:p>
          </table:table-cell>
          <table:table-cell office:value-type="float" office:value="159.93" table:style-name="ce2">
            <text:p>159.93</text:p>
          </table:table-cell>
          <table:table-cell office:value-type="date" office:date-value="2025-01-10T00:00:00" table:style-name="ce3">
            <text:p>1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0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1385.83" table:style-name="ce2">
            <text:p>1385.83</text:p>
          </table:table-cell>
          <table:table-cell office:value-type="float" office:value="91256" table:style-name="ce2">
            <text:p>91256</text:p>
          </table:table-cell>
          <table:table-cell office:value-type="float" office:value="2730" table:style-name="ce2">
            <text:p>2730</text:p>
          </table:table-cell>
          <table:table-cell office:value-type="float" office:value="478" table:style-name="ce2">
            <text:p>478</text:p>
          </table:table-cell>
          <table:table-cell office:value-type="float" office:value="92654.04" table:style-name="ce2">
            <text:p>92654.04</text:p>
          </table:table-cell>
          <table:table-cell office:value-type="float" office:value="65.86" table:style-name="ce2">
            <text:p>65.86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1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609.28" table:style-name="ce2">
            <text:p>4609.28</text:p>
          </table:table-cell>
          <table:table-cell office:value-type="float" office:value="334819" table:style-name="ce2">
            <text:p>334819</text:p>
          </table:table-cell>
          <table:table-cell office:value-type="float" office:value="5243" table:style-name="ce2">
            <text:p>5243</text:p>
          </table:table-cell>
          <table:table-cell office:value-type="float" office:value="503" table:style-name="ce2">
            <text:p>503</text:p>
          </table:table-cell>
          <table:table-cell office:value-type="float" office:value="160590.49" table:style-name="ce2">
            <text:p>160590.49</text:p>
          </table:table-cell>
          <table:table-cell office:value-type="float" office:value="33.840000000000003" table:style-name="ce2">
            <text:p>33.84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2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3882.03" table:style-name="ce2">
            <text:p>3882.03</text:p>
          </table:table-cell>
          <table:table-cell office:value-type="float" office:value="94430" table:style-name="ce2">
            <text:p>94430</text:p>
          </table:table-cell>
          <table:table-cell office:value-type="float" office:value="6296" table:style-name="ce2">
            <text:p>6296</text:p>
          </table:table-cell>
          <table:table-cell office:value-type="float" office:value="1183" table:style-name="ce2">
            <text:p>1183</text:p>
          </table:table-cell>
          <table:table-cell office:value-type="float" office:value="537686.51" table:style-name="ce2">
            <text:p>537686.51</text:p>
          </table:table-cell>
          <table:table-cell office:value-type="float" office:value="137.51" table:style-name="ce2">
            <text:p>137.51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3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2153.27" table:style-name="ce2">
            <text:p>2153.27</text:p>
          </table:table-cell>
          <table:table-cell office:value-type="float" office:value="20126" table:style-name="ce2">
            <text:p>20126</text:p>
          </table:table-cell>
          <table:table-cell office:value-type="float" office:value="644" table:style-name="ce2">
            <text:p>644</text:p>
          </table:table-cell>
          <table:table-cell office:value-type="float" office:value="104" table:style-name="ce2">
            <text:p>104</text:p>
          </table:table-cell>
          <table:table-cell office:value-type="float" office:value="22507.5" table:style-name="ce2">
            <text:p>22507.5</text:p>
          </table:table-cell>
          <table:table-cell office:value-type="float" office:value="9.4499999999999993" table:style-name="ce2">
            <text:p>9.45</text:p>
          </table:table-cell>
          <table:table-cell office:value-type="date" office:date-value="2025-01-08T00:00:00" table:style-name="ce3">
            <text:p>8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4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800.8" table:style-name="ce2">
            <text:p>3800.8</text:p>
          </table:table-cell>
          <table:table-cell office:value-type="float" office:value="195008" table:style-name="ce2">
            <text:p>195008</text:p>
          </table:table-cell>
          <table:table-cell office:value-type="float" office:value="2409" table:style-name="ce2">
            <text:p>2409</text:p>
          </table:table-cell>
          <table:table-cell office:value-type="float" office:value="351" table:style-name="ce2">
            <text:p>351</text:p>
          </table:table-cell>
          <table:table-cell office:value-type="float" office:value="149805.76999999999" table:style-name="ce2">
            <text:p>149805.77</text:p>
          </table:table-cell>
          <table:table-cell office:value-type="float" office:value="38.409999999999997" table:style-name="ce2">
            <text:p>38.41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5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1012.27" table:style-name="ce2">
            <text:p>1012.27</text:p>
          </table:table-cell>
          <table:table-cell office:value-type="float" office:value="54490" table:style-name="ce2">
            <text:p>54490</text:p>
          </table:table-cell>
          <table:table-cell office:value-type="float" office:value="1316" table:style-name="ce2">
            <text:p>1316</text:p>
          </table:table-cell>
          <table:table-cell office:value-type="float" office:value="187" table:style-name="ce2">
            <text:p>187</text:p>
          </table:table-cell>
          <table:table-cell office:value-type="float" office:value="62096.86" table:style-name="ce2">
            <text:p>62096.86</text:p>
          </table:table-cell>
          <table:table-cell office:value-type="float" office:value="60.34" table:style-name="ce2">
            <text:p>60.34</text:p>
          </table:table-cell>
          <table:table-cell office:value-type="date" office:date-value="2024-12-22T00:00:00" table:style-name="ce3">
            <text:p>22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6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196.7600000000002" table:style-name="ce2">
            <text:p>2196.76</text:p>
          </table:table-cell>
          <table:table-cell office:value-type="float" office:value="25054" table:style-name="ce2">
            <text:p>25054</text:p>
          </table:table-cell>
          <table:table-cell office:value-type="float" office:value="2250" table:style-name="ce2">
            <text:p>2250</text:p>
          </table:table-cell>
          <table:table-cell office:value-type="float" office:value="177" table:style-name="ce2">
            <text:p>177</text:p>
          </table:table-cell>
          <table:table-cell office:value-type="float" office:value="33239.01" table:style-name="ce2">
            <text:p>33239.01</text:p>
          </table:table-cell>
          <table:table-cell office:value-type="float" office:value="14.13" table:style-name="ce2">
            <text:p>14.13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7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2978.14" table:style-name="ce2">
            <text:p>2978.14</text:p>
          </table:table-cell>
          <table:table-cell office:value-type="float" office:value="288326" table:style-name="ce2">
            <text:p>288326</text:p>
          </table:table-cell>
          <table:table-cell office:value-type="float" office:value="14651" table:style-name="ce2">
            <text:p>14651</text:p>
          </table:table-cell>
          <table:table-cell office:value-type="float" office:value="576" table:style-name="ce2">
            <text:p>576</text:p>
          </table:table-cell>
          <table:table-cell office:value-type="float" office:value="190239.55" table:style-name="ce2">
            <text:p>190239.55</text:p>
          </table:table-cell>
          <table:table-cell office:value-type="float" office:value="62.88" table:style-name="ce2">
            <text:p>62.88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8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85.82" table:style-name="ce2">
            <text:p>485.82</text:p>
          </table:table-cell>
          <table:table-cell office:value-type="float" office:value="387195" table:style-name="ce2">
            <text:p>387195</text:p>
          </table:table-cell>
          <table:table-cell office:value-type="float" office:value="28774" table:style-name="ce2">
            <text:p>28774</text:p>
          </table:table-cell>
          <table:table-cell office:value-type="float" office:value="5016" table:style-name="ce2">
            <text:p>5016</text:p>
          </table:table-cell>
          <table:table-cell office:value-type="float" office:value="1952672.34" table:style-name="ce2">
            <text:p>1952672.34</text:p>
          </table:table-cell>
          <table:table-cell office:value-type="float" office:value="4018.33" table:style-name="ce2">
            <text:p>4018.33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49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061.72" table:style-name="ce2">
            <text:p>3061.72</text:p>
          </table:table-cell>
          <table:table-cell office:value-type="float" office:value="199000" table:style-name="ce2">
            <text:p>199000</text:p>
          </table:table-cell>
          <table:table-cell office:value-type="float" office:value="2657" table:style-name="ce2">
            <text:p>2657</text:p>
          </table:table-cell>
          <table:table-cell office:value-type="float" office:value="408" table:style-name="ce2">
            <text:p>408</text:p>
          </table:table-cell>
          <table:table-cell office:value-type="float" office:value="58562.71" table:style-name="ce2">
            <text:p>58562.71</text:p>
          </table:table-cell>
          <table:table-cell office:value-type="float" office:value="18.13" table:style-name="ce2">
            <text:p>18.13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0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2214.54" table:style-name="ce2">
            <text:p>2214.54</text:p>
          </table:table-cell>
          <table:table-cell office:value-type="float" office:value="395049" table:style-name="ce2">
            <text:p>395049</text:p>
          </table:table-cell>
          <table:table-cell office:value-type="float" office:value="8396" table:style-name="ce2">
            <text:p>8396</text:p>
          </table:table-cell>
          <table:table-cell office:value-type="float" office:value="1531" table:style-name="ce2">
            <text:p>1531</text:p>
          </table:table-cell>
          <table:table-cell office:value-type="float" office:value="682809.7" table:style-name="ce2">
            <text:p>682809.7</text:p>
          </table:table-cell>
          <table:table-cell office:value-type="float" office:value="307.33" table:style-name="ce2">
            <text:p>307.33</text:p>
          </table:table-cell>
          <table:table-cell office:value-type="date" office:date-value="2024-12-04T00:00:00" table:style-name="ce3">
            <text:p>4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1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200.27" table:style-name="ce2">
            <text:p>1200.27</text:p>
          </table:table-cell>
          <table:table-cell office:value-type="float" office:value="27768" table:style-name="ce2">
            <text:p>27768</text:p>
          </table:table-cell>
          <table:table-cell office:value-type="float" office:value="2502" table:style-name="ce2">
            <text:p>2502</text:p>
          </table:table-cell>
          <table:table-cell office:value-type="float" office:value="403" table:style-name="ce2">
            <text:p>403</text:p>
          </table:table-cell>
          <table:table-cell office:value-type="float" office:value="123445.9" table:style-name="ce2">
            <text:p>123445.9</text:p>
          </table:table-cell>
          <table:table-cell office:value-type="float" office:value="101.85" table:style-name="ce2">
            <text:p>101.85</text:p>
          </table:table-cell>
          <table:table-cell office:value-type="date" office:date-value="2025-01-18T00:00:00" table:style-name="ce3">
            <text:p>18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2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340.43" table:style-name="ce2">
            <text:p>340.43</text:p>
          </table:table-cell>
          <table:table-cell office:value-type="float" office:value="80514" table:style-name="ce2">
            <text:p>80514</text:p>
          </table:table-cell>
          <table:table-cell office:value-type="float" office:value="7297" table:style-name="ce2">
            <text:p>7297</text:p>
          </table:table-cell>
          <table:table-cell office:value-type="float" office:value="457" table:style-name="ce2">
            <text:p>457</text:p>
          </table:table-cell>
          <table:table-cell office:value-type="float" office:value="46619.51" table:style-name="ce2">
            <text:p>46619.51</text:p>
          </table:table-cell>
          <table:table-cell office:value-type="float" office:value="135.94" table:style-name="ce2">
            <text:p>135.94</text:p>
          </table:table-cell>
          <table:table-cell office:value-type="date" office:date-value="2024-12-26T00:00:00" table:style-name="ce3">
            <text:p>26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3</text:p>
          </table:table-cell>
          <table:table-cell office:value-type="string" table:style-name="ce2">
            <text:p>Face Wash</text:p>
          </table:table-cell>
          <table:table-cell office:value-type="string" table:style-name="ce2">
            <text:p>Personal Care</text:p>
          </table:table-cell>
          <table:table-cell office:value-type="float" office:value="273.64" table:style-name="ce2">
            <text:p>273.64</text:p>
          </table:table-cell>
          <table:table-cell office:value-type="float" office:value="452307" table:style-name="ce2">
            <text:p>452307</text:p>
          </table:table-cell>
          <table:table-cell office:value-type="float" office:value="41382" table:style-name="ce2">
            <text:p>41382</text:p>
          </table:table-cell>
          <table:table-cell office:value-type="float" office:value="6365" table:style-name="ce2">
            <text:p>6365</text:p>
          </table:table-cell>
          <table:table-cell office:value-type="float" office:value="683269.71" table:style-name="ce2">
            <text:p>683269.71</text:p>
          </table:table-cell>
          <table:table-cell office:value-type="float" office:value="2495.9699999999998" table:style-name="ce2">
            <text:p>2495.97</text:p>
          </table:table-cell>
          <table:table-cell office:value-type="date" office:date-value="2024-12-06T00:00:00" table:style-name="ce3">
            <text:p>6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4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817.48" table:style-name="ce2">
            <text:p>817.48</text:p>
          </table:table-cell>
          <table:table-cell office:value-type="float" office:value="232161" table:style-name="ce2">
            <text:p>232161</text:p>
          </table:table-cell>
          <table:table-cell office:value-type="float" office:value="3402" table:style-name="ce2">
            <text:p>3402</text:p>
          </table:table-cell>
          <table:table-cell office:value-type="float" office:value="253" table:style-name="ce2">
            <text:p>253</text:p>
          </table:table-cell>
          <table:table-cell office:value-type="float" office:value="80519.86" table:style-name="ce2">
            <text:p>80519.86</text:p>
          </table:table-cell>
          <table:table-cell office:value-type="float" office:value="97.5" table:style-name="ce2">
            <text:p>97.5</text:p>
          </table:table-cell>
          <table:table-cell office:value-type="date" office:date-value="2024-12-30T00:00:00" table:style-name="ce3">
            <text:p>30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5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576.20000000000005" table:style-name="ce2">
            <text:p>576.2</text:p>
          </table:table-cell>
          <table:table-cell office:value-type="float" office:value="158099" table:style-name="ce2">
            <text:p>158099</text:p>
          </table:table-cell>
          <table:table-cell office:value-type="float" office:value="10855" table:style-name="ce2">
            <text:p>10855</text:p>
          </table:table-cell>
          <table:table-cell office:value-type="float" office:value="965" table:style-name="ce2">
            <text:p>965</text:p>
          </table:table-cell>
          <table:table-cell office:value-type="float" office:value="211465.72" table:style-name="ce2">
            <text:p>211465.72</text:p>
          </table:table-cell>
          <table:table-cell office:value-type="float" office:value="366" table:style-name="ce2">
            <text:p>366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6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606.58" table:style-name="ce2">
            <text:p>2606.58</text:p>
          </table:table-cell>
          <table:table-cell office:value-type="float" office:value="153168" table:style-name="ce2">
            <text:p>153168</text:p>
          </table:table-cell>
          <table:table-cell office:value-type="float" office:value="9992" table:style-name="ce2">
            <text:p>9992</text:p>
          </table:table-cell>
          <table:table-cell office:value-type="float" office:value="327" table:style-name="ce2">
            <text:p>327</text:p>
          </table:table-cell>
          <table:table-cell office:value-type="float" office:value="97215.47" table:style-name="ce2">
            <text:p>97215.47</text:p>
          </table:table-cell>
          <table:table-cell office:value-type="float" office:value="36.299999999999997" table:style-name="ce2">
            <text:p>36.3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7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348.9399999999996" table:style-name="ce2">
            <text:p>4348.94</text:p>
          </table:table-cell>
          <table:table-cell office:value-type="float" office:value="174297" table:style-name="ce2">
            <text:p>174297</text:p>
          </table:table-cell>
          <table:table-cell office:value-type="float" office:value="4607" table:style-name="ce2">
            <text:p>4607</text:p>
          </table:table-cell>
          <table:table-cell office:value-type="float" office:value="71" table:style-name="ce2">
            <text:p>71</text:p>
          </table:table-cell>
          <table:table-cell office:value-type="float" office:value="22228.38" table:style-name="ce2">
            <text:p>22228.38</text:p>
          </table:table-cell>
          <table:table-cell office:value-type="float" office:value="4.1100000000000003" table:style-name="ce2">
            <text:p>4.11</text:p>
          </table:table-cell>
          <table:table-cell office:value-type="date" office:date-value="2025-02-09T00:00:00" table:style-name="ce3">
            <text:p>9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8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3441.45" table:style-name="ce2">
            <text:p>3441.45</text:p>
          </table:table-cell>
          <table:table-cell office:value-type="float" office:value="471420" table:style-name="ce2">
            <text:p>471420</text:p>
          </table:table-cell>
          <table:table-cell office:value-type="float" office:value="31401" table:style-name="ce2">
            <text:p>31401</text:p>
          </table:table-cell>
          <table:table-cell office:value-type="float" office:value="5040" table:style-name="ce2">
            <text:p>5040</text:p>
          </table:table-cell>
          <table:table-cell office:value-type="float" office:value="535683.52" table:style-name="ce2">
            <text:p>535683.52</text:p>
          </table:table-cell>
          <table:table-cell office:value-type="float" office:value="154.66" table:style-name="ce2">
            <text:p>154.66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59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3275.92" table:style-name="ce2">
            <text:p>3275.92</text:p>
          </table:table-cell>
          <table:table-cell office:value-type="float" office:value="436631" table:style-name="ce2">
            <text:p>436631</text:p>
          </table:table-cell>
          <table:table-cell office:value-type="float" office:value="40246" table:style-name="ce2">
            <text:p>40246</text:p>
          </table:table-cell>
          <table:table-cell office:value-type="float" office:value="2627" table:style-name="ce2">
            <text:p>2627</text:p>
          </table:table-cell>
          <table:table-cell office:value-type="float" office:value="416448.81" table:style-name="ce2">
            <text:p>416448.81</text:p>
          </table:table-cell>
          <table:table-cell office:value-type="float" office:value="126.12" table:style-name="ce2">
            <text:p>126.12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0</text:p>
          </table:table-cell>
          <table:table-cell office:value-type="string" table:style-name="ce2">
            <text:p>Floor Cleaner</text:p>
          </table:table-cell>
          <table:table-cell office:value-type="string" table:style-name="ce2">
            <text:p>Household</text:p>
          </table:table-cell>
          <table:table-cell office:value-type="float" office:value="1754.59" table:style-name="ce2">
            <text:p>1754.59</text:p>
          </table:table-cell>
          <table:table-cell office:value-type="float" office:value="159715" table:style-name="ce2">
            <text:p>159715</text:p>
          </table:table-cell>
          <table:table-cell office:value-type="float" office:value="14622" table:style-name="ce2">
            <text:p>14622</text:p>
          </table:table-cell>
          <table:table-cell office:value-type="float" office:value="1189" table:style-name="ce2">
            <text:p>1189</text:p>
          </table:table-cell>
          <table:table-cell office:value-type="float" office:value="108426.44" table:style-name="ce2">
            <text:p>108426.44</text:p>
          </table:table-cell>
          <table:table-cell office:value-type="float" office:value="60.8" table:style-name="ce2">
            <text:p>60.8</text:p>
          </table:table-cell>
          <table:table-cell office:value-type="date" office:date-value="2025-01-25T00:00:00" table:style-name="ce3">
            <text:p>25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1</text:p>
          </table:table-cell>
          <table:table-cell office:value-type="string" table:style-name="ce2">
            <text:p>Shampoo</text:p>
          </table:table-cell>
          <table:table-cell office:value-type="string" table:style-name="ce2">
            <text:p>Personal Care</text:p>
          </table:table-cell>
          <table:table-cell office:value-type="float" office:value="3000.29" table:style-name="ce2">
            <text:p>3000.29</text:p>
          </table:table-cell>
          <table:table-cell office:value-type="float" office:value="287590" table:style-name="ce2">
            <text:p>287590</text:p>
          </table:table-cell>
          <table:table-cell office:value-type="float" office:value="9095" table:style-name="ce2">
            <text:p>9095</text:p>
          </table:table-cell>
          <table:table-cell office:value-type="float" office:value="1526" table:style-name="ce2">
            <text:p>1526</text:p>
          </table:table-cell>
          <table:table-cell office:value-type="float" office:value="733675.21" table:style-name="ce2">
            <text:p>733675.21</text:p>
          </table:table-cell>
          <table:table-cell office:value-type="float" office:value="243.53" table:style-name="ce2">
            <text:p>243.53</text:p>
          </table:table-cell>
          <table:table-cell office:value-type="date" office:date-value="2024-12-21T00:00:00" table:style-name="ce3">
            <text:p>2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2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2779.6" table:style-name="ce2">
            <text:p>2779.6</text:p>
          </table:table-cell>
          <table:table-cell office:value-type="float" office:value="245725" table:style-name="ce2">
            <text:p>245725</text:p>
          </table:table-cell>
          <table:table-cell office:value-type="float" office:value="12600" table:style-name="ce2">
            <text:p>12600</text:p>
          </table:table-cell>
          <table:table-cell office:value-type="float" office:value="1159" table:style-name="ce2">
            <text:p>1159</text:p>
          </table:table-cell>
          <table:table-cell office:value-type="float" office:value="257606.05" table:style-name="ce2">
            <text:p>257606.05</text:p>
          </table:table-cell>
          <table:table-cell office:value-type="float" office:value="91.68" table:style-name="ce2">
            <text:p>91.68</text:p>
          </table:table-cell>
          <table:table-cell office:value-type="date" office:date-value="2024-12-31T00:00:00" table:style-name="ce3">
            <text:p>31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3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1699.77" table:style-name="ce2">
            <text:p>1699.77</text:p>
          </table:table-cell>
          <table:table-cell office:value-type="float" office:value="499779" table:style-name="ce2">
            <text:p>499779</text:p>
          </table:table-cell>
          <table:table-cell office:value-type="float" office:value="400" table:style-name="ce2">
            <text:p>400</text:p>
          </table:table-cell>
          <table:table-cell office:value-type="float" office:value="15" table:style-name="ce2">
            <text:p>15</text:p>
          </table:table-cell>
          <table:table-cell office:value-type="float" office:value="4195.49" table:style-name="ce2">
            <text:p>4195.49</text:p>
          </table:table-cell>
          <table:table-cell office:value-type="float" office:value="1.47" table:style-name="ce2">
            <text:p>1.47</text:p>
          </table:table-cell>
          <table:table-cell office:value-type="date" office:date-value="2025-02-01T00:00:00" table:style-name="ce3">
            <text:p>1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4</text:p>
          </table:table-cell>
          <table:table-cell office:value-type="string" table:style-name="ce2">
            <text:p>Air Freshener</text:p>
          </table:table-cell>
          <table:table-cell office:value-type="string" table:style-name="ce2">
            <text:p>Household</text:p>
          </table:table-cell>
          <table:table-cell office:value-type="float" office:value="431.77" table:style-name="ce2">
            <text:p>431.77</text:p>
          </table:table-cell>
          <table:table-cell office:value-type="float" office:value="59949" table:style-name="ce2">
            <text:p>59949</text:p>
          </table:table-cell>
          <table:table-cell office:value-type="float" office:value="2272" table:style-name="ce2">
            <text:p>2272</text:p>
          </table:table-cell>
          <table:table-cell office:value-type="float" office:value="440" table:style-name="ce2">
            <text:p>440</text:p>
          </table:table-cell>
          <table:table-cell office:value-type="float" office:value="50016.15" table:style-name="ce2">
            <text:p>50016.15</text:p>
          </table:table-cell>
          <table:table-cell office:value-type="float" office:value="114.84" table:style-name="ce2">
            <text:p>114.84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5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4034.59" table:style-name="ce2">
            <text:p>4034.59</text:p>
          </table:table-cell>
          <table:table-cell office:value-type="float" office:value="241899" table:style-name="ce2">
            <text:p>241899</text:p>
          </table:table-cell>
          <table:table-cell office:value-type="float" office:value="9021" table:style-name="ce2">
            <text:p>9021</text:p>
          </table:table-cell>
          <table:table-cell office:value-type="float" office:value="77" table:style-name="ce2">
            <text:p>77</text:p>
          </table:table-cell>
          <table:table-cell office:value-type="float" office:value="7268.98" table:style-name="ce2">
            <text:p>7268.98</text:p>
          </table:table-cell>
          <table:table-cell office:value-type="float" office:value="0.8" table:style-name="ce2">
            <text:p>0.8</text:p>
          </table:table-cell>
          <table:table-cell office:value-type="date" office:date-value="2025-01-17T00:00:00" table:style-name="ce3">
            <text:p>17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6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721.08" table:style-name="ce2">
            <text:p>721.08</text:p>
          </table:table-cell>
          <table:table-cell office:value-type="float" office:value="434189" table:style-name="ce2">
            <text:p>434189</text:p>
          </table:table-cell>
          <table:table-cell office:value-type="float" office:value="16654" table:style-name="ce2">
            <text:p>16654</text:p>
          </table:table-cell>
          <table:table-cell office:value-type="float" office:value="3273" table:style-name="ce2">
            <text:p>3273</text:p>
          </table:table-cell>
          <table:table-cell office:value-type="float" office:value="432542.67" table:style-name="ce2">
            <text:p>432542.67</text:p>
          </table:table-cell>
          <table:table-cell office:value-type="float" office:value="598.85" table:style-name="ce2">
            <text:p>598.85</text:p>
          </table:table-cell>
          <table:table-cell office:value-type="date" office:date-value="2025-01-15T00:00:00" table:style-name="ce3">
            <text:p>15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7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Snacks</text:p>
          </table:table-cell>
          <table:table-cell office:value-type="float" office:value="1739.71" table:style-name="ce2">
            <text:p>1739.71</text:p>
          </table:table-cell>
          <table:table-cell office:value-type="float" office:value="113879" table:style-name="ce2">
            <text:p>113879</text:p>
          </table:table-cell>
          <table:table-cell office:value-type="float" office:value="8584" table:style-name="ce2">
            <text:p>8584</text:p>
          </table:table-cell>
          <table:table-cell office:value-type="float" office:value="31" table:style-name="ce2">
            <text:p>31</text:p>
          </table:table-cell>
          <table:table-cell office:value-type="float" office:value="3448.94" table:style-name="ce2">
            <text:p>3448.94</text:p>
          </table:table-cell>
          <table:table-cell office:value-type="float" office:value="0.98" table:style-name="ce2">
            <text:p>0.98</text:p>
          </table:table-cell>
          <table:table-cell office:value-type="date" office:date-value="2025-01-19T00:00:00" table:style-name="ce3">
            <text:p>19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8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2865.7" table:style-name="ce2">
            <text:p>2865.7</text:p>
          </table:table-cell>
          <table:table-cell office:value-type="float" office:value="342443" table:style-name="ce2">
            <text:p>342443</text:p>
          </table:table-cell>
          <table:table-cell office:value-type="float" office:value="18124" table:style-name="ce2">
            <text:p>18124</text:p>
          </table:table-cell>
          <table:table-cell office:value-type="float" office:value="1244" table:style-name="ce2">
            <text:p>1244</text:p>
          </table:table-cell>
          <table:table-cell office:value-type="float" office:value="325758.2" table:style-name="ce2">
            <text:p>325758.2</text:p>
          </table:table-cell>
          <table:table-cell office:value-type="float" office:value="112.67" table:style-name="ce2">
            <text:p>112.67</text:p>
          </table:table-cell>
          <table:table-cell office:value-type="date" office:date-value="2024-11-13T00:00:00" table:style-name="ce3">
            <text:p>13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69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3782.87" table:style-name="ce2">
            <text:p>3782.87</text:p>
          </table:table-cell>
          <table:table-cell office:value-type="float" office:value="173935" table:style-name="ce2">
            <text:p>173935</text:p>
          </table:table-cell>
          <table:table-cell office:value-type="float" office:value="49" table:style-name="ce2">
            <text:p>49</text:p>
          </table:table-cell>
          <table:table-cell office:value-type="float" office:value="6" table:style-name="ce2">
            <text:p>6</text:p>
          </table:table-cell>
          <table:table-cell office:value-type="float" office:value="2270.9299999999998" table:style-name="ce2">
            <text:p>2270.93</text:p>
          </table:table-cell>
          <table:table-cell office:value-type="float" office:value="-0.4" table:style-name="ce2">
            <text:p>-0.4</text:p>
          </table:table-cell>
          <table:table-cell office:value-type="date" office:date-value="2025-01-26T00:00:00" table:style-name="ce3">
            <text:p>26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0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3727.78" table:style-name="ce2">
            <text:p>3727.78</text:p>
          </table:table-cell>
          <table:table-cell office:value-type="float" office:value="80626" table:style-name="ce2">
            <text:p>80626</text:p>
          </table:table-cell>
          <table:table-cell office:value-type="float" office:value="3943" table:style-name="ce2">
            <text:p>3943</text:p>
          </table:table-cell>
          <table:table-cell office:value-type="float" office:value="682" table:style-name="ce2">
            <text:p>682</text:p>
          </table:table-cell>
          <table:table-cell office:value-type="float" office:value="254725.53" table:style-name="ce2">
            <text:p>254725.53</text:p>
          </table:table-cell>
          <table:table-cell office:value-type="float" office:value="67.33" table:style-name="ce2">
            <text:p>67.33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1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3270.31" table:style-name="ce2">
            <text:p>3270.31</text:p>
          </table:table-cell>
          <table:table-cell office:value-type="float" office:value="126926" table:style-name="ce2">
            <text:p>126926</text:p>
          </table:table-cell>
          <table:table-cell office:value-type="float" office:value="1812" table:style-name="ce2">
            <text:p>1812</text:p>
          </table:table-cell>
          <table:table-cell office:value-type="float" office:value="359" table:style-name="ce2">
            <text:p>359</text:p>
          </table:table-cell>
          <table:table-cell office:value-type="float" office:value="36284.99" table:style-name="ce2">
            <text:p>36284.99</text:p>
          </table:table-cell>
          <table:table-cell office:value-type="float" office:value="10.1" table:style-name="ce2">
            <text:p>10.1</text:p>
          </table:table-cell>
          <table:table-cell office:value-type="date" office:date-value="2024-11-21T00:00:00" table:style-name="ce3">
            <text:p>21/11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2</text:p>
          </table:table-cell>
          <table:table-cell office:value-type="string" table:style-name="ce2">
            <text:p>Garbage Bags</text:p>
          </table:table-cell>
          <table:table-cell office:value-type="string" table:style-name="ce2">
            <text:p>Household</text:p>
          </table:table-cell>
          <table:table-cell office:value-type="float" office:value="4882.63" table:style-name="ce2">
            <text:p>4882.63</text:p>
          </table:table-cell>
          <table:table-cell office:value-type="float" office:value="203441" table:style-name="ce2">
            <text:p>203441</text:p>
          </table:table-cell>
          <table:table-cell office:value-type="float" office:value="9091" table:style-name="ce2">
            <text:p>9091</text:p>
          </table:table-cell>
          <table:table-cell office:value-type="float" office:value="1451" table:style-name="ce2">
            <text:p>1451</text:p>
          </table:table-cell>
          <table:table-cell office:value-type="float" office:value="607893.68000000005" table:style-name="ce2">
            <text:p>607893.68</text:p>
          </table:table-cell>
          <table:table-cell office:value-type="float" office:value="123.5" table:style-name="ce2">
            <text:p>123.5</text:p>
          </table:table-cell>
          <table:table-cell office:value-type="date" office:date-value="2024-12-09T00:00:00" table:style-name="ce3">
            <text:p>9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3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586.3599999999997" table:style-name="ce2">
            <text:p>4586.36</text:p>
          </table:table-cell>
          <table:table-cell office:value-type="float" office:value="140440" table:style-name="ce2">
            <text:p>140440</text:p>
          </table:table-cell>
          <table:table-cell office:value-type="float" office:value="7226" table:style-name="ce2">
            <text:p>7226</text:p>
          </table:table-cell>
          <table:table-cell office:value-type="float" office:value="449" table:style-name="ce2">
            <text:p>449</text:p>
          </table:table-cell>
          <table:table-cell office:value-type="float" office:value="83598.070000000007" table:style-name="ce2">
            <text:p>83598.07</text:p>
          </table:table-cell>
          <table:table-cell office:value-type="float" office:value="17.23" table:style-name="ce2">
            <text:p>17.23</text:p>
          </table:table-cell>
          <table:table-cell office:value-type="date" office:date-value="2024-11-20T00:00:00" table:style-name="ce3">
            <text:p>20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4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1261.03" table:style-name="ce2">
            <text:p>1261.03</text:p>
          </table:table-cell>
          <table:table-cell office:value-type="float" office:value="198031" table:style-name="ce2">
            <text:p>198031</text:p>
          </table:table-cell>
          <table:table-cell office:value-type="float" office:value="11810" table:style-name="ce2">
            <text:p>11810</text:p>
          </table:table-cell>
          <table:table-cell office:value-type="float" office:value="1741" table:style-name="ce2">
            <text:p>1741</text:p>
          </table:table-cell>
          <table:table-cell office:value-type="float" office:value="489191.42" table:style-name="ce2">
            <text:p>489191.42</text:p>
          </table:table-cell>
          <table:table-cell office:value-type="float" office:value="386.93" table:style-name="ce2">
            <text:p>386.93</text:p>
          </table:table-cell>
          <table:table-cell office:value-type="date" office:date-value="2024-12-14T00:00:00" table:style-name="ce3">
            <text:p>14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5</text:p>
          </table:table-cell>
          <table:table-cell office:value-type="string" table:style-name="ce2">
            <text:p>Cooking Oil</text:p>
          </table:table-cell>
          <table:table-cell office:value-type="string" table:style-name="ce2">
            <text:p>Groceries</text:p>
          </table:table-cell>
          <table:table-cell office:value-type="float" office:value="1983.59" table:style-name="ce2">
            <text:p>1983.59</text:p>
          </table:table-cell>
          <table:table-cell office:value-type="float" office:value="281072" table:style-name="ce2">
            <text:p>281072</text:p>
          </table:table-cell>
          <table:table-cell office:value-type="float" office:value="19408" table:style-name="ce2">
            <text:p>19408</text:p>
          </table:table-cell>
          <table:table-cell office:value-type="float" office:value="30" table:style-name="ce2">
            <text:p>30</text:p>
          </table:table-cell>
          <table:table-cell office:value-type="float" office:value="6403.56" table:style-name="ce2">
            <text:p>6403.56</text:p>
          </table:table-cell>
          <table:table-cell office:value-type="float" office:value="2.23" table:style-name="ce2">
            <text:p>2.23</text:p>
          </table:table-cell>
          <table:table-cell office:value-type="date" office:date-value="2025-02-07T00:00:00" table:style-name="ce3">
            <text:p>7/2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6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2262.67" table:style-name="ce2">
            <text:p>2262.67</text:p>
          </table:table-cell>
          <table:table-cell office:value-type="float" office:value="321695" table:style-name="ce2">
            <text:p>321695</text:p>
          </table:table-cell>
          <table:table-cell office:value-type="float" office:value="7319" table:style-name="ce2">
            <text:p>7319</text:p>
          </table:table-cell>
          <table:table-cell office:value-type="float" office:value="108" table:style-name="ce2">
            <text:p>108</text:p>
          </table:table-cell>
          <table:table-cell office:value-type="float" office:value="12324.88" table:style-name="ce2">
            <text:p>12324.88</text:p>
          </table:table-cell>
          <table:table-cell office:value-type="float" office:value="4.45" table:style-name="ce2">
            <text:p>4.45</text:p>
          </table:table-cell>
          <table:table-cell office:value-type="date" office:date-value="2025-01-03T00:00:00" table:style-name="ce3">
            <text:p>3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7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Groceries</text:p>
          </table:table-cell>
          <table:table-cell office:value-type="float" office:value="4190.2299999999996" table:style-name="ce2">
            <text:p>4190.23</text:p>
          </table:table-cell>
          <table:table-cell office:value-type="float" office:value="149121" table:style-name="ce2">
            <text:p>149121</text:p>
          </table:table-cell>
          <table:table-cell office:value-type="float" office:value="7890" table:style-name="ce2">
            <text:p>7890</text:p>
          </table:table-cell>
          <table:table-cell office:value-type="float" office:value="202" table:style-name="ce2">
            <text:p>202</text:p>
          </table:table-cell>
          <table:table-cell office:value-type="float" office:value="91914.3" table:style-name="ce2">
            <text:p>91914.3</text:p>
          </table:table-cell>
          <table:table-cell office:value-type="float" office:value="20.94" table:style-name="ce2">
            <text:p>20.94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8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4884.95" table:style-name="ce2">
            <text:p>4884.95</text:p>
          </table:table-cell>
          <table:table-cell office:value-type="float" office:value="97178" table:style-name="ce2">
            <text:p>97178</text:p>
          </table:table-cell>
          <table:table-cell office:value-type="float" office:value="5504" table:style-name="ce2">
            <text:p>5504</text:p>
          </table:table-cell>
          <table:table-cell office:value-type="float" office:value="316" table:style-name="ce2">
            <text:p>316</text:p>
          </table:table-cell>
          <table:table-cell office:value-type="float" office:value="124371.45" table:style-name="ce2">
            <text:p>124371.45</text:p>
          </table:table-cell>
          <table:table-cell office:value-type="float" office:value="24.46" table:style-name="ce2">
            <text:p>24.46</text:p>
          </table:table-cell>
          <table:table-cell office:value-type="date" office:date-value="2025-01-20T00:00:00" table:style-name="ce3">
            <text:p>20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79</text:p>
          </table:table-cell>
          <table:table-cell office:value-type="string" table:style-name="ce2">
            <text:p>Soap</text:p>
          </table:table-cell>
          <table:table-cell office:value-type="string" table:style-name="ce2">
            <text:p>Personal Care</text:p>
          </table:table-cell>
          <table:table-cell office:value-type="float" office:value="4805.4399999999996" table:style-name="ce2">
            <text:p>4805.44</text:p>
          </table:table-cell>
          <table:table-cell office:value-type="float" office:value="214071" table:style-name="ce2">
            <text:p>214071</text:p>
          </table:table-cell>
          <table:table-cell office:value-type="float" office:value="6729" table:style-name="ce2">
            <text:p>6729</text:p>
          </table:table-cell>
          <table:table-cell office:value-type="float" office:value="402" table:style-name="ce2">
            <text:p>402</text:p>
          </table:table-cell>
          <table:table-cell office:value-type="float" office:value="119829.87" table:style-name="ce2">
            <text:p>119829.87</text:p>
          </table:table-cell>
          <table:table-cell office:value-type="float" office:value="23.94" table:style-name="ce2">
            <text:p>23.94</text:p>
          </table:table-cell>
          <table:table-cell office:value-type="date" office:date-value="2024-12-01T00:00:00" table:style-name="ce3">
            <text:p>1/12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0</text:p>
          </table:table-cell>
          <table:table-cell office:value-type="string" table:style-name="ce2">
            <text:p>Rice</text:p>
          </table:table-cell>
          <table:table-cell office:value-type="string" table:style-name="ce2">
            <text:p>Groceries</text:p>
          </table:table-cell>
          <table:table-cell office:value-type="float" office:value="2114.46" table:style-name="ce2">
            <text:p>2114.46</text:p>
          </table:table-cell>
          <table:table-cell office:value-type="float" office:value="413517" table:style-name="ce2">
            <text:p>413517</text:p>
          </table:table-cell>
          <table:table-cell office:value-type="float" office:value="12530" table:style-name="ce2">
            <text:p>12530</text:p>
          </table:table-cell>
          <table:table-cell office:value-type="float" office:value="897" table:style-name="ce2">
            <text:p>897</text:p>
          </table:table-cell>
          <table:table-cell office:value-type="float" office:value="112952.59" table:style-name="ce2">
            <text:p>112952.59</text:p>
          </table:table-cell>
          <table:table-cell office:value-type="float" office:value="52.42" table:style-name="ce2">
            <text:p>52.42</text:p>
          </table:table-cell>
          <table:table-cell office:value-type="date" office:date-value="2024-12-13T00:00:00" table:style-name="ce3">
            <text:p>13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1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469.83" table:style-name="ce2">
            <text:p>3469.83</text:p>
          </table:table-cell>
          <table:table-cell office:value-type="float" office:value="159878" table:style-name="ce2">
            <text:p>159878</text:p>
          </table:table-cell>
          <table:table-cell office:value-type="float" office:value="8707" table:style-name="ce2">
            <text:p>8707</text:p>
          </table:table-cell>
          <table:table-cell office:value-type="float" office:value="208" table:style-name="ce2">
            <text:p>208</text:p>
          </table:table-cell>
          <table:table-cell office:value-type="float" office:value="76548.820000000007" table:style-name="ce2">
            <text:p>76548.82</text:p>
          </table:table-cell>
          <table:table-cell office:value-type="float" office:value="21.06" table:style-name="ce2">
            <text:p>21.06</text:p>
          </table:table-cell>
          <table:table-cell office:value-type="date" office:date-value="2024-12-28T00:00:00" table:style-name="ce3">
            <text:p>28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2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021.37" table:style-name="ce2">
            <text:p>4021.37</text:p>
          </table:table-cell>
          <table:table-cell office:value-type="float" office:value="61771" table:style-name="ce2">
            <text:p>61771</text:p>
          </table:table-cell>
          <table:table-cell office:value-type="float" office:value="2511" table:style-name="ce2">
            <text:p>2511</text:p>
          </table:table-cell>
          <table:table-cell office:value-type="float" office:value="424" table:style-name="ce2">
            <text:p>424</text:p>
          </table:table-cell>
          <table:table-cell office:value-type="float" office:value="121154.4" table:style-name="ce2">
            <text:p>121154.4</text:p>
          </table:table-cell>
          <table:table-cell office:value-type="float" office:value="29.13" table:style-name="ce2">
            <text:p>29.13</text:p>
          </table:table-cell>
          <table:table-cell office:value-type="date" office:date-value="2025-01-04T00:00:00" table:style-name="ce3">
            <text:p>4/1/2025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3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772.87" table:style-name="ce2">
            <text:p>3772.87</text:p>
          </table:table-cell>
          <table:table-cell office:value-type="float" office:value="72674" table:style-name="ce2">
            <text:p>72674</text:p>
          </table:table-cell>
          <table:table-cell office:value-type="float" office:value="2553" table:style-name="ce2">
            <text:p>2553</text:p>
          </table:table-cell>
          <table:table-cell office:value-type="float" office:value="240" table:style-name="ce2">
            <text:p>240</text:p>
          </table:table-cell>
          <table:table-cell office:value-type="float" office:value="72224.13" table:style-name="ce2">
            <text:p>72224.13</text:p>
          </table:table-cell>
          <table:table-cell office:value-type="float" office:value="18.14" table:style-name="ce2">
            <text:p>18.14</text:p>
          </table:table-cell>
          <table:table-cell office:value-type="date" office:date-value="2024-11-14T00:00:00" table:style-name="ce3">
            <text:p>14/11/2024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4</text:p>
          </table:table-cell>
          <table:table-cell office:value-type="string" table:style-name="ce2">
            <text:p>Detergent</text:p>
          </table:table-cell>
          <table:table-cell office:value-type="string" table:style-name="ce2">
            <text:p>Household</text:p>
          </table:table-cell>
          <table:table-cell office:value-type="float" office:value="371.93" table:style-name="ce2">
            <text:p>371.93</text:p>
          </table:table-cell>
          <table:table-cell office:value-type="float" office:value="292365" table:style-name="ce2">
            <text:p>292365</text:p>
          </table:table-cell>
          <table:table-cell office:value-type="float" office:value="24706" table:style-name="ce2">
            <text:p>24706</text:p>
          </table:table-cell>
          <table:table-cell office:value-type="float" office:value="3955" table:style-name="ce2">
            <text:p>3955</text:p>
          </table:table-cell>
          <table:table-cell office:value-type="float" office:value="1668840.78" table:style-name="ce2">
            <text:p>1668840.78</text:p>
          </table:table-cell>
          <table:table-cell office:value-type="float" office:value="4485.9799999999996" table:style-name="ce2">
            <text:p>4485.98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5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91.57" table:style-name="ce2">
            <text:p>91.57</text:p>
          </table:table-cell>
          <table:table-cell office:value-type="float" office:value="489337" table:style-name="ce2">
            <text:p>489337</text:p>
          </table:table-cell>
          <table:table-cell office:value-type="float" office:value="29431" table:style-name="ce2">
            <text:p>29431</text:p>
          </table:table-cell>
          <table:table-cell office:value-type="float" office:value="4023" table:style-name="ce2">
            <text:p>4023</text:p>
          </table:table-cell>
          <table:table-cell office:value-type="float" office:value="1571981.31" table:style-name="ce2">
            <text:p>1571981.31</text:p>
          </table:table-cell>
          <table:table-cell office:value-type="float" office:value="17165.990000000002" table:style-name="ce2">
            <text:p>17165.99</text:p>
          </table:table-cell>
          <table:table-cell office:value-type="date" office:date-value="2024-12-03T00:00:00" table:style-name="ce3">
            <text:p>3/12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6</text:p>
          </table:table-cell>
          <table:table-cell office:value-type="string" table:style-name="ce2">
            <text:p>Protein Bar</text:p>
          </table:table-cell>
          <table:table-cell office:value-type="string" table:style-name="ce2">
            <text:p>Snacks</text:p>
          </table:table-cell>
          <table:table-cell office:value-type="float" office:value="2589.25" table:style-name="ce2">
            <text:p>2589.25</text:p>
          </table:table-cell>
          <table:table-cell office:value-type="float" office:value="326299" table:style-name="ce2">
            <text:p>326299</text:p>
          </table:table-cell>
          <table:table-cell office:value-type="float" office:value="24715" table:style-name="ce2">
            <text:p>24715</text:p>
          </table:table-cell>
          <table:table-cell office:value-type="float" office:value="361" table:style-name="ce2">
            <text:p>361</text:p>
          </table:table-cell>
          <table:table-cell office:value-type="float" office:value="44981.56" table:style-name="ce2">
            <text:p>44981.56</text:p>
          </table:table-cell>
          <table:table-cell office:value-type="float" office:value="16.37" table:style-name="ce2">
            <text:p>16.37</text:p>
          </table:table-cell>
          <table:table-cell office:value-type="date" office:date-value="2025-01-11T00:00:00" table:style-name="ce3">
            <text:p>11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7</text:p>
          </table:table-cell>
          <table:table-cell office:value-type="string" table:style-name="ce2">
            <text:p>Biscuits</text:p>
          </table:table-cell>
          <table:table-cell office:value-type="string" table:style-name="ce2">
            <text:p>Snacks</text:p>
          </table:table-cell>
          <table:table-cell office:value-type="float" office:value="4031.28" table:style-name="ce2">
            <text:p>4031.28</text:p>
          </table:table-cell>
          <table:table-cell office:value-type="float" office:value="394263" table:style-name="ce2">
            <text:p>394263</text:p>
          </table:table-cell>
          <table:table-cell office:value-type="float" office:value="29061" table:style-name="ce2">
            <text:p>29061</text:p>
          </table:table-cell>
          <table:table-cell office:value-type="float" office:value="3846" table:style-name="ce2">
            <text:p>3846</text:p>
          </table:table-cell>
          <table:table-cell office:value-type="float" office:value="1496542.12" table:style-name="ce2">
            <text:p>1496542.12</text:p>
          </table:table-cell>
          <table:table-cell office:value-type="float" office:value="370.23" table:style-name="ce2">
            <text:p>370.23</text:p>
          </table:table-cell>
          <table:table-cell office:value-type="date" office:date-value="2025-01-05T00:00:00" table:style-name="ce3">
            <text:p>5/1/2025</text:p>
          </table:table-cell>
          <table:table-cell office:value-type="string" table:style-name="ce2">
            <text:p>Google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8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375.57" table:style-name="ce2">
            <text:p>375.57</text:p>
          </table:table-cell>
          <table:table-cell office:value-type="float" office:value="483910" table:style-name="ce2">
            <text:p>483910</text:p>
          </table:table-cell>
          <table:table-cell office:value-type="float" office:value="36190" table:style-name="ce2">
            <text:p>36190</text:p>
          </table:table-cell>
          <table:table-cell office:value-type="float" office:value="5622" table:style-name="ce2">
            <text:p>5622</text:p>
          </table:table-cell>
          <table:table-cell office:value-type="float" office:value="1630348.12" table:style-name="ce2">
            <text:p>1630348.12</text:p>
          </table:table-cell>
          <table:table-cell office:value-type="float" office:value="4340" table:style-name="ce2">
            <text:p>4340</text:p>
          </table:table-cell>
          <table:table-cell office:value-type="date" office:date-value="2025-01-02T00:00:00" table:style-name="ce3">
            <text:p>2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89</text:p>
          </table:table-cell>
          <table:table-cell office:value-type="string" table:style-name="ce2">
            <text:p>Chips</text:p>
          </table:table-cell>
          <table:table-cell office:value-type="string" table:style-name="ce2">
            <text:p>Snacks</text:p>
          </table:table-cell>
          <table:table-cell office:value-type="float" office:value="770.64" table:style-name="ce2">
            <text:p>770.64</text:p>
          </table:table-cell>
          <table:table-cell office:value-type="float" office:value="243271" table:style-name="ce2">
            <text:p>243271</text:p>
          </table:table-cell>
          <table:table-cell office:value-type="float" office:value="5422" table:style-name="ce2">
            <text:p>5422</text:p>
          </table:table-cell>
          <table:table-cell office:value-type="float" office:value="806" table:style-name="ce2">
            <text:p>806</text:p>
          </table:table-cell>
          <table:table-cell office:value-type="float" office:value="267013.15999999997" table:style-name="ce2">
            <text:p>267013.16</text:p>
          </table:table-cell>
          <table:table-cell office:value-type="float" office:value="345.48" table:style-name="ce2">
            <text:p>345.48</text:p>
          </table:table-cell>
          <table:table-cell office:value-type="date" office:date-value="2025-01-27T00:00:00" table:style-name="ce3">
            <text:p>27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0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4753.21" table:style-name="ce2">
            <text:p>4753.21</text:p>
          </table:table-cell>
          <table:table-cell office:value-type="float" office:value="380540" table:style-name="ce2">
            <text:p>380540</text:p>
          </table:table-cell>
          <table:table-cell office:value-type="float" office:value="14885" table:style-name="ce2">
            <text:p>14885</text:p>
          </table:table-cell>
          <table:table-cell office:value-type="float" office:value="2620" table:style-name="ce2">
            <text:p>2620</text:p>
          </table:table-cell>
          <table:table-cell office:value-type="float" office:value="872106.39" table:style-name="ce2">
            <text:p>872106.39</text:p>
          </table:table-cell>
          <table:table-cell office:value-type="float" office:value="182.48" table:style-name="ce2">
            <text:p>182.48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1</text:p>
          </table:table-cell>
          <table:table-cell office:value-type="string" table:style-name="ce2">
            <text:p>Moisturizer</text:p>
          </table:table-cell>
          <table:table-cell office:value-type="string" table:style-name="ce2">
            <text:p>Personal Care</text:p>
          </table:table-cell>
          <table:table-cell office:value-type="float" office:value="166.73" table:style-name="ce2">
            <text:p>166.73</text:p>
          </table:table-cell>
          <table:table-cell office:value-type="float" office:value="231761" table:style-name="ce2">
            <text:p>231761</text:p>
          </table:table-cell>
          <table:table-cell office:value-type="float" office:value="15895" table:style-name="ce2">
            <text:p>15895</text:p>
          </table:table-cell>
          <table:table-cell office:value-type="float" office:value="328" table:style-name="ce2">
            <text:p>328</text:p>
          </table:table-cell>
          <table:table-cell office:value-type="float" office:value="125031.35" table:style-name="ce2">
            <text:p>125031.35</text:p>
          </table:table-cell>
          <table:table-cell office:value-type="float" office:value="748.9" table:style-name="ce2">
            <text:p>748.9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2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everages</text:p>
          </table:table-cell>
          <table:table-cell office:value-type="float" office:value="434.54" table:style-name="ce2">
            <text:p>434.54</text:p>
          </table:table-cell>
          <table:table-cell office:value-type="float" office:value="232468" table:style-name="ce2">
            <text:p>232468</text:p>
          </table:table-cell>
          <table:table-cell office:value-type="float" office:value="11432" table:style-name="ce2">
            <text:p>11432</text:p>
          </table:table-cell>
          <table:table-cell office:value-type="float" office:value="1504" table:style-name="ce2">
            <text:p>1504</text:p>
          </table:table-cell>
          <table:table-cell office:value-type="float" office:value="229529.44" table:style-name="ce2">
            <text:p>229529.44</text:p>
          </table:table-cell>
          <table:table-cell office:value-type="float" office:value="527.21" table:style-name="ce2">
            <text:p>527.21</text:p>
          </table:table-cell>
          <table:table-cell office:value-type="date" office:date-value="2024-11-29T00:00:00" table:style-name="ce3">
            <text:p>29/11/2024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3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653.97" table:style-name="ce2">
            <text:p>3653.97</text:p>
          </table:table-cell>
          <table:table-cell office:value-type="float" office:value="138659" table:style-name="ce2">
            <text:p>138659</text:p>
          </table:table-cell>
          <table:table-cell office:value-type="float" office:value="170" table:style-name="ce2">
            <text:p>170</text:p>
          </table:table-cell>
          <table:table-cell office:value-type="float" office:value="10" table:style-name="ce2">
            <text:p>10</text:p>
          </table:table-cell>
          <table:table-cell office:value-type="float" office:value="3858.11" table:style-name="ce2">
            <text:p>3858.11</text:p>
          </table:table-cell>
          <table:table-cell office:value-type="float" office:value="0.06" table:style-name="ce2">
            <text:p>0.06</text:p>
          </table:table-cell>
          <table:table-cell office:value-type="date" office:date-value="2025-01-18T00:00:00" table:style-name="ce3">
            <text:p>18/1/2025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4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537.72" table:style-name="ce2">
            <text:p>4537.72</text:p>
          </table:table-cell>
          <table:table-cell office:value-type="float" office:value="224425" table:style-name="ce2">
            <text:p>224425</text:p>
          </table:table-cell>
          <table:table-cell office:value-type="float" office:value="3625" table:style-name="ce2">
            <text:p>3625</text:p>
          </table:table-cell>
          <table:table-cell office:value-type="float" office:value="359" table:style-name="ce2">
            <text:p>359</text:p>
          </table:table-cell>
          <table:table-cell office:value-type="float" office:value="140067.82999999999" table:style-name="ce2">
            <text:p>140067.83</text:p>
          </table:table-cell>
          <table:table-cell office:value-type="float" office:value="29.87" table:style-name="ce2">
            <text:p>29.87</text:p>
          </table:table-cell>
          <table:table-cell office:value-type="date" office:date-value="2025-01-13T00:00:00" table:style-name="ce3">
            <text:p>13/1/2025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5</text:p>
          </table:table-cell>
          <table:table-cell office:value-type="string" table:style-name="ce2">
            <text:p>Energy Drink</text:p>
          </table:table-cell>
          <table:table-cell office:value-type="string" table:style-name="ce2">
            <text:p>Beverages</text:p>
          </table:table-cell>
          <table:table-cell office:value-type="float" office:value="4762.53" table:style-name="ce2">
            <text:p>4762.53</text:p>
          </table:table-cell>
          <table:table-cell office:value-type="float" office:value="36043" table:style-name="ce2">
            <text:p>36043</text:p>
          </table:table-cell>
          <table:table-cell office:value-type="float" office:value="752" table:style-name="ce2">
            <text:p>752</text:p>
          </table:table-cell>
          <table:table-cell office:value-type="float" office:value="67" table:style-name="ce2">
            <text:p>67</text:p>
          </table:table-cell>
          <table:table-cell office:value-type="float" office:value="29699.51" table:style-name="ce2">
            <text:p>29699.51</text:p>
          </table:table-cell>
          <table:table-cell office:value-type="float" office:value="5.24" table:style-name="ce2">
            <text:p>5.24</text:p>
          </table:table-cell>
          <table:table-cell office:value-type="date" office:date-value="2024-11-22T00:00:00" table:style-name="ce3">
            <text:p>22/11/2024</text:p>
          </table:table-cell>
          <table:table-cell office:value-type="string" table:style-name="ce2">
            <text:p>Email Campaig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6</text:p>
          </table:table-cell>
          <table:table-cell office:value-type="string" table:style-name="ce2">
            <text:p>Wheat Flour</text:p>
          </table:table-cell>
          <table:table-cell office:value-type="string" table:style-name="ce2">
            <text:p>Groceries</text:p>
          </table:table-cell>
          <table:table-cell office:value-type="float" office:value="415.95" table:style-name="ce2">
            <text:p>415.95</text:p>
          </table:table-cell>
          <table:table-cell office:value-type="float" office:value="150942" table:style-name="ce2">
            <text:p>150942</text:p>
          </table:table-cell>
          <table:table-cell office:value-type="float" office:value="6197" table:style-name="ce2">
            <text:p>6197</text:p>
          </table:table-cell>
          <table:table-cell office:value-type="float" office:value="1236" table:style-name="ce2">
            <text:p>1236</text:p>
          </table:table-cell>
          <table:table-cell office:value-type="float" office:value="608311.92000000004" table:style-name="ce2">
            <text:p>608311.92</text:p>
          </table:table-cell>
          <table:table-cell office:value-type="float" office:value="1461.46" table:style-name="ce2">
            <text:p>1461.46</text:p>
          </table:table-cell>
          <table:table-cell office:value-type="date" office:date-value="2025-01-30T00:00:00" table:style-name="ce3">
            <text:p>30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7</text:p>
          </table:table-cell>
          <table:table-cell office:value-type="string" table:style-name="ce2">
            <text:p>Cold Drink</text:p>
          </table:table-cell>
          <table:table-cell office:value-type="string" table:style-name="ce2">
            <text:p>Beverages</text:p>
          </table:table-cell>
          <table:table-cell office:value-type="float" office:value="3879.4" table:style-name="ce2">
            <text:p>3879.4</text:p>
          </table:table-cell>
          <table:table-cell office:value-type="float" office:value="310788" table:style-name="ce2">
            <text:p>310788</text:p>
          </table:table-cell>
          <table:table-cell office:value-type="float" office:value="21534" table:style-name="ce2">
            <text:p>21534</text:p>
          </table:table-cell>
          <table:table-cell office:value-type="float" office:value="4016" table:style-name="ce2">
            <text:p>4016</text:p>
          </table:table-cell>
          <table:table-cell office:value-type="float" office:value="1232265.5900000001" table:style-name="ce2">
            <text:p>1232265.59</text:p>
          </table:table-cell>
          <table:table-cell office:value-type="float" office:value="316.64" table:style-name="ce2">
            <text:p>316.64</text:p>
          </table:table-cell>
          <table:table-cell office:value-type="date" office:date-value="2024-12-23T00:00:00" table:style-name="ce3">
            <text:p>23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8</text:p>
          </table:table-cell>
          <table:table-cell office:value-type="string" table:style-name="ce2">
            <text:p>Dishwasher Liquid</text:p>
          </table:table-cell>
          <table:table-cell office:value-type="string" table:style-name="ce2">
            <text:p>Household</text:p>
          </table:table-cell>
          <table:table-cell office:value-type="float" office:value="2989.11" table:style-name="ce2">
            <text:p>2989.11</text:p>
          </table:table-cell>
          <table:table-cell office:value-type="float" office:value="168974" table:style-name="ce2">
            <text:p>168974</text:p>
          </table:table-cell>
          <table:table-cell office:value-type="float" office:value="6220" table:style-name="ce2">
            <text:p>6220</text:p>
          </table:table-cell>
          <table:table-cell office:value-type="float" office:value="886" table:style-name="ce2">
            <text:p>886</text:p>
          </table:table-cell>
          <table:table-cell office:value-type="float" office:value="97120.45" table:style-name="ce2">
            <text:p>97120.45</text:p>
          </table:table-cell>
          <table:table-cell office:value-type="float" office:value="31.49" table:style-name="ce2">
            <text:p>31.49</text:p>
          </table:table-cell>
          <table:table-cell office:value-type="date" office:date-value="2024-12-15T00:00:00" table:style-name="ce3">
            <text:p>15/12/2024</text:p>
          </table:table-cell>
          <table:table-cell office:value-type="string" table:style-name="ce2">
            <text:p>Influencer Marketi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0999</text:p>
          </table:table-cell>
          <table:table-cell office:value-type="string" table:style-name="ce2">
            <text:p>Toothpaste</text:p>
          </table:table-cell>
          <table:table-cell office:value-type="string" table:style-name="ce2">
            <text:p>Personal Care</text:p>
          </table:table-cell>
          <table:table-cell office:value-type="float" office:value="4484.08" table:style-name="ce2">
            <text:p>4484.08</text:p>
          </table:table-cell>
          <table:table-cell office:value-type="float" office:value="375140" table:style-name="ce2">
            <text:p>375140</text:p>
          </table:table-cell>
          <table:table-cell office:value-type="float" office:value="9628" table:style-name="ce2">
            <text:p>9628</text:p>
          </table:table-cell>
          <table:table-cell office:value-type="float" office:value="1039" table:style-name="ce2">
            <text:p>1039</text:p>
          </table:table-cell>
          <table:table-cell office:value-type="float" office:value="184349.67" table:style-name="ce2">
            <text:p>184349.67</text:p>
          </table:table-cell>
          <table:table-cell office:value-type="float" office:value="40.11" table:style-name="ce2">
            <text:p>40.11</text:p>
          </table:table-cell>
          <table:table-cell office:value-type="date" office:date-value="2025-01-12T00:00:00" table:style-name="ce3">
            <text:p>12/1/2025</text:p>
          </table:table-cell>
          <table:table-cell office:value-type="string" table:style-name="ce2">
            <text:p>Referral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MPAIGN01000</text:p>
          </table:table-cell>
          <table:table-cell office:value-type="string" table:style-name="ce2">
            <text:p>Nuts</text:p>
          </table:table-cell>
          <table:table-cell office:value-type="string" table:style-name="ce2">
            <text:p>Snacks</text:p>
          </table:table-cell>
          <table:table-cell office:value-type="float" office:value="1138.3699999999999" table:style-name="ce2">
            <text:p>1138.37</text:p>
          </table:table-cell>
          <table:table-cell office:value-type="float" office:value="433205" table:style-name="ce2">
            <text:p>433205</text:p>
          </table:table-cell>
          <table:table-cell office:value-type="float" office:value="7163" table:style-name="ce2">
            <text:p>7163</text:p>
          </table:table-cell>
          <table:table-cell office:value-type="float" office:value="329" table:style-name="ce2">
            <text:p>329</text:p>
          </table:table-cell>
          <table:table-cell office:value-type="float" office:value="124782.5" table:style-name="ce2">
            <text:p>124782.5</text:p>
          </table:table-cell>
          <table:table-cell office:value-type="float" office:value="108.62" table:style-name="ce2">
            <text:p>108.62</text:p>
          </table:table-cell>
          <table:table-cell office:value-type="date" office:date-value="2024-12-25T00:00:00" table:style-name="ce3">
            <text:p>25/12/2024</text:p>
          </table:table-cell>
          <table:table-cell office:value-type="string" table:style-name="ce2">
            <text:p>Instagram Ads</text:p>
          </table:table-cell>
          <table:table-cell table:number-columns-repeated="16373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925</meta:generator>
    <meta:initial-creator>Shruthi M</meta:initial-creator>
    <dc:creator>HP</dc:creator>
    <meta:creation-date>2025-04-12T00:33:21Z</meta:creation-date>
    <dc:date>2025-08-08T03:01:36Z</dc:date>
  </office:meta>
</office:document-meta>
</file>